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Barlow" svg:font-family="Barlow" style:font-adornments="Bold" style:font-pitch="variable"/>
    <style:font-face style:name="Barlow ExtraBold" svg:font-family="'Barlow ExtraBold'" style:font-adornments="Regular" style:font-pitch="variable"/>
    <style:font-face style:name="Barlow Semi Condensed SemiBold" svg:font-family="'Barlow Semi Condensed SemiBold'" style:font-adornments="Regular" style:font-pitch="variable"/>
    <style:font-face style:name="Barlow SemiBold" svg:font-family="'Barlow SemiBold'" style:font-adornments="Regular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1" svg:font-family="'Liberation Sans'" style:font-adornments="Bold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701in" fo:break-before="auto" style:use-optimal-row-height="false"/>
    </style:style>
    <style:style style:name="ro5" style:family="table-row">
      <style:table-row-properties style:row-height="0.2689in" fo:break-before="auto" style:use-optimal-row-height="true"/>
    </style:style>
    <style:style style:name="ro6" style:family="table-row">
      <style:table-row-properties style:row-height="0.4862in" fo:break-before="auto" style:use-optimal-row-height="true"/>
    </style:style>
    <style:style style:name="ro7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Calc_20_Heading_20_4">
      <style:paragraph-properties fo:margin-left="0in"/>
      <style:text-properties style:font-size-asian="16pt" style:font-size-complex="16pt"/>
    </style:style>
    <style:style style:name="ce6" style:family="table-cell" style:parent-style-name="Calc_20_Text_20__28_Copy_20_This_29_" style:data-style-name="N0"/>
    <style:style style:name="ce1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2" style:family="table-cell" style:parent-style-name="Calc_20_Text" style:data-style-name="N0"/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nsolas" fo:font-size="16pt" style:font-size-asian="16pt" style:font-size-complex="16pt"/>
    </style:style>
  </office:automatic-styles>
  <office:body>
    <office:spreadsheet>
      <table:calculation-settings table:use-regular-expressions="false"/>
      <table:content-validations>
        <table:content-validation table:name="val1" table:base-cell-address="'Journal Templates'.B4">
          <table:help-message table:title="Warning" table:display="true">
            <text:p>If you put something other than a year here, the fabric of the universe will break down.</text:p>
          </table:help-message>
          <table:error-message table:message-type="stop" table:display="true"/>
        </table:content-validation>
        <table:content-validation table:name="val2" table:base-cell-address="'Journal Templates'.B5">
          <table:help-message table:title="AKA the [Enter] key" table:display="true">
            <text:p>You probably don't want to change this. If you do and decide to change it back, the original value was:</text:p>
            <text:p>=CHAR(13)&amp;CHAR(10)</text:p>
          </table:help-message>
          <table:error-message table:message-type="stop" table:display="true"/>
        </table:content-validation>
        <table:content-validation table:name="val3" table:base-cell-address="'Journal Templates'.B8">
          <table:help-message table:title="Paste As &quot;Plain Text&quot;" table:display="true">
            <text:p>Copy this and paste it as PLAIN TEXT into a markup file in Obsidan. That file should be a "folder note".</text:p>
            <text:p><text:s/></text:p>
          </table:help-message>
          <table:error-message table:message-type="stop" table:display="true"/>
        </table:content-validation>
      </table:content-validations>
      <table:table table:name="Journal Templates" table:style-name="ta1" table:protected="true">
        <loext:table-protection loext:select-protected-cells="true" loext:select-unprotected-cells="true"/>
        <table:table-column table:style-name="co1" table:default-cell-style-name="Calc_20_Heading_20_4"/>
        <table:table-column table:style-name="co1" table:default-cell-style-name="ce6"/>
        <table:table-column table:style-name="co1" table:number-columns-repeated="16382" table:default-cell-style-name="Default"/>
        <table:table-row table:style-name="ro1">
          <table:table-cell table:style-name="Calc_20_Heading_20_1_20__28_Title_29_" office:value-type="string" calcext:value-type="string">
            <text:p>Journal Templates</text:p>
          </table:table-cell>
          <table:table-cell table:style-name="Default"/>
          <table:table-cell table:number-columns-repeated="16382"/>
        </table:table-row>
        <table:table-row table:style-name="ro2">
          <table:table-cell table:style-name="Default" table:number-columns-repeated="2"/>
          <table:table-cell table:number-columns-repeated="16382"/>
        </table:table-row>
        <table:table-row table:style-name="ro3">
          <table:table-cell table:style-name="Calc_20_Heading_20_2_20__28_Section_29_" office:value-type="string" calcext:value-type="string">
            <text:p>Configuration</text:p>
          </table:table-cell>
          <table:table-cell table:style-name="Default"/>
          <table:table-cell table:number-columns-repeated="16382"/>
        </table:table-row>
        <table:table-row table:style-name="ro4">
          <table:table-cell office:value-type="string" calcext:value-type="string">
            <text:p>Year</text:p>
          </table:table-cell>
          <table:table-cell table:style-name="Entry_20_Text_20__28_Regular_29_" table:content-validation-name="val1" office:value-type="float" office:value="2024" calcext:value-type="float">
            <text:p>2024</text:p>
          </table:table-cell>
          <table:table-cell table:number-columns-repeated="16382"/>
        </table:table-row>
        <table:table-row table:style-name="ro4">
          <table:table-cell table:style-name="ce4" office:value-type="string" calcext:value-type="string">
            <text:p>NEWLINE</text:p>
          </table:table-cell>
          <table:table-cell table:style-name="Entry_20_Text_20__28_Regular_29_" table:content-validation-name="val2" table:formula="of:=CHAR(13)&amp;CHAR(10)" office:value-type="string" office:string-value="&#13;&#10;" calcext:value-type="string">
            <text:p></text:p>
            <text:p/>
          </table:table-cell>
          <table:table-cell table:number-columns-repeated="16382"/>
        </table:table-row>
        <table:table-row table:style-name="ro2">
          <table:table-cell table:style-name="Default" table:number-columns-repeated="2"/>
          <table:table-cell table:number-columns-repeated="16382"/>
        </table:table-row>
        <table:table-row table:style-name="ro3">
          <table:table-cell table:style-name="Calc_20_Heading_20_2_20__28_Section_29_" office:value-type="string" calcext:value-type="string">
            <text:p>Months</text:p>
          </table:table-cell>
          <table:table-cell table:style-name="Default"/>
          <table:table-cell table:number-columns-repeated="16382"/>
        </table:table-row>
        <table:table-row table:style-name="ro4">
          <table:table-cell office:value-type="string" calcext:value-type="string">
            <text:p>January</text:p>
          </table:table-cell>
          <table:table-cell table:content-validation-name="val3" table:formula="of:=[$Calc.G17]" office:value-type="string" office:string-value="| SUN | MON | TUE | WED | THU | FRI | SAT |&#13;&#10;|  ---  |  ---  |  ---  |  ---  |  ---  |  ---  |  ---  |&#13;&#10;|    | [[2024-01-01\|01]] | [[2024-01-02\|02]] | [[2024-01-03\|03]] | [[2024-01-04\|04]] | [[2024-01-05\|05]] | [[2024-01-06\|06]] |&#13;&#10;| [[2024-01-07\|07]] | [[2024-01-08\|08]] | [[2024-01-09\|09]] | [[2024-01-10\|10]] | [[2024-01-11\|11]] | [[2024-01-12\|12]] | [[2024-01-13\|13]] |&#13;&#10;| [[2024-01-14\|14]] | [[2024-01-15\|15]] | [[2024-01-16\|16]] | [[2024-01-17\|17]] | [[2024-01-18\|18]] | [[2024-01-19\|19]] | [[2024-01-20\|20]] |&#13;&#10;| [[2024-01-21\|21]] | [[2024-01-22\|22]] | [[2024-01-23\|23]] | [[2024-01-24\|24]] | [[2024-01-25\|25]] | [[2024-01-26\|26]] | [[2024-01-27\|27]] |&#13;&#10;| [[2024-01-28\|28]] | [[2024-01-29\|29]] | [[2024-01-30\|30]] | [[2024-01-31\|31]] |    |    |    |&#13;&#10;" calcext:value-type="string">
            <text:p>| SUN | MON | TUE | WED | THU | FRI | SAT |</text:p>
            <text:p>|  ---  |  ---  |  ---  |  ---  |  ---  |  ---  |  ---  |</text:p>
            <text:p>|    | [[2024-01-01\|01]] | [[2024-01-02\|02]] | [[2024-01-03\|03]] | [[2024-01-04\|04]] | [[2024-01-05\|05]] | [[2024-01-06\|06]] |</text:p>
            <text:p>| [[2024-01-07\|07]] | [[2024-01-08\|08]] | [[2024-01-09\|09]] | [[2024-01-10\|10]] | [[2024-01-11\|11]] | [[2024-01-12\|12]] | [[2024-01-13\|13]] |</text:p>
            <text:p>| [[2024-01-14\|14]] | [[2024-01-15\|15]] | [[2024-01-16\|16]] | [[2024-01-17\|17]] | [[2024-01-18\|18]] | [[2024-01-19\|19]] | [[2024-01-20\|20]] |</text:p>
            <text:p>| [[2024-01-21\|21]] | [[2024-01-22\|22]] | [[2024-01-23\|23]] | [[2024-01-24\|24]] | [[2024-01-25\|25]] | [[2024-01-26\|26]] | [[2024-01-27\|27]] |</text:p>
            <text:p>| [[2024-01-28\|28]] | [[2024-01-29\|29]] | [[2024-01-30\|30]] | [[2024-01-31\|31]] |    |    |    |</text:p>
            <text:p/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February</text:p>
          </table:table-cell>
          <table:table-cell table:content-validation-name="val3" table:formula="of:=[$Calc.G18]" office:value-type="string" office:string-value="| SUN | MON | TUE | WED | THU | FRI | SAT |&#13;&#10;|  ---  |  ---  |  ---  |  ---  |  ---  |  ---  |  ---  |&#13;&#10;|    |    |    |    | [[2024-02-01\|01]] | [[2024-02-02\|02]] | [[2024-02-03\|03]] |&#13;&#10;| [[2024-02-04\|04]] | [[2024-02-05\|05]] | [[2024-02-06\|06]] | [[2024-02-07\|07]] | [[2024-02-08\|08]] | [[2024-02-09\|09]] | [[2024-02-10\|10]] |&#13;&#10;| [[2024-02-11\|11]] | [[2024-02-12\|12]] | [[2024-02-13\|13]] | [[2024-02-14\|14]] | [[2024-02-15\|15]] | [[2024-02-16\|16]] | [[2024-02-17\|17]] |&#13;&#10;| [[2024-02-18\|18]] | [[2024-02-19\|19]] | [[2024-02-20\|20]] | [[2024-02-21\|21]] | [[2024-02-22\|22]] | [[2024-02-23\|23]] | [[2024-02-24\|24]] |&#13;&#10;| [[2024-02-25\|25]] | [[2024-02-26\|26]] | [[2024-02-27\|27]] | [[2024-02-28\|28]] | [[2024-02-29\|29]] |    |    |&#13;&#10;" calcext:value-type="string">
            <text:p>| SUN | MON | TUE | WED | THU | FRI | SAT |</text:p>
            <text:p>|  ---  |  ---  |  ---  |  ---  |  ---  |  ---  |  ---  |</text:p>
            <text:p>|    |    |    |    | [[2024-02-01\|01]] | [[2024-02-02\|02]] | [[2024-02-03\|03]] |</text:p>
            <text:p>| [[2024-02-04\|04]] | [[2024-02-05\|05]] | [[2024-02-06\|06]] | [[2024-02-07\|07]] | [[2024-02-08\|08]] | [[2024-02-09\|09]] | [[2024-02-10\|10]] |</text:p>
            <text:p>| [[2024-02-11\|11]] | [[2024-02-12\|12]] | [[2024-02-13\|13]] | [[2024-02-14\|14]] | [[2024-02-15\|15]] | [[2024-02-16\|16]] | [[2024-02-17\|17]] |</text:p>
            <text:p>| [[2024-02-18\|18]] | [[2024-02-19\|19]] | [[2024-02-20\|20]] | [[2024-02-21\|21]] | [[2024-02-22\|22]] | [[2024-02-23\|23]] | [[2024-02-24\|24]] |</text:p>
            <text:p>| [[2024-02-25\|25]] | [[2024-02-26\|26]] | [[2024-02-27\|27]] | [[2024-02-28\|28]] | [[2024-02-29\|29]] |    |    |</text:p>
            <text:p/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March</text:p>
          </table:table-cell>
          <table:table-cell table:content-validation-name="val3" table:formula="of:=[$Calc.G19]" office:value-type="string" office:string-value="| SUN | MON | TUE | WED | THU | FRI | SAT |&#13;&#10;|  ---  |  ---  |  ---  |  ---  |  ---  |  ---  |  ---  |&#13;&#10;|    |    |    |    |    | [[2024-03-01\|01]] | [[2024-03-02\|02]] |&#13;&#10;| [[2024-03-03\|03]] | [[2024-03-04\|04]] | [[2024-03-05\|05]] | [[2024-03-06\|06]] | [[2024-03-07\|07]] | [[2024-03-08\|08]] | [[2024-03-09\|09]] |&#13;&#10;| [[2024-03-10\|10]] | [[2024-03-11\|11]] | [[2024-03-12\|12]] | [[2024-03-13\|13]] | [[2024-03-14\|14]] | [[2024-03-15\|15]] | [[2024-03-16\|16]] |&#13;&#10;| [[2024-03-17\|17]] | [[2024-03-18\|18]] | [[2024-03-19\|19]] | [[2024-03-20\|20]] | [[2024-03-21\|21]] | [[2024-03-22\|22]] | [[2024-03-23\|23]] |&#13;&#10;| [[2024-03-24\|24]] | [[2024-03-25\|25]] | [[2024-03-26\|26]] | [[2024-03-27\|27]] | [[2024-03-28\|28]] | [[2024-03-29\|29]] | [[2024-03-30\|30]] |&#13;&#10;| [[2024-03-31\|31]] |    |    |    |    |    |    " calcext:value-type="string">
            <text:p>| SUN | MON | TUE | WED | THU | FRI | SAT |</text:p>
            <text:p>|  ---  |  ---  |  ---  |  ---  |  ---  |  ---  |  ---  |</text:p>
            <text:p>|    |    |    |    |    | [[2024-03-01\|01]] | [[2024-03-02\|02]] |</text:p>
            <text:p>| [[2024-03-03\|03]] | [[2024-03-04\|04]] | [[2024-03-05\|05]] | [[2024-03-06\|06]] | [[2024-03-07\|07]] | [[2024-03-08\|08]] | [[2024-03-09\|09]] |</text:p>
            <text:p>| [[2024-03-10\|10]] | [[2024-03-11\|11]] | [[2024-03-12\|12]] | [[2024-03-13\|13]] | [[2024-03-14\|14]] | [[2024-03-15\|15]] | [[2024-03-16\|16]] |</text:p>
            <text:p>| [[2024-03-17\|17]] | [[2024-03-18\|18]] | [[2024-03-19\|19]] | [[2024-03-20\|20]] | [[2024-03-21\|21]] | [[2024-03-22\|22]] | [[2024-03-23\|23]] |</text:p>
            <text:p>| [[2024-03-24\|24]] | [[2024-03-25\|25]] | [[2024-03-26\|26]] | [[2024-03-27\|27]] | [[2024-03-28\|28]] | [[2024-03-29\|29]] | [[2024-03-30\|30]] |</text:p>
            <text:p>| [[2024-03-31\|31]] |    |    |    |    |    |    </text:p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April</text:p>
          </table:table-cell>
          <table:table-cell table:content-validation-name="val3" table:formula="of:=[$Calc.G20]" office:value-type="string" office:string-value="| SUN | MON | TUE | WED | THU | FRI | SAT |&#13;&#10;|  ---  |  ---  |  ---  |  ---  |  ---  |  ---  |  ---  |&#13;&#10;|    | [[2024-04-01\|01]] | [[2024-04-02\|02]] | [[2024-04-03\|03]] | [[2024-04-04\|04]] | [[2024-04-05\|05]] | [[2024-04-06\|06]] |&#13;&#10;| [[2024-04-07\|07]] | [[2024-04-08\|08]] | [[2024-04-09\|09]] | [[2024-04-10\|10]] | [[2024-04-11\|11]] | [[2024-04-12\|12]] | [[2024-04-13\|13]] |&#13;&#10;| [[2024-04-14\|14]] | [[2024-04-15\|15]] | [[2024-04-16\|16]] | [[2024-04-17\|17]] | [[2024-04-18\|18]] | [[2024-04-19\|19]] | [[2024-04-20\|20]] |&#13;&#10;| [[2024-04-21\|21]] | [[2024-04-22\|22]] | [[2024-04-23\|23]] | [[2024-04-24\|24]] | [[2024-04-25\|25]] | [[2024-04-26\|26]] | [[2024-04-27\|27]] |&#13;&#10;| [[2024-04-28\|28]] | [[2024-04-29\|29]] | [[2024-04-30\|30]] |    |    |    |    |&#13;&#10;" calcext:value-type="string">
            <text:p>| SUN | MON | TUE | WED | THU | FRI | SAT |</text:p>
            <text:p>|  ---  |  ---  |  ---  |  ---  |  ---  |  ---  |  ---  |</text:p>
            <text:p>|    | [[2024-04-01\|01]] | [[2024-04-02\|02]] | [[2024-04-03\|03]] | [[2024-04-04\|04]] | [[2024-04-05\|05]] | [[2024-04-06\|06]] |</text:p>
            <text:p>| [[2024-04-07\|07]] | [[2024-04-08\|08]] | [[2024-04-09\|09]] | [[2024-04-10\|10]] | [[2024-04-11\|11]] | [[2024-04-12\|12]] | [[2024-04-13\|13]] |</text:p>
            <text:p>| [[2024-04-14\|14]] | [[2024-04-15\|15]] | [[2024-04-16\|16]] | [[2024-04-17\|17]] | [[2024-04-18\|18]] | [[2024-04-19\|19]] | [[2024-04-20\|20]] |</text:p>
            <text:p>| [[2024-04-21\|21]] | [[2024-04-22\|22]] | [[2024-04-23\|23]] | [[2024-04-24\|24]] | [[2024-04-25\|25]] | [[2024-04-26\|26]] | [[2024-04-27\|27]] |</text:p>
            <text:p>| [[2024-04-28\|28]] | [[2024-04-29\|29]] | [[2024-04-30\|30]] |    |    |    |    |</text:p>
            <text:p/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May</text:p>
          </table:table-cell>
          <table:table-cell table:content-validation-name="val3" table:formula="of:=[$Calc.G21]" office:value-type="string" office:string-value="| SUN | MON | TUE | WED | THU | FRI | SAT |&#13;&#10;|  ---  |  ---  |  ---  |  ---  |  ---  |  ---  |  ---  |&#13;&#10;|    |    |    | [[2024-05-01\|01]] | [[2024-05-02\|02]] | [[2024-05-03\|03]] | [[2024-05-04\|04]] |&#13;&#10;| [[2024-05-05\|05]] | [[2024-05-06\|06]] | [[2024-05-07\|07]] | [[2024-05-08\|08]] | [[2024-05-09\|09]] | [[2024-05-10\|10]] | [[2024-05-11\|11]] |&#13;&#10;| [[2024-05-12\|12]] | [[2024-05-13\|13]] | [[2024-05-14\|14]] | [[2024-05-15\|15]] | [[2024-05-16\|16]] | [[2024-05-17\|17]] | [[2024-05-18\|18]] |&#13;&#10;| [[2024-05-19\|19]] | [[2024-05-20\|20]] | [[2024-05-21\|21]] | [[2024-05-22\|22]] | [[2024-05-23\|23]] | [[2024-05-24\|24]] | [[2024-05-25\|25]] |&#13;&#10;| [[2024-05-26\|26]] | [[2024-05-27\|27]] | [[2024-05-28\|28]] | [[2024-05-29\|29]] | [[2024-05-30\|30]] | [[2024-05-31\|31]] |    |&#13;&#10;" calcext:value-type="string">
            <text:p>| SUN | MON | TUE | WED | THU | FRI | SAT |</text:p>
            <text:p>|  ---  |  ---  |  ---  |  ---  |  ---  |  ---  |  ---  |</text:p>
            <text:p>|    |    |    | [[2024-05-01\|01]] | [[2024-05-02\|02]] | [[2024-05-03\|03]] | [[2024-05-04\|04]] |</text:p>
            <text:p>| [[2024-05-05\|05]] | [[2024-05-06\|06]] | [[2024-05-07\|07]] | [[2024-05-08\|08]] | [[2024-05-09\|09]] | [[2024-05-10\|10]] | [[2024-05-11\|11]] |</text:p>
            <text:p>| [[2024-05-12\|12]] | [[2024-05-13\|13]] | [[2024-05-14\|14]] | [[2024-05-15\|15]] | [[2024-05-16\|16]] | [[2024-05-17\|17]] | [[2024-05-18\|18]] |</text:p>
            <text:p>| [[2024-05-19\|19]] | [[2024-05-20\|20]] | [[2024-05-21\|21]] | [[2024-05-22\|22]] | [[2024-05-23\|23]] | [[2024-05-24\|24]] | [[2024-05-25\|25]] |</text:p>
            <text:p>| [[2024-05-26\|26]] | [[2024-05-27\|27]] | [[2024-05-28\|28]] | [[2024-05-29\|29]] | [[2024-05-30\|30]] | [[2024-05-31\|31]] |    |</text:p>
            <text:p/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June</text:p>
          </table:table-cell>
          <table:table-cell table:content-validation-name="val3" table:formula="of:=[$Calc.G22]" office:value-type="string" office:string-value="| SUN | MON | TUE | WED | THU | FRI | SAT |&#13;&#10;|  ---  |  ---  |  ---  |  ---  |  ---  |  ---  |  ---  |&#13;&#10;|    |    |    |    |    |    | [[2024-06-01\|01]] |&#13;&#10;| [[2024-06-02\|02]] | [[2024-06-03\|03]] | [[2024-06-04\|04]] | [[2024-06-05\|05]] | [[2024-06-06\|06]] | [[2024-06-07\|07]] | [[2024-06-08\|08]] |&#13;&#10;| [[2024-06-09\|09]] | [[2024-06-10\|10]] | [[2024-06-11\|11]] | [[2024-06-12\|12]] | [[2024-06-13\|13]] | [[2024-06-14\|14]] | [[2024-06-15\|15]] |&#13;&#10;| [[2024-06-16\|16]] | [[2024-06-17\|17]] | [[2024-06-18\|18]] | [[2024-06-19\|19]] | [[2024-06-20\|20]] | [[2024-06-21\|21]] | [[2024-06-22\|22]] |&#13;&#10;| [[2024-06-23\|23]] | [[2024-06-24\|24]] | [[2024-06-25\|25]] | [[2024-06-26\|26]] | [[2024-06-27\|27]] | [[2024-06-28\|28]] | [[2024-06-29\|29]] |&#13;&#10;| [[2024-06-30\|30]] |    |    |    |    |    |    " calcext:value-type="string">
            <text:p>| SUN | MON | TUE | WED | THU | FRI | SAT |</text:p>
            <text:p>|  ---  |  ---  |  ---  |  ---  |  ---  |  ---  |  ---  |</text:p>
            <text:p>|    |    |    |    |    |    | [[2024-06-01\|01]] |</text:p>
            <text:p>| [[2024-06-02\|02]] | [[2024-06-03\|03]] | [[2024-06-04\|04]] | [[2024-06-05\|05]] | [[2024-06-06\|06]] | [[2024-06-07\|07]] | [[2024-06-08\|08]] |</text:p>
            <text:p>| [[2024-06-09\|09]] | [[2024-06-10\|10]] | [[2024-06-11\|11]] | [[2024-06-12\|12]] | [[2024-06-13\|13]] | [[2024-06-14\|14]] | [[2024-06-15\|15]] |</text:p>
            <text:p>| [[2024-06-16\|16]] | [[2024-06-17\|17]] | [[2024-06-18\|18]] | [[2024-06-19\|19]] | [[2024-06-20\|20]] | [[2024-06-21\|21]] | [[2024-06-22\|22]] |</text:p>
            <text:p>| [[2024-06-23\|23]] | [[2024-06-24\|24]] | [[2024-06-25\|25]] | [[2024-06-26\|26]] | [[2024-06-27\|27]] | [[2024-06-28\|28]] | [[2024-06-29\|29]] |</text:p>
            <text:p>| [[2024-06-30\|30]] |    |    |    |    |    |    </text:p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July</text:p>
          </table:table-cell>
          <table:table-cell table:content-validation-name="val3" table:formula="of:=[$Calc.G23]" office:value-type="string" office:string-value="| SUN | MON | TUE | WED | THU | FRI | SAT |&#13;&#10;|  ---  |  ---  |  ---  |  ---  |  ---  |  ---  |  ---  |&#13;&#10;|    | [[2024-07-01\|01]] | [[2024-07-02\|02]] | [[2024-07-03\|03]] | [[2024-07-04\|04]] | [[2024-07-05\|05]] | [[2024-07-06\|06]] |&#13;&#10;| [[2024-07-07\|07]] | [[2024-07-08\|08]] | [[2024-07-09\|09]] | [[2024-07-10\|10]] | [[2024-07-11\|11]] | [[2024-07-12\|12]] | [[2024-07-13\|13]] |&#13;&#10;| [[2024-07-14\|14]] | [[2024-07-15\|15]] | [[2024-07-16\|16]] | [[2024-07-17\|17]] | [[2024-07-18\|18]] | [[2024-07-19\|19]] | [[2024-07-20\|20]] |&#13;&#10;| [[2024-07-21\|21]] | [[2024-07-22\|22]] | [[2024-07-23\|23]] | [[2024-07-24\|24]] | [[2024-07-25\|25]] | [[2024-07-26\|26]] | [[2024-07-27\|27]] |&#13;&#10;| [[2024-07-28\|28]] | [[2024-07-29\|29]] | [[2024-07-30\|30]] | [[2024-07-31\|31]] |    |    |    |&#13;&#10;" calcext:value-type="string">
            <text:p>| SUN | MON | TUE | WED | THU | FRI | SAT |</text:p>
            <text:p>|  ---  |  ---  |  ---  |  ---  |  ---  |  ---  |  ---  |</text:p>
            <text:p>|    | [[2024-07-01\|01]] | [[2024-07-02\|02]] | [[2024-07-03\|03]] | [[2024-07-04\|04]] | [[2024-07-05\|05]] | [[2024-07-06\|06]] |</text:p>
            <text:p>| [[2024-07-07\|07]] | [[2024-07-08\|08]] | [[2024-07-09\|09]] | [[2024-07-10\|10]] | [[2024-07-11\|11]] | [[2024-07-12\|12]] | [[2024-07-13\|13]] |</text:p>
            <text:p>| [[2024-07-14\|14]] | [[2024-07-15\|15]] | [[2024-07-16\|16]] | [[2024-07-17\|17]] | [[2024-07-18\|18]] | [[2024-07-19\|19]] | [[2024-07-20\|20]] |</text:p>
            <text:p>| [[2024-07-21\|21]] | [[2024-07-22\|22]] | [[2024-07-23\|23]] | [[2024-07-24\|24]] | [[2024-07-25\|25]] | [[2024-07-26\|26]] | [[2024-07-27\|27]] |</text:p>
            <text:p>| [[2024-07-28\|28]] | [[2024-07-29\|29]] | [[2024-07-30\|30]] | [[2024-07-31\|31]] |    |    |    |</text:p>
            <text:p/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August</text:p>
          </table:table-cell>
          <table:table-cell table:content-validation-name="val3" table:formula="of:=[$Calc.G24]" office:value-type="string" office:string-value="| SUN | MON | TUE | WED | THU | FRI | SAT |&#13;&#10;|  ---  |  ---  |  ---  |  ---  |  ---  |  ---  |  ---  |&#13;&#10;|    |    |    |    | [[2024-08-01\|01]] | [[2024-08-02\|02]] | [[2024-08-03\|03]] |&#13;&#10;| [[2024-08-04\|04]] | [[2024-08-05\|05]] | [[2024-08-06\|06]] | [[2024-08-07\|07]] | [[2024-08-08\|08]] | [[2024-08-09\|09]] | [[2024-08-10\|10]] |&#13;&#10;| [[2024-08-11\|11]] | [[2024-08-12\|12]] | [[2024-08-13\|13]] | [[2024-08-14\|14]] | [[2024-08-15\|15]] | [[2024-08-16\|16]] | [[2024-08-17\|17]] |&#13;&#10;| [[2024-08-18\|18]] | [[2024-08-19\|19]] | [[2024-08-20\|20]] | [[2024-08-21\|21]] | [[2024-08-22\|22]] | [[2024-08-23\|23]] | [[2024-08-24\|24]] |&#13;&#10;| [[2024-08-25\|25]] | [[2024-08-26\|26]] | [[2024-08-27\|27]] | [[2024-08-28\|28]] | [[2024-08-29\|29]] | [[2024-08-30\|30]] | [[2024-08-31\|31]] |&#13;&#10;" calcext:value-type="string">
            <text:p>| SUN | MON | TUE | WED | THU | FRI | SAT |</text:p>
            <text:p>|  ---  |  ---  |  ---  |  ---  |  ---  |  ---  |  ---  |</text:p>
            <text:p>|    |    |    |    | [[2024-08-01\|01]] | [[2024-08-02\|02]] | [[2024-08-03\|03]] |</text:p>
            <text:p>| [[2024-08-04\|04]] | [[2024-08-05\|05]] | [[2024-08-06\|06]] | [[2024-08-07\|07]] | [[2024-08-08\|08]] | [[2024-08-09\|09]] | [[2024-08-10\|10]] |</text:p>
            <text:p>| [[2024-08-11\|11]] | [[2024-08-12\|12]] | [[2024-08-13\|13]] | [[2024-08-14\|14]] | [[2024-08-15\|15]] | [[2024-08-16\|16]] | [[2024-08-17\|17]] |</text:p>
            <text:p>| [[2024-08-18\|18]] | [[2024-08-19\|19]] | [[2024-08-20\|20]] | [[2024-08-21\|21]] | [[2024-08-22\|22]] | [[2024-08-23\|23]] | [[2024-08-24\|24]] |</text:p>
            <text:p>| [[2024-08-25\|25]] | [[2024-08-26\|26]] | [[2024-08-27\|27]] | [[2024-08-28\|28]] | [[2024-08-29\|29]] | [[2024-08-30\|30]] | [[2024-08-31\|31]] |</text:p>
            <text:p/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September</text:p>
          </table:table-cell>
          <table:table-cell table:content-validation-name="val3" table:formula="of:=[$Calc.G25]" office:value-type="string" office:string-value="| SUN | MON | TUE | WED | THU | FRI | SAT |&#13;&#10;|  ---  |  ---  |  ---  |  ---  |  ---  |  ---  |  ---  |&#13;&#10;| [[2024-09-01\|01]] | [[2024-09-02\|02]] | [[2024-09-03\|03]] | [[2024-09-04\|04]] | [[2024-09-05\|05]] | [[2024-09-06\|06]] | [[2024-09-07\|07]] |&#13;&#10;| [[2024-09-08\|08]] | [[2024-09-09\|09]] | [[2024-09-10\|10]] | [[2024-09-11\|11]] | [[2024-09-12\|12]] | [[2024-09-13\|13]] | [[2024-09-14\|14]] |&#13;&#10;| [[2024-09-15\|15]] | [[2024-09-16\|16]] | [[2024-09-17\|17]] | [[2024-09-18\|18]] | [[2024-09-19\|19]] | [[2024-09-20\|20]] | [[2024-09-21\|21]] |&#13;&#10;| [[2024-09-22\|22]] | [[2024-09-23\|23]] | [[2024-09-24\|24]] | [[2024-09-25\|25]] | [[2024-09-26\|26]] | [[2024-09-27\|27]] | [[2024-09-28\|28]] |&#13;&#10;| [[2024-09-29\|29]] | [[2024-09-30\|30]] |    |    |    |    |    |&#13;&#10;" calcext:value-type="string">
            <text:p>| SUN | MON | TUE | WED | THU | FRI | SAT |</text:p>
            <text:p>|  ---  |  ---  |  ---  |  ---  |  ---  |  ---  |  ---  |</text:p>
            <text:p>| [[2024-09-01\|01]] | [[2024-09-02\|02]] | [[2024-09-03\|03]] | [[2024-09-04\|04]] | [[2024-09-05\|05]] | [[2024-09-06\|06]] | [[2024-09-07\|07]] |</text:p>
            <text:p>| [[2024-09-08\|08]] | [[2024-09-09\|09]] | [[2024-09-10\|10]] | [[2024-09-11\|11]] | [[2024-09-12\|12]] | [[2024-09-13\|13]] | [[2024-09-14\|14]] |</text:p>
            <text:p>| [[2024-09-15\|15]] | [[2024-09-16\|16]] | [[2024-09-17\|17]] | [[2024-09-18\|18]] | [[2024-09-19\|19]] | [[2024-09-20\|20]] | [[2024-09-21\|21]] |</text:p>
            <text:p>| [[2024-09-22\|22]] | [[2024-09-23\|23]] | [[2024-09-24\|24]] | [[2024-09-25\|25]] | [[2024-09-26\|26]] | [[2024-09-27\|27]] | [[2024-09-28\|28]] |</text:p>
            <text:p>| [[2024-09-29\|29]] | [[2024-09-30\|30]] |    |    |    |    |    |</text:p>
            <text:p/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October</text:p>
          </table:table-cell>
          <table:table-cell table:content-validation-name="val3" table:formula="of:=[$Calc.G26]" office:value-type="string" office:string-value="| SUN | MON | TUE | WED | THU | FRI | SAT |&#13;&#10;|  ---  |  ---  |  ---  |  ---  |  ---  |  ---  |  ---  |&#13;&#10;|    |    | [[2024-10-01\|01]] | [[2024-10-02\|02]] | [[2024-10-03\|03]] | [[2024-10-04\|04]] | [[2024-10-05\|05]] |&#13;&#10;| [[2024-10-06\|06]] | [[2024-10-07\|07]] | [[2024-10-08\|08]] | [[2024-10-09\|09]] | [[2024-10-10\|10]] | [[2024-10-11\|11]] | [[2024-10-12\|12]] |&#13;&#10;| [[2024-10-13\|13]] | [[2024-10-14\|14]] | [[2024-10-15\|15]] | [[2024-10-16\|16]] | [[2024-10-17\|17]] | [[2024-10-18\|18]] | [[2024-10-19\|19]] |&#13;&#10;| [[2024-10-20\|20]] | [[2024-10-21\|21]] | [[2024-10-22\|22]] | [[2024-10-23\|23]] | [[2024-10-24\|24]] | [[2024-10-25\|25]] | [[2024-10-26\|26]] |&#13;&#10;| [[2024-10-27\|27]] | [[2024-10-28\|28]] | [[2024-10-29\|29]] | [[2024-10-30\|30]] | [[2024-10-31\|31]] |    |    |&#13;&#10;" calcext:value-type="string">
            <text:p>| SUN | MON | TUE | WED | THU | FRI | SAT |</text:p>
            <text:p>|  ---  |  ---  |  ---  |  ---  |  ---  |  ---  |  ---  |</text:p>
            <text:p>|    |    | [[2024-10-01\|01]] | [[2024-10-02\|02]] | [[2024-10-03\|03]] | [[2024-10-04\|04]] | [[2024-10-05\|05]] |</text:p>
            <text:p>| [[2024-10-06\|06]] | [[2024-10-07\|07]] | [[2024-10-08\|08]] | [[2024-10-09\|09]] | [[2024-10-10\|10]] | [[2024-10-11\|11]] | [[2024-10-12\|12]] |</text:p>
            <text:p>| [[2024-10-13\|13]] | [[2024-10-14\|14]] | [[2024-10-15\|15]] | [[2024-10-16\|16]] | [[2024-10-17\|17]] | [[2024-10-18\|18]] | [[2024-10-19\|19]] |</text:p>
            <text:p>| [[2024-10-20\|20]] | [[2024-10-21\|21]] | [[2024-10-22\|22]] | [[2024-10-23\|23]] | [[2024-10-24\|24]] | [[2024-10-25\|25]] | [[2024-10-26\|26]] |</text:p>
            <text:p>| [[2024-10-27\|27]] | [[2024-10-28\|28]] | [[2024-10-29\|29]] | [[2024-10-30\|30]] | [[2024-10-31\|31]] |    |    |</text:p>
            <text:p/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November</text:p>
          </table:table-cell>
          <table:table-cell table:content-validation-name="val3" table:formula="of:=[$Calc.G27]" office:value-type="string" office:string-value="| SUN | MON | TUE | WED | THU | FRI | SAT |&#13;&#10;|  ---  |  ---  |  ---  |  ---  |  ---  |  ---  |  ---  |&#13;&#10;|    |    |    |    |    | [[2024-11-01\|01]] | [[2024-11-02\|02]] |&#13;&#10;| [[2024-11-03\|03]] | [[2024-11-04\|04]] | [[2024-11-05\|05]] | [[2024-11-06\|06]] | [[2024-11-07\|07]] | [[2024-11-08\|08]] | [[2024-11-09\|09]] |&#13;&#10;| [[2024-11-10\|10]] | [[2024-11-11\|11]] | [[2024-11-12\|12]] | [[2024-11-13\|13]] | [[2024-11-14\|14]] | [[2024-11-15\|15]] | [[2024-11-16\|16]] |&#13;&#10;| [[2024-11-17\|17]] | [[2024-11-18\|18]] | [[2024-11-19\|19]] | [[2024-11-20\|20]] | [[2024-11-21\|21]] | [[2024-11-22\|22]] | [[2024-11-23\|23]] |&#13;&#10;| [[2024-11-24\|24]] | [[2024-11-25\|25]] | [[2024-11-26\|26]] | [[2024-11-27\|27]] | [[2024-11-28\|28]] | [[2024-11-29\|29]] | [[2024-11-30\|30]] |&#13;&#10;" calcext:value-type="string">
            <text:p>| SUN | MON | TUE | WED | THU | FRI | SAT |</text:p>
            <text:p>|  ---  |  ---  |  ---  |  ---  |  ---  |  ---  |  ---  |</text:p>
            <text:p>|    |    |    |    |    | [[2024-11-01\|01]] | [[2024-11-02\|02]] |</text:p>
            <text:p>| [[2024-11-03\|03]] | [[2024-11-04\|04]] | [[2024-11-05\|05]] | [[2024-11-06\|06]] | [[2024-11-07\|07]] | [[2024-11-08\|08]] | [[2024-11-09\|09]] |</text:p>
            <text:p>| [[2024-11-10\|10]] | [[2024-11-11\|11]] | [[2024-11-12\|12]] | [[2024-11-13\|13]] | [[2024-11-14\|14]] | [[2024-11-15\|15]] | [[2024-11-16\|16]] |</text:p>
            <text:p>| [[2024-11-17\|17]] | [[2024-11-18\|18]] | [[2024-11-19\|19]] | [[2024-11-20\|20]] | [[2024-11-21\|21]] | [[2024-11-22\|22]] | [[2024-11-23\|23]] |</text:p>
            <text:p>| [[2024-11-24\|24]] | [[2024-11-25\|25]] | [[2024-11-26\|26]] | [[2024-11-27\|27]] | [[2024-11-28\|28]] | [[2024-11-29\|29]] | [[2024-11-30\|30]] |</text:p>
            <text:p/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December</text:p>
          </table:table-cell>
          <table:table-cell table:content-validation-name="val3" table:formula="of:=[$Calc.G28]" office:value-type="string" office:string-value="| SUN | MON | TUE | WED | THU | FRI | SAT |&#13;&#10;|  ---  |  ---  |  ---  |  ---  |  ---  |  ---  |  ---  |&#13;&#10;| [[2024-12-01\|01]] | [[2024-12-02\|02]] | [[2024-12-03\|03]] | [[2024-12-04\|04]] | [[2024-12-05\|05]] | [[2024-12-06\|06]] | [[2024-12-07\|07]] |&#13;&#10;| [[2024-12-08\|08]] | [[2024-12-09\|09]] | [[2024-12-10\|10]] | [[2024-12-11\|11]] | [[2024-12-12\|12]] | [[2024-12-13\|13]] | [[2024-12-14\|14]] |&#13;&#10;| [[2024-12-15\|15]] | [[2024-12-16\|16]] | [[2024-12-17\|17]] | [[2024-12-18\|18]] | [[2024-12-19\|19]] | [[2024-12-20\|20]] | [[2024-12-21\|21]] |&#13;&#10;| [[2024-12-22\|22]] | [[2024-12-23\|23]] | [[2024-12-24\|24]] | [[2024-12-25\|25]] | [[2024-12-26\|26]] | [[2024-12-27\|27]] | [[2024-12-28\|28]] |&#13;&#10;| [[2024-12-29\|29]] | [[2024-12-30\|30]] | [[2024-12-31\|31]] |    |    |    |    |&#13;&#10;" calcext:value-type="string">
            <text:p>| SUN | MON | TUE | WED | THU | FRI | SAT |</text:p>
            <text:p>|  ---  |  ---  |  ---  |  ---  |  ---  |  ---  |  ---  |</text:p>
            <text:p>| [[2024-12-01\|01]] | [[2024-12-02\|02]] | [[2024-12-03\|03]] | [[2024-12-04\|04]] | [[2024-12-05\|05]] | [[2024-12-06\|06]] | [[2024-12-07\|07]] |</text:p>
            <text:p>| [[2024-12-08\|08]] | [[2024-12-09\|09]] | [[2024-12-10\|10]] | [[2024-12-11\|11]] | [[2024-12-12\|12]] | [[2024-12-13\|13]] | [[2024-12-14\|14]] |</text:p>
            <text:p>| [[2024-12-15\|15]] | [[2024-12-16\|16]] | [[2024-12-17\|17]] | [[2024-12-18\|18]] | [[2024-12-19\|19]] | [[2024-12-20\|20]] | [[2024-12-21\|21]] |</text:p>
            <text:p>| [[2024-12-22\|22]] | [[2024-12-23\|23]] | [[2024-12-24\|24]] | [[2024-12-25\|25]] | [[2024-12-26\|26]] | [[2024-12-27\|27]] | [[2024-12-28\|28]] |</text:p>
            <text:p>| [[2024-12-29\|29]] | [[2024-12-30\|30]] | [[2024-12-31\|31]] |    |    |    |    |</text:p>
            <text:p/>
          </table:table-cell>
          <table:table-cell table:number-columns-repeated="16382"/>
        </table:table-row>
      </table:table>
      <table:table table:name="Calc" table:style-name="ta1" table:protected="true">
        <loext:table-protection loext:select-protected-cells="true" loext:select-unprotected-cells="true"/>
        <table:table-column table:style-name="co1" table:default-cell-style-name="Calc_20_Text"/>
        <table:table-column table:style-name="co1" table:number-columns-repeated="53" table:default-cell-style-name="Default"/>
        <table:table-row table:style-name="ro1">
          <table:table-cell table:style-name="Calc_20_Heading_20_1_20__28_Title_29_" office:value-type="string" calcext:value-type="string">
            <text:p>Calculations</text:p>
          </table:table-cell>
          <table:table-cell table:number-columns-repeated="53"/>
        </table:table-row>
        <table:table-row table:style-name="ro2">
          <table:table-cell table:style-name="Default"/>
          <table:table-cell table:number-columns-repeated="53"/>
        </table:table-row>
        <table:table-row table:style-name="ro5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53"/>
        </table:table-row>
        <table:table-row table:style-name="ro3">
          <table:table-cell table:style-name="Calc_20_Heading_20_2_20__28_Section_29_" office:value-type="string" calcext:value-type="string">
            <text:p>Newline</text:p>
          </table:table-cell>
          <table:table-cell table:number-columns-repeated="53"/>
        </table:table-row>
        <table:table-row table:style-name="ro6">
          <table:table-cell table:style-name="Calc_20_Text_20__28_Display_29_" office:value-type="string" calcext:value-type="string">
            <text:p>If you changed the NEWLINE value on the previous tab, </text:p>
            <text:p>And you would like to change it back, that value is:</text:p>
          </table:table-cell>
          <table:table-cell table:number-columns-repeated="53"/>
        </table:table-row>
        <table:table-row table:style-name="ro5">
          <table:table-cell table:style-name="Calc_20_Text_20__28_Display_2c__20_Warning_29_" table:formula="of:=&quot;=CHAR(13)&amp;CHAR(10)&quot;" office:value-type="string" office:string-value="=CHAR(13)&amp;CHAR(10)" calcext:value-type="string">
            <text:p>=CHAR(13)&amp;CHAR(10)</text:p>
          </table:table-cell>
          <table:table-cell table:number-columns-repeated="53"/>
        </table:table-row>
        <table:table-row table:style-name="ro2">
          <table:table-cell table:style-name="Default"/>
          <table:table-cell table:number-columns-repeated="53"/>
        </table:table-row>
        <table:table-row table:style-name="ro5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53"/>
        </table:table-row>
        <table:table-row table:style-name="ro3">
          <table:table-cell table:style-name="Calc_20_Heading_20_2_20__28_Section_29_" office:value-type="string" calcext:value-type="string">
            <text:p>Calendar</text:p>
          </table:table-cell>
          <table:table-cell table:number-columns-repeated="53"/>
        </table:table-row>
        <table:table-row table:style-name="ro7">
          <table:table-cell table:style-name="Default"/>
          <table:table-cell table:style-name="Calc_20_Heading_20_4" office:value-type="string" calcext:value-type="string">
            <text:p>Concat</text:p>
          </table:table-cell>
          <table:table-cell table:number-columns-repeated="52"/>
        </table:table-row>
        <table:table-row table:style-name="ro5">
          <table:table-cell table:style-name="Calc_20_Heading_20_4" office:value-type="string" calcext:value-type="string">
            <text:p>Day Labels</text:p>
          </table:table-cell>
          <table:table-cell table:style-name="Calc_20_Text" table:formula="of:=&quot;| &quot;&amp;COM.MICROSOFT.TEXTJOIN(&quot; | &quot;; TRUE(); [.C11:.I11])&amp;&quot; |&quot;" office:value-type="string" office:string-value="| SUN | MON | TUE | WED | THU | FRI | SAT |" calcext:value-type="string">
            <text:p>| SUN | MON | TUE | WED | THU | FRI | SAT |</text:p>
          </table:table-cell>
          <table:table-cell table:style-name="Calc_20_Text_20__28_Static_29_" office:value-type="string" calcext:value-type="string">
            <text:p>SUN</text:p>
          </table:table-cell>
          <table:table-cell table:style-name="Calc_20_Text_20__28_Static_29_" office:value-type="string" calcext:value-type="string">
            <text:p>MON</text:p>
          </table:table-cell>
          <table:table-cell table:style-name="Calc_20_Text_20__28_Static_29_" office:value-type="string" calcext:value-type="string">
            <text:p>TUE</text:p>
          </table:table-cell>
          <table:table-cell table:style-name="Calc_20_Text_20__28_Static_29_" office:value-type="string" calcext:value-type="string">
            <text:p>WED</text:p>
          </table:table-cell>
          <table:table-cell table:style-name="Calc_20_Text_20__28_Static_29_" office:value-type="string" calcext:value-type="string">
            <text:p>THU</text:p>
          </table:table-cell>
          <table:table-cell table:style-name="Calc_20_Text_20__28_Static_29_" office:value-type="string" calcext:value-type="string">
            <text:p>FRI</text:p>
          </table:table-cell>
          <table:table-cell table:style-name="Calc_20_Text_20__28_Static_29_" office:value-type="string" calcext:value-type="string">
            <text:p>SAT</text:p>
          </table:table-cell>
          <table:table-cell table:number-columns-repeated="45"/>
        </table:table-row>
        <table:table-row table:style-name="ro5">
          <table:table-cell table:style-name="Calc_20_Heading_20_4" office:value-type="string" calcext:value-type="string">
            <text:p>Separator</text:p>
          </table:table-cell>
          <table:table-cell table:style-name="Calc_20_Text" table:formula="of:=&quot;| &quot;&amp;COM.MICROSOFT.TEXTJOIN(&quot; | &quot;; TRUE(); [.C12:.I12])&amp;&quot; |&quot;" office:value-type="string" office:string-value="|  ---  |  ---  |  ---  |  ---  |  ---  |  ---  |  ---  |" calcext:value-type="string">
            <text:p>| <text:s/>--- <text:s/>| <text:s/>--- <text:s/>| <text:s/>--- <text:s/>| <text:s/>--- <text:s/>| <text:s/>--- <text:s/>| <text:s/>--- <text:s/>| <text:s/>--- <text:s/>|</text:p>
          </table:table-cell>
          <table:table-cell table:style-name="Calc_20_Text_20__28_Static_29_" table:formula="of:=&quot; --- &quot;" office:value-type="string" office:string-value=" --- " calcext:value-type="string">
            <text:p><text:s/>--- </text:p>
          </table:table-cell>
          <table:table-cell table:style-name="Calc_20_Text_20__28_Static_29_" table:formula="of:=&quot; --- &quot;" office:value-type="string" office:string-value=" --- " calcext:value-type="string">
            <text:p><text:s/>--- </text:p>
          </table:table-cell>
          <table:table-cell table:style-name="Calc_20_Text_20__28_Static_29_" table:formula="of:=&quot; --- &quot;" office:value-type="string" office:string-value=" --- " calcext:value-type="string">
            <text:p><text:s/>--- </text:p>
          </table:table-cell>
          <table:table-cell table:style-name="Calc_20_Text_20__28_Static_29_" table:formula="of:=&quot; --- &quot;" office:value-type="string" office:string-value=" --- " calcext:value-type="string">
            <text:p><text:s/>--- </text:p>
          </table:table-cell>
          <table:table-cell table:style-name="Calc_20_Text_20__28_Static_29_" table:formula="of:=&quot; --- &quot;" office:value-type="string" office:string-value=" --- " calcext:value-type="string">
            <text:p><text:s/>--- </text:p>
          </table:table-cell>
          <table:table-cell table:style-name="Calc_20_Text_20__28_Static_29_" table:formula="of:=&quot; --- &quot;" office:value-type="string" office:string-value=" --- " calcext:value-type="string">
            <text:p><text:s/>--- </text:p>
          </table:table-cell>
          <table:table-cell table:style-name="Calc_20_Text_20__28_Static_29_" table:formula="of:=&quot; --- &quot;" office:value-type="string" office:string-value=" --- " calcext:value-type="string">
            <text:p><text:s/>--- </text:p>
          </table:table-cell>
          <table:table-cell table:number-columns-repeated="45"/>
        </table:table-row>
        <table:table-row table:style-name="ro2">
          <table:table-cell table:style-name="Default"/>
          <table:table-cell table:number-columns-repeated="53"/>
        </table:table-row>
        <table:table-row table:style-name="ro5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53"/>
        </table:table-row>
        <table:table-row table:style-name="ro3">
          <table:table-cell table:style-name="Calc_20_Heading_20_2_20__28_Section_29_" office:value-type="string" calcext:value-type="string">
            <text:p>Months</text:p>
          </table:table-cell>
          <table:table-cell table:number-columns-repeated="6"/>
          <table:table-cell table:style-name="Calc_20_Heading_20_4" office:value-type="string" calcext:value-type="string">
            <text:p>SUN</text:p>
          </table:table-cell>
          <table:table-cell table:style-name="Calc_20_Heading_20_4" office:value-type="string" calcext:value-type="string">
            <text:p>MON</text:p>
          </table:table-cell>
          <table:table-cell table:style-name="Calc_20_Heading_20_4" office:value-type="string" calcext:value-type="string">
            <text:p>TUE</text:p>
          </table:table-cell>
          <table:table-cell table:style-name="Calc_20_Heading_20_4" office:value-type="string" calcext:value-type="string">
            <text:p>WED</text:p>
          </table:table-cell>
          <table:table-cell table:style-name="Calc_20_Heading_20_4" office:value-type="string" calcext:value-type="string">
            <text:p>THU</text:p>
          </table:table-cell>
          <table:table-cell table:style-name="Calc_20_Heading_20_4" office:value-type="string" calcext:value-type="string">
            <text:p>FRI</text:p>
          </table:table-cell>
          <table:table-cell table:style-name="Calc_20_Heading_20_4" office:value-type="string" calcext:value-type="string">
            <text:p>SAT</text:p>
          </table:table-cell>
          <table:table-cell/>
          <table:table-cell table:style-name="Calc_20_Heading_20_4" office:value-type="string" calcext:value-type="string">
            <text:p>SUN</text:p>
          </table:table-cell>
          <table:table-cell table:style-name="Calc_20_Heading_20_4" office:value-type="string" calcext:value-type="string">
            <text:p>MON</text:p>
          </table:table-cell>
          <table:table-cell table:style-name="Calc_20_Heading_20_4" office:value-type="string" calcext:value-type="string">
            <text:p>TUE</text:p>
          </table:table-cell>
          <table:table-cell table:style-name="Calc_20_Heading_20_4" office:value-type="string" calcext:value-type="string">
            <text:p>WED</text:p>
          </table:table-cell>
          <table:table-cell table:style-name="Calc_20_Heading_20_4" office:value-type="string" calcext:value-type="string">
            <text:p>THU</text:p>
          </table:table-cell>
          <table:table-cell table:style-name="Calc_20_Heading_20_4" office:value-type="string" calcext:value-type="string">
            <text:p>FRI</text:p>
          </table:table-cell>
          <table:table-cell table:style-name="Calc_20_Heading_20_4" office:value-type="string" calcext:value-type="string">
            <text:p>SAT</text:p>
          </table:table-cell>
          <table:table-cell/>
          <table:table-cell table:style-name="Calc_20_Heading_20_4" office:value-type="string" calcext:value-type="string">
            <text:p>SUN</text:p>
          </table:table-cell>
          <table:table-cell table:style-name="Calc_20_Heading_20_4" office:value-type="string" calcext:value-type="string">
            <text:p>MON</text:p>
          </table:table-cell>
          <table:table-cell table:style-name="Calc_20_Heading_20_4" office:value-type="string" calcext:value-type="string">
            <text:p>TUE</text:p>
          </table:table-cell>
          <table:table-cell table:style-name="Calc_20_Heading_20_4" office:value-type="string" calcext:value-type="string">
            <text:p>WED</text:p>
          </table:table-cell>
          <table:table-cell table:style-name="Calc_20_Heading_20_4" office:value-type="string" calcext:value-type="string">
            <text:p>THU</text:p>
          </table:table-cell>
          <table:table-cell table:style-name="Calc_20_Heading_20_4" office:value-type="string" calcext:value-type="string">
            <text:p>FRI</text:p>
          </table:table-cell>
          <table:table-cell table:style-name="Calc_20_Heading_20_4" office:value-type="string" calcext:value-type="string">
            <text:p>SAT</text:p>
          </table:table-cell>
          <table:table-cell/>
          <table:table-cell table:style-name="Calc_20_Heading_20_4" office:value-type="string" calcext:value-type="string">
            <text:p>SUN</text:p>
          </table:table-cell>
          <table:table-cell table:style-name="Calc_20_Heading_20_4" office:value-type="string" calcext:value-type="string">
            <text:p>MON</text:p>
          </table:table-cell>
          <table:table-cell table:style-name="Calc_20_Heading_20_4" office:value-type="string" calcext:value-type="string">
            <text:p>TUE</text:p>
          </table:table-cell>
          <table:table-cell table:style-name="Calc_20_Heading_20_4" office:value-type="string" calcext:value-type="string">
            <text:p>WED</text:p>
          </table:table-cell>
          <table:table-cell table:style-name="Calc_20_Heading_20_4" office:value-type="string" calcext:value-type="string">
            <text:p>THU</text:p>
          </table:table-cell>
          <table:table-cell table:style-name="Calc_20_Heading_20_4" office:value-type="string" calcext:value-type="string">
            <text:p>FRI</text:p>
          </table:table-cell>
          <table:table-cell table:style-name="Calc_20_Heading_20_4" office:value-type="string" calcext:value-type="string">
            <text:p>SAT</text:p>
          </table:table-cell>
          <table:table-cell/>
          <table:table-cell table:style-name="Calc_20_Heading_20_4" office:value-type="string" calcext:value-type="string">
            <text:p>SUN</text:p>
          </table:table-cell>
          <table:table-cell table:style-name="Calc_20_Heading_20_4" office:value-type="string" calcext:value-type="string">
            <text:p>MON</text:p>
          </table:table-cell>
          <table:table-cell table:style-name="Calc_20_Heading_20_4" office:value-type="string" calcext:value-type="string">
            <text:p>TUE</text:p>
          </table:table-cell>
          <table:table-cell table:style-name="Calc_20_Heading_20_4" office:value-type="string" calcext:value-type="string">
            <text:p>WED</text:p>
          </table:table-cell>
          <table:table-cell table:style-name="Calc_20_Heading_20_4" office:value-type="string" calcext:value-type="string">
            <text:p>THU</text:p>
          </table:table-cell>
          <table:table-cell table:style-name="Calc_20_Heading_20_4" office:value-type="string" calcext:value-type="string">
            <text:p>FRI</text:p>
          </table:table-cell>
          <table:table-cell table:style-name="Calc_20_Heading_20_4" office:value-type="string" calcext:value-type="string">
            <text:p>SAT</text:p>
          </table:table-cell>
          <table:table-cell/>
          <table:table-cell table:style-name="Calc_20_Heading_20_4" office:value-type="string" calcext:value-type="string">
            <text:p>SUN</text:p>
          </table:table-cell>
          <table:table-cell table:style-name="Calc_20_Heading_20_4" office:value-type="string" calcext:value-type="string">
            <text:p>MON</text:p>
          </table:table-cell>
          <table:table-cell table:style-name="Calc_20_Heading_20_4" office:value-type="string" calcext:value-type="string">
            <text:p>TUE</text:p>
          </table:table-cell>
          <table:table-cell table:style-name="Calc_20_Heading_20_4" office:value-type="string" calcext:value-type="string">
            <text:p>WED</text:p>
          </table:table-cell>
          <table:table-cell table:style-name="Calc_20_Heading_20_4" office:value-type="string" calcext:value-type="string">
            <text:p>THU</text:p>
          </table:table-cell>
          <table:table-cell table:style-name="Calc_20_Heading_20_4" office:value-type="string" calcext:value-type="string">
            <text:p>FRI</text:p>
          </table:table-cell>
          <table:table-cell table:style-name="Calc_20_Heading_20_4" office:value-type="string" calcext:value-type="string">
            <text:p>SAT</text:p>
          </table:table-cell>
        </table:table-row>
        <table:table-row table:style-name="ro7">
          <table:table-cell table:style-name="Calc_20_Heading_20_4_20__28_Link_29_" table:formula="of:=HYPERLINK(&quot;#MONTH_INDEXES&quot;; &quot;MONTH_INDEXES&quot;)" office:value-type="string" office:string-value="MONTH_INDEXES" calcext:value-type="string">
            <text:p>MONTH_INDEXES</text:p>
          </table:table-cell>
          <table:table-cell table:style-name="Calc_20_Heading_20_4_20__28_Link_29_" table:formula="of:=HYPERLINK(&quot;#MONTH_LABELS&quot;; &quot;MONTH_LABELS&quot;)" office:value-type="string" office:string-value="MONTH_LABELS" calcext:value-type="string">
            <text:p>MONTH_LABELS</text:p>
          </table:table-cell>
          <table:table-cell table:style-name="Calc_20_Heading_20_4_20__28_Link_29_" table:formula="of:=HYPERLINK(&quot;#MONTH_LENGTHS&quot;; &quot;MONTH_LENGTHS&quot;)" office:value-type="string" office:string-value="MONTH_LENGTHS" calcext:value-type="string">
            <text:p>MONTH_LENGTHS</text:p>
          </table:table-cell>
          <table:table-cell table:style-name="Calc_20_Heading_20_4_20__28_Link_29_" table:formula="of:=HYPERLINK(&quot;#MONTH_FIRST_DAY_INDEXES&quot;; &quot;MONTH_FIRST_DAY_INDEXES&quot;)" office:value-type="string" office:string-value="MONTH_FIRST_DAY_INDEXES" calcext:value-type="string">
            <text:p>MONTH_FIRST_DAY_INDEXES</text:p>
          </table:table-cell>
          <table:table-cell table:style-name="Calc_20_Heading_20_4_20__28_Link_29_" table:formula="of:=HYPERLINK(&quot;#MONTH_FIRST_DAY_OFFSETS&quot;; &quot;MONTH_FIRST_DAY_OFFSETS&quot;)" office:value-type="string" office:string-value="MONTH_FIRST_DAY_OFFSETS" calcext:value-type="string">
            <text:p>MONTH_FIRST_DAY_OFFSETS</text:p>
          </table:table-cell>
          <table:table-cell table:style-name="Calc_20_Heading_20_4_20__28_Link_29_" table:formula="of:=HYPERLINK(&quot;#MONTH_FIRST_DAYS&quot;; &quot;MONTH_FIRST_DAYS&quot;)" office:value-type="string" office:string-value="MONTH_FIRST_DAYS" calcext:value-type="string">
            <text:p>MONTH_FIRST_DAYS</text:p>
          </table:table-cell>
          <table:table-cell table:style-name="Calc_20_Heading_20_4" office:value-type="string" calcext:value-type="string">
            <text:p>Conca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NEWLIN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NEWLINE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NEWLINE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NEWLINE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EWLINE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" table:formula="of:=TEXT(DATE(2000; [.A17]; 1);&quot;MMMM&quot;)" office:value-type="string" office:string-value="January" calcext:value-type="string">
            <text:p>January</text:p>
          </table:table-cell>
          <table:table-cell table:style-name="Calc_20_Text" table:formula="of:=DAY(DATE(YEAR(JOURNAL_YEAR&amp;&quot;-&quot;&amp;[.B17]&amp;&quot;-01&quot;);MONTH(JOURNAL_YEAR&amp;&quot;-&quot;&amp;[.B17]&amp;&quot;-01&quot;)+1;0))" office:value-type="float" office:value="31" calcext:value-type="float">
            <text:p>31</text:p>
          </table:table-cell>
          <table:table-cell table:style-name="Calc_20_Text" table:formula="of:=WEEKDAY(JOURNAL_YEAR&amp;&quot;-&quot;&amp;[.B17]&amp;&quot;-01&quot;;2)" office:value-type="float" office:value="1" calcext:value-type="float">
            <text:p>1</text:p>
          </table:table-cell>
          <table:table-cell table:style-name="Calc_20_Text" table:formula="of:=IF([.D17]=7; 0; [.D17])" office:value-type="float" office:value="1" calcext:value-type="float">
            <text:p>1</text:p>
          </table:table-cell>
          <table:table-cell table:style-name="ce2" table:formula="of:=CHOOSE([.D17];&quot;Monday&quot;; &quot;Tuesday&quot;; &quot;Wednesday&quot;;&quot;Thursday&quot;;&quot;Friday&quot;;&quot;Saturday&quot;;&quot;Sunday&quot;)" office:value-type="string" office:string-value="Monday" calcext:value-type="string">
            <text:p>Monday</text:p>
          </table:table-cell>
          <table:table-cell table:style-name="ce2" table:formula="of:=[.B$11]&amp;NEWLINE&amp;[.B$12]&amp;NEWLINE&amp;&quot;|&quot;&amp;COM.MICROSOFT.TEXTJOIN(&quot;|&quot;; TRUE(); [.H17:.BB17])" office:value-type="string" office:string-value="| SUN | MON | TUE | WED | THU | FRI | SAT |&#13;&#10;|  ---  |  ---  |  ---  |  ---  |  ---  |  ---  |  ---  |&#13;&#10;|    | [[2024-01-01\|01]] | [[2024-01-02\|02]] | [[2024-01-03\|03]] | [[2024-01-04\|04]] | [[2024-01-05\|05]] | [[2024-01-06\|06]] |&#13;&#10;| [[2024-01-07\|07]] | [[2024-01-08\|08]] | [[2024-01-09\|09]] | [[2024-01-10\|10]] | [[2024-01-11\|11]] | [[2024-01-12\|12]] | [[2024-01-13\|13]] |&#13;&#10;| [[2024-01-14\|14]] | [[2024-01-15\|15]] | [[2024-01-16\|16]] | [[2024-01-17\|17]] | [[2024-01-18\|18]] | [[2024-01-19\|19]] | [[2024-01-20\|20]] |&#13;&#10;| [[2024-01-21\|21]] | [[2024-01-22\|22]] | [[2024-01-23\|23]] | [[2024-01-24\|24]] | [[2024-01-25\|25]] | [[2024-01-26\|26]] | [[2024-01-27\|27]] |&#13;&#10;| [[2024-01-28\|28]] | [[2024-01-29\|29]] | [[2024-01-30\|30]] | [[2024-01-31\|31]] |    |    |    |&#13;&#10;" calcext:value-type="string">
            <text:p>| SUN | MON | TUE | WED | THU | FRI | SAT |</text:p>
            <text:p>|  ---  |  ---  |  ---  |  ---  |  ---  |  ---  |  ---  |</text:p>
            <text:p>|    | [[2024-01-01\|01]] | [[2024-01-02\|02]] | [[2024-01-03\|03]] | [[2024-01-04\|04]] | [[2024-01-05\|05]] | [[2024-01-06\|06]] |</text:p>
            <text:p>| [[2024-01-07\|07]] | [[2024-01-08\|08]] | [[2024-01-09\|09]] | [[2024-01-10\|10]] | [[2024-01-11\|11]] | [[2024-01-12\|12]] | [[2024-01-13\|13]] |</text:p>
            <text:p>| [[2024-01-14\|14]] | [[2024-01-15\|15]] | [[2024-01-16\|16]] | [[2024-01-17\|17]] | [[2024-01-18\|18]] | [[2024-01-19\|19]] | [[2024-01-20\|20]] |</text:p>
            <text:p>| [[2024-01-21\|21]] | [[2024-01-22\|22]] | [[2024-01-23\|23]] | [[2024-01-24\|24]] | [[2024-01-25\|25]] | [[2024-01-26\|26]] | [[2024-01-27\|27]] |</text:p>
            <text:p>| [[2024-01-28\|28]] | [[2024-01-29\|29]] | [[2024-01-30\|30]] | [[2024-01-31\|31]] |    |    |    |</text:p>
            <text:p/>
          </table:table-cell>
          <table:table-cell table:style-name="ce2" table:formula="of:=IF([.H$16]=&quot;NEWLINE&quot;; NEWLINE; IF([.H$16]&lt;=[.$E17]; &quot;    &quot;; IF(AND(([.H$16]-[.$E17])&gt;0; ([.H$16]-[.$E17])&lt;=[.$C17]); &quot; [[&quot;&amp;JOURNAL_YEAR&amp;&quot;-&quot;&amp;TEXT([.$A17]; &quot;00&quot;)&amp;&quot;-&quot;&amp;TEXT([.H$16]-[.$E17]; &quot;00&quot;)&amp;&quot;\|&quot;&amp;TEXT([.H$16]-[.$E17]; &quot;00&quot;)&amp;&quot;]] &quot;; IF(OR([.$C17]+[.$E17]&gt;35; [.H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I$16]=&quot;NEWLINE&quot;; NEWLINE; IF([.I$16]&lt;=[.$E17]; &quot;    &quot;; IF(AND(([.I$16]-[.$E17])&gt;0; ([.I$16]-[.$E17])&lt;=[.$C17]); &quot; [[&quot;&amp;JOURNAL_YEAR&amp;&quot;-&quot;&amp;TEXT([.$A17]; &quot;00&quot;)&amp;&quot;-&quot;&amp;TEXT([.I$16]-[.$E17]; &quot;00&quot;)&amp;&quot;\|&quot;&amp;TEXT([.I$16]-[.$E17]; &quot;00&quot;)&amp;&quot;]] &quot;; IF(OR([.$C17]+[.$E17]&gt;35; [.I$16]&lt;=35); &quot;    &quot;; &quot;&quot;))))" office:value-type="string" office:string-value=" [[2024-01-01\|01]] " calcext:value-type="string">
            <text:p><text:s/>[[2024-01-01\|01]] </text:p>
          </table:table-cell>
          <table:table-cell table:style-name="ce2" table:formula="of:=IF([.J$16]=&quot;NEWLINE&quot;; NEWLINE; IF([.J$16]&lt;=[.$E17]; &quot;    &quot;; IF(AND(([.J$16]-[.$E17])&gt;0; ([.J$16]-[.$E17])&lt;=[.$C17]); &quot; [[&quot;&amp;JOURNAL_YEAR&amp;&quot;-&quot;&amp;TEXT([.$A17]; &quot;00&quot;)&amp;&quot;-&quot;&amp;TEXT([.J$16]-[.$E17]; &quot;00&quot;)&amp;&quot;\|&quot;&amp;TEXT([.J$16]-[.$E17]; &quot;00&quot;)&amp;&quot;]] &quot;; IF(OR([.$C17]+[.$E17]&gt;35; [.J$16]&lt;=35); &quot;    &quot;; &quot;&quot;))))" office:value-type="string" office:string-value=" [[2024-01-02\|02]] " calcext:value-type="string">
            <text:p><text:s/>[[2024-01-02\|02]] </text:p>
          </table:table-cell>
          <table:table-cell table:style-name="ce2" table:formula="of:=IF([.K$16]=&quot;NEWLINE&quot;; NEWLINE; IF([.K$16]&lt;=[.$E17]; &quot;    &quot;; IF(AND(([.K$16]-[.$E17])&gt;0; ([.K$16]-[.$E17])&lt;=[.$C17]); &quot; [[&quot;&amp;JOURNAL_YEAR&amp;&quot;-&quot;&amp;TEXT([.$A17]; &quot;00&quot;)&amp;&quot;-&quot;&amp;TEXT([.K$16]-[.$E17]; &quot;00&quot;)&amp;&quot;\|&quot;&amp;TEXT([.K$16]-[.$E17]; &quot;00&quot;)&amp;&quot;]] &quot;; IF(OR([.$C17]+[.$E17]&gt;35; [.K$16]&lt;=35); &quot;    &quot;; &quot;&quot;))))" office:value-type="string" office:string-value=" [[2024-01-03\|03]] " calcext:value-type="string">
            <text:p><text:s/>[[2024-01-03\|03]] </text:p>
          </table:table-cell>
          <table:table-cell table:style-name="ce2" table:formula="of:=IF([.L$16]=&quot;NEWLINE&quot;; NEWLINE; IF([.L$16]&lt;=[.$E17]; &quot;    &quot;; IF(AND(([.L$16]-[.$E17])&gt;0; ([.L$16]-[.$E17])&lt;=[.$C17]); &quot; [[&quot;&amp;JOURNAL_YEAR&amp;&quot;-&quot;&amp;TEXT([.$A17]; &quot;00&quot;)&amp;&quot;-&quot;&amp;TEXT([.L$16]-[.$E17]; &quot;00&quot;)&amp;&quot;\|&quot;&amp;TEXT([.L$16]-[.$E17]; &quot;00&quot;)&amp;&quot;]] &quot;; IF(OR([.$C17]+[.$E17]&gt;35; [.L$16]&lt;=35); &quot;    &quot;; &quot;&quot;))))" office:value-type="string" office:string-value=" [[2024-01-04\|04]] " calcext:value-type="string">
            <text:p><text:s/>[[2024-01-04\|04]] </text:p>
          </table:table-cell>
          <table:table-cell table:style-name="ce2" table:formula="of:=IF([.M$16]=&quot;NEWLINE&quot;; NEWLINE; IF([.M$16]&lt;=[.$E17]; &quot;    &quot;; IF(AND(([.M$16]-[.$E17])&gt;0; ([.M$16]-[.$E17])&lt;=[.$C17]); &quot; [[&quot;&amp;JOURNAL_YEAR&amp;&quot;-&quot;&amp;TEXT([.$A17]; &quot;00&quot;)&amp;&quot;-&quot;&amp;TEXT([.M$16]-[.$E17]; &quot;00&quot;)&amp;&quot;\|&quot;&amp;TEXT([.M$16]-[.$E17]; &quot;00&quot;)&amp;&quot;]] &quot;; IF(OR([.$C17]+[.$E17]&gt;35; [.M$16]&lt;=35); &quot;    &quot;; &quot;&quot;))))" office:value-type="string" office:string-value=" [[2024-01-05\|05]] " calcext:value-type="string">
            <text:p><text:s/>[[2024-01-05\|05]] </text:p>
          </table:table-cell>
          <table:table-cell table:style-name="ce2" table:formula="of:=IF([.N$16]=&quot;NEWLINE&quot;; NEWLINE; IF([.N$16]&lt;=[.$E17]; &quot;    &quot;; IF(AND(([.N$16]-[.$E17])&gt;0; ([.N$16]-[.$E17])&lt;=[.$C17]); &quot; [[&quot;&amp;JOURNAL_YEAR&amp;&quot;-&quot;&amp;TEXT([.$A17]; &quot;00&quot;)&amp;&quot;-&quot;&amp;TEXT([.N$16]-[.$E17]; &quot;00&quot;)&amp;&quot;\|&quot;&amp;TEXT([.N$16]-[.$E17]; &quot;00&quot;)&amp;&quot;]] &quot;; IF(OR([.$C17]+[.$E17]&gt;35; [.N$16]&lt;=35); &quot;    &quot;; &quot;&quot;))))" office:value-type="string" office:string-value=" [[2024-01-06\|06]] " calcext:value-type="string">
            <text:p><text:s/>[[2024-01-06\|06]] </text:p>
          </table:table-cell>
          <table:table-cell table:style-name="ce2" table:formula="of:=IF([.O$16]=&quot;NEWLINE&quot;; NEWLINE; IF([.O$16]&lt;=[.$E17]; &quot;    &quot;; IF(AND(([.O$16]-[.$E17])&gt;0; ([.O$16]-[.$E17])&lt;=[.$C17]); &quot; [[&quot;&amp;JOURNAL_YEAR&amp;&quot;-&quot;&amp;TEXT([.$A17]; &quot;00&quot;)&amp;&quot;-&quot;&amp;TEXT([.O$16]-[.$E17]; &quot;00&quot;)&amp;&quot;\|&quot;&amp;TEXT([.O$16]-[.$E17]; &quot;00&quot;)&amp;&quot;]] &quot;; IF(OR([.$C17]+[.$E17]&gt;35; [.O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6]=&quot;NEWLINE&quot;; NEWLINE; IF([.P$16]&lt;=[.$E17]; &quot;    &quot;; IF(AND(([.P$16]-[.$E17])&gt;0; ([.P$16]-[.$E17])&lt;=[.$C17]); &quot; [[&quot;&amp;JOURNAL_YEAR&amp;&quot;-&quot;&amp;TEXT([.$A17]; &quot;00&quot;)&amp;&quot;-&quot;&amp;TEXT([.P$16]-[.$E17]; &quot;00&quot;)&amp;&quot;\|&quot;&amp;TEXT([.P$16]-[.$E17]; &quot;00&quot;)&amp;&quot;]] &quot;; IF(OR([.$C17]+[.$E17]&gt;35; [.P$16]&lt;=35); &quot;    &quot;; &quot;&quot;))))" office:value-type="string" office:string-value=" [[2024-01-07\|07]] " calcext:value-type="string">
            <text:p><text:s/>[[2024-01-07\|07]] </text:p>
          </table:table-cell>
          <table:table-cell table:style-name="ce2" table:formula="of:=IF([.Q$16]=&quot;NEWLINE&quot;; NEWLINE; IF([.Q$16]&lt;=[.$E17]; &quot;    &quot;; IF(AND(([.Q$16]-[.$E17])&gt;0; ([.Q$16]-[.$E17])&lt;=[.$C17]); &quot; [[&quot;&amp;JOURNAL_YEAR&amp;&quot;-&quot;&amp;TEXT([.$A17]; &quot;00&quot;)&amp;&quot;-&quot;&amp;TEXT([.Q$16]-[.$E17]; &quot;00&quot;)&amp;&quot;\|&quot;&amp;TEXT([.Q$16]-[.$E17]; &quot;00&quot;)&amp;&quot;]] &quot;; IF(OR([.$C17]+[.$E17]&gt;35; [.Q$16]&lt;=35); &quot;    &quot;; &quot;&quot;))))" office:value-type="string" office:string-value=" [[2024-01-08\|08]] " calcext:value-type="string">
            <text:p><text:s/>[[2024-01-08\|08]] </text:p>
          </table:table-cell>
          <table:table-cell table:style-name="ce2" table:formula="of:=IF([.R$16]=&quot;NEWLINE&quot;; NEWLINE; IF([.R$16]&lt;=[.$E17]; &quot;    &quot;; IF(AND(([.R$16]-[.$E17])&gt;0; ([.R$16]-[.$E17])&lt;=[.$C17]); &quot; [[&quot;&amp;JOURNAL_YEAR&amp;&quot;-&quot;&amp;TEXT([.$A17]; &quot;00&quot;)&amp;&quot;-&quot;&amp;TEXT([.R$16]-[.$E17]; &quot;00&quot;)&amp;&quot;\|&quot;&amp;TEXT([.R$16]-[.$E17]; &quot;00&quot;)&amp;&quot;]] &quot;; IF(OR([.$C17]+[.$E17]&gt;35; [.R$16]&lt;=35); &quot;    &quot;; &quot;&quot;))))" office:value-type="string" office:string-value=" [[2024-01-09\|09]] " calcext:value-type="string">
            <text:p><text:s/>[[2024-01-09\|09]] </text:p>
          </table:table-cell>
          <table:table-cell table:style-name="ce2" table:formula="of:=IF([.S$16]=&quot;NEWLINE&quot;; NEWLINE; IF([.S$16]&lt;=[.$E17]; &quot;    &quot;; IF(AND(([.S$16]-[.$E17])&gt;0; ([.S$16]-[.$E17])&lt;=[.$C17]); &quot; [[&quot;&amp;JOURNAL_YEAR&amp;&quot;-&quot;&amp;TEXT([.$A17]; &quot;00&quot;)&amp;&quot;-&quot;&amp;TEXT([.S$16]-[.$E17]; &quot;00&quot;)&amp;&quot;\|&quot;&amp;TEXT([.S$16]-[.$E17]; &quot;00&quot;)&amp;&quot;]] &quot;; IF(OR([.$C17]+[.$E17]&gt;35; [.S$16]&lt;=35); &quot;    &quot;; &quot;&quot;))))" office:value-type="string" office:string-value=" [[2024-01-10\|10]] " calcext:value-type="string">
            <text:p><text:s/>[[2024-01-10\|10]] </text:p>
          </table:table-cell>
          <table:table-cell table:style-name="ce2" table:formula="of:=IF([.T$16]=&quot;NEWLINE&quot;; NEWLINE; IF([.T$16]&lt;=[.$E17]; &quot;    &quot;; IF(AND(([.T$16]-[.$E17])&gt;0; ([.T$16]-[.$E17])&lt;=[.$C17]); &quot; [[&quot;&amp;JOURNAL_YEAR&amp;&quot;-&quot;&amp;TEXT([.$A17]; &quot;00&quot;)&amp;&quot;-&quot;&amp;TEXT([.T$16]-[.$E17]; &quot;00&quot;)&amp;&quot;\|&quot;&amp;TEXT([.T$16]-[.$E17]; &quot;00&quot;)&amp;&quot;]] &quot;; IF(OR([.$C17]+[.$E17]&gt;35; [.T$16]&lt;=35); &quot;    &quot;; &quot;&quot;))))" office:value-type="string" office:string-value=" [[2024-01-11\|11]] " calcext:value-type="string">
            <text:p><text:s/>[[2024-01-11\|11]] </text:p>
          </table:table-cell>
          <table:table-cell table:style-name="ce2" table:formula="of:=IF([.U$16]=&quot;NEWLINE&quot;; NEWLINE; IF([.U$16]&lt;=[.$E17]; &quot;    &quot;; IF(AND(([.U$16]-[.$E17])&gt;0; ([.U$16]-[.$E17])&lt;=[.$C17]); &quot; [[&quot;&amp;JOURNAL_YEAR&amp;&quot;-&quot;&amp;TEXT([.$A17]; &quot;00&quot;)&amp;&quot;-&quot;&amp;TEXT([.U$16]-[.$E17]; &quot;00&quot;)&amp;&quot;\|&quot;&amp;TEXT([.U$16]-[.$E17]; &quot;00&quot;)&amp;&quot;]] &quot;; IF(OR([.$C17]+[.$E17]&gt;35; [.U$16]&lt;=35); &quot;    &quot;; &quot;&quot;))))" office:value-type="string" office:string-value=" [[2024-01-12\|12]] " calcext:value-type="string">
            <text:p><text:s/>[[2024-01-12\|12]] </text:p>
          </table:table-cell>
          <table:table-cell table:style-name="ce2" table:formula="of:=IF([.V$16]=&quot;NEWLINE&quot;; NEWLINE; IF([.V$16]&lt;=[.$E17]; &quot;    &quot;; IF(AND(([.V$16]-[.$E17])&gt;0; ([.V$16]-[.$E17])&lt;=[.$C17]); &quot; [[&quot;&amp;JOURNAL_YEAR&amp;&quot;-&quot;&amp;TEXT([.$A17]; &quot;00&quot;)&amp;&quot;-&quot;&amp;TEXT([.V$16]-[.$E17]; &quot;00&quot;)&amp;&quot;\|&quot;&amp;TEXT([.V$16]-[.$E17]; &quot;00&quot;)&amp;&quot;]] &quot;; IF(OR([.$C17]+[.$E17]&gt;35; [.V$16]&lt;=35); &quot;    &quot;; &quot;&quot;))))" office:value-type="string" office:string-value=" [[2024-01-13\|13]] " calcext:value-type="string">
            <text:p><text:s/>[[2024-01-13\|13]] </text:p>
          </table:table-cell>
          <table:table-cell table:style-name="ce2" table:formula="of:=IF([.W$16]=&quot;NEWLINE&quot;; NEWLINE; IF([.W$16]&lt;=[.$E17]; &quot;    &quot;; IF(AND(([.W$16]-[.$E17])&gt;0; ([.W$16]-[.$E17])&lt;=[.$C17]); &quot; [[&quot;&amp;JOURNAL_YEAR&amp;&quot;-&quot;&amp;TEXT([.$A17]; &quot;00&quot;)&amp;&quot;-&quot;&amp;TEXT([.W$16]-[.$E17]; &quot;00&quot;)&amp;&quot;\|&quot;&amp;TEXT([.W$16]-[.$E17]; &quot;00&quot;)&amp;&quot;]] &quot;; IF(OR([.$C17]+[.$E17]&gt;35; [.W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6]=&quot;NEWLINE&quot;; NEWLINE; IF([.X$16]&lt;=[.$E17]; &quot;    &quot;; IF(AND(([.X$16]-[.$E17])&gt;0; ([.X$16]-[.$E17])&lt;=[.$C17]); &quot; [[&quot;&amp;JOURNAL_YEAR&amp;&quot;-&quot;&amp;TEXT([.$A17]; &quot;00&quot;)&amp;&quot;-&quot;&amp;TEXT([.X$16]-[.$E17]; &quot;00&quot;)&amp;&quot;\|&quot;&amp;TEXT([.X$16]-[.$E17]; &quot;00&quot;)&amp;&quot;]] &quot;; IF(OR([.$C17]+[.$E17]&gt;35; [.X$16]&lt;=35); &quot;    &quot;; &quot;&quot;))))" office:value-type="string" office:string-value=" [[2024-01-14\|14]] " calcext:value-type="string">
            <text:p><text:s/>[[2024-01-14\|14]] </text:p>
          </table:table-cell>
          <table:table-cell table:style-name="ce2" table:formula="of:=IF([.Y$16]=&quot;NEWLINE&quot;; NEWLINE; IF([.Y$16]&lt;=[.$E17]; &quot;    &quot;; IF(AND(([.Y$16]-[.$E17])&gt;0; ([.Y$16]-[.$E17])&lt;=[.$C17]); &quot; [[&quot;&amp;JOURNAL_YEAR&amp;&quot;-&quot;&amp;TEXT([.$A17]; &quot;00&quot;)&amp;&quot;-&quot;&amp;TEXT([.Y$16]-[.$E17]; &quot;00&quot;)&amp;&quot;\|&quot;&amp;TEXT([.Y$16]-[.$E17]; &quot;00&quot;)&amp;&quot;]] &quot;; IF(OR([.$C17]+[.$E17]&gt;35; [.Y$16]&lt;=35); &quot;    &quot;; &quot;&quot;))))" office:value-type="string" office:string-value=" [[2024-01-15\|15]] " calcext:value-type="string">
            <text:p><text:s/>[[2024-01-15\|15]] </text:p>
          </table:table-cell>
          <table:table-cell table:style-name="ce2" table:formula="of:=IF([.Z$16]=&quot;NEWLINE&quot;; NEWLINE; IF([.Z$16]&lt;=[.$E17]; &quot;    &quot;; IF(AND(([.Z$16]-[.$E17])&gt;0; ([.Z$16]-[.$E17])&lt;=[.$C17]); &quot; [[&quot;&amp;JOURNAL_YEAR&amp;&quot;-&quot;&amp;TEXT([.$A17]; &quot;00&quot;)&amp;&quot;-&quot;&amp;TEXT([.Z$16]-[.$E17]; &quot;00&quot;)&amp;&quot;\|&quot;&amp;TEXT([.Z$16]-[.$E17]; &quot;00&quot;)&amp;&quot;]] &quot;; IF(OR([.$C17]+[.$E17]&gt;35; [.Z$16]&lt;=35); &quot;    &quot;; &quot;&quot;))))" office:value-type="string" office:string-value=" [[2024-01-16\|16]] " calcext:value-type="string">
            <text:p><text:s/>[[2024-01-16\|16]] </text:p>
          </table:table-cell>
          <table:table-cell table:style-name="ce2" table:formula="of:=IF([.AA$16]=&quot;NEWLINE&quot;; NEWLINE; IF([.AA$16]&lt;=[.$E17]; &quot;    &quot;; IF(AND(([.AA$16]-[.$E17])&gt;0; ([.AA$16]-[.$E17])&lt;=[.$C17]); &quot; [[&quot;&amp;JOURNAL_YEAR&amp;&quot;-&quot;&amp;TEXT([.$A17]; &quot;00&quot;)&amp;&quot;-&quot;&amp;TEXT([.AA$16]-[.$E17]; &quot;00&quot;)&amp;&quot;\|&quot;&amp;TEXT([.AA$16]-[.$E17]; &quot;00&quot;)&amp;&quot;]] &quot;; IF(OR([.$C17]+[.$E17]&gt;35; [.AA$16]&lt;=35); &quot;    &quot;; &quot;&quot;))))" office:value-type="string" office:string-value=" [[2024-01-17\|17]] " calcext:value-type="string">
            <text:p><text:s/>[[2024-01-17\|17]] </text:p>
          </table:table-cell>
          <table:table-cell table:style-name="ce2" table:formula="of:=IF([.AB$16]=&quot;NEWLINE&quot;; NEWLINE; IF([.AB$16]&lt;=[.$E17]; &quot;    &quot;; IF(AND(([.AB$16]-[.$E17])&gt;0; ([.AB$16]-[.$E17])&lt;=[.$C17]); &quot; [[&quot;&amp;JOURNAL_YEAR&amp;&quot;-&quot;&amp;TEXT([.$A17]; &quot;00&quot;)&amp;&quot;-&quot;&amp;TEXT([.AB$16]-[.$E17]; &quot;00&quot;)&amp;&quot;\|&quot;&amp;TEXT([.AB$16]-[.$E17]; &quot;00&quot;)&amp;&quot;]] &quot;; IF(OR([.$C17]+[.$E17]&gt;35; [.AB$16]&lt;=35); &quot;    &quot;; &quot;&quot;))))" office:value-type="string" office:string-value=" [[2024-01-18\|18]] " calcext:value-type="string">
            <text:p><text:s/>[[2024-01-18\|18]] </text:p>
          </table:table-cell>
          <table:table-cell table:style-name="ce2" table:formula="of:=IF([.AC$16]=&quot;NEWLINE&quot;; NEWLINE; IF([.AC$16]&lt;=[.$E17]; &quot;    &quot;; IF(AND(([.AC$16]-[.$E17])&gt;0; ([.AC$16]-[.$E17])&lt;=[.$C17]); &quot; [[&quot;&amp;JOURNAL_YEAR&amp;&quot;-&quot;&amp;TEXT([.$A17]; &quot;00&quot;)&amp;&quot;-&quot;&amp;TEXT([.AC$16]-[.$E17]; &quot;00&quot;)&amp;&quot;\|&quot;&amp;TEXT([.AC$16]-[.$E17]; &quot;00&quot;)&amp;&quot;]] &quot;; IF(OR([.$C17]+[.$E17]&gt;35; [.AC$16]&lt;=35); &quot;    &quot;; &quot;&quot;))))" office:value-type="string" office:string-value=" [[2024-01-19\|19]] " calcext:value-type="string">
            <text:p><text:s/>[[2024-01-19\|19]] </text:p>
          </table:table-cell>
          <table:table-cell table:style-name="ce2" table:formula="of:=IF([.AD$16]=&quot;NEWLINE&quot;; NEWLINE; IF([.AD$16]&lt;=[.$E17]; &quot;    &quot;; IF(AND(([.AD$16]-[.$E17])&gt;0; ([.AD$16]-[.$E17])&lt;=[.$C17]); &quot; [[&quot;&amp;JOURNAL_YEAR&amp;&quot;-&quot;&amp;TEXT([.$A17]; &quot;00&quot;)&amp;&quot;-&quot;&amp;TEXT([.AD$16]-[.$E17]; &quot;00&quot;)&amp;&quot;\|&quot;&amp;TEXT([.AD$16]-[.$E17]; &quot;00&quot;)&amp;&quot;]] &quot;; IF(OR([.$C17]+[.$E17]&gt;35; [.AD$16]&lt;=35); &quot;    &quot;; &quot;&quot;))))" office:value-type="string" office:string-value=" [[2024-01-20\|20]] " calcext:value-type="string">
            <text:p><text:s/>[[2024-01-20\|20]] </text:p>
          </table:table-cell>
          <table:table-cell table:style-name="ce2" table:formula="of:=IF([.AE$16]=&quot;NEWLINE&quot;; NEWLINE; IF([.AE$16]&lt;=[.$E17]; &quot;    &quot;; IF(AND(([.AE$16]-[.$E17])&gt;0; ([.AE$16]-[.$E17])&lt;=[.$C17]); &quot; [[&quot;&amp;JOURNAL_YEAR&amp;&quot;-&quot;&amp;TEXT([.$A17]; &quot;00&quot;)&amp;&quot;-&quot;&amp;TEXT([.AE$16]-[.$E17]; &quot;00&quot;)&amp;&quot;\|&quot;&amp;TEXT([.AE$16]-[.$E17]; &quot;00&quot;)&amp;&quot;]] &quot;; IF(OR([.$C17]+[.$E17]&gt;35; [.AE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6]=&quot;NEWLINE&quot;; NEWLINE; IF([.AF$16]&lt;=[.$E17]; &quot;    &quot;; IF(AND(([.AF$16]-[.$E17])&gt;0; ([.AF$16]-[.$E17])&lt;=[.$C17]); &quot; [[&quot;&amp;JOURNAL_YEAR&amp;&quot;-&quot;&amp;TEXT([.$A17]; &quot;00&quot;)&amp;&quot;-&quot;&amp;TEXT([.AF$16]-[.$E17]; &quot;00&quot;)&amp;&quot;\|&quot;&amp;TEXT([.AF$16]-[.$E17]; &quot;00&quot;)&amp;&quot;]] &quot;; IF(OR([.$C17]+[.$E17]&gt;35; [.AF$16]&lt;=35); &quot;    &quot;; &quot;&quot;))))" office:value-type="string" office:string-value=" [[2024-01-21\|21]] " calcext:value-type="string">
            <text:p><text:s/>[[2024-01-21\|21]] </text:p>
          </table:table-cell>
          <table:table-cell table:style-name="ce2" table:formula="of:=IF([.AG$16]=&quot;NEWLINE&quot;; NEWLINE; IF([.AG$16]&lt;=[.$E17]; &quot;    &quot;; IF(AND(([.AG$16]-[.$E17])&gt;0; ([.AG$16]-[.$E17])&lt;=[.$C17]); &quot; [[&quot;&amp;JOURNAL_YEAR&amp;&quot;-&quot;&amp;TEXT([.$A17]; &quot;00&quot;)&amp;&quot;-&quot;&amp;TEXT([.AG$16]-[.$E17]; &quot;00&quot;)&amp;&quot;\|&quot;&amp;TEXT([.AG$16]-[.$E17]; &quot;00&quot;)&amp;&quot;]] &quot;; IF(OR([.$C17]+[.$E17]&gt;35; [.AG$16]&lt;=35); &quot;    &quot;; &quot;&quot;))))" office:value-type="string" office:string-value=" [[2024-01-22\|22]] " calcext:value-type="string">
            <text:p><text:s/>[[2024-01-22\|22]] </text:p>
          </table:table-cell>
          <table:table-cell table:style-name="ce2" table:formula="of:=IF([.AH$16]=&quot;NEWLINE&quot;; NEWLINE; IF([.AH$16]&lt;=[.$E17]; &quot;    &quot;; IF(AND(([.AH$16]-[.$E17])&gt;0; ([.AH$16]-[.$E17])&lt;=[.$C17]); &quot; [[&quot;&amp;JOURNAL_YEAR&amp;&quot;-&quot;&amp;TEXT([.$A17]; &quot;00&quot;)&amp;&quot;-&quot;&amp;TEXT([.AH$16]-[.$E17]; &quot;00&quot;)&amp;&quot;\|&quot;&amp;TEXT([.AH$16]-[.$E17]; &quot;00&quot;)&amp;&quot;]] &quot;; IF(OR([.$C17]+[.$E17]&gt;35; [.AH$16]&lt;=35); &quot;    &quot;; &quot;&quot;))))" office:value-type="string" office:string-value=" [[2024-01-23\|23]] " calcext:value-type="string">
            <text:p><text:s/>[[2024-01-23\|23]] </text:p>
          </table:table-cell>
          <table:table-cell table:style-name="ce2" table:formula="of:=IF([.AI$16]=&quot;NEWLINE&quot;; NEWLINE; IF([.AI$16]&lt;=[.$E17]; &quot;    &quot;; IF(AND(([.AI$16]-[.$E17])&gt;0; ([.AI$16]-[.$E17])&lt;=[.$C17]); &quot; [[&quot;&amp;JOURNAL_YEAR&amp;&quot;-&quot;&amp;TEXT([.$A17]; &quot;00&quot;)&amp;&quot;-&quot;&amp;TEXT([.AI$16]-[.$E17]; &quot;00&quot;)&amp;&quot;\|&quot;&amp;TEXT([.AI$16]-[.$E17]; &quot;00&quot;)&amp;&quot;]] &quot;; IF(OR([.$C17]+[.$E17]&gt;35; [.AI$16]&lt;=35); &quot;    &quot;; &quot;&quot;))))" office:value-type="string" office:string-value=" [[2024-01-24\|24]] " calcext:value-type="string">
            <text:p><text:s/>[[2024-01-24\|24]] </text:p>
          </table:table-cell>
          <table:table-cell table:style-name="ce2" table:formula="of:=IF([.AJ$16]=&quot;NEWLINE&quot;; NEWLINE; IF([.AJ$16]&lt;=[.$E17]; &quot;    &quot;; IF(AND(([.AJ$16]-[.$E17])&gt;0; ([.AJ$16]-[.$E17])&lt;=[.$C17]); &quot; [[&quot;&amp;JOURNAL_YEAR&amp;&quot;-&quot;&amp;TEXT([.$A17]; &quot;00&quot;)&amp;&quot;-&quot;&amp;TEXT([.AJ$16]-[.$E17]; &quot;00&quot;)&amp;&quot;\|&quot;&amp;TEXT([.AJ$16]-[.$E17]; &quot;00&quot;)&amp;&quot;]] &quot;; IF(OR([.$C17]+[.$E17]&gt;35; [.AJ$16]&lt;=35); &quot;    &quot;; &quot;&quot;))))" office:value-type="string" office:string-value=" [[2024-01-25\|25]] " calcext:value-type="string">
            <text:p><text:s/>[[2024-01-25\|25]] </text:p>
          </table:table-cell>
          <table:table-cell table:style-name="ce2" table:formula="of:=IF([.AK$16]=&quot;NEWLINE&quot;; NEWLINE; IF([.AK$16]&lt;=[.$E17]; &quot;    &quot;; IF(AND(([.AK$16]-[.$E17])&gt;0; ([.AK$16]-[.$E17])&lt;=[.$C17]); &quot; [[&quot;&amp;JOURNAL_YEAR&amp;&quot;-&quot;&amp;TEXT([.$A17]; &quot;00&quot;)&amp;&quot;-&quot;&amp;TEXT([.AK$16]-[.$E17]; &quot;00&quot;)&amp;&quot;\|&quot;&amp;TEXT([.AK$16]-[.$E17]; &quot;00&quot;)&amp;&quot;]] &quot;; IF(OR([.$C17]+[.$E17]&gt;35; [.AK$16]&lt;=35); &quot;    &quot;; &quot;&quot;))))" office:value-type="string" office:string-value=" [[2024-01-26\|26]] " calcext:value-type="string">
            <text:p><text:s/>[[2024-01-26\|26]] </text:p>
          </table:table-cell>
          <table:table-cell table:style-name="ce2" table:formula="of:=IF([.AL$16]=&quot;NEWLINE&quot;; NEWLINE; IF([.AL$16]&lt;=[.$E17]; &quot;    &quot;; IF(AND(([.AL$16]-[.$E17])&gt;0; ([.AL$16]-[.$E17])&lt;=[.$C17]); &quot; [[&quot;&amp;JOURNAL_YEAR&amp;&quot;-&quot;&amp;TEXT([.$A17]; &quot;00&quot;)&amp;&quot;-&quot;&amp;TEXT([.AL$16]-[.$E17]; &quot;00&quot;)&amp;&quot;\|&quot;&amp;TEXT([.AL$16]-[.$E17]; &quot;00&quot;)&amp;&quot;]] &quot;; IF(OR([.$C17]+[.$E17]&gt;35; [.AL$16]&lt;=35); &quot;    &quot;; &quot;&quot;))))" office:value-type="string" office:string-value=" [[2024-01-27\|27]] " calcext:value-type="string">
            <text:p><text:s/>[[2024-01-27\|27]] </text:p>
          </table:table-cell>
          <table:table-cell table:style-name="ce2" table:formula="of:=IF([.AM$16]=&quot;NEWLINE&quot;; NEWLINE; IF([.AM$16]&lt;=[.$E17]; &quot;    &quot;; IF(AND(([.AM$16]-[.$E17])&gt;0; ([.AM$16]-[.$E17])&lt;=[.$C17]); &quot; [[&quot;&amp;JOURNAL_YEAR&amp;&quot;-&quot;&amp;TEXT([.$A17]; &quot;00&quot;)&amp;&quot;-&quot;&amp;TEXT([.AM$16]-[.$E17]; &quot;00&quot;)&amp;&quot;\|&quot;&amp;TEXT([.AM$16]-[.$E17]; &quot;00&quot;)&amp;&quot;]] &quot;; IF(OR([.$C17]+[.$E17]&gt;35; [.AM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6]=&quot;NEWLINE&quot;; NEWLINE; IF([.AN$16]&lt;=[.$E17]; &quot;    &quot;; IF(AND(([.AN$16]-[.$E17])&gt;0; ([.AN$16]-[.$E17])&lt;=[.$C17]); &quot; [[&quot;&amp;JOURNAL_YEAR&amp;&quot;-&quot;&amp;TEXT([.$A17]; &quot;00&quot;)&amp;&quot;-&quot;&amp;TEXT([.AN$16]-[.$E17]; &quot;00&quot;)&amp;&quot;\|&quot;&amp;TEXT([.AN$16]-[.$E17]; &quot;00&quot;)&amp;&quot;]] &quot;; IF(OR([.$C17]+[.$E17]&gt;35; [.AN$16]&lt;=35); &quot;    &quot;; &quot;&quot;))))" office:value-type="string" office:string-value=" [[2024-01-28\|28]] " calcext:value-type="string">
            <text:p><text:s/>[[2024-01-28\|28]] </text:p>
          </table:table-cell>
          <table:table-cell table:style-name="ce2" table:formula="of:=IF([.AO$16]=&quot;NEWLINE&quot;; NEWLINE; IF([.AO$16]&lt;=[.$E17]; &quot;    &quot;; IF(AND(([.AO$16]-[.$E17])&gt;0; ([.AO$16]-[.$E17])&lt;=[.$C17]); &quot; [[&quot;&amp;JOURNAL_YEAR&amp;&quot;-&quot;&amp;TEXT([.$A17]; &quot;00&quot;)&amp;&quot;-&quot;&amp;TEXT([.AO$16]-[.$E17]; &quot;00&quot;)&amp;&quot;\|&quot;&amp;TEXT([.AO$16]-[.$E17]; &quot;00&quot;)&amp;&quot;]] &quot;; IF(OR([.$C17]+[.$E17]&gt;35; [.AO$16]&lt;=35); &quot;    &quot;; &quot;&quot;))))" office:value-type="string" office:string-value=" [[2024-01-29\|29]] " calcext:value-type="string">
            <text:p><text:s/>[[2024-01-29\|29]] </text:p>
          </table:table-cell>
          <table:table-cell table:style-name="ce2" table:formula="of:=IF([.AP$16]=&quot;NEWLINE&quot;; NEWLINE; IF([.AP$16]&lt;=[.$E17]; &quot;    &quot;; IF(AND(([.AP$16]-[.$E17])&gt;0; ([.AP$16]-[.$E17])&lt;=[.$C17]); &quot; [[&quot;&amp;JOURNAL_YEAR&amp;&quot;-&quot;&amp;TEXT([.$A17]; &quot;00&quot;)&amp;&quot;-&quot;&amp;TEXT([.AP$16]-[.$E17]; &quot;00&quot;)&amp;&quot;\|&quot;&amp;TEXT([.AP$16]-[.$E17]; &quot;00&quot;)&amp;&quot;]] &quot;; IF(OR([.$C17]+[.$E17]&gt;35; [.AP$16]&lt;=35); &quot;    &quot;; &quot;&quot;))))" office:value-type="string" office:string-value=" [[2024-01-30\|30]] " calcext:value-type="string">
            <text:p><text:s/>[[2024-01-30\|30]] </text:p>
          </table:table-cell>
          <table:table-cell table:style-name="ce2" table:formula="of:=IF([.AQ$16]=&quot;NEWLINE&quot;; NEWLINE; IF([.AQ$16]&lt;=[.$E17]; &quot;    &quot;; IF(AND(([.AQ$16]-[.$E17])&gt;0; ([.AQ$16]-[.$E17])&lt;=[.$C17]); &quot; [[&quot;&amp;JOURNAL_YEAR&amp;&quot;-&quot;&amp;TEXT([.$A17]; &quot;00&quot;)&amp;&quot;-&quot;&amp;TEXT([.AQ$16]-[.$E17]; &quot;00&quot;)&amp;&quot;\|&quot;&amp;TEXT([.AQ$16]-[.$E17]; &quot;00&quot;)&amp;&quot;]] &quot;; IF(OR([.$C17]+[.$E17]&gt;35; [.AQ$16]&lt;=35); &quot;    &quot;; &quot;&quot;))))" office:value-type="string" office:string-value=" [[2024-01-31\|31]] " calcext:value-type="string">
            <text:p><text:s/>[[2024-01-31\|31]] </text:p>
          </table:table-cell>
          <table:table-cell table:style-name="ce2" table:formula="of:=IF([.AR$16]=&quot;NEWLINE&quot;; NEWLINE; IF([.AR$16]&lt;=[.$E17]; &quot;    &quot;; IF(AND(([.AR$16]-[.$E17])&gt;0; ([.AR$16]-[.$E17])&lt;=[.$C17]); &quot; [[&quot;&amp;JOURNAL_YEAR&amp;&quot;-&quot;&amp;TEXT([.$A17]; &quot;00&quot;)&amp;&quot;-&quot;&amp;TEXT([.AR$16]-[.$E17]; &quot;00&quot;)&amp;&quot;\|&quot;&amp;TEXT([.AR$16]-[.$E17]; &quot;00&quot;)&amp;&quot;]] &quot;; IF(OR([.$C17]+[.$E17]&gt;35; [.AR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S$16]=&quot;NEWLINE&quot;; NEWLINE; IF([.AS$16]&lt;=[.$E17]; &quot;    &quot;; IF(AND(([.AS$16]-[.$E17])&gt;0; ([.AS$16]-[.$E17])&lt;=[.$C17]); &quot; [[&quot;&amp;JOURNAL_YEAR&amp;&quot;-&quot;&amp;TEXT([.$A17]; &quot;00&quot;)&amp;&quot;-&quot;&amp;TEXT([.AS$16]-[.$E17]; &quot;00&quot;)&amp;&quot;\|&quot;&amp;TEXT([.AS$16]-[.$E17]; &quot;00&quot;)&amp;&quot;]] &quot;; IF(OR([.$C17]+[.$E17]&gt;35; [.AS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T$16]=&quot;NEWLINE&quot;; NEWLINE; IF([.AT$16]&lt;=[.$E17]; &quot;    &quot;; IF(AND(([.AT$16]-[.$E17])&gt;0; ([.AT$16]-[.$E17])&lt;=[.$C17]); &quot; [[&quot;&amp;JOURNAL_YEAR&amp;&quot;-&quot;&amp;TEXT([.$A17]; &quot;00&quot;)&amp;&quot;-&quot;&amp;TEXT([.AT$16]-[.$E17]; &quot;00&quot;)&amp;&quot;\|&quot;&amp;TEXT([.AT$16]-[.$E17]; &quot;00&quot;)&amp;&quot;]] &quot;; IF(OR([.$C17]+[.$E17]&gt;35; [.AT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U$16]=&quot;NEWLINE&quot;; NEWLINE; IF([.AU$16]&lt;=[.$E17]; &quot;    &quot;; IF(AND(([.AU$16]-[.$E17])&gt;0; ([.AU$16]-[.$E17])&lt;=[.$C17]); &quot; [[&quot;&amp;JOURNAL_YEAR&amp;&quot;-&quot;&amp;TEXT([.$A17]; &quot;00&quot;)&amp;&quot;-&quot;&amp;TEXT([.AU$16]-[.$E17]; &quot;00&quot;)&amp;&quot;\|&quot;&amp;TEXT([.AU$16]-[.$E17]; &quot;00&quot;)&amp;&quot;]] &quot;; IF(OR([.$C17]+[.$E17]&gt;35; [.AU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6]=&quot;NEWLINE&quot;; NEWLINE; IF([.AV$16]&lt;=[.$E17]; &quot;    &quot;; IF(AND(([.AV$16]-[.$E17])&gt;0; ([.AV$16]-[.$E17])&lt;=[.$C17]); &quot; [[&quot;&amp;JOURNAL_YEAR&amp;&quot;-&quot;&amp;TEXT([.$A17]; &quot;00&quot;)&amp;&quot;-&quot;&amp;TEXT([.AV$16]-[.$E17]; &quot;00&quot;)&amp;&quot;\|&quot;&amp;TEXT([.AV$16]-[.$E17]; &quot;00&quot;)&amp;&quot;]] &quot;; IF(OR([.$C17]+[.$E17]&gt;35; [.AV$16]&lt;=35); &quot;    &quot;; &quot;&quot;))))">
            <text:p/>
          </table:table-cell>
          <table:table-cell table:style-name="ce2" table:formula="of:=IF([.AW$16]=&quot;NEWLINE&quot;; NEWLINE; IF([.AW$16]&lt;=[.$E17]; &quot;    &quot;; IF(AND(([.AW$16]-[.$E17])&gt;0; ([.AW$16]-[.$E17])&lt;=[.$C17]); &quot; [[&quot;&amp;JOURNAL_YEAR&amp;&quot;-&quot;&amp;TEXT([.$A17]; &quot;00&quot;)&amp;&quot;-&quot;&amp;TEXT([.AW$16]-[.$E17]; &quot;00&quot;)&amp;&quot;\|&quot;&amp;TEXT([.AW$16]-[.$E17]; &quot;00&quot;)&amp;&quot;]] &quot;; IF(OR([.$C17]+[.$E17]&gt;35; [.AW$16]&lt;=35); &quot;    &quot;; &quot;&quot;))))">
            <text:p/>
          </table:table-cell>
          <table:table-cell table:style-name="ce2" table:formula="of:=IF([.AX$16]=&quot;NEWLINE&quot;; NEWLINE; IF([.AX$16]&lt;=[.$E17]; &quot;    &quot;; IF(AND(([.AX$16]-[.$E17])&gt;0; ([.AX$16]-[.$E17])&lt;=[.$C17]); &quot; [[&quot;&amp;JOURNAL_YEAR&amp;&quot;-&quot;&amp;TEXT([.$A17]; &quot;00&quot;)&amp;&quot;-&quot;&amp;TEXT([.AX$16]-[.$E17]; &quot;00&quot;)&amp;&quot;\|&quot;&amp;TEXT([.AX$16]-[.$E17]; &quot;00&quot;)&amp;&quot;]] &quot;; IF(OR([.$C17]+[.$E17]&gt;35; [.AX$16]&lt;=35); &quot;    &quot;; &quot;&quot;))))">
            <text:p/>
          </table:table-cell>
          <table:table-cell table:style-name="ce2" table:formula="of:=IF([.AY$16]=&quot;NEWLINE&quot;; NEWLINE; IF([.AY$16]&lt;=[.$E17]; &quot;    &quot;; IF(AND(([.AY$16]-[.$E17])&gt;0; ([.AY$16]-[.$E17])&lt;=[.$C17]); &quot; [[&quot;&amp;JOURNAL_YEAR&amp;&quot;-&quot;&amp;TEXT([.$A17]; &quot;00&quot;)&amp;&quot;-&quot;&amp;TEXT([.AY$16]-[.$E17]; &quot;00&quot;)&amp;&quot;\|&quot;&amp;TEXT([.AY$16]-[.$E17]; &quot;00&quot;)&amp;&quot;]] &quot;; IF(OR([.$C17]+[.$E17]&gt;35; [.AY$16]&lt;=35); &quot;    &quot;; &quot;&quot;))))">
            <text:p/>
          </table:table-cell>
          <table:table-cell table:style-name="ce2" table:formula="of:=IF([.AZ$16]=&quot;NEWLINE&quot;; NEWLINE; IF([.AZ$16]&lt;=[.$E17]; &quot;    &quot;; IF(AND(([.AZ$16]-[.$E17])&gt;0; ([.AZ$16]-[.$E17])&lt;=[.$C17]); &quot; [[&quot;&amp;JOURNAL_YEAR&amp;&quot;-&quot;&amp;TEXT([.$A17]; &quot;00&quot;)&amp;&quot;-&quot;&amp;TEXT([.AZ$16]-[.$E17]; &quot;00&quot;)&amp;&quot;\|&quot;&amp;TEXT([.AZ$16]-[.$E17]; &quot;00&quot;)&amp;&quot;]] &quot;; IF(OR([.$C17]+[.$E17]&gt;35; [.AZ$16]&lt;=35); &quot;    &quot;; &quot;&quot;))))">
            <text:p/>
          </table:table-cell>
          <table:table-cell table:style-name="ce2" table:formula="of:=IF([.BA$16]=&quot;NEWLINE&quot;; NEWLINE; IF([.BA$16]&lt;=[.$E17]; &quot;    &quot;; IF(AND(([.BA$16]-[.$E17])&gt;0; ([.BA$16]-[.$E17])&lt;=[.$C17]); &quot; [[&quot;&amp;JOURNAL_YEAR&amp;&quot;-&quot;&amp;TEXT([.$A17]; &quot;00&quot;)&amp;&quot;-&quot;&amp;TEXT([.BA$16]-[.$E17]; &quot;00&quot;)&amp;&quot;\|&quot;&amp;TEXT([.BA$16]-[.$E17]; &quot;00&quot;)&amp;&quot;]] &quot;; IF(OR([.$C17]+[.$E17]&gt;35; [.BA$16]&lt;=35); &quot;    &quot;; &quot;&quot;))))">
            <text:p/>
          </table:table-cell>
          <table:table-cell table:style-name="ce2" table:formula="of:=IF([.BB$16]=&quot;NEWLINE&quot;; NEWLINE; IF([.BB$16]&lt;=[.$E17]; &quot;    &quot;; IF(AND(([.BB$16]-[.$E17])&gt;0; ([.BB$16]-[.$E17])&lt;=[.$C17]); &quot; [[&quot;&amp;JOURNAL_YEAR&amp;&quot;-&quot;&amp;TEXT([.$A17]; &quot;00&quot;)&amp;&quot;-&quot;&amp;TEXT([.BB$16]-[.$E17]; &quot;00&quot;)&amp;&quot;\|&quot;&amp;TEXT([.BB$16]-[.$E17]; &quot;00&quot;)&amp;&quot;]] &quot;; IF(OR([.$C17]+[.$E17]&gt;35; [.BB$16]&lt;=35); &quot;    &quot;; &quot;&quot;))))">
            <text:p/>
          </table:table-cell>
        </table:table-row>
        <table:table-row table:style-name="ro4">
          <table:table-cell table:formula="of:=[.A17]+1" office:value-type="float" office:value="2" calcext:value-type="float">
            <text:p>2</text:p>
          </table:table-cell>
          <table:table-cell table:style-name="Calc_20_Text" table:formula="of:=TEXT(DATE(2000; [.A18]; 1);&quot;MMMM&quot;)" office:value-type="string" office:string-value="February" calcext:value-type="string">
            <text:p>February</text:p>
          </table:table-cell>
          <table:table-cell table:style-name="Calc_20_Text" table:formula="of:=DAY(DATE(YEAR(JOURNAL_YEAR&amp;&quot;-&quot;&amp;[.B18]&amp;&quot;-01&quot;);MONTH(JOURNAL_YEAR&amp;&quot;-&quot;&amp;[.B18]&amp;&quot;-01&quot;)+1;0))" office:value-type="float" office:value="29" calcext:value-type="float">
            <text:p>29</text:p>
          </table:table-cell>
          <table:table-cell table:style-name="Calc_20_Text" table:formula="of:=WEEKDAY(JOURNAL_YEAR&amp;&quot;-&quot;&amp;[.B18]&amp;&quot;-01&quot;;2)" office:value-type="float" office:value="4" calcext:value-type="float">
            <text:p>4</text:p>
          </table:table-cell>
          <table:table-cell table:style-name="Calc_20_Text" table:formula="of:=IF([.D18]=7; 0; [.D18])" office:value-type="float" office:value="4" calcext:value-type="float">
            <text:p>4</text:p>
          </table:table-cell>
          <table:table-cell table:style-name="Calc_20_Text" table:formula="of:=CHOOSE([.D18];&quot;Monday&quot;; &quot;Tuesday&quot;; &quot;Wednesday&quot;;&quot;Thursday&quot;;&quot;Friday&quot;;&quot;Saturday&quot;;&quot;Sunday&quot;)" office:value-type="string" office:string-value="Thursday" calcext:value-type="string">
            <text:p>Thursday</text:p>
          </table:table-cell>
          <table:table-cell table:style-name="Calc_20_Text" table:formula="of:=[.B$11]&amp;NEWLINE&amp;[.B$12]&amp;NEWLINE&amp;&quot;|&quot;&amp;COM.MICROSOFT.TEXTJOIN(&quot;|&quot;; TRUE(); [.H18:.BB18])" office:value-type="string" office:string-value="| SUN | MON | TUE | WED | THU | FRI | SAT |&#13;&#10;|  ---  |  ---  |  ---  |  ---  |  ---  |  ---  |  ---  |&#13;&#10;|    |    |    |    | [[2024-02-01\|01]] | [[2024-02-02\|02]] | [[2024-02-03\|03]] |&#13;&#10;| [[2024-02-04\|04]] | [[2024-02-05\|05]] | [[2024-02-06\|06]] | [[2024-02-07\|07]] | [[2024-02-08\|08]] | [[2024-02-09\|09]] | [[2024-02-10\|10]] |&#13;&#10;| [[2024-02-11\|11]] | [[2024-02-12\|12]] | [[2024-02-13\|13]] | [[2024-02-14\|14]] | [[2024-02-15\|15]] | [[2024-02-16\|16]] | [[2024-02-17\|17]] |&#13;&#10;| [[2024-02-18\|18]] | [[2024-02-19\|19]] | [[2024-02-20\|20]] | [[2024-02-21\|21]] | [[2024-02-22\|22]] | [[2024-02-23\|23]] | [[2024-02-24\|24]] |&#13;&#10;| [[2024-02-25\|25]] | [[2024-02-26\|26]] | [[2024-02-27\|27]] | [[2024-02-28\|28]] | [[2024-02-29\|29]] |    |    |&#13;&#10;" calcext:value-type="string">
            <text:p>| SUN | MON | TUE | WED | THU | FRI | SAT |</text:p>
            <text:p>|  ---  |  ---  |  ---  |  ---  |  ---  |  ---  |  ---  |</text:p>
            <text:p>|    |    |    |    | [[2024-02-01\|01]] | [[2024-02-02\|02]] | [[2024-02-03\|03]] |</text:p>
            <text:p>| [[2024-02-04\|04]] | [[2024-02-05\|05]] | [[2024-02-06\|06]] | [[2024-02-07\|07]] | [[2024-02-08\|08]] | [[2024-02-09\|09]] | [[2024-02-10\|10]] |</text:p>
            <text:p>| [[2024-02-11\|11]] | [[2024-02-12\|12]] | [[2024-02-13\|13]] | [[2024-02-14\|14]] | [[2024-02-15\|15]] | [[2024-02-16\|16]] | [[2024-02-17\|17]] |</text:p>
            <text:p>| [[2024-02-18\|18]] | [[2024-02-19\|19]] | [[2024-02-20\|20]] | [[2024-02-21\|21]] | [[2024-02-22\|22]] | [[2024-02-23\|23]] | [[2024-02-24\|24]] |</text:p>
            <text:p>| [[2024-02-25\|25]] | [[2024-02-26\|26]] | [[2024-02-27\|27]] | [[2024-02-28\|28]] | [[2024-02-29\|29]] |    |    |</text:p>
            <text:p/>
          </table:table-cell>
          <table:table-cell table:style-name="ce2" table:formula="of:=IF([.H$16]=&quot;NEWLINE&quot;; NEWLINE; IF([.H$16]&lt;=[.$E18]; &quot;    &quot;; IF(AND(([.H$16]-[.$E18])&gt;0; ([.H$16]-[.$E18])&lt;=[.$C18]); &quot; [[&quot;&amp;JOURNAL_YEAR&amp;&quot;-&quot;&amp;TEXT([.$A18]; &quot;00&quot;)&amp;&quot;-&quot;&amp;TEXT([.H$16]-[.$E18]; &quot;00&quot;)&amp;&quot;\|&quot;&amp;TEXT([.H$16]-[.$E18]; &quot;00&quot;)&amp;&quot;]] &quot;; IF(OR([.$C18]+[.$E18]&gt;35; [.H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I$16]=&quot;NEWLINE&quot;; NEWLINE; IF([.I$16]&lt;=[.$E18]; &quot;    &quot;; IF(AND(([.I$16]-[.$E18])&gt;0; ([.I$16]-[.$E18])&lt;=[.$C18]); &quot; [[&quot;&amp;JOURNAL_YEAR&amp;&quot;-&quot;&amp;TEXT([.$A18]; &quot;00&quot;)&amp;&quot;-&quot;&amp;TEXT([.I$16]-[.$E18]; &quot;00&quot;)&amp;&quot;\|&quot;&amp;TEXT([.I$16]-[.$E18]; &quot;00&quot;)&amp;&quot;]] &quot;; IF(OR([.$C18]+[.$E18]&gt;35; [.I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J$16]=&quot;NEWLINE&quot;; NEWLINE; IF([.J$16]&lt;=[.$E18]; &quot;    &quot;; IF(AND(([.J$16]-[.$E18])&gt;0; ([.J$16]-[.$E18])&lt;=[.$C18]); &quot; [[&quot;&amp;JOURNAL_YEAR&amp;&quot;-&quot;&amp;TEXT([.$A18]; &quot;00&quot;)&amp;&quot;-&quot;&amp;TEXT([.J$16]-[.$E18]; &quot;00&quot;)&amp;&quot;\|&quot;&amp;TEXT([.J$16]-[.$E18]; &quot;00&quot;)&amp;&quot;]] &quot;; IF(OR([.$C18]+[.$E18]&gt;35; [.J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K$16]=&quot;NEWLINE&quot;; NEWLINE; IF([.K$16]&lt;=[.$E18]; &quot;    &quot;; IF(AND(([.K$16]-[.$E18])&gt;0; ([.K$16]-[.$E18])&lt;=[.$C18]); &quot; [[&quot;&amp;JOURNAL_YEAR&amp;&quot;-&quot;&amp;TEXT([.$A18]; &quot;00&quot;)&amp;&quot;-&quot;&amp;TEXT([.K$16]-[.$E18]; &quot;00&quot;)&amp;&quot;\|&quot;&amp;TEXT([.K$16]-[.$E18]; &quot;00&quot;)&amp;&quot;]] &quot;; IF(OR([.$C18]+[.$E18]&gt;35; [.K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L$16]=&quot;NEWLINE&quot;; NEWLINE; IF([.L$16]&lt;=[.$E18]; &quot;    &quot;; IF(AND(([.L$16]-[.$E18])&gt;0; ([.L$16]-[.$E18])&lt;=[.$C18]); &quot; [[&quot;&amp;JOURNAL_YEAR&amp;&quot;-&quot;&amp;TEXT([.$A18]; &quot;00&quot;)&amp;&quot;-&quot;&amp;TEXT([.L$16]-[.$E18]; &quot;00&quot;)&amp;&quot;\|&quot;&amp;TEXT([.L$16]-[.$E18]; &quot;00&quot;)&amp;&quot;]] &quot;; IF(OR([.$C18]+[.$E18]&gt;35; [.L$16]&lt;=35); &quot;    &quot;; &quot;&quot;))))" office:value-type="string" office:string-value=" [[2024-02-01\|01]] " calcext:value-type="string">
            <text:p><text:s/>[[2024-02-01\|01]] </text:p>
          </table:table-cell>
          <table:table-cell table:style-name="ce2" table:formula="of:=IF([.M$16]=&quot;NEWLINE&quot;; NEWLINE; IF([.M$16]&lt;=[.$E18]; &quot;    &quot;; IF(AND(([.M$16]-[.$E18])&gt;0; ([.M$16]-[.$E18])&lt;=[.$C18]); &quot; [[&quot;&amp;JOURNAL_YEAR&amp;&quot;-&quot;&amp;TEXT([.$A18]; &quot;00&quot;)&amp;&quot;-&quot;&amp;TEXT([.M$16]-[.$E18]; &quot;00&quot;)&amp;&quot;\|&quot;&amp;TEXT([.M$16]-[.$E18]; &quot;00&quot;)&amp;&quot;]] &quot;; IF(OR([.$C18]+[.$E18]&gt;35; [.M$16]&lt;=35); &quot;    &quot;; &quot;&quot;))))" office:value-type="string" office:string-value=" [[2024-02-02\|02]] " calcext:value-type="string">
            <text:p><text:s/>[[2024-02-02\|02]] </text:p>
          </table:table-cell>
          <table:table-cell table:style-name="ce2" table:formula="of:=IF([.N$16]=&quot;NEWLINE&quot;; NEWLINE; IF([.N$16]&lt;=[.$E18]; &quot;    &quot;; IF(AND(([.N$16]-[.$E18])&gt;0; ([.N$16]-[.$E18])&lt;=[.$C18]); &quot; [[&quot;&amp;JOURNAL_YEAR&amp;&quot;-&quot;&amp;TEXT([.$A18]; &quot;00&quot;)&amp;&quot;-&quot;&amp;TEXT([.N$16]-[.$E18]; &quot;00&quot;)&amp;&quot;\|&quot;&amp;TEXT([.N$16]-[.$E18]; &quot;00&quot;)&amp;&quot;]] &quot;; IF(OR([.$C18]+[.$E18]&gt;35; [.N$16]&lt;=35); &quot;    &quot;; &quot;&quot;))))" office:value-type="string" office:string-value=" [[2024-02-03\|03]] " calcext:value-type="string">
            <text:p><text:s/>[[2024-02-03\|03]] </text:p>
          </table:table-cell>
          <table:table-cell table:style-name="ce2" table:formula="of:=IF([.O$16]=&quot;NEWLINE&quot;; NEWLINE; IF([.O$16]&lt;=[.$E18]; &quot;    &quot;; IF(AND(([.O$16]-[.$E18])&gt;0; ([.O$16]-[.$E18])&lt;=[.$C18]); &quot; [[&quot;&amp;JOURNAL_YEAR&amp;&quot;-&quot;&amp;TEXT([.$A18]; &quot;00&quot;)&amp;&quot;-&quot;&amp;TEXT([.O$16]-[.$E18]; &quot;00&quot;)&amp;&quot;\|&quot;&amp;TEXT([.O$16]-[.$E18]; &quot;00&quot;)&amp;&quot;]] &quot;; IF(OR([.$C18]+[.$E18]&gt;35; [.O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6]=&quot;NEWLINE&quot;; NEWLINE; IF([.P$16]&lt;=[.$E18]; &quot;    &quot;; IF(AND(([.P$16]-[.$E18])&gt;0; ([.P$16]-[.$E18])&lt;=[.$C18]); &quot; [[&quot;&amp;JOURNAL_YEAR&amp;&quot;-&quot;&amp;TEXT([.$A18]; &quot;00&quot;)&amp;&quot;-&quot;&amp;TEXT([.P$16]-[.$E18]; &quot;00&quot;)&amp;&quot;\|&quot;&amp;TEXT([.P$16]-[.$E18]; &quot;00&quot;)&amp;&quot;]] &quot;; IF(OR([.$C18]+[.$E18]&gt;35; [.P$16]&lt;=35); &quot;    &quot;; &quot;&quot;))))" office:value-type="string" office:string-value=" [[2024-02-04\|04]] " calcext:value-type="string">
            <text:p><text:s/>[[2024-02-04\|04]] </text:p>
          </table:table-cell>
          <table:table-cell table:style-name="ce2" table:formula="of:=IF([.Q$16]=&quot;NEWLINE&quot;; NEWLINE; IF([.Q$16]&lt;=[.$E18]; &quot;    &quot;; IF(AND(([.Q$16]-[.$E18])&gt;0; ([.Q$16]-[.$E18])&lt;=[.$C18]); &quot; [[&quot;&amp;JOURNAL_YEAR&amp;&quot;-&quot;&amp;TEXT([.$A18]; &quot;00&quot;)&amp;&quot;-&quot;&amp;TEXT([.Q$16]-[.$E18]; &quot;00&quot;)&amp;&quot;\|&quot;&amp;TEXT([.Q$16]-[.$E18]; &quot;00&quot;)&amp;&quot;]] &quot;; IF(OR([.$C18]+[.$E18]&gt;35; [.Q$16]&lt;=35); &quot;    &quot;; &quot;&quot;))))" office:value-type="string" office:string-value=" [[2024-02-05\|05]] " calcext:value-type="string">
            <text:p><text:s/>[[2024-02-05\|05]] </text:p>
          </table:table-cell>
          <table:table-cell table:style-name="ce2" table:formula="of:=IF([.R$16]=&quot;NEWLINE&quot;; NEWLINE; IF([.R$16]&lt;=[.$E18]; &quot;    &quot;; IF(AND(([.R$16]-[.$E18])&gt;0; ([.R$16]-[.$E18])&lt;=[.$C18]); &quot; [[&quot;&amp;JOURNAL_YEAR&amp;&quot;-&quot;&amp;TEXT([.$A18]; &quot;00&quot;)&amp;&quot;-&quot;&amp;TEXT([.R$16]-[.$E18]; &quot;00&quot;)&amp;&quot;\|&quot;&amp;TEXT([.R$16]-[.$E18]; &quot;00&quot;)&amp;&quot;]] &quot;; IF(OR([.$C18]+[.$E18]&gt;35; [.R$16]&lt;=35); &quot;    &quot;; &quot;&quot;))))" office:value-type="string" office:string-value=" [[2024-02-06\|06]] " calcext:value-type="string">
            <text:p><text:s/>[[2024-02-06\|06]] </text:p>
          </table:table-cell>
          <table:table-cell table:style-name="ce2" table:formula="of:=IF([.S$16]=&quot;NEWLINE&quot;; NEWLINE; IF([.S$16]&lt;=[.$E18]; &quot;    &quot;; IF(AND(([.S$16]-[.$E18])&gt;0; ([.S$16]-[.$E18])&lt;=[.$C18]); &quot; [[&quot;&amp;JOURNAL_YEAR&amp;&quot;-&quot;&amp;TEXT([.$A18]; &quot;00&quot;)&amp;&quot;-&quot;&amp;TEXT([.S$16]-[.$E18]; &quot;00&quot;)&amp;&quot;\|&quot;&amp;TEXT([.S$16]-[.$E18]; &quot;00&quot;)&amp;&quot;]] &quot;; IF(OR([.$C18]+[.$E18]&gt;35; [.S$16]&lt;=35); &quot;    &quot;; &quot;&quot;))))" office:value-type="string" office:string-value=" [[2024-02-07\|07]] " calcext:value-type="string">
            <text:p><text:s/>[[2024-02-07\|07]] </text:p>
          </table:table-cell>
          <table:table-cell table:style-name="ce2" table:formula="of:=IF([.T$16]=&quot;NEWLINE&quot;; NEWLINE; IF([.T$16]&lt;=[.$E18]; &quot;    &quot;; IF(AND(([.T$16]-[.$E18])&gt;0; ([.T$16]-[.$E18])&lt;=[.$C18]); &quot; [[&quot;&amp;JOURNAL_YEAR&amp;&quot;-&quot;&amp;TEXT([.$A18]; &quot;00&quot;)&amp;&quot;-&quot;&amp;TEXT([.T$16]-[.$E18]; &quot;00&quot;)&amp;&quot;\|&quot;&amp;TEXT([.T$16]-[.$E18]; &quot;00&quot;)&amp;&quot;]] &quot;; IF(OR([.$C18]+[.$E18]&gt;35; [.T$16]&lt;=35); &quot;    &quot;; &quot;&quot;))))" office:value-type="string" office:string-value=" [[2024-02-08\|08]] " calcext:value-type="string">
            <text:p><text:s/>[[2024-02-08\|08]] </text:p>
          </table:table-cell>
          <table:table-cell table:style-name="ce2" table:formula="of:=IF([.U$16]=&quot;NEWLINE&quot;; NEWLINE; IF([.U$16]&lt;=[.$E18]; &quot;    &quot;; IF(AND(([.U$16]-[.$E18])&gt;0; ([.U$16]-[.$E18])&lt;=[.$C18]); &quot; [[&quot;&amp;JOURNAL_YEAR&amp;&quot;-&quot;&amp;TEXT([.$A18]; &quot;00&quot;)&amp;&quot;-&quot;&amp;TEXT([.U$16]-[.$E18]; &quot;00&quot;)&amp;&quot;\|&quot;&amp;TEXT([.U$16]-[.$E18]; &quot;00&quot;)&amp;&quot;]] &quot;; IF(OR([.$C18]+[.$E18]&gt;35; [.U$16]&lt;=35); &quot;    &quot;; &quot;&quot;))))" office:value-type="string" office:string-value=" [[2024-02-09\|09]] " calcext:value-type="string">
            <text:p><text:s/>[[2024-02-09\|09]] </text:p>
          </table:table-cell>
          <table:table-cell table:style-name="ce2" table:formula="of:=IF([.V$16]=&quot;NEWLINE&quot;; NEWLINE; IF([.V$16]&lt;=[.$E18]; &quot;    &quot;; IF(AND(([.V$16]-[.$E18])&gt;0; ([.V$16]-[.$E18])&lt;=[.$C18]); &quot; [[&quot;&amp;JOURNAL_YEAR&amp;&quot;-&quot;&amp;TEXT([.$A18]; &quot;00&quot;)&amp;&quot;-&quot;&amp;TEXT([.V$16]-[.$E18]; &quot;00&quot;)&amp;&quot;\|&quot;&amp;TEXT([.V$16]-[.$E18]; &quot;00&quot;)&amp;&quot;]] &quot;; IF(OR([.$C18]+[.$E18]&gt;35; [.V$16]&lt;=35); &quot;    &quot;; &quot;&quot;))))" office:value-type="string" office:string-value=" [[2024-02-10\|10]] " calcext:value-type="string">
            <text:p><text:s/>[[2024-02-10\|10]] </text:p>
          </table:table-cell>
          <table:table-cell table:style-name="ce2" table:formula="of:=IF([.W$16]=&quot;NEWLINE&quot;; NEWLINE; IF([.W$16]&lt;=[.$E18]; &quot;    &quot;; IF(AND(([.W$16]-[.$E18])&gt;0; ([.W$16]-[.$E18])&lt;=[.$C18]); &quot; [[&quot;&amp;JOURNAL_YEAR&amp;&quot;-&quot;&amp;TEXT([.$A18]; &quot;00&quot;)&amp;&quot;-&quot;&amp;TEXT([.W$16]-[.$E18]; &quot;00&quot;)&amp;&quot;\|&quot;&amp;TEXT([.W$16]-[.$E18]; &quot;00&quot;)&amp;&quot;]] &quot;; IF(OR([.$C18]+[.$E18]&gt;35; [.W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6]=&quot;NEWLINE&quot;; NEWLINE; IF([.X$16]&lt;=[.$E18]; &quot;    &quot;; IF(AND(([.X$16]-[.$E18])&gt;0; ([.X$16]-[.$E18])&lt;=[.$C18]); &quot; [[&quot;&amp;JOURNAL_YEAR&amp;&quot;-&quot;&amp;TEXT([.$A18]; &quot;00&quot;)&amp;&quot;-&quot;&amp;TEXT([.X$16]-[.$E18]; &quot;00&quot;)&amp;&quot;\|&quot;&amp;TEXT([.X$16]-[.$E18]; &quot;00&quot;)&amp;&quot;]] &quot;; IF(OR([.$C18]+[.$E18]&gt;35; [.X$16]&lt;=35); &quot;    &quot;; &quot;&quot;))))" office:value-type="string" office:string-value=" [[2024-02-11\|11]] " calcext:value-type="string">
            <text:p><text:s/>[[2024-02-11\|11]] </text:p>
          </table:table-cell>
          <table:table-cell table:style-name="ce2" table:formula="of:=IF([.Y$16]=&quot;NEWLINE&quot;; NEWLINE; IF([.Y$16]&lt;=[.$E18]; &quot;    &quot;; IF(AND(([.Y$16]-[.$E18])&gt;0; ([.Y$16]-[.$E18])&lt;=[.$C18]); &quot; [[&quot;&amp;JOURNAL_YEAR&amp;&quot;-&quot;&amp;TEXT([.$A18]; &quot;00&quot;)&amp;&quot;-&quot;&amp;TEXT([.Y$16]-[.$E18]; &quot;00&quot;)&amp;&quot;\|&quot;&amp;TEXT([.Y$16]-[.$E18]; &quot;00&quot;)&amp;&quot;]] &quot;; IF(OR([.$C18]+[.$E18]&gt;35; [.Y$16]&lt;=35); &quot;    &quot;; &quot;&quot;))))" office:value-type="string" office:string-value=" [[2024-02-12\|12]] " calcext:value-type="string">
            <text:p><text:s/>[[2024-02-12\|12]] </text:p>
          </table:table-cell>
          <table:table-cell table:style-name="ce2" table:formula="of:=IF([.Z$16]=&quot;NEWLINE&quot;; NEWLINE; IF([.Z$16]&lt;=[.$E18]; &quot;    &quot;; IF(AND(([.Z$16]-[.$E18])&gt;0; ([.Z$16]-[.$E18])&lt;=[.$C18]); &quot; [[&quot;&amp;JOURNAL_YEAR&amp;&quot;-&quot;&amp;TEXT([.$A18]; &quot;00&quot;)&amp;&quot;-&quot;&amp;TEXT([.Z$16]-[.$E18]; &quot;00&quot;)&amp;&quot;\|&quot;&amp;TEXT([.Z$16]-[.$E18]; &quot;00&quot;)&amp;&quot;]] &quot;; IF(OR([.$C18]+[.$E18]&gt;35; [.Z$16]&lt;=35); &quot;    &quot;; &quot;&quot;))))" office:value-type="string" office:string-value=" [[2024-02-13\|13]] " calcext:value-type="string">
            <text:p><text:s/>[[2024-02-13\|13]] </text:p>
          </table:table-cell>
          <table:table-cell table:style-name="ce2" table:formula="of:=IF([.AA$16]=&quot;NEWLINE&quot;; NEWLINE; IF([.AA$16]&lt;=[.$E18]; &quot;    &quot;; IF(AND(([.AA$16]-[.$E18])&gt;0; ([.AA$16]-[.$E18])&lt;=[.$C18]); &quot; [[&quot;&amp;JOURNAL_YEAR&amp;&quot;-&quot;&amp;TEXT([.$A18]; &quot;00&quot;)&amp;&quot;-&quot;&amp;TEXT([.AA$16]-[.$E18]; &quot;00&quot;)&amp;&quot;\|&quot;&amp;TEXT([.AA$16]-[.$E18]; &quot;00&quot;)&amp;&quot;]] &quot;; IF(OR([.$C18]+[.$E18]&gt;35; [.AA$16]&lt;=35); &quot;    &quot;; &quot;&quot;))))" office:value-type="string" office:string-value=" [[2024-02-14\|14]] " calcext:value-type="string">
            <text:p><text:s/>[[2024-02-14\|14]] </text:p>
          </table:table-cell>
          <table:table-cell table:style-name="ce2" table:formula="of:=IF([.AB$16]=&quot;NEWLINE&quot;; NEWLINE; IF([.AB$16]&lt;=[.$E18]; &quot;    &quot;; IF(AND(([.AB$16]-[.$E18])&gt;0; ([.AB$16]-[.$E18])&lt;=[.$C18]); &quot; [[&quot;&amp;JOURNAL_YEAR&amp;&quot;-&quot;&amp;TEXT([.$A18]; &quot;00&quot;)&amp;&quot;-&quot;&amp;TEXT([.AB$16]-[.$E18]; &quot;00&quot;)&amp;&quot;\|&quot;&amp;TEXT([.AB$16]-[.$E18]; &quot;00&quot;)&amp;&quot;]] &quot;; IF(OR([.$C18]+[.$E18]&gt;35; [.AB$16]&lt;=35); &quot;    &quot;; &quot;&quot;))))" office:value-type="string" office:string-value=" [[2024-02-15\|15]] " calcext:value-type="string">
            <text:p><text:s/>[[2024-02-15\|15]] </text:p>
          </table:table-cell>
          <table:table-cell table:style-name="ce2" table:formula="of:=IF([.AC$16]=&quot;NEWLINE&quot;; NEWLINE; IF([.AC$16]&lt;=[.$E18]; &quot;    &quot;; IF(AND(([.AC$16]-[.$E18])&gt;0; ([.AC$16]-[.$E18])&lt;=[.$C18]); &quot; [[&quot;&amp;JOURNAL_YEAR&amp;&quot;-&quot;&amp;TEXT([.$A18]; &quot;00&quot;)&amp;&quot;-&quot;&amp;TEXT([.AC$16]-[.$E18]; &quot;00&quot;)&amp;&quot;\|&quot;&amp;TEXT([.AC$16]-[.$E18]; &quot;00&quot;)&amp;&quot;]] &quot;; IF(OR([.$C18]+[.$E18]&gt;35; [.AC$16]&lt;=35); &quot;    &quot;; &quot;&quot;))))" office:value-type="string" office:string-value=" [[2024-02-16\|16]] " calcext:value-type="string">
            <text:p><text:s/>[[2024-02-16\|16]] </text:p>
          </table:table-cell>
          <table:table-cell table:style-name="ce2" table:formula="of:=IF([.AD$16]=&quot;NEWLINE&quot;; NEWLINE; IF([.AD$16]&lt;=[.$E18]; &quot;    &quot;; IF(AND(([.AD$16]-[.$E18])&gt;0; ([.AD$16]-[.$E18])&lt;=[.$C18]); &quot; [[&quot;&amp;JOURNAL_YEAR&amp;&quot;-&quot;&amp;TEXT([.$A18]; &quot;00&quot;)&amp;&quot;-&quot;&amp;TEXT([.AD$16]-[.$E18]; &quot;00&quot;)&amp;&quot;\|&quot;&amp;TEXT([.AD$16]-[.$E18]; &quot;00&quot;)&amp;&quot;]] &quot;; IF(OR([.$C18]+[.$E18]&gt;35; [.AD$16]&lt;=35); &quot;    &quot;; &quot;&quot;))))" office:value-type="string" office:string-value=" [[2024-02-17\|17]] " calcext:value-type="string">
            <text:p><text:s/>[[2024-02-17\|17]] </text:p>
          </table:table-cell>
          <table:table-cell table:style-name="ce2" table:formula="of:=IF([.AE$16]=&quot;NEWLINE&quot;; NEWLINE; IF([.AE$16]&lt;=[.$E18]; &quot;    &quot;; IF(AND(([.AE$16]-[.$E18])&gt;0; ([.AE$16]-[.$E18])&lt;=[.$C18]); &quot; [[&quot;&amp;JOURNAL_YEAR&amp;&quot;-&quot;&amp;TEXT([.$A18]; &quot;00&quot;)&amp;&quot;-&quot;&amp;TEXT([.AE$16]-[.$E18]; &quot;00&quot;)&amp;&quot;\|&quot;&amp;TEXT([.AE$16]-[.$E18]; &quot;00&quot;)&amp;&quot;]] &quot;; IF(OR([.$C18]+[.$E18]&gt;35; [.AE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6]=&quot;NEWLINE&quot;; NEWLINE; IF([.AF$16]&lt;=[.$E18]; &quot;    &quot;; IF(AND(([.AF$16]-[.$E18])&gt;0; ([.AF$16]-[.$E18])&lt;=[.$C18]); &quot; [[&quot;&amp;JOURNAL_YEAR&amp;&quot;-&quot;&amp;TEXT([.$A18]; &quot;00&quot;)&amp;&quot;-&quot;&amp;TEXT([.AF$16]-[.$E18]; &quot;00&quot;)&amp;&quot;\|&quot;&amp;TEXT([.AF$16]-[.$E18]; &quot;00&quot;)&amp;&quot;]] &quot;; IF(OR([.$C18]+[.$E18]&gt;35; [.AF$16]&lt;=35); &quot;    &quot;; &quot;&quot;))))" office:value-type="string" office:string-value=" [[2024-02-18\|18]] " calcext:value-type="string">
            <text:p><text:s/>[[2024-02-18\|18]] </text:p>
          </table:table-cell>
          <table:table-cell table:style-name="ce2" table:formula="of:=IF([.AG$16]=&quot;NEWLINE&quot;; NEWLINE; IF([.AG$16]&lt;=[.$E18]; &quot;    &quot;; IF(AND(([.AG$16]-[.$E18])&gt;0; ([.AG$16]-[.$E18])&lt;=[.$C18]); &quot; [[&quot;&amp;JOURNAL_YEAR&amp;&quot;-&quot;&amp;TEXT([.$A18]; &quot;00&quot;)&amp;&quot;-&quot;&amp;TEXT([.AG$16]-[.$E18]; &quot;00&quot;)&amp;&quot;\|&quot;&amp;TEXT([.AG$16]-[.$E18]; &quot;00&quot;)&amp;&quot;]] &quot;; IF(OR([.$C18]+[.$E18]&gt;35; [.AG$16]&lt;=35); &quot;    &quot;; &quot;&quot;))))" office:value-type="string" office:string-value=" [[2024-02-19\|19]] " calcext:value-type="string">
            <text:p><text:s/>[[2024-02-19\|19]] </text:p>
          </table:table-cell>
          <table:table-cell table:style-name="ce2" table:formula="of:=IF([.AH$16]=&quot;NEWLINE&quot;; NEWLINE; IF([.AH$16]&lt;=[.$E18]; &quot;    &quot;; IF(AND(([.AH$16]-[.$E18])&gt;0; ([.AH$16]-[.$E18])&lt;=[.$C18]); &quot; [[&quot;&amp;JOURNAL_YEAR&amp;&quot;-&quot;&amp;TEXT([.$A18]; &quot;00&quot;)&amp;&quot;-&quot;&amp;TEXT([.AH$16]-[.$E18]; &quot;00&quot;)&amp;&quot;\|&quot;&amp;TEXT([.AH$16]-[.$E18]; &quot;00&quot;)&amp;&quot;]] &quot;; IF(OR([.$C18]+[.$E18]&gt;35; [.AH$16]&lt;=35); &quot;    &quot;; &quot;&quot;))))" office:value-type="string" office:string-value=" [[2024-02-20\|20]] " calcext:value-type="string">
            <text:p><text:s/>[[2024-02-20\|20]] </text:p>
          </table:table-cell>
          <table:table-cell table:style-name="ce2" table:formula="of:=IF([.AI$16]=&quot;NEWLINE&quot;; NEWLINE; IF([.AI$16]&lt;=[.$E18]; &quot;    &quot;; IF(AND(([.AI$16]-[.$E18])&gt;0; ([.AI$16]-[.$E18])&lt;=[.$C18]); &quot; [[&quot;&amp;JOURNAL_YEAR&amp;&quot;-&quot;&amp;TEXT([.$A18]; &quot;00&quot;)&amp;&quot;-&quot;&amp;TEXT([.AI$16]-[.$E18]; &quot;00&quot;)&amp;&quot;\|&quot;&amp;TEXT([.AI$16]-[.$E18]; &quot;00&quot;)&amp;&quot;]] &quot;; IF(OR([.$C18]+[.$E18]&gt;35; [.AI$16]&lt;=35); &quot;    &quot;; &quot;&quot;))))" office:value-type="string" office:string-value=" [[2024-02-21\|21]] " calcext:value-type="string">
            <text:p><text:s/>[[2024-02-21\|21]] </text:p>
          </table:table-cell>
          <table:table-cell table:style-name="ce2" table:formula="of:=IF([.AJ$16]=&quot;NEWLINE&quot;; NEWLINE; IF([.AJ$16]&lt;=[.$E18]; &quot;    &quot;; IF(AND(([.AJ$16]-[.$E18])&gt;0; ([.AJ$16]-[.$E18])&lt;=[.$C18]); &quot; [[&quot;&amp;JOURNAL_YEAR&amp;&quot;-&quot;&amp;TEXT([.$A18]; &quot;00&quot;)&amp;&quot;-&quot;&amp;TEXT([.AJ$16]-[.$E18]; &quot;00&quot;)&amp;&quot;\|&quot;&amp;TEXT([.AJ$16]-[.$E18]; &quot;00&quot;)&amp;&quot;]] &quot;; IF(OR([.$C18]+[.$E18]&gt;35; [.AJ$16]&lt;=35); &quot;    &quot;; &quot;&quot;))))" office:value-type="string" office:string-value=" [[2024-02-22\|22]] " calcext:value-type="string">
            <text:p><text:s/>[[2024-02-22\|22]] </text:p>
          </table:table-cell>
          <table:table-cell table:style-name="ce2" table:formula="of:=IF([.AK$16]=&quot;NEWLINE&quot;; NEWLINE; IF([.AK$16]&lt;=[.$E18]; &quot;    &quot;; IF(AND(([.AK$16]-[.$E18])&gt;0; ([.AK$16]-[.$E18])&lt;=[.$C18]); &quot; [[&quot;&amp;JOURNAL_YEAR&amp;&quot;-&quot;&amp;TEXT([.$A18]; &quot;00&quot;)&amp;&quot;-&quot;&amp;TEXT([.AK$16]-[.$E18]; &quot;00&quot;)&amp;&quot;\|&quot;&amp;TEXT([.AK$16]-[.$E18]; &quot;00&quot;)&amp;&quot;]] &quot;; IF(OR([.$C18]+[.$E18]&gt;35; [.AK$16]&lt;=35); &quot;    &quot;; &quot;&quot;))))" office:value-type="string" office:string-value=" [[2024-02-23\|23]] " calcext:value-type="string">
            <text:p><text:s/>[[2024-02-23\|23]] </text:p>
          </table:table-cell>
          <table:table-cell table:style-name="ce2" table:formula="of:=IF([.AL$16]=&quot;NEWLINE&quot;; NEWLINE; IF([.AL$16]&lt;=[.$E18]; &quot;    &quot;; IF(AND(([.AL$16]-[.$E18])&gt;0; ([.AL$16]-[.$E18])&lt;=[.$C18]); &quot; [[&quot;&amp;JOURNAL_YEAR&amp;&quot;-&quot;&amp;TEXT([.$A18]; &quot;00&quot;)&amp;&quot;-&quot;&amp;TEXT([.AL$16]-[.$E18]; &quot;00&quot;)&amp;&quot;\|&quot;&amp;TEXT([.AL$16]-[.$E18]; &quot;00&quot;)&amp;&quot;]] &quot;; IF(OR([.$C18]+[.$E18]&gt;35; [.AL$16]&lt;=35); &quot;    &quot;; &quot;&quot;))))" office:value-type="string" office:string-value=" [[2024-02-24\|24]] " calcext:value-type="string">
            <text:p><text:s/>[[2024-02-24\|24]] </text:p>
          </table:table-cell>
          <table:table-cell table:style-name="ce2" table:formula="of:=IF([.AM$16]=&quot;NEWLINE&quot;; NEWLINE; IF([.AM$16]&lt;=[.$E18]; &quot;    &quot;; IF(AND(([.AM$16]-[.$E18])&gt;0; ([.AM$16]-[.$E18])&lt;=[.$C18]); &quot; [[&quot;&amp;JOURNAL_YEAR&amp;&quot;-&quot;&amp;TEXT([.$A18]; &quot;00&quot;)&amp;&quot;-&quot;&amp;TEXT([.AM$16]-[.$E18]; &quot;00&quot;)&amp;&quot;\|&quot;&amp;TEXT([.AM$16]-[.$E18]; &quot;00&quot;)&amp;&quot;]] &quot;; IF(OR([.$C18]+[.$E18]&gt;35; [.AM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6]=&quot;NEWLINE&quot;; NEWLINE; IF([.AN$16]&lt;=[.$E18]; &quot;    &quot;; IF(AND(([.AN$16]-[.$E18])&gt;0; ([.AN$16]-[.$E18])&lt;=[.$C18]); &quot; [[&quot;&amp;JOURNAL_YEAR&amp;&quot;-&quot;&amp;TEXT([.$A18]; &quot;00&quot;)&amp;&quot;-&quot;&amp;TEXT([.AN$16]-[.$E18]; &quot;00&quot;)&amp;&quot;\|&quot;&amp;TEXT([.AN$16]-[.$E18]; &quot;00&quot;)&amp;&quot;]] &quot;; IF(OR([.$C18]+[.$E18]&gt;35; [.AN$16]&lt;=35); &quot;    &quot;; &quot;&quot;))))" office:value-type="string" office:string-value=" [[2024-02-25\|25]] " calcext:value-type="string">
            <text:p><text:s/>[[2024-02-25\|25]] </text:p>
          </table:table-cell>
          <table:table-cell table:style-name="ce2" table:formula="of:=IF([.AO$16]=&quot;NEWLINE&quot;; NEWLINE; IF([.AO$16]&lt;=[.$E18]; &quot;    &quot;; IF(AND(([.AO$16]-[.$E18])&gt;0; ([.AO$16]-[.$E18])&lt;=[.$C18]); &quot; [[&quot;&amp;JOURNAL_YEAR&amp;&quot;-&quot;&amp;TEXT([.$A18]; &quot;00&quot;)&amp;&quot;-&quot;&amp;TEXT([.AO$16]-[.$E18]; &quot;00&quot;)&amp;&quot;\|&quot;&amp;TEXT([.AO$16]-[.$E18]; &quot;00&quot;)&amp;&quot;]] &quot;; IF(OR([.$C18]+[.$E18]&gt;35; [.AO$16]&lt;=35); &quot;    &quot;; &quot;&quot;))))" office:value-type="string" office:string-value=" [[2024-02-26\|26]] " calcext:value-type="string">
            <text:p><text:s/>[[2024-02-26\|26]] </text:p>
          </table:table-cell>
          <table:table-cell table:style-name="ce2" table:formula="of:=IF([.AP$16]=&quot;NEWLINE&quot;; NEWLINE; IF([.AP$16]&lt;=[.$E18]; &quot;    &quot;; IF(AND(([.AP$16]-[.$E18])&gt;0; ([.AP$16]-[.$E18])&lt;=[.$C18]); &quot; [[&quot;&amp;JOURNAL_YEAR&amp;&quot;-&quot;&amp;TEXT([.$A18]; &quot;00&quot;)&amp;&quot;-&quot;&amp;TEXT([.AP$16]-[.$E18]; &quot;00&quot;)&amp;&quot;\|&quot;&amp;TEXT([.AP$16]-[.$E18]; &quot;00&quot;)&amp;&quot;]] &quot;; IF(OR([.$C18]+[.$E18]&gt;35; [.AP$16]&lt;=35); &quot;    &quot;; &quot;&quot;))))" office:value-type="string" office:string-value=" [[2024-02-27\|27]] " calcext:value-type="string">
            <text:p><text:s/>[[2024-02-27\|27]] </text:p>
          </table:table-cell>
          <table:table-cell table:style-name="ce2" table:formula="of:=IF([.AQ$16]=&quot;NEWLINE&quot;; NEWLINE; IF([.AQ$16]&lt;=[.$E18]; &quot;    &quot;; IF(AND(([.AQ$16]-[.$E18])&gt;0; ([.AQ$16]-[.$E18])&lt;=[.$C18]); &quot; [[&quot;&amp;JOURNAL_YEAR&amp;&quot;-&quot;&amp;TEXT([.$A18]; &quot;00&quot;)&amp;&quot;-&quot;&amp;TEXT([.AQ$16]-[.$E18]; &quot;00&quot;)&amp;&quot;\|&quot;&amp;TEXT([.AQ$16]-[.$E18]; &quot;00&quot;)&amp;&quot;]] &quot;; IF(OR([.$C18]+[.$E18]&gt;35; [.AQ$16]&lt;=35); &quot;    &quot;; &quot;&quot;))))" office:value-type="string" office:string-value=" [[2024-02-28\|28]] " calcext:value-type="string">
            <text:p><text:s/>[[2024-02-28\|28]] </text:p>
          </table:table-cell>
          <table:table-cell table:style-name="ce2" table:formula="of:=IF([.AR$16]=&quot;NEWLINE&quot;; NEWLINE; IF([.AR$16]&lt;=[.$E18]; &quot;    &quot;; IF(AND(([.AR$16]-[.$E18])&gt;0; ([.AR$16]-[.$E18])&lt;=[.$C18]); &quot; [[&quot;&amp;JOURNAL_YEAR&amp;&quot;-&quot;&amp;TEXT([.$A18]; &quot;00&quot;)&amp;&quot;-&quot;&amp;TEXT([.AR$16]-[.$E18]; &quot;00&quot;)&amp;&quot;\|&quot;&amp;TEXT([.AR$16]-[.$E18]; &quot;00&quot;)&amp;&quot;]] &quot;; IF(OR([.$C18]+[.$E18]&gt;35; [.AR$16]&lt;=35); &quot;    &quot;; &quot;&quot;))))" office:value-type="string" office:string-value=" [[2024-02-29\|29]] " calcext:value-type="string">
            <text:p><text:s/>[[2024-02-29\|29]] </text:p>
          </table:table-cell>
          <table:table-cell table:style-name="ce2" table:formula="of:=IF([.AS$16]=&quot;NEWLINE&quot;; NEWLINE; IF([.AS$16]&lt;=[.$E18]; &quot;    &quot;; IF(AND(([.AS$16]-[.$E18])&gt;0; ([.AS$16]-[.$E18])&lt;=[.$C18]); &quot; [[&quot;&amp;JOURNAL_YEAR&amp;&quot;-&quot;&amp;TEXT([.$A18]; &quot;00&quot;)&amp;&quot;-&quot;&amp;TEXT([.AS$16]-[.$E18]; &quot;00&quot;)&amp;&quot;\|&quot;&amp;TEXT([.AS$16]-[.$E18]; &quot;00&quot;)&amp;&quot;]] &quot;; IF(OR([.$C18]+[.$E18]&gt;35; [.AS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T$16]=&quot;NEWLINE&quot;; NEWLINE; IF([.AT$16]&lt;=[.$E18]; &quot;    &quot;; IF(AND(([.AT$16]-[.$E18])&gt;0; ([.AT$16]-[.$E18])&lt;=[.$C18]); &quot; [[&quot;&amp;JOURNAL_YEAR&amp;&quot;-&quot;&amp;TEXT([.$A18]; &quot;00&quot;)&amp;&quot;-&quot;&amp;TEXT([.AT$16]-[.$E18]; &quot;00&quot;)&amp;&quot;\|&quot;&amp;TEXT([.AT$16]-[.$E18]; &quot;00&quot;)&amp;&quot;]] &quot;; IF(OR([.$C18]+[.$E18]&gt;35; [.AT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U$16]=&quot;NEWLINE&quot;; NEWLINE; IF([.AU$16]&lt;=[.$E18]; &quot;    &quot;; IF(AND(([.AU$16]-[.$E18])&gt;0; ([.AU$16]-[.$E18])&lt;=[.$C18]); &quot; [[&quot;&amp;JOURNAL_YEAR&amp;&quot;-&quot;&amp;TEXT([.$A18]; &quot;00&quot;)&amp;&quot;-&quot;&amp;TEXT([.AU$16]-[.$E18]; &quot;00&quot;)&amp;&quot;\|&quot;&amp;TEXT([.AU$16]-[.$E18]; &quot;00&quot;)&amp;&quot;]] &quot;; IF(OR([.$C18]+[.$E18]&gt;35; [.AU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6]=&quot;NEWLINE&quot;; NEWLINE; IF([.AV$16]&lt;=[.$E18]; &quot;    &quot;; IF(AND(([.AV$16]-[.$E18])&gt;0; ([.AV$16]-[.$E18])&lt;=[.$C18]); &quot; [[&quot;&amp;JOURNAL_YEAR&amp;&quot;-&quot;&amp;TEXT([.$A18]; &quot;00&quot;)&amp;&quot;-&quot;&amp;TEXT([.AV$16]-[.$E18]; &quot;00&quot;)&amp;&quot;\|&quot;&amp;TEXT([.AV$16]-[.$E18]; &quot;00&quot;)&amp;&quot;]] &quot;; IF(OR([.$C18]+[.$E18]&gt;35; [.AV$16]&lt;=35); &quot;    &quot;; &quot;&quot;))))">
            <text:p/>
          </table:table-cell>
          <table:table-cell table:style-name="ce2" table:formula="of:=IF([.AW$16]=&quot;NEWLINE&quot;; NEWLINE; IF([.AW$16]&lt;=[.$E18]; &quot;    &quot;; IF(AND(([.AW$16]-[.$E18])&gt;0; ([.AW$16]-[.$E18])&lt;=[.$C18]); &quot; [[&quot;&amp;JOURNAL_YEAR&amp;&quot;-&quot;&amp;TEXT([.$A18]; &quot;00&quot;)&amp;&quot;-&quot;&amp;TEXT([.AW$16]-[.$E18]; &quot;00&quot;)&amp;&quot;\|&quot;&amp;TEXT([.AW$16]-[.$E18]; &quot;00&quot;)&amp;&quot;]] &quot;; IF(OR([.$C18]+[.$E18]&gt;35; [.AW$16]&lt;=35); &quot;    &quot;; &quot;&quot;))))">
            <text:p/>
          </table:table-cell>
          <table:table-cell table:style-name="ce2" table:formula="of:=IF([.AX$16]=&quot;NEWLINE&quot;; NEWLINE; IF([.AX$16]&lt;=[.$E18]; &quot;    &quot;; IF(AND(([.AX$16]-[.$E18])&gt;0; ([.AX$16]-[.$E18])&lt;=[.$C18]); &quot; [[&quot;&amp;JOURNAL_YEAR&amp;&quot;-&quot;&amp;TEXT([.$A18]; &quot;00&quot;)&amp;&quot;-&quot;&amp;TEXT([.AX$16]-[.$E18]; &quot;00&quot;)&amp;&quot;\|&quot;&amp;TEXT([.AX$16]-[.$E18]; &quot;00&quot;)&amp;&quot;]] &quot;; IF(OR([.$C18]+[.$E18]&gt;35; [.AX$16]&lt;=35); &quot;    &quot;; &quot;&quot;))))">
            <text:p/>
          </table:table-cell>
          <table:table-cell table:style-name="ce2" table:formula="of:=IF([.AY$16]=&quot;NEWLINE&quot;; NEWLINE; IF([.AY$16]&lt;=[.$E18]; &quot;    &quot;; IF(AND(([.AY$16]-[.$E18])&gt;0; ([.AY$16]-[.$E18])&lt;=[.$C18]); &quot; [[&quot;&amp;JOURNAL_YEAR&amp;&quot;-&quot;&amp;TEXT([.$A18]; &quot;00&quot;)&amp;&quot;-&quot;&amp;TEXT([.AY$16]-[.$E18]; &quot;00&quot;)&amp;&quot;\|&quot;&amp;TEXT([.AY$16]-[.$E18]; &quot;00&quot;)&amp;&quot;]] &quot;; IF(OR([.$C18]+[.$E18]&gt;35; [.AY$16]&lt;=35); &quot;    &quot;; &quot;&quot;))))">
            <text:p/>
          </table:table-cell>
          <table:table-cell table:style-name="ce2" table:formula="of:=IF([.AZ$16]=&quot;NEWLINE&quot;; NEWLINE; IF([.AZ$16]&lt;=[.$E18]; &quot;    &quot;; IF(AND(([.AZ$16]-[.$E18])&gt;0; ([.AZ$16]-[.$E18])&lt;=[.$C18]); &quot; [[&quot;&amp;JOURNAL_YEAR&amp;&quot;-&quot;&amp;TEXT([.$A18]; &quot;00&quot;)&amp;&quot;-&quot;&amp;TEXT([.AZ$16]-[.$E18]; &quot;00&quot;)&amp;&quot;\|&quot;&amp;TEXT([.AZ$16]-[.$E18]; &quot;00&quot;)&amp;&quot;]] &quot;; IF(OR([.$C18]+[.$E18]&gt;35; [.AZ$16]&lt;=35); &quot;    &quot;; &quot;&quot;))))">
            <text:p/>
          </table:table-cell>
          <table:table-cell table:style-name="ce2" table:formula="of:=IF([.BA$16]=&quot;NEWLINE&quot;; NEWLINE; IF([.BA$16]&lt;=[.$E18]; &quot;    &quot;; IF(AND(([.BA$16]-[.$E18])&gt;0; ([.BA$16]-[.$E18])&lt;=[.$C18]); &quot; [[&quot;&amp;JOURNAL_YEAR&amp;&quot;-&quot;&amp;TEXT([.$A18]; &quot;00&quot;)&amp;&quot;-&quot;&amp;TEXT([.BA$16]-[.$E18]; &quot;00&quot;)&amp;&quot;\|&quot;&amp;TEXT([.BA$16]-[.$E18]; &quot;00&quot;)&amp;&quot;]] &quot;; IF(OR([.$C18]+[.$E18]&gt;35; [.BA$16]&lt;=35); &quot;    &quot;; &quot;&quot;))))">
            <text:p/>
          </table:table-cell>
          <table:table-cell table:style-name="ce2" table:formula="of:=IF([.BB$16]=&quot;NEWLINE&quot;; NEWLINE; IF([.BB$16]&lt;=[.$E18]; &quot;    &quot;; IF(AND(([.BB$16]-[.$E18])&gt;0; ([.BB$16]-[.$E18])&lt;=[.$C18]); &quot; [[&quot;&amp;JOURNAL_YEAR&amp;&quot;-&quot;&amp;TEXT([.$A18]; &quot;00&quot;)&amp;&quot;-&quot;&amp;TEXT([.BB$16]-[.$E18]; &quot;00&quot;)&amp;&quot;\|&quot;&amp;TEXT([.BB$16]-[.$E18]; &quot;00&quot;)&amp;&quot;]] &quot;; IF(OR([.$C18]+[.$E18]&gt;35; [.BB$16]&lt;=35); &quot;    &quot;; &quot;&quot;))))">
            <text:p/>
          </table:table-cell>
        </table:table-row>
        <table:table-row table:style-name="ro4">
          <table:table-cell table:formula="of:=[.A18]+1" office:value-type="float" office:value="3" calcext:value-type="float">
            <text:p>3</text:p>
          </table:table-cell>
          <table:table-cell table:style-name="Calc_20_Text" table:formula="of:=TEXT(DATE(2000; [.A19]; 1);&quot;MMMM&quot;)" office:value-type="string" office:string-value="March" calcext:value-type="string">
            <text:p>March</text:p>
          </table:table-cell>
          <table:table-cell table:style-name="Calc_20_Text" table:formula="of:=DAY(DATE(YEAR(JOURNAL_YEAR&amp;&quot;-&quot;&amp;[.B19]&amp;&quot;-01&quot;);MONTH(JOURNAL_YEAR&amp;&quot;-&quot;&amp;[.B19]&amp;&quot;-01&quot;)+1;0))" office:value-type="float" office:value="31" calcext:value-type="float">
            <text:p>31</text:p>
          </table:table-cell>
          <table:table-cell table:style-name="Calc_20_Text" table:formula="of:=WEEKDAY(JOURNAL_YEAR&amp;&quot;-&quot;&amp;[.B19]&amp;&quot;-01&quot;;2)" office:value-type="float" office:value="5" calcext:value-type="float">
            <text:p>5</text:p>
          </table:table-cell>
          <table:table-cell table:style-name="Calc_20_Text" table:formula="of:=IF([.D19]=7; 0; [.D19])" office:value-type="float" office:value="5" calcext:value-type="float">
            <text:p>5</text:p>
          </table:table-cell>
          <table:table-cell table:style-name="Calc_20_Text" table:formula="of:=CHOOSE([.D19];&quot;Monday&quot;; &quot;Tuesday&quot;; &quot;Wednesday&quot;;&quot;Thursday&quot;;&quot;Friday&quot;;&quot;Saturday&quot;;&quot;Sunday&quot;)" office:value-type="string" office:string-value="Friday" calcext:value-type="string">
            <text:p>Friday</text:p>
          </table:table-cell>
          <table:table-cell table:style-name="Calc_20_Text" table:formula="of:=[.B$11]&amp;NEWLINE&amp;[.B$12]&amp;NEWLINE&amp;&quot;|&quot;&amp;COM.MICROSOFT.TEXTJOIN(&quot;|&quot;; TRUE(); [.H19:.BB19])" office:value-type="string" office:string-value="| SUN | MON | TUE | WED | THU | FRI | SAT |&#13;&#10;|  ---  |  ---  |  ---  |  ---  |  ---  |  ---  |  ---  |&#13;&#10;|    |    |    |    |    | [[2024-03-01\|01]] | [[2024-03-02\|02]] |&#13;&#10;| [[2024-03-03\|03]] | [[2024-03-04\|04]] | [[2024-03-05\|05]] | [[2024-03-06\|06]] | [[2024-03-07\|07]] | [[2024-03-08\|08]] | [[2024-03-09\|09]] |&#13;&#10;| [[2024-03-10\|10]] | [[2024-03-11\|11]] | [[2024-03-12\|12]] | [[2024-03-13\|13]] | [[2024-03-14\|14]] | [[2024-03-15\|15]] | [[2024-03-16\|16]] |&#13;&#10;| [[2024-03-17\|17]] | [[2024-03-18\|18]] | [[2024-03-19\|19]] | [[2024-03-20\|20]] | [[2024-03-21\|21]] | [[2024-03-22\|22]] | [[2024-03-23\|23]] |&#13;&#10;| [[2024-03-24\|24]] | [[2024-03-25\|25]] | [[2024-03-26\|26]] | [[2024-03-27\|27]] | [[2024-03-28\|28]] | [[2024-03-29\|29]] | [[2024-03-30\|30]] |&#13;&#10;| [[2024-03-31\|31]] |    |    |    |    |    |    " calcext:value-type="string">
            <text:p>| SUN | MON | TUE | WED | THU | FRI | SAT |</text:p>
            <text:p>|  ---  |  ---  |  ---  |  ---  |  ---  |  ---  |  ---  |</text:p>
            <text:p>|    |    |    |    |    | [[2024-03-01\|01]] | [[2024-03-02\|02]] |</text:p>
            <text:p>| [[2024-03-03\|03]] | [[2024-03-04\|04]] | [[2024-03-05\|05]] | [[2024-03-06\|06]] | [[2024-03-07\|07]] | [[2024-03-08\|08]] | [[2024-03-09\|09]] |</text:p>
            <text:p>| [[2024-03-10\|10]] | [[2024-03-11\|11]] | [[2024-03-12\|12]] | [[2024-03-13\|13]] | [[2024-03-14\|14]] | [[2024-03-15\|15]] | [[2024-03-16\|16]] |</text:p>
            <text:p>| [[2024-03-17\|17]] | [[2024-03-18\|18]] | [[2024-03-19\|19]] | [[2024-03-20\|20]] | [[2024-03-21\|21]] | [[2024-03-22\|22]] | [[2024-03-23\|23]] |</text:p>
            <text:p>| [[2024-03-24\|24]] | [[2024-03-25\|25]] | [[2024-03-26\|26]] | [[2024-03-27\|27]] | [[2024-03-28\|28]] | [[2024-03-29\|29]] | [[2024-03-30\|30]] |</text:p>
            <text:p>| [[2024-03-31\|31]] |    |    |    |    |    |    </text:p>
          </table:table-cell>
          <table:table-cell table:style-name="ce2" table:formula="of:=IF([.H$16]=&quot;NEWLINE&quot;; NEWLINE; IF([.H$16]&lt;=[.$E19]; &quot;    &quot;; IF(AND(([.H$16]-[.$E19])&gt;0; ([.H$16]-[.$E19])&lt;=[.$C19]); &quot; [[&quot;&amp;JOURNAL_YEAR&amp;&quot;-&quot;&amp;TEXT([.$A19]; &quot;00&quot;)&amp;&quot;-&quot;&amp;TEXT([.H$16]-[.$E19]; &quot;00&quot;)&amp;&quot;\|&quot;&amp;TEXT([.H$16]-[.$E19]; &quot;00&quot;)&amp;&quot;]] &quot;; IF(OR([.$C19]+[.$E19]&gt;35; [.H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I$16]=&quot;NEWLINE&quot;; NEWLINE; IF([.I$16]&lt;=[.$E19]; &quot;    &quot;; IF(AND(([.I$16]-[.$E19])&gt;0; ([.I$16]-[.$E19])&lt;=[.$C19]); &quot; [[&quot;&amp;JOURNAL_YEAR&amp;&quot;-&quot;&amp;TEXT([.$A19]; &quot;00&quot;)&amp;&quot;-&quot;&amp;TEXT([.I$16]-[.$E19]; &quot;00&quot;)&amp;&quot;\|&quot;&amp;TEXT([.I$16]-[.$E19]; &quot;00&quot;)&amp;&quot;]] &quot;; IF(OR([.$C19]+[.$E19]&gt;35; [.I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J$16]=&quot;NEWLINE&quot;; NEWLINE; IF([.J$16]&lt;=[.$E19]; &quot;    &quot;; IF(AND(([.J$16]-[.$E19])&gt;0; ([.J$16]-[.$E19])&lt;=[.$C19]); &quot; [[&quot;&amp;JOURNAL_YEAR&amp;&quot;-&quot;&amp;TEXT([.$A19]; &quot;00&quot;)&amp;&quot;-&quot;&amp;TEXT([.J$16]-[.$E19]; &quot;00&quot;)&amp;&quot;\|&quot;&amp;TEXT([.J$16]-[.$E19]; &quot;00&quot;)&amp;&quot;]] &quot;; IF(OR([.$C19]+[.$E19]&gt;35; [.J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K$16]=&quot;NEWLINE&quot;; NEWLINE; IF([.K$16]&lt;=[.$E19]; &quot;    &quot;; IF(AND(([.K$16]-[.$E19])&gt;0; ([.K$16]-[.$E19])&lt;=[.$C19]); &quot; [[&quot;&amp;JOURNAL_YEAR&amp;&quot;-&quot;&amp;TEXT([.$A19]; &quot;00&quot;)&amp;&quot;-&quot;&amp;TEXT([.K$16]-[.$E19]; &quot;00&quot;)&amp;&quot;\|&quot;&amp;TEXT([.K$16]-[.$E19]; &quot;00&quot;)&amp;&quot;]] &quot;; IF(OR([.$C19]+[.$E19]&gt;35; [.K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L$16]=&quot;NEWLINE&quot;; NEWLINE; IF([.L$16]&lt;=[.$E19]; &quot;    &quot;; IF(AND(([.L$16]-[.$E19])&gt;0; ([.L$16]-[.$E19])&lt;=[.$C19]); &quot; [[&quot;&amp;JOURNAL_YEAR&amp;&quot;-&quot;&amp;TEXT([.$A19]; &quot;00&quot;)&amp;&quot;-&quot;&amp;TEXT([.L$16]-[.$E19]; &quot;00&quot;)&amp;&quot;\|&quot;&amp;TEXT([.L$16]-[.$E19]; &quot;00&quot;)&amp;&quot;]] &quot;; IF(OR([.$C19]+[.$E19]&gt;35; [.L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M$16]=&quot;NEWLINE&quot;; NEWLINE; IF([.M$16]&lt;=[.$E19]; &quot;    &quot;; IF(AND(([.M$16]-[.$E19])&gt;0; ([.M$16]-[.$E19])&lt;=[.$C19]); &quot; [[&quot;&amp;JOURNAL_YEAR&amp;&quot;-&quot;&amp;TEXT([.$A19]; &quot;00&quot;)&amp;&quot;-&quot;&amp;TEXT([.M$16]-[.$E19]; &quot;00&quot;)&amp;&quot;\|&quot;&amp;TEXT([.M$16]-[.$E19]; &quot;00&quot;)&amp;&quot;]] &quot;; IF(OR([.$C19]+[.$E19]&gt;35; [.M$16]&lt;=35); &quot;    &quot;; &quot;&quot;))))" office:value-type="string" office:string-value=" [[2024-03-01\|01]] " calcext:value-type="string">
            <text:p><text:s/>[[2024-03-01\|01]] </text:p>
          </table:table-cell>
          <table:table-cell table:style-name="ce2" table:formula="of:=IF([.N$16]=&quot;NEWLINE&quot;; NEWLINE; IF([.N$16]&lt;=[.$E19]; &quot;    &quot;; IF(AND(([.N$16]-[.$E19])&gt;0; ([.N$16]-[.$E19])&lt;=[.$C19]); &quot; [[&quot;&amp;JOURNAL_YEAR&amp;&quot;-&quot;&amp;TEXT([.$A19]; &quot;00&quot;)&amp;&quot;-&quot;&amp;TEXT([.N$16]-[.$E19]; &quot;00&quot;)&amp;&quot;\|&quot;&amp;TEXT([.N$16]-[.$E19]; &quot;00&quot;)&amp;&quot;]] &quot;; IF(OR([.$C19]+[.$E19]&gt;35; [.N$16]&lt;=35); &quot;    &quot;; &quot;&quot;))))" office:value-type="string" office:string-value=" [[2024-03-02\|02]] " calcext:value-type="string">
            <text:p><text:s/>[[2024-03-02\|02]] </text:p>
          </table:table-cell>
          <table:table-cell table:style-name="ce2" table:formula="of:=IF([.O$16]=&quot;NEWLINE&quot;; NEWLINE; IF([.O$16]&lt;=[.$E19]; &quot;    &quot;; IF(AND(([.O$16]-[.$E19])&gt;0; ([.O$16]-[.$E19])&lt;=[.$C19]); &quot; [[&quot;&amp;JOURNAL_YEAR&amp;&quot;-&quot;&amp;TEXT([.$A19]; &quot;00&quot;)&amp;&quot;-&quot;&amp;TEXT([.O$16]-[.$E19]; &quot;00&quot;)&amp;&quot;\|&quot;&amp;TEXT([.O$16]-[.$E19]; &quot;00&quot;)&amp;&quot;]] &quot;; IF(OR([.$C19]+[.$E19]&gt;35; [.O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6]=&quot;NEWLINE&quot;; NEWLINE; IF([.P$16]&lt;=[.$E19]; &quot;    &quot;; IF(AND(([.P$16]-[.$E19])&gt;0; ([.P$16]-[.$E19])&lt;=[.$C19]); &quot; [[&quot;&amp;JOURNAL_YEAR&amp;&quot;-&quot;&amp;TEXT([.$A19]; &quot;00&quot;)&amp;&quot;-&quot;&amp;TEXT([.P$16]-[.$E19]; &quot;00&quot;)&amp;&quot;\|&quot;&amp;TEXT([.P$16]-[.$E19]; &quot;00&quot;)&amp;&quot;]] &quot;; IF(OR([.$C19]+[.$E19]&gt;35; [.P$16]&lt;=35); &quot;    &quot;; &quot;&quot;))))" office:value-type="string" office:string-value=" [[2024-03-03\|03]] " calcext:value-type="string">
            <text:p><text:s/>[[2024-03-03\|03]] </text:p>
          </table:table-cell>
          <table:table-cell table:style-name="ce2" table:formula="of:=IF([.Q$16]=&quot;NEWLINE&quot;; NEWLINE; IF([.Q$16]&lt;=[.$E19]; &quot;    &quot;; IF(AND(([.Q$16]-[.$E19])&gt;0; ([.Q$16]-[.$E19])&lt;=[.$C19]); &quot; [[&quot;&amp;JOURNAL_YEAR&amp;&quot;-&quot;&amp;TEXT([.$A19]; &quot;00&quot;)&amp;&quot;-&quot;&amp;TEXT([.Q$16]-[.$E19]; &quot;00&quot;)&amp;&quot;\|&quot;&amp;TEXT([.Q$16]-[.$E19]; &quot;00&quot;)&amp;&quot;]] &quot;; IF(OR([.$C19]+[.$E19]&gt;35; [.Q$16]&lt;=35); &quot;    &quot;; &quot;&quot;))))" office:value-type="string" office:string-value=" [[2024-03-04\|04]] " calcext:value-type="string">
            <text:p><text:s/>[[2024-03-04\|04]] </text:p>
          </table:table-cell>
          <table:table-cell table:style-name="ce2" table:formula="of:=IF([.R$16]=&quot;NEWLINE&quot;; NEWLINE; IF([.R$16]&lt;=[.$E19]; &quot;    &quot;; IF(AND(([.R$16]-[.$E19])&gt;0; ([.R$16]-[.$E19])&lt;=[.$C19]); &quot; [[&quot;&amp;JOURNAL_YEAR&amp;&quot;-&quot;&amp;TEXT([.$A19]; &quot;00&quot;)&amp;&quot;-&quot;&amp;TEXT([.R$16]-[.$E19]; &quot;00&quot;)&amp;&quot;\|&quot;&amp;TEXT([.R$16]-[.$E19]; &quot;00&quot;)&amp;&quot;]] &quot;; IF(OR([.$C19]+[.$E19]&gt;35; [.R$16]&lt;=35); &quot;    &quot;; &quot;&quot;))))" office:value-type="string" office:string-value=" [[2024-03-05\|05]] " calcext:value-type="string">
            <text:p><text:s/>[[2024-03-05\|05]] </text:p>
          </table:table-cell>
          <table:table-cell table:style-name="ce2" table:formula="of:=IF([.S$16]=&quot;NEWLINE&quot;; NEWLINE; IF([.S$16]&lt;=[.$E19]; &quot;    &quot;; IF(AND(([.S$16]-[.$E19])&gt;0; ([.S$16]-[.$E19])&lt;=[.$C19]); &quot; [[&quot;&amp;JOURNAL_YEAR&amp;&quot;-&quot;&amp;TEXT([.$A19]; &quot;00&quot;)&amp;&quot;-&quot;&amp;TEXT([.S$16]-[.$E19]; &quot;00&quot;)&amp;&quot;\|&quot;&amp;TEXT([.S$16]-[.$E19]; &quot;00&quot;)&amp;&quot;]] &quot;; IF(OR([.$C19]+[.$E19]&gt;35; [.S$16]&lt;=35); &quot;    &quot;; &quot;&quot;))))" office:value-type="string" office:string-value=" [[2024-03-06\|06]] " calcext:value-type="string">
            <text:p><text:s/>[[2024-03-06\|06]] </text:p>
          </table:table-cell>
          <table:table-cell table:style-name="ce2" table:formula="of:=IF([.T$16]=&quot;NEWLINE&quot;; NEWLINE; IF([.T$16]&lt;=[.$E19]; &quot;    &quot;; IF(AND(([.T$16]-[.$E19])&gt;0; ([.T$16]-[.$E19])&lt;=[.$C19]); &quot; [[&quot;&amp;JOURNAL_YEAR&amp;&quot;-&quot;&amp;TEXT([.$A19]; &quot;00&quot;)&amp;&quot;-&quot;&amp;TEXT([.T$16]-[.$E19]; &quot;00&quot;)&amp;&quot;\|&quot;&amp;TEXT([.T$16]-[.$E19]; &quot;00&quot;)&amp;&quot;]] &quot;; IF(OR([.$C19]+[.$E19]&gt;35; [.T$16]&lt;=35); &quot;    &quot;; &quot;&quot;))))" office:value-type="string" office:string-value=" [[2024-03-07\|07]] " calcext:value-type="string">
            <text:p><text:s/>[[2024-03-07\|07]] </text:p>
          </table:table-cell>
          <table:table-cell table:style-name="ce2" table:formula="of:=IF([.U$16]=&quot;NEWLINE&quot;; NEWLINE; IF([.U$16]&lt;=[.$E19]; &quot;    &quot;; IF(AND(([.U$16]-[.$E19])&gt;0; ([.U$16]-[.$E19])&lt;=[.$C19]); &quot; [[&quot;&amp;JOURNAL_YEAR&amp;&quot;-&quot;&amp;TEXT([.$A19]; &quot;00&quot;)&amp;&quot;-&quot;&amp;TEXT([.U$16]-[.$E19]; &quot;00&quot;)&amp;&quot;\|&quot;&amp;TEXT([.U$16]-[.$E19]; &quot;00&quot;)&amp;&quot;]] &quot;; IF(OR([.$C19]+[.$E19]&gt;35; [.U$16]&lt;=35); &quot;    &quot;; &quot;&quot;))))" office:value-type="string" office:string-value=" [[2024-03-08\|08]] " calcext:value-type="string">
            <text:p><text:s/>[[2024-03-08\|08]] </text:p>
          </table:table-cell>
          <table:table-cell table:style-name="ce2" table:formula="of:=IF([.V$16]=&quot;NEWLINE&quot;; NEWLINE; IF([.V$16]&lt;=[.$E19]; &quot;    &quot;; IF(AND(([.V$16]-[.$E19])&gt;0; ([.V$16]-[.$E19])&lt;=[.$C19]); &quot; [[&quot;&amp;JOURNAL_YEAR&amp;&quot;-&quot;&amp;TEXT([.$A19]; &quot;00&quot;)&amp;&quot;-&quot;&amp;TEXT([.V$16]-[.$E19]; &quot;00&quot;)&amp;&quot;\|&quot;&amp;TEXT([.V$16]-[.$E19]; &quot;00&quot;)&amp;&quot;]] &quot;; IF(OR([.$C19]+[.$E19]&gt;35; [.V$16]&lt;=35); &quot;    &quot;; &quot;&quot;))))" office:value-type="string" office:string-value=" [[2024-03-09\|09]] " calcext:value-type="string">
            <text:p><text:s/>[[2024-03-09\|09]] </text:p>
          </table:table-cell>
          <table:table-cell table:style-name="ce2" table:formula="of:=IF([.W$16]=&quot;NEWLINE&quot;; NEWLINE; IF([.W$16]&lt;=[.$E19]; &quot;    &quot;; IF(AND(([.W$16]-[.$E19])&gt;0; ([.W$16]-[.$E19])&lt;=[.$C19]); &quot; [[&quot;&amp;JOURNAL_YEAR&amp;&quot;-&quot;&amp;TEXT([.$A19]; &quot;00&quot;)&amp;&quot;-&quot;&amp;TEXT([.W$16]-[.$E19]; &quot;00&quot;)&amp;&quot;\|&quot;&amp;TEXT([.W$16]-[.$E19]; &quot;00&quot;)&amp;&quot;]] &quot;; IF(OR([.$C19]+[.$E19]&gt;35; [.W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6]=&quot;NEWLINE&quot;; NEWLINE; IF([.X$16]&lt;=[.$E19]; &quot;    &quot;; IF(AND(([.X$16]-[.$E19])&gt;0; ([.X$16]-[.$E19])&lt;=[.$C19]); &quot; [[&quot;&amp;JOURNAL_YEAR&amp;&quot;-&quot;&amp;TEXT([.$A19]; &quot;00&quot;)&amp;&quot;-&quot;&amp;TEXT([.X$16]-[.$E19]; &quot;00&quot;)&amp;&quot;\|&quot;&amp;TEXT([.X$16]-[.$E19]; &quot;00&quot;)&amp;&quot;]] &quot;; IF(OR([.$C19]+[.$E19]&gt;35; [.X$16]&lt;=35); &quot;    &quot;; &quot;&quot;))))" office:value-type="string" office:string-value=" [[2024-03-10\|10]] " calcext:value-type="string">
            <text:p><text:s/>[[2024-03-10\|10]] </text:p>
          </table:table-cell>
          <table:table-cell table:style-name="ce2" table:formula="of:=IF([.Y$16]=&quot;NEWLINE&quot;; NEWLINE; IF([.Y$16]&lt;=[.$E19]; &quot;    &quot;; IF(AND(([.Y$16]-[.$E19])&gt;0; ([.Y$16]-[.$E19])&lt;=[.$C19]); &quot; [[&quot;&amp;JOURNAL_YEAR&amp;&quot;-&quot;&amp;TEXT([.$A19]; &quot;00&quot;)&amp;&quot;-&quot;&amp;TEXT([.Y$16]-[.$E19]; &quot;00&quot;)&amp;&quot;\|&quot;&amp;TEXT([.Y$16]-[.$E19]; &quot;00&quot;)&amp;&quot;]] &quot;; IF(OR([.$C19]+[.$E19]&gt;35; [.Y$16]&lt;=35); &quot;    &quot;; &quot;&quot;))))" office:value-type="string" office:string-value=" [[2024-03-11\|11]] " calcext:value-type="string">
            <text:p><text:s/>[[2024-03-11\|11]] </text:p>
          </table:table-cell>
          <table:table-cell table:style-name="ce2" table:formula="of:=IF([.Z$16]=&quot;NEWLINE&quot;; NEWLINE; IF([.Z$16]&lt;=[.$E19]; &quot;    &quot;; IF(AND(([.Z$16]-[.$E19])&gt;0; ([.Z$16]-[.$E19])&lt;=[.$C19]); &quot; [[&quot;&amp;JOURNAL_YEAR&amp;&quot;-&quot;&amp;TEXT([.$A19]; &quot;00&quot;)&amp;&quot;-&quot;&amp;TEXT([.Z$16]-[.$E19]; &quot;00&quot;)&amp;&quot;\|&quot;&amp;TEXT([.Z$16]-[.$E19]; &quot;00&quot;)&amp;&quot;]] &quot;; IF(OR([.$C19]+[.$E19]&gt;35; [.Z$16]&lt;=35); &quot;    &quot;; &quot;&quot;))))" office:value-type="string" office:string-value=" [[2024-03-12\|12]] " calcext:value-type="string">
            <text:p><text:s/>[[2024-03-12\|12]] </text:p>
          </table:table-cell>
          <table:table-cell table:style-name="ce2" table:formula="of:=IF([.AA$16]=&quot;NEWLINE&quot;; NEWLINE; IF([.AA$16]&lt;=[.$E19]; &quot;    &quot;; IF(AND(([.AA$16]-[.$E19])&gt;0; ([.AA$16]-[.$E19])&lt;=[.$C19]); &quot; [[&quot;&amp;JOURNAL_YEAR&amp;&quot;-&quot;&amp;TEXT([.$A19]; &quot;00&quot;)&amp;&quot;-&quot;&amp;TEXT([.AA$16]-[.$E19]; &quot;00&quot;)&amp;&quot;\|&quot;&amp;TEXT([.AA$16]-[.$E19]; &quot;00&quot;)&amp;&quot;]] &quot;; IF(OR([.$C19]+[.$E19]&gt;35; [.AA$16]&lt;=35); &quot;    &quot;; &quot;&quot;))))" office:value-type="string" office:string-value=" [[2024-03-13\|13]] " calcext:value-type="string">
            <text:p><text:s/>[[2024-03-13\|13]] </text:p>
          </table:table-cell>
          <table:table-cell table:style-name="ce2" table:formula="of:=IF([.AB$16]=&quot;NEWLINE&quot;; NEWLINE; IF([.AB$16]&lt;=[.$E19]; &quot;    &quot;; IF(AND(([.AB$16]-[.$E19])&gt;0; ([.AB$16]-[.$E19])&lt;=[.$C19]); &quot; [[&quot;&amp;JOURNAL_YEAR&amp;&quot;-&quot;&amp;TEXT([.$A19]; &quot;00&quot;)&amp;&quot;-&quot;&amp;TEXT([.AB$16]-[.$E19]; &quot;00&quot;)&amp;&quot;\|&quot;&amp;TEXT([.AB$16]-[.$E19]; &quot;00&quot;)&amp;&quot;]] &quot;; IF(OR([.$C19]+[.$E19]&gt;35; [.AB$16]&lt;=35); &quot;    &quot;; &quot;&quot;))))" office:value-type="string" office:string-value=" [[2024-03-14\|14]] " calcext:value-type="string">
            <text:p><text:s/>[[2024-03-14\|14]] </text:p>
          </table:table-cell>
          <table:table-cell table:style-name="ce2" table:formula="of:=IF([.AC$16]=&quot;NEWLINE&quot;; NEWLINE; IF([.AC$16]&lt;=[.$E19]; &quot;    &quot;; IF(AND(([.AC$16]-[.$E19])&gt;0; ([.AC$16]-[.$E19])&lt;=[.$C19]); &quot; [[&quot;&amp;JOURNAL_YEAR&amp;&quot;-&quot;&amp;TEXT([.$A19]; &quot;00&quot;)&amp;&quot;-&quot;&amp;TEXT([.AC$16]-[.$E19]; &quot;00&quot;)&amp;&quot;\|&quot;&amp;TEXT([.AC$16]-[.$E19]; &quot;00&quot;)&amp;&quot;]] &quot;; IF(OR([.$C19]+[.$E19]&gt;35; [.AC$16]&lt;=35); &quot;    &quot;; &quot;&quot;))))" office:value-type="string" office:string-value=" [[2024-03-15\|15]] " calcext:value-type="string">
            <text:p><text:s/>[[2024-03-15\|15]] </text:p>
          </table:table-cell>
          <table:table-cell table:style-name="ce2" table:formula="of:=IF([.AD$16]=&quot;NEWLINE&quot;; NEWLINE; IF([.AD$16]&lt;=[.$E19]; &quot;    &quot;; IF(AND(([.AD$16]-[.$E19])&gt;0; ([.AD$16]-[.$E19])&lt;=[.$C19]); &quot; [[&quot;&amp;JOURNAL_YEAR&amp;&quot;-&quot;&amp;TEXT([.$A19]; &quot;00&quot;)&amp;&quot;-&quot;&amp;TEXT([.AD$16]-[.$E19]; &quot;00&quot;)&amp;&quot;\|&quot;&amp;TEXT([.AD$16]-[.$E19]; &quot;00&quot;)&amp;&quot;]] &quot;; IF(OR([.$C19]+[.$E19]&gt;35; [.AD$16]&lt;=35); &quot;    &quot;; &quot;&quot;))))" office:value-type="string" office:string-value=" [[2024-03-16\|16]] " calcext:value-type="string">
            <text:p><text:s/>[[2024-03-16\|16]] </text:p>
          </table:table-cell>
          <table:table-cell table:style-name="ce2" table:formula="of:=IF([.AE$16]=&quot;NEWLINE&quot;; NEWLINE; IF([.AE$16]&lt;=[.$E19]; &quot;    &quot;; IF(AND(([.AE$16]-[.$E19])&gt;0; ([.AE$16]-[.$E19])&lt;=[.$C19]); &quot; [[&quot;&amp;JOURNAL_YEAR&amp;&quot;-&quot;&amp;TEXT([.$A19]; &quot;00&quot;)&amp;&quot;-&quot;&amp;TEXT([.AE$16]-[.$E19]; &quot;00&quot;)&amp;&quot;\|&quot;&amp;TEXT([.AE$16]-[.$E19]; &quot;00&quot;)&amp;&quot;]] &quot;; IF(OR([.$C19]+[.$E19]&gt;35; [.AE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6]=&quot;NEWLINE&quot;; NEWLINE; IF([.AF$16]&lt;=[.$E19]; &quot;    &quot;; IF(AND(([.AF$16]-[.$E19])&gt;0; ([.AF$16]-[.$E19])&lt;=[.$C19]); &quot; [[&quot;&amp;JOURNAL_YEAR&amp;&quot;-&quot;&amp;TEXT([.$A19]; &quot;00&quot;)&amp;&quot;-&quot;&amp;TEXT([.AF$16]-[.$E19]; &quot;00&quot;)&amp;&quot;\|&quot;&amp;TEXT([.AF$16]-[.$E19]; &quot;00&quot;)&amp;&quot;]] &quot;; IF(OR([.$C19]+[.$E19]&gt;35; [.AF$16]&lt;=35); &quot;    &quot;; &quot;&quot;))))" office:value-type="string" office:string-value=" [[2024-03-17\|17]] " calcext:value-type="string">
            <text:p><text:s/>[[2024-03-17\|17]] </text:p>
          </table:table-cell>
          <table:table-cell table:style-name="ce2" table:formula="of:=IF([.AG$16]=&quot;NEWLINE&quot;; NEWLINE; IF([.AG$16]&lt;=[.$E19]; &quot;    &quot;; IF(AND(([.AG$16]-[.$E19])&gt;0; ([.AG$16]-[.$E19])&lt;=[.$C19]); &quot; [[&quot;&amp;JOURNAL_YEAR&amp;&quot;-&quot;&amp;TEXT([.$A19]; &quot;00&quot;)&amp;&quot;-&quot;&amp;TEXT([.AG$16]-[.$E19]; &quot;00&quot;)&amp;&quot;\|&quot;&amp;TEXT([.AG$16]-[.$E19]; &quot;00&quot;)&amp;&quot;]] &quot;; IF(OR([.$C19]+[.$E19]&gt;35; [.AG$16]&lt;=35); &quot;    &quot;; &quot;&quot;))))" office:value-type="string" office:string-value=" [[2024-03-18\|18]] " calcext:value-type="string">
            <text:p><text:s/>[[2024-03-18\|18]] </text:p>
          </table:table-cell>
          <table:table-cell table:style-name="ce2" table:formula="of:=IF([.AH$16]=&quot;NEWLINE&quot;; NEWLINE; IF([.AH$16]&lt;=[.$E19]; &quot;    &quot;; IF(AND(([.AH$16]-[.$E19])&gt;0; ([.AH$16]-[.$E19])&lt;=[.$C19]); &quot; [[&quot;&amp;JOURNAL_YEAR&amp;&quot;-&quot;&amp;TEXT([.$A19]; &quot;00&quot;)&amp;&quot;-&quot;&amp;TEXT([.AH$16]-[.$E19]; &quot;00&quot;)&amp;&quot;\|&quot;&amp;TEXT([.AH$16]-[.$E19]; &quot;00&quot;)&amp;&quot;]] &quot;; IF(OR([.$C19]+[.$E19]&gt;35; [.AH$16]&lt;=35); &quot;    &quot;; &quot;&quot;))))" office:value-type="string" office:string-value=" [[2024-03-19\|19]] " calcext:value-type="string">
            <text:p><text:s/>[[2024-03-19\|19]] </text:p>
          </table:table-cell>
          <table:table-cell table:style-name="ce2" table:formula="of:=IF([.AI$16]=&quot;NEWLINE&quot;; NEWLINE; IF([.AI$16]&lt;=[.$E19]; &quot;    &quot;; IF(AND(([.AI$16]-[.$E19])&gt;0; ([.AI$16]-[.$E19])&lt;=[.$C19]); &quot; [[&quot;&amp;JOURNAL_YEAR&amp;&quot;-&quot;&amp;TEXT([.$A19]; &quot;00&quot;)&amp;&quot;-&quot;&amp;TEXT([.AI$16]-[.$E19]; &quot;00&quot;)&amp;&quot;\|&quot;&amp;TEXT([.AI$16]-[.$E19]; &quot;00&quot;)&amp;&quot;]] &quot;; IF(OR([.$C19]+[.$E19]&gt;35; [.AI$16]&lt;=35); &quot;    &quot;; &quot;&quot;))))" office:value-type="string" office:string-value=" [[2024-03-20\|20]] " calcext:value-type="string">
            <text:p><text:s/>[[2024-03-20\|20]] </text:p>
          </table:table-cell>
          <table:table-cell table:style-name="ce2" table:formula="of:=IF([.AJ$16]=&quot;NEWLINE&quot;; NEWLINE; IF([.AJ$16]&lt;=[.$E19]; &quot;    &quot;; IF(AND(([.AJ$16]-[.$E19])&gt;0; ([.AJ$16]-[.$E19])&lt;=[.$C19]); &quot; [[&quot;&amp;JOURNAL_YEAR&amp;&quot;-&quot;&amp;TEXT([.$A19]; &quot;00&quot;)&amp;&quot;-&quot;&amp;TEXT([.AJ$16]-[.$E19]; &quot;00&quot;)&amp;&quot;\|&quot;&amp;TEXT([.AJ$16]-[.$E19]; &quot;00&quot;)&amp;&quot;]] &quot;; IF(OR([.$C19]+[.$E19]&gt;35; [.AJ$16]&lt;=35); &quot;    &quot;; &quot;&quot;))))" office:value-type="string" office:string-value=" [[2024-03-21\|21]] " calcext:value-type="string">
            <text:p><text:s/>[[2024-03-21\|21]] </text:p>
          </table:table-cell>
          <table:table-cell table:style-name="ce2" table:formula="of:=IF([.AK$16]=&quot;NEWLINE&quot;; NEWLINE; IF([.AK$16]&lt;=[.$E19]; &quot;    &quot;; IF(AND(([.AK$16]-[.$E19])&gt;0; ([.AK$16]-[.$E19])&lt;=[.$C19]); &quot; [[&quot;&amp;JOURNAL_YEAR&amp;&quot;-&quot;&amp;TEXT([.$A19]; &quot;00&quot;)&amp;&quot;-&quot;&amp;TEXT([.AK$16]-[.$E19]; &quot;00&quot;)&amp;&quot;\|&quot;&amp;TEXT([.AK$16]-[.$E19]; &quot;00&quot;)&amp;&quot;]] &quot;; IF(OR([.$C19]+[.$E19]&gt;35; [.AK$16]&lt;=35); &quot;    &quot;; &quot;&quot;))))" office:value-type="string" office:string-value=" [[2024-03-22\|22]] " calcext:value-type="string">
            <text:p><text:s/>[[2024-03-22\|22]] </text:p>
          </table:table-cell>
          <table:table-cell table:style-name="ce2" table:formula="of:=IF([.AL$16]=&quot;NEWLINE&quot;; NEWLINE; IF([.AL$16]&lt;=[.$E19]; &quot;    &quot;; IF(AND(([.AL$16]-[.$E19])&gt;0; ([.AL$16]-[.$E19])&lt;=[.$C19]); &quot; [[&quot;&amp;JOURNAL_YEAR&amp;&quot;-&quot;&amp;TEXT([.$A19]; &quot;00&quot;)&amp;&quot;-&quot;&amp;TEXT([.AL$16]-[.$E19]; &quot;00&quot;)&amp;&quot;\|&quot;&amp;TEXT([.AL$16]-[.$E19]; &quot;00&quot;)&amp;&quot;]] &quot;; IF(OR([.$C19]+[.$E19]&gt;35; [.AL$16]&lt;=35); &quot;    &quot;; &quot;&quot;))))" office:value-type="string" office:string-value=" [[2024-03-23\|23]] " calcext:value-type="string">
            <text:p><text:s/>[[2024-03-23\|23]] </text:p>
          </table:table-cell>
          <table:table-cell table:style-name="ce2" table:formula="of:=IF([.AM$16]=&quot;NEWLINE&quot;; NEWLINE; IF([.AM$16]&lt;=[.$E19]; &quot;    &quot;; IF(AND(([.AM$16]-[.$E19])&gt;0; ([.AM$16]-[.$E19])&lt;=[.$C19]); &quot; [[&quot;&amp;JOURNAL_YEAR&amp;&quot;-&quot;&amp;TEXT([.$A19]; &quot;00&quot;)&amp;&quot;-&quot;&amp;TEXT([.AM$16]-[.$E19]; &quot;00&quot;)&amp;&quot;\|&quot;&amp;TEXT([.AM$16]-[.$E19]; &quot;00&quot;)&amp;&quot;]] &quot;; IF(OR([.$C19]+[.$E19]&gt;35; [.AM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6]=&quot;NEWLINE&quot;; NEWLINE; IF([.AN$16]&lt;=[.$E19]; &quot;    &quot;; IF(AND(([.AN$16]-[.$E19])&gt;0; ([.AN$16]-[.$E19])&lt;=[.$C19]); &quot; [[&quot;&amp;JOURNAL_YEAR&amp;&quot;-&quot;&amp;TEXT([.$A19]; &quot;00&quot;)&amp;&quot;-&quot;&amp;TEXT([.AN$16]-[.$E19]; &quot;00&quot;)&amp;&quot;\|&quot;&amp;TEXT([.AN$16]-[.$E19]; &quot;00&quot;)&amp;&quot;]] &quot;; IF(OR([.$C19]+[.$E19]&gt;35; [.AN$16]&lt;=35); &quot;    &quot;; &quot;&quot;))))" office:value-type="string" office:string-value=" [[2024-03-24\|24]] " calcext:value-type="string">
            <text:p><text:s/>[[2024-03-24\|24]] </text:p>
          </table:table-cell>
          <table:table-cell table:style-name="ce2" table:formula="of:=IF([.AO$16]=&quot;NEWLINE&quot;; NEWLINE; IF([.AO$16]&lt;=[.$E19]; &quot;    &quot;; IF(AND(([.AO$16]-[.$E19])&gt;0; ([.AO$16]-[.$E19])&lt;=[.$C19]); &quot; [[&quot;&amp;JOURNAL_YEAR&amp;&quot;-&quot;&amp;TEXT([.$A19]; &quot;00&quot;)&amp;&quot;-&quot;&amp;TEXT([.AO$16]-[.$E19]; &quot;00&quot;)&amp;&quot;\|&quot;&amp;TEXT([.AO$16]-[.$E19]; &quot;00&quot;)&amp;&quot;]] &quot;; IF(OR([.$C19]+[.$E19]&gt;35; [.AO$16]&lt;=35); &quot;    &quot;; &quot;&quot;))))" office:value-type="string" office:string-value=" [[2024-03-25\|25]] " calcext:value-type="string">
            <text:p><text:s/>[[2024-03-25\|25]] </text:p>
          </table:table-cell>
          <table:table-cell table:style-name="ce2" table:formula="of:=IF([.AP$16]=&quot;NEWLINE&quot;; NEWLINE; IF([.AP$16]&lt;=[.$E19]; &quot;    &quot;; IF(AND(([.AP$16]-[.$E19])&gt;0; ([.AP$16]-[.$E19])&lt;=[.$C19]); &quot; [[&quot;&amp;JOURNAL_YEAR&amp;&quot;-&quot;&amp;TEXT([.$A19]; &quot;00&quot;)&amp;&quot;-&quot;&amp;TEXT([.AP$16]-[.$E19]; &quot;00&quot;)&amp;&quot;\|&quot;&amp;TEXT([.AP$16]-[.$E19]; &quot;00&quot;)&amp;&quot;]] &quot;; IF(OR([.$C19]+[.$E19]&gt;35; [.AP$16]&lt;=35); &quot;    &quot;; &quot;&quot;))))" office:value-type="string" office:string-value=" [[2024-03-26\|26]] " calcext:value-type="string">
            <text:p><text:s/>[[2024-03-26\|26]] </text:p>
          </table:table-cell>
          <table:table-cell table:style-name="ce2" table:formula="of:=IF([.AQ$16]=&quot;NEWLINE&quot;; NEWLINE; IF([.AQ$16]&lt;=[.$E19]; &quot;    &quot;; IF(AND(([.AQ$16]-[.$E19])&gt;0; ([.AQ$16]-[.$E19])&lt;=[.$C19]); &quot; [[&quot;&amp;JOURNAL_YEAR&amp;&quot;-&quot;&amp;TEXT([.$A19]; &quot;00&quot;)&amp;&quot;-&quot;&amp;TEXT([.AQ$16]-[.$E19]; &quot;00&quot;)&amp;&quot;\|&quot;&amp;TEXT([.AQ$16]-[.$E19]; &quot;00&quot;)&amp;&quot;]] &quot;; IF(OR([.$C19]+[.$E19]&gt;35; [.AQ$16]&lt;=35); &quot;    &quot;; &quot;&quot;))))" office:value-type="string" office:string-value=" [[2024-03-27\|27]] " calcext:value-type="string">
            <text:p><text:s/>[[2024-03-27\|27]] </text:p>
          </table:table-cell>
          <table:table-cell table:style-name="ce2" table:formula="of:=IF([.AR$16]=&quot;NEWLINE&quot;; NEWLINE; IF([.AR$16]&lt;=[.$E19]; &quot;    &quot;; IF(AND(([.AR$16]-[.$E19])&gt;0; ([.AR$16]-[.$E19])&lt;=[.$C19]); &quot; [[&quot;&amp;JOURNAL_YEAR&amp;&quot;-&quot;&amp;TEXT([.$A19]; &quot;00&quot;)&amp;&quot;-&quot;&amp;TEXT([.AR$16]-[.$E19]; &quot;00&quot;)&amp;&quot;\|&quot;&amp;TEXT([.AR$16]-[.$E19]; &quot;00&quot;)&amp;&quot;]] &quot;; IF(OR([.$C19]+[.$E19]&gt;35; [.AR$16]&lt;=35); &quot;    &quot;; &quot;&quot;))))" office:value-type="string" office:string-value=" [[2024-03-28\|28]] " calcext:value-type="string">
            <text:p><text:s/>[[2024-03-28\|28]] </text:p>
          </table:table-cell>
          <table:table-cell table:style-name="ce2" table:formula="of:=IF([.AS$16]=&quot;NEWLINE&quot;; NEWLINE; IF([.AS$16]&lt;=[.$E19]; &quot;    &quot;; IF(AND(([.AS$16]-[.$E19])&gt;0; ([.AS$16]-[.$E19])&lt;=[.$C19]); &quot; [[&quot;&amp;JOURNAL_YEAR&amp;&quot;-&quot;&amp;TEXT([.$A19]; &quot;00&quot;)&amp;&quot;-&quot;&amp;TEXT([.AS$16]-[.$E19]; &quot;00&quot;)&amp;&quot;\|&quot;&amp;TEXT([.AS$16]-[.$E19]; &quot;00&quot;)&amp;&quot;]] &quot;; IF(OR([.$C19]+[.$E19]&gt;35; [.AS$16]&lt;=35); &quot;    &quot;; &quot;&quot;))))" office:value-type="string" office:string-value=" [[2024-03-29\|29]] " calcext:value-type="string">
            <text:p><text:s/>[[2024-03-29\|29]] </text:p>
          </table:table-cell>
          <table:table-cell table:style-name="ce2" table:formula="of:=IF([.AT$16]=&quot;NEWLINE&quot;; NEWLINE; IF([.AT$16]&lt;=[.$E19]; &quot;    &quot;; IF(AND(([.AT$16]-[.$E19])&gt;0; ([.AT$16]-[.$E19])&lt;=[.$C19]); &quot; [[&quot;&amp;JOURNAL_YEAR&amp;&quot;-&quot;&amp;TEXT([.$A19]; &quot;00&quot;)&amp;&quot;-&quot;&amp;TEXT([.AT$16]-[.$E19]; &quot;00&quot;)&amp;&quot;\|&quot;&amp;TEXT([.AT$16]-[.$E19]; &quot;00&quot;)&amp;&quot;]] &quot;; IF(OR([.$C19]+[.$E19]&gt;35; [.AT$16]&lt;=35); &quot;    &quot;; &quot;&quot;))))" office:value-type="string" office:string-value=" [[2024-03-30\|30]] " calcext:value-type="string">
            <text:p><text:s/>[[2024-03-30\|30]] </text:p>
          </table:table-cell>
          <table:table-cell table:style-name="ce2" table:formula="of:=IF([.AU$16]=&quot;NEWLINE&quot;; NEWLINE; IF([.AU$16]&lt;=[.$E19]; &quot;    &quot;; IF(AND(([.AU$16]-[.$E19])&gt;0; ([.AU$16]-[.$E19])&lt;=[.$C19]); &quot; [[&quot;&amp;JOURNAL_YEAR&amp;&quot;-&quot;&amp;TEXT([.$A19]; &quot;00&quot;)&amp;&quot;-&quot;&amp;TEXT([.AU$16]-[.$E19]; &quot;00&quot;)&amp;&quot;\|&quot;&amp;TEXT([.AU$16]-[.$E19]; &quot;00&quot;)&amp;&quot;]] &quot;; IF(OR([.$C19]+[.$E19]&gt;35; [.AU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6]=&quot;NEWLINE&quot;; NEWLINE; IF([.AV$16]&lt;=[.$E19]; &quot;    &quot;; IF(AND(([.AV$16]-[.$E19])&gt;0; ([.AV$16]-[.$E19])&lt;=[.$C19]); &quot; [[&quot;&amp;JOURNAL_YEAR&amp;&quot;-&quot;&amp;TEXT([.$A19]; &quot;00&quot;)&amp;&quot;-&quot;&amp;TEXT([.AV$16]-[.$E19]; &quot;00&quot;)&amp;&quot;\|&quot;&amp;TEXT([.AV$16]-[.$E19]; &quot;00&quot;)&amp;&quot;]] &quot;; IF(OR([.$C19]+[.$E19]&gt;35; [.AV$16]&lt;=35); &quot;    &quot;; &quot;&quot;))))" office:value-type="string" office:string-value=" [[2024-03-31\|31]] " calcext:value-type="string">
            <text:p><text:s/>[[2024-03-31\|31]] </text:p>
          </table:table-cell>
          <table:table-cell table:style-name="ce2" table:formula="of:=IF([.AW$16]=&quot;NEWLINE&quot;; NEWLINE; IF([.AW$16]&lt;=[.$E19]; &quot;    &quot;; IF(AND(([.AW$16]-[.$E19])&gt;0; ([.AW$16]-[.$E19])&lt;=[.$C19]); &quot; [[&quot;&amp;JOURNAL_YEAR&amp;&quot;-&quot;&amp;TEXT([.$A19]; &quot;00&quot;)&amp;&quot;-&quot;&amp;TEXT([.AW$16]-[.$E19]; &quot;00&quot;)&amp;&quot;\|&quot;&amp;TEXT([.AW$16]-[.$E19]; &quot;00&quot;)&amp;&quot;]] &quot;; IF(OR([.$C19]+[.$E19]&gt;35; [.AW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X$16]=&quot;NEWLINE&quot;; NEWLINE; IF([.AX$16]&lt;=[.$E19]; &quot;    &quot;; IF(AND(([.AX$16]-[.$E19])&gt;0; ([.AX$16]-[.$E19])&lt;=[.$C19]); &quot; [[&quot;&amp;JOURNAL_YEAR&amp;&quot;-&quot;&amp;TEXT([.$A19]; &quot;00&quot;)&amp;&quot;-&quot;&amp;TEXT([.AX$16]-[.$E19]; &quot;00&quot;)&amp;&quot;\|&quot;&amp;TEXT([.AX$16]-[.$E19]; &quot;00&quot;)&amp;&quot;]] &quot;; IF(OR([.$C19]+[.$E19]&gt;35; [.AX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Y$16]=&quot;NEWLINE&quot;; NEWLINE; IF([.AY$16]&lt;=[.$E19]; &quot;    &quot;; IF(AND(([.AY$16]-[.$E19])&gt;0; ([.AY$16]-[.$E19])&lt;=[.$C19]); &quot; [[&quot;&amp;JOURNAL_YEAR&amp;&quot;-&quot;&amp;TEXT([.$A19]; &quot;00&quot;)&amp;&quot;-&quot;&amp;TEXT([.AY$16]-[.$E19]; &quot;00&quot;)&amp;&quot;\|&quot;&amp;TEXT([.AY$16]-[.$E19]; &quot;00&quot;)&amp;&quot;]] &quot;; IF(OR([.$C19]+[.$E19]&gt;35; [.AY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Z$16]=&quot;NEWLINE&quot;; NEWLINE; IF([.AZ$16]&lt;=[.$E19]; &quot;    &quot;; IF(AND(([.AZ$16]-[.$E19])&gt;0; ([.AZ$16]-[.$E19])&lt;=[.$C19]); &quot; [[&quot;&amp;JOURNAL_YEAR&amp;&quot;-&quot;&amp;TEXT([.$A19]; &quot;00&quot;)&amp;&quot;-&quot;&amp;TEXT([.AZ$16]-[.$E19]; &quot;00&quot;)&amp;&quot;\|&quot;&amp;TEXT([.AZ$16]-[.$E19]; &quot;00&quot;)&amp;&quot;]] &quot;; IF(OR([.$C19]+[.$E19]&gt;35; [.AZ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BA$16]=&quot;NEWLINE&quot;; NEWLINE; IF([.BA$16]&lt;=[.$E19]; &quot;    &quot;; IF(AND(([.BA$16]-[.$E19])&gt;0; ([.BA$16]-[.$E19])&lt;=[.$C19]); &quot; [[&quot;&amp;JOURNAL_YEAR&amp;&quot;-&quot;&amp;TEXT([.$A19]; &quot;00&quot;)&amp;&quot;-&quot;&amp;TEXT([.BA$16]-[.$E19]; &quot;00&quot;)&amp;&quot;\|&quot;&amp;TEXT([.BA$16]-[.$E19]; &quot;00&quot;)&amp;&quot;]] &quot;; IF(OR([.$C19]+[.$E19]&gt;35; [.BA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BB$16]=&quot;NEWLINE&quot;; NEWLINE; IF([.BB$16]&lt;=[.$E19]; &quot;    &quot;; IF(AND(([.BB$16]-[.$E19])&gt;0; ([.BB$16]-[.$E19])&lt;=[.$C19]); &quot; [[&quot;&amp;JOURNAL_YEAR&amp;&quot;-&quot;&amp;TEXT([.$A19]; &quot;00&quot;)&amp;&quot;-&quot;&amp;TEXT([.BB$16]-[.$E19]; &quot;00&quot;)&amp;&quot;\|&quot;&amp;TEXT([.BB$16]-[.$E19]; &quot;00&quot;)&amp;&quot;]] &quot;; IF(OR([.$C19]+[.$E19]&gt;35; [.BB$16]&lt;=35); &quot;    &quot;; &quot;&quot;))))" office:value-type="string" office:string-value="    " calcext:value-type="string">
            <text:p><text:s text:c="4"/></text:p>
          </table:table-cell>
        </table:table-row>
        <table:table-row table:style-name="ro4">
          <table:table-cell table:formula="of:=[.A19]+1" office:value-type="float" office:value="4" calcext:value-type="float">
            <text:p>4</text:p>
          </table:table-cell>
          <table:table-cell table:style-name="Calc_20_Text" table:formula="of:=TEXT(DATE(2000; [.A20]; 1);&quot;MMMM&quot;)" office:value-type="string" office:string-value="April" calcext:value-type="string">
            <text:p>April</text:p>
          </table:table-cell>
          <table:table-cell table:style-name="Calc_20_Text" table:formula="of:=DAY(DATE(YEAR(JOURNAL_YEAR&amp;&quot;-&quot;&amp;[.B20]&amp;&quot;-01&quot;);MONTH(JOURNAL_YEAR&amp;&quot;-&quot;&amp;[.B20]&amp;&quot;-01&quot;)+1;0))" office:value-type="float" office:value="30" calcext:value-type="float">
            <text:p>30</text:p>
          </table:table-cell>
          <table:table-cell table:style-name="Calc_20_Text" table:formula="of:=WEEKDAY(JOURNAL_YEAR&amp;&quot;-&quot;&amp;[.B20]&amp;&quot;-01&quot;;2)" office:value-type="float" office:value="1" calcext:value-type="float">
            <text:p>1</text:p>
          </table:table-cell>
          <table:table-cell table:style-name="Calc_20_Text" table:formula="of:=IF([.D20]=7; 0; [.D20])" office:value-type="float" office:value="1" calcext:value-type="float">
            <text:p>1</text:p>
          </table:table-cell>
          <table:table-cell table:style-name="Calc_20_Text" table:formula="of:=CHOOSE([.D20];&quot;Monday&quot;; &quot;Tuesday&quot;; &quot;Wednesday&quot;;&quot;Thursday&quot;;&quot;Friday&quot;;&quot;Saturday&quot;;&quot;Sunday&quot;)" office:value-type="string" office:string-value="Monday" calcext:value-type="string">
            <text:p>Monday</text:p>
          </table:table-cell>
          <table:table-cell table:style-name="Calc_20_Text" table:formula="of:=[.B$11]&amp;NEWLINE&amp;[.B$12]&amp;NEWLINE&amp;&quot;|&quot;&amp;COM.MICROSOFT.TEXTJOIN(&quot;|&quot;; TRUE(); [.H20:.BB20])" office:value-type="string" office:string-value="| SUN | MON | TUE | WED | THU | FRI | SAT |&#13;&#10;|  ---  |  ---  |  ---  |  ---  |  ---  |  ---  |  ---  |&#13;&#10;|    | [[2024-04-01\|01]] | [[2024-04-02\|02]] | [[2024-04-03\|03]] | [[2024-04-04\|04]] | [[2024-04-05\|05]] | [[2024-04-06\|06]] |&#13;&#10;| [[2024-04-07\|07]] | [[2024-04-08\|08]] | [[2024-04-09\|09]] | [[2024-04-10\|10]] | [[2024-04-11\|11]] | [[2024-04-12\|12]] | [[2024-04-13\|13]] |&#13;&#10;| [[2024-04-14\|14]] | [[2024-04-15\|15]] | [[2024-04-16\|16]] | [[2024-04-17\|17]] | [[2024-04-18\|18]] | [[2024-04-19\|19]] | [[2024-04-20\|20]] |&#13;&#10;| [[2024-04-21\|21]] | [[2024-04-22\|22]] | [[2024-04-23\|23]] | [[2024-04-24\|24]] | [[2024-04-25\|25]] | [[2024-04-26\|26]] | [[2024-04-27\|27]] |&#13;&#10;| [[2024-04-28\|28]] | [[2024-04-29\|29]] | [[2024-04-30\|30]] |    |    |    |    |&#13;&#10;" calcext:value-type="string">
            <text:p>| SUN | MON | TUE | WED | THU | FRI | SAT |</text:p>
            <text:p>|  ---  |  ---  |  ---  |  ---  |  ---  |  ---  |  ---  |</text:p>
            <text:p>|    | [[2024-04-01\|01]] | [[2024-04-02\|02]] | [[2024-04-03\|03]] | [[2024-04-04\|04]] | [[2024-04-05\|05]] | [[2024-04-06\|06]] |</text:p>
            <text:p>| [[2024-04-07\|07]] | [[2024-04-08\|08]] | [[2024-04-09\|09]] | [[2024-04-10\|10]] | [[2024-04-11\|11]] | [[2024-04-12\|12]] | [[2024-04-13\|13]] |</text:p>
            <text:p>| [[2024-04-14\|14]] | [[2024-04-15\|15]] | [[2024-04-16\|16]] | [[2024-04-17\|17]] | [[2024-04-18\|18]] | [[2024-04-19\|19]] | [[2024-04-20\|20]] |</text:p>
            <text:p>| [[2024-04-21\|21]] | [[2024-04-22\|22]] | [[2024-04-23\|23]] | [[2024-04-24\|24]] | [[2024-04-25\|25]] | [[2024-04-26\|26]] | [[2024-04-27\|27]] |</text:p>
            <text:p>| [[2024-04-28\|28]] | [[2024-04-29\|29]] | [[2024-04-30\|30]] |    |    |    |    |</text:p>
            <text:p/>
          </table:table-cell>
          <table:table-cell table:style-name="ce2" table:formula="of:=IF([.H$16]=&quot;NEWLINE&quot;; NEWLINE; IF([.H$16]&lt;=[.$E20]; &quot;    &quot;; IF(AND(([.H$16]-[.$E20])&gt;0; ([.H$16]-[.$E20])&lt;=[.$C20]); &quot; [[&quot;&amp;JOURNAL_YEAR&amp;&quot;-&quot;&amp;TEXT([.$A20]; &quot;00&quot;)&amp;&quot;-&quot;&amp;TEXT([.H$16]-[.$E20]; &quot;00&quot;)&amp;&quot;\|&quot;&amp;TEXT([.H$16]-[.$E20]; &quot;00&quot;)&amp;&quot;]] &quot;; IF(OR([.$C20]+[.$E20]&gt;35; [.H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I$16]=&quot;NEWLINE&quot;; NEWLINE; IF([.I$16]&lt;=[.$E20]; &quot;    &quot;; IF(AND(([.I$16]-[.$E20])&gt;0; ([.I$16]-[.$E20])&lt;=[.$C20]); &quot; [[&quot;&amp;JOURNAL_YEAR&amp;&quot;-&quot;&amp;TEXT([.$A20]; &quot;00&quot;)&amp;&quot;-&quot;&amp;TEXT([.I$16]-[.$E20]; &quot;00&quot;)&amp;&quot;\|&quot;&amp;TEXT([.I$16]-[.$E20]; &quot;00&quot;)&amp;&quot;]] &quot;; IF(OR([.$C20]+[.$E20]&gt;35; [.I$16]&lt;=35); &quot;    &quot;; &quot;&quot;))))" office:value-type="string" office:string-value=" [[2024-04-01\|01]] " calcext:value-type="string">
            <text:p><text:s/>[[2024-04-01\|01]] </text:p>
          </table:table-cell>
          <table:table-cell table:style-name="ce2" table:formula="of:=IF([.J$16]=&quot;NEWLINE&quot;; NEWLINE; IF([.J$16]&lt;=[.$E20]; &quot;    &quot;; IF(AND(([.J$16]-[.$E20])&gt;0; ([.J$16]-[.$E20])&lt;=[.$C20]); &quot; [[&quot;&amp;JOURNAL_YEAR&amp;&quot;-&quot;&amp;TEXT([.$A20]; &quot;00&quot;)&amp;&quot;-&quot;&amp;TEXT([.J$16]-[.$E20]; &quot;00&quot;)&amp;&quot;\|&quot;&amp;TEXT([.J$16]-[.$E20]; &quot;00&quot;)&amp;&quot;]] &quot;; IF(OR([.$C20]+[.$E20]&gt;35; [.J$16]&lt;=35); &quot;    &quot;; &quot;&quot;))))" office:value-type="string" office:string-value=" [[2024-04-02\|02]] " calcext:value-type="string">
            <text:p><text:s/>[[2024-04-02\|02]] </text:p>
          </table:table-cell>
          <table:table-cell table:style-name="ce2" table:formula="of:=IF([.K$16]=&quot;NEWLINE&quot;; NEWLINE; IF([.K$16]&lt;=[.$E20]; &quot;    &quot;; IF(AND(([.K$16]-[.$E20])&gt;0; ([.K$16]-[.$E20])&lt;=[.$C20]); &quot; [[&quot;&amp;JOURNAL_YEAR&amp;&quot;-&quot;&amp;TEXT([.$A20]; &quot;00&quot;)&amp;&quot;-&quot;&amp;TEXT([.K$16]-[.$E20]; &quot;00&quot;)&amp;&quot;\|&quot;&amp;TEXT([.K$16]-[.$E20]; &quot;00&quot;)&amp;&quot;]] &quot;; IF(OR([.$C20]+[.$E20]&gt;35; [.K$16]&lt;=35); &quot;    &quot;; &quot;&quot;))))" office:value-type="string" office:string-value=" [[2024-04-03\|03]] " calcext:value-type="string">
            <text:p><text:s/>[[2024-04-03\|03]] </text:p>
          </table:table-cell>
          <table:table-cell table:style-name="ce2" table:formula="of:=IF([.L$16]=&quot;NEWLINE&quot;; NEWLINE; IF([.L$16]&lt;=[.$E20]; &quot;    &quot;; IF(AND(([.L$16]-[.$E20])&gt;0; ([.L$16]-[.$E20])&lt;=[.$C20]); &quot; [[&quot;&amp;JOURNAL_YEAR&amp;&quot;-&quot;&amp;TEXT([.$A20]; &quot;00&quot;)&amp;&quot;-&quot;&amp;TEXT([.L$16]-[.$E20]; &quot;00&quot;)&amp;&quot;\|&quot;&amp;TEXT([.L$16]-[.$E20]; &quot;00&quot;)&amp;&quot;]] &quot;; IF(OR([.$C20]+[.$E20]&gt;35; [.L$16]&lt;=35); &quot;    &quot;; &quot;&quot;))))" office:value-type="string" office:string-value=" [[2024-04-04\|04]] " calcext:value-type="string">
            <text:p><text:s/>[[2024-04-04\|04]] </text:p>
          </table:table-cell>
          <table:table-cell table:style-name="ce2" table:formula="of:=IF([.M$16]=&quot;NEWLINE&quot;; NEWLINE; IF([.M$16]&lt;=[.$E20]; &quot;    &quot;; IF(AND(([.M$16]-[.$E20])&gt;0; ([.M$16]-[.$E20])&lt;=[.$C20]); &quot; [[&quot;&amp;JOURNAL_YEAR&amp;&quot;-&quot;&amp;TEXT([.$A20]; &quot;00&quot;)&amp;&quot;-&quot;&amp;TEXT([.M$16]-[.$E20]; &quot;00&quot;)&amp;&quot;\|&quot;&amp;TEXT([.M$16]-[.$E20]; &quot;00&quot;)&amp;&quot;]] &quot;; IF(OR([.$C20]+[.$E20]&gt;35; [.M$16]&lt;=35); &quot;    &quot;; &quot;&quot;))))" office:value-type="string" office:string-value=" [[2024-04-05\|05]] " calcext:value-type="string">
            <text:p><text:s/>[[2024-04-05\|05]] </text:p>
          </table:table-cell>
          <table:table-cell table:style-name="ce2" table:formula="of:=IF([.N$16]=&quot;NEWLINE&quot;; NEWLINE; IF([.N$16]&lt;=[.$E20]; &quot;    &quot;; IF(AND(([.N$16]-[.$E20])&gt;0; ([.N$16]-[.$E20])&lt;=[.$C20]); &quot; [[&quot;&amp;JOURNAL_YEAR&amp;&quot;-&quot;&amp;TEXT([.$A20]; &quot;00&quot;)&amp;&quot;-&quot;&amp;TEXT([.N$16]-[.$E20]; &quot;00&quot;)&amp;&quot;\|&quot;&amp;TEXT([.N$16]-[.$E20]; &quot;00&quot;)&amp;&quot;]] &quot;; IF(OR([.$C20]+[.$E20]&gt;35; [.N$16]&lt;=35); &quot;    &quot;; &quot;&quot;))))" office:value-type="string" office:string-value=" [[2024-04-06\|06]] " calcext:value-type="string">
            <text:p><text:s/>[[2024-04-06\|06]] </text:p>
          </table:table-cell>
          <table:table-cell table:style-name="ce2" table:formula="of:=IF([.O$16]=&quot;NEWLINE&quot;; NEWLINE; IF([.O$16]&lt;=[.$E20]; &quot;    &quot;; IF(AND(([.O$16]-[.$E20])&gt;0; ([.O$16]-[.$E20])&lt;=[.$C20]); &quot; [[&quot;&amp;JOURNAL_YEAR&amp;&quot;-&quot;&amp;TEXT([.$A20]; &quot;00&quot;)&amp;&quot;-&quot;&amp;TEXT([.O$16]-[.$E20]; &quot;00&quot;)&amp;&quot;\|&quot;&amp;TEXT([.O$16]-[.$E20]; &quot;00&quot;)&amp;&quot;]] &quot;; IF(OR([.$C20]+[.$E20]&gt;35; [.O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6]=&quot;NEWLINE&quot;; NEWLINE; IF([.P$16]&lt;=[.$E20]; &quot;    &quot;; IF(AND(([.P$16]-[.$E20])&gt;0; ([.P$16]-[.$E20])&lt;=[.$C20]); &quot; [[&quot;&amp;JOURNAL_YEAR&amp;&quot;-&quot;&amp;TEXT([.$A20]; &quot;00&quot;)&amp;&quot;-&quot;&amp;TEXT([.P$16]-[.$E20]; &quot;00&quot;)&amp;&quot;\|&quot;&amp;TEXT([.P$16]-[.$E20]; &quot;00&quot;)&amp;&quot;]] &quot;; IF(OR([.$C20]+[.$E20]&gt;35; [.P$16]&lt;=35); &quot;    &quot;; &quot;&quot;))))" office:value-type="string" office:string-value=" [[2024-04-07\|07]] " calcext:value-type="string">
            <text:p><text:s/>[[2024-04-07\|07]] </text:p>
          </table:table-cell>
          <table:table-cell table:style-name="ce2" table:formula="of:=IF([.Q$16]=&quot;NEWLINE&quot;; NEWLINE; IF([.Q$16]&lt;=[.$E20]; &quot;    &quot;; IF(AND(([.Q$16]-[.$E20])&gt;0; ([.Q$16]-[.$E20])&lt;=[.$C20]); &quot; [[&quot;&amp;JOURNAL_YEAR&amp;&quot;-&quot;&amp;TEXT([.$A20]; &quot;00&quot;)&amp;&quot;-&quot;&amp;TEXT([.Q$16]-[.$E20]; &quot;00&quot;)&amp;&quot;\|&quot;&amp;TEXT([.Q$16]-[.$E20]; &quot;00&quot;)&amp;&quot;]] &quot;; IF(OR([.$C20]+[.$E20]&gt;35; [.Q$16]&lt;=35); &quot;    &quot;; &quot;&quot;))))" office:value-type="string" office:string-value=" [[2024-04-08\|08]] " calcext:value-type="string">
            <text:p><text:s/>[[2024-04-08\|08]] </text:p>
          </table:table-cell>
          <table:table-cell table:style-name="ce2" table:formula="of:=IF([.R$16]=&quot;NEWLINE&quot;; NEWLINE; IF([.R$16]&lt;=[.$E20]; &quot;    &quot;; IF(AND(([.R$16]-[.$E20])&gt;0; ([.R$16]-[.$E20])&lt;=[.$C20]); &quot; [[&quot;&amp;JOURNAL_YEAR&amp;&quot;-&quot;&amp;TEXT([.$A20]; &quot;00&quot;)&amp;&quot;-&quot;&amp;TEXT([.R$16]-[.$E20]; &quot;00&quot;)&amp;&quot;\|&quot;&amp;TEXT([.R$16]-[.$E20]; &quot;00&quot;)&amp;&quot;]] &quot;; IF(OR([.$C20]+[.$E20]&gt;35; [.R$16]&lt;=35); &quot;    &quot;; &quot;&quot;))))" office:value-type="string" office:string-value=" [[2024-04-09\|09]] " calcext:value-type="string">
            <text:p><text:s/>[[2024-04-09\|09]] </text:p>
          </table:table-cell>
          <table:table-cell table:style-name="ce2" table:formula="of:=IF([.S$16]=&quot;NEWLINE&quot;; NEWLINE; IF([.S$16]&lt;=[.$E20]; &quot;    &quot;; IF(AND(([.S$16]-[.$E20])&gt;0; ([.S$16]-[.$E20])&lt;=[.$C20]); &quot; [[&quot;&amp;JOURNAL_YEAR&amp;&quot;-&quot;&amp;TEXT([.$A20]; &quot;00&quot;)&amp;&quot;-&quot;&amp;TEXT([.S$16]-[.$E20]; &quot;00&quot;)&amp;&quot;\|&quot;&amp;TEXT([.S$16]-[.$E20]; &quot;00&quot;)&amp;&quot;]] &quot;; IF(OR([.$C20]+[.$E20]&gt;35; [.S$16]&lt;=35); &quot;    &quot;; &quot;&quot;))))" office:value-type="string" office:string-value=" [[2024-04-10\|10]] " calcext:value-type="string">
            <text:p><text:s/>[[2024-04-10\|10]] </text:p>
          </table:table-cell>
          <table:table-cell table:style-name="ce2" table:formula="of:=IF([.T$16]=&quot;NEWLINE&quot;; NEWLINE; IF([.T$16]&lt;=[.$E20]; &quot;    &quot;; IF(AND(([.T$16]-[.$E20])&gt;0; ([.T$16]-[.$E20])&lt;=[.$C20]); &quot; [[&quot;&amp;JOURNAL_YEAR&amp;&quot;-&quot;&amp;TEXT([.$A20]; &quot;00&quot;)&amp;&quot;-&quot;&amp;TEXT([.T$16]-[.$E20]; &quot;00&quot;)&amp;&quot;\|&quot;&amp;TEXT([.T$16]-[.$E20]; &quot;00&quot;)&amp;&quot;]] &quot;; IF(OR([.$C20]+[.$E20]&gt;35; [.T$16]&lt;=35); &quot;    &quot;; &quot;&quot;))))" office:value-type="string" office:string-value=" [[2024-04-11\|11]] " calcext:value-type="string">
            <text:p><text:s/>[[2024-04-11\|11]] </text:p>
          </table:table-cell>
          <table:table-cell table:style-name="ce2" table:formula="of:=IF([.U$16]=&quot;NEWLINE&quot;; NEWLINE; IF([.U$16]&lt;=[.$E20]; &quot;    &quot;; IF(AND(([.U$16]-[.$E20])&gt;0; ([.U$16]-[.$E20])&lt;=[.$C20]); &quot; [[&quot;&amp;JOURNAL_YEAR&amp;&quot;-&quot;&amp;TEXT([.$A20]; &quot;00&quot;)&amp;&quot;-&quot;&amp;TEXT([.U$16]-[.$E20]; &quot;00&quot;)&amp;&quot;\|&quot;&amp;TEXT([.U$16]-[.$E20]; &quot;00&quot;)&amp;&quot;]] &quot;; IF(OR([.$C20]+[.$E20]&gt;35; [.U$16]&lt;=35); &quot;    &quot;; &quot;&quot;))))" office:value-type="string" office:string-value=" [[2024-04-12\|12]] " calcext:value-type="string">
            <text:p><text:s/>[[2024-04-12\|12]] </text:p>
          </table:table-cell>
          <table:table-cell table:style-name="ce2" table:formula="of:=IF([.V$16]=&quot;NEWLINE&quot;; NEWLINE; IF([.V$16]&lt;=[.$E20]; &quot;    &quot;; IF(AND(([.V$16]-[.$E20])&gt;0; ([.V$16]-[.$E20])&lt;=[.$C20]); &quot; [[&quot;&amp;JOURNAL_YEAR&amp;&quot;-&quot;&amp;TEXT([.$A20]; &quot;00&quot;)&amp;&quot;-&quot;&amp;TEXT([.V$16]-[.$E20]; &quot;00&quot;)&amp;&quot;\|&quot;&amp;TEXT([.V$16]-[.$E20]; &quot;00&quot;)&amp;&quot;]] &quot;; IF(OR([.$C20]+[.$E20]&gt;35; [.V$16]&lt;=35); &quot;    &quot;; &quot;&quot;))))" office:value-type="string" office:string-value=" [[2024-04-13\|13]] " calcext:value-type="string">
            <text:p><text:s/>[[2024-04-13\|13]] </text:p>
          </table:table-cell>
          <table:table-cell table:style-name="ce2" table:formula="of:=IF([.W$16]=&quot;NEWLINE&quot;; NEWLINE; IF([.W$16]&lt;=[.$E20]; &quot;    &quot;; IF(AND(([.W$16]-[.$E20])&gt;0; ([.W$16]-[.$E20])&lt;=[.$C20]); &quot; [[&quot;&amp;JOURNAL_YEAR&amp;&quot;-&quot;&amp;TEXT([.$A20]; &quot;00&quot;)&amp;&quot;-&quot;&amp;TEXT([.W$16]-[.$E20]; &quot;00&quot;)&amp;&quot;\|&quot;&amp;TEXT([.W$16]-[.$E20]; &quot;00&quot;)&amp;&quot;]] &quot;; IF(OR([.$C20]+[.$E20]&gt;35; [.W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6]=&quot;NEWLINE&quot;; NEWLINE; IF([.X$16]&lt;=[.$E20]; &quot;    &quot;; IF(AND(([.X$16]-[.$E20])&gt;0; ([.X$16]-[.$E20])&lt;=[.$C20]); &quot; [[&quot;&amp;JOURNAL_YEAR&amp;&quot;-&quot;&amp;TEXT([.$A20]; &quot;00&quot;)&amp;&quot;-&quot;&amp;TEXT([.X$16]-[.$E20]; &quot;00&quot;)&amp;&quot;\|&quot;&amp;TEXT([.X$16]-[.$E20]; &quot;00&quot;)&amp;&quot;]] &quot;; IF(OR([.$C20]+[.$E20]&gt;35; [.X$16]&lt;=35); &quot;    &quot;; &quot;&quot;))))" office:value-type="string" office:string-value=" [[2024-04-14\|14]] " calcext:value-type="string">
            <text:p><text:s/>[[2024-04-14\|14]] </text:p>
          </table:table-cell>
          <table:table-cell table:style-name="ce2" table:formula="of:=IF([.Y$16]=&quot;NEWLINE&quot;; NEWLINE; IF([.Y$16]&lt;=[.$E20]; &quot;    &quot;; IF(AND(([.Y$16]-[.$E20])&gt;0; ([.Y$16]-[.$E20])&lt;=[.$C20]); &quot; [[&quot;&amp;JOURNAL_YEAR&amp;&quot;-&quot;&amp;TEXT([.$A20]; &quot;00&quot;)&amp;&quot;-&quot;&amp;TEXT([.Y$16]-[.$E20]; &quot;00&quot;)&amp;&quot;\|&quot;&amp;TEXT([.Y$16]-[.$E20]; &quot;00&quot;)&amp;&quot;]] &quot;; IF(OR([.$C20]+[.$E20]&gt;35; [.Y$16]&lt;=35); &quot;    &quot;; &quot;&quot;))))" office:value-type="string" office:string-value=" [[2024-04-15\|15]] " calcext:value-type="string">
            <text:p><text:s/>[[2024-04-15\|15]] </text:p>
          </table:table-cell>
          <table:table-cell table:style-name="ce2" table:formula="of:=IF([.Z$16]=&quot;NEWLINE&quot;; NEWLINE; IF([.Z$16]&lt;=[.$E20]; &quot;    &quot;; IF(AND(([.Z$16]-[.$E20])&gt;0; ([.Z$16]-[.$E20])&lt;=[.$C20]); &quot; [[&quot;&amp;JOURNAL_YEAR&amp;&quot;-&quot;&amp;TEXT([.$A20]; &quot;00&quot;)&amp;&quot;-&quot;&amp;TEXT([.Z$16]-[.$E20]; &quot;00&quot;)&amp;&quot;\|&quot;&amp;TEXT([.Z$16]-[.$E20]; &quot;00&quot;)&amp;&quot;]] &quot;; IF(OR([.$C20]+[.$E20]&gt;35; [.Z$16]&lt;=35); &quot;    &quot;; &quot;&quot;))))" office:value-type="string" office:string-value=" [[2024-04-16\|16]] " calcext:value-type="string">
            <text:p><text:s/>[[2024-04-16\|16]] </text:p>
          </table:table-cell>
          <table:table-cell table:style-name="ce2" table:formula="of:=IF([.AA$16]=&quot;NEWLINE&quot;; NEWLINE; IF([.AA$16]&lt;=[.$E20]; &quot;    &quot;; IF(AND(([.AA$16]-[.$E20])&gt;0; ([.AA$16]-[.$E20])&lt;=[.$C20]); &quot; [[&quot;&amp;JOURNAL_YEAR&amp;&quot;-&quot;&amp;TEXT([.$A20]; &quot;00&quot;)&amp;&quot;-&quot;&amp;TEXT([.AA$16]-[.$E20]; &quot;00&quot;)&amp;&quot;\|&quot;&amp;TEXT([.AA$16]-[.$E20]; &quot;00&quot;)&amp;&quot;]] &quot;; IF(OR([.$C20]+[.$E20]&gt;35; [.AA$16]&lt;=35); &quot;    &quot;; &quot;&quot;))))" office:value-type="string" office:string-value=" [[2024-04-17\|17]] " calcext:value-type="string">
            <text:p><text:s/>[[2024-04-17\|17]] </text:p>
          </table:table-cell>
          <table:table-cell table:style-name="ce2" table:formula="of:=IF([.AB$16]=&quot;NEWLINE&quot;; NEWLINE; IF([.AB$16]&lt;=[.$E20]; &quot;    &quot;; IF(AND(([.AB$16]-[.$E20])&gt;0; ([.AB$16]-[.$E20])&lt;=[.$C20]); &quot; [[&quot;&amp;JOURNAL_YEAR&amp;&quot;-&quot;&amp;TEXT([.$A20]; &quot;00&quot;)&amp;&quot;-&quot;&amp;TEXT([.AB$16]-[.$E20]; &quot;00&quot;)&amp;&quot;\|&quot;&amp;TEXT([.AB$16]-[.$E20]; &quot;00&quot;)&amp;&quot;]] &quot;; IF(OR([.$C20]+[.$E20]&gt;35; [.AB$16]&lt;=35); &quot;    &quot;; &quot;&quot;))))" office:value-type="string" office:string-value=" [[2024-04-18\|18]] " calcext:value-type="string">
            <text:p><text:s/>[[2024-04-18\|18]] </text:p>
          </table:table-cell>
          <table:table-cell table:style-name="ce2" table:formula="of:=IF([.AC$16]=&quot;NEWLINE&quot;; NEWLINE; IF([.AC$16]&lt;=[.$E20]; &quot;    &quot;; IF(AND(([.AC$16]-[.$E20])&gt;0; ([.AC$16]-[.$E20])&lt;=[.$C20]); &quot; [[&quot;&amp;JOURNAL_YEAR&amp;&quot;-&quot;&amp;TEXT([.$A20]; &quot;00&quot;)&amp;&quot;-&quot;&amp;TEXT([.AC$16]-[.$E20]; &quot;00&quot;)&amp;&quot;\|&quot;&amp;TEXT([.AC$16]-[.$E20]; &quot;00&quot;)&amp;&quot;]] &quot;; IF(OR([.$C20]+[.$E20]&gt;35; [.AC$16]&lt;=35); &quot;    &quot;; &quot;&quot;))))" office:value-type="string" office:string-value=" [[2024-04-19\|19]] " calcext:value-type="string">
            <text:p><text:s/>[[2024-04-19\|19]] </text:p>
          </table:table-cell>
          <table:table-cell table:style-name="ce2" table:formula="of:=IF([.AD$16]=&quot;NEWLINE&quot;; NEWLINE; IF([.AD$16]&lt;=[.$E20]; &quot;    &quot;; IF(AND(([.AD$16]-[.$E20])&gt;0; ([.AD$16]-[.$E20])&lt;=[.$C20]); &quot; [[&quot;&amp;JOURNAL_YEAR&amp;&quot;-&quot;&amp;TEXT([.$A20]; &quot;00&quot;)&amp;&quot;-&quot;&amp;TEXT([.AD$16]-[.$E20]; &quot;00&quot;)&amp;&quot;\|&quot;&amp;TEXT([.AD$16]-[.$E20]; &quot;00&quot;)&amp;&quot;]] &quot;; IF(OR([.$C20]+[.$E20]&gt;35; [.AD$16]&lt;=35); &quot;    &quot;; &quot;&quot;))))" office:value-type="string" office:string-value=" [[2024-04-20\|20]] " calcext:value-type="string">
            <text:p><text:s/>[[2024-04-20\|20]] </text:p>
          </table:table-cell>
          <table:table-cell table:style-name="ce2" table:formula="of:=IF([.AE$16]=&quot;NEWLINE&quot;; NEWLINE; IF([.AE$16]&lt;=[.$E20]; &quot;    &quot;; IF(AND(([.AE$16]-[.$E20])&gt;0; ([.AE$16]-[.$E20])&lt;=[.$C20]); &quot; [[&quot;&amp;JOURNAL_YEAR&amp;&quot;-&quot;&amp;TEXT([.$A20]; &quot;00&quot;)&amp;&quot;-&quot;&amp;TEXT([.AE$16]-[.$E20]; &quot;00&quot;)&amp;&quot;\|&quot;&amp;TEXT([.AE$16]-[.$E20]; &quot;00&quot;)&amp;&quot;]] &quot;; IF(OR([.$C20]+[.$E20]&gt;35; [.AE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6]=&quot;NEWLINE&quot;; NEWLINE; IF([.AF$16]&lt;=[.$E20]; &quot;    &quot;; IF(AND(([.AF$16]-[.$E20])&gt;0; ([.AF$16]-[.$E20])&lt;=[.$C20]); &quot; [[&quot;&amp;JOURNAL_YEAR&amp;&quot;-&quot;&amp;TEXT([.$A20]; &quot;00&quot;)&amp;&quot;-&quot;&amp;TEXT([.AF$16]-[.$E20]; &quot;00&quot;)&amp;&quot;\|&quot;&amp;TEXT([.AF$16]-[.$E20]; &quot;00&quot;)&amp;&quot;]] &quot;; IF(OR([.$C20]+[.$E20]&gt;35; [.AF$16]&lt;=35); &quot;    &quot;; &quot;&quot;))))" office:value-type="string" office:string-value=" [[2024-04-21\|21]] " calcext:value-type="string">
            <text:p><text:s/>[[2024-04-21\|21]] </text:p>
          </table:table-cell>
          <table:table-cell table:style-name="ce2" table:formula="of:=IF([.AG$16]=&quot;NEWLINE&quot;; NEWLINE; IF([.AG$16]&lt;=[.$E20]; &quot;    &quot;; IF(AND(([.AG$16]-[.$E20])&gt;0; ([.AG$16]-[.$E20])&lt;=[.$C20]); &quot; [[&quot;&amp;JOURNAL_YEAR&amp;&quot;-&quot;&amp;TEXT([.$A20]; &quot;00&quot;)&amp;&quot;-&quot;&amp;TEXT([.AG$16]-[.$E20]; &quot;00&quot;)&amp;&quot;\|&quot;&amp;TEXT([.AG$16]-[.$E20]; &quot;00&quot;)&amp;&quot;]] &quot;; IF(OR([.$C20]+[.$E20]&gt;35; [.AG$16]&lt;=35); &quot;    &quot;; &quot;&quot;))))" office:value-type="string" office:string-value=" [[2024-04-22\|22]] " calcext:value-type="string">
            <text:p><text:s/>[[2024-04-22\|22]] </text:p>
          </table:table-cell>
          <table:table-cell table:style-name="ce2" table:formula="of:=IF([.AH$16]=&quot;NEWLINE&quot;; NEWLINE; IF([.AH$16]&lt;=[.$E20]; &quot;    &quot;; IF(AND(([.AH$16]-[.$E20])&gt;0; ([.AH$16]-[.$E20])&lt;=[.$C20]); &quot; [[&quot;&amp;JOURNAL_YEAR&amp;&quot;-&quot;&amp;TEXT([.$A20]; &quot;00&quot;)&amp;&quot;-&quot;&amp;TEXT([.AH$16]-[.$E20]; &quot;00&quot;)&amp;&quot;\|&quot;&amp;TEXT([.AH$16]-[.$E20]; &quot;00&quot;)&amp;&quot;]] &quot;; IF(OR([.$C20]+[.$E20]&gt;35; [.AH$16]&lt;=35); &quot;    &quot;; &quot;&quot;))))" office:value-type="string" office:string-value=" [[2024-04-23\|23]] " calcext:value-type="string">
            <text:p><text:s/>[[2024-04-23\|23]] </text:p>
          </table:table-cell>
          <table:table-cell table:style-name="ce2" table:formula="of:=IF([.AI$16]=&quot;NEWLINE&quot;; NEWLINE; IF([.AI$16]&lt;=[.$E20]; &quot;    &quot;; IF(AND(([.AI$16]-[.$E20])&gt;0; ([.AI$16]-[.$E20])&lt;=[.$C20]); &quot; [[&quot;&amp;JOURNAL_YEAR&amp;&quot;-&quot;&amp;TEXT([.$A20]; &quot;00&quot;)&amp;&quot;-&quot;&amp;TEXT([.AI$16]-[.$E20]; &quot;00&quot;)&amp;&quot;\|&quot;&amp;TEXT([.AI$16]-[.$E20]; &quot;00&quot;)&amp;&quot;]] &quot;; IF(OR([.$C20]+[.$E20]&gt;35; [.AI$16]&lt;=35); &quot;    &quot;; &quot;&quot;))))" office:value-type="string" office:string-value=" [[2024-04-24\|24]] " calcext:value-type="string">
            <text:p><text:s/>[[2024-04-24\|24]] </text:p>
          </table:table-cell>
          <table:table-cell table:style-name="ce2" table:formula="of:=IF([.AJ$16]=&quot;NEWLINE&quot;; NEWLINE; IF([.AJ$16]&lt;=[.$E20]; &quot;    &quot;; IF(AND(([.AJ$16]-[.$E20])&gt;0; ([.AJ$16]-[.$E20])&lt;=[.$C20]); &quot; [[&quot;&amp;JOURNAL_YEAR&amp;&quot;-&quot;&amp;TEXT([.$A20]; &quot;00&quot;)&amp;&quot;-&quot;&amp;TEXT([.AJ$16]-[.$E20]; &quot;00&quot;)&amp;&quot;\|&quot;&amp;TEXT([.AJ$16]-[.$E20]; &quot;00&quot;)&amp;&quot;]] &quot;; IF(OR([.$C20]+[.$E20]&gt;35; [.AJ$16]&lt;=35); &quot;    &quot;; &quot;&quot;))))" office:value-type="string" office:string-value=" [[2024-04-25\|25]] " calcext:value-type="string">
            <text:p><text:s/>[[2024-04-25\|25]] </text:p>
          </table:table-cell>
          <table:table-cell table:style-name="ce2" table:formula="of:=IF([.AK$16]=&quot;NEWLINE&quot;; NEWLINE; IF([.AK$16]&lt;=[.$E20]; &quot;    &quot;; IF(AND(([.AK$16]-[.$E20])&gt;0; ([.AK$16]-[.$E20])&lt;=[.$C20]); &quot; [[&quot;&amp;JOURNAL_YEAR&amp;&quot;-&quot;&amp;TEXT([.$A20]; &quot;00&quot;)&amp;&quot;-&quot;&amp;TEXT([.AK$16]-[.$E20]; &quot;00&quot;)&amp;&quot;\|&quot;&amp;TEXT([.AK$16]-[.$E20]; &quot;00&quot;)&amp;&quot;]] &quot;; IF(OR([.$C20]+[.$E20]&gt;35; [.AK$16]&lt;=35); &quot;    &quot;; &quot;&quot;))))" office:value-type="string" office:string-value=" [[2024-04-26\|26]] " calcext:value-type="string">
            <text:p><text:s/>[[2024-04-26\|26]] </text:p>
          </table:table-cell>
          <table:table-cell table:style-name="ce2" table:formula="of:=IF([.AL$16]=&quot;NEWLINE&quot;; NEWLINE; IF([.AL$16]&lt;=[.$E20]; &quot;    &quot;; IF(AND(([.AL$16]-[.$E20])&gt;0; ([.AL$16]-[.$E20])&lt;=[.$C20]); &quot; [[&quot;&amp;JOURNAL_YEAR&amp;&quot;-&quot;&amp;TEXT([.$A20]; &quot;00&quot;)&amp;&quot;-&quot;&amp;TEXT([.AL$16]-[.$E20]; &quot;00&quot;)&amp;&quot;\|&quot;&amp;TEXT([.AL$16]-[.$E20]; &quot;00&quot;)&amp;&quot;]] &quot;; IF(OR([.$C20]+[.$E20]&gt;35; [.AL$16]&lt;=35); &quot;    &quot;; &quot;&quot;))))" office:value-type="string" office:string-value=" [[2024-04-27\|27]] " calcext:value-type="string">
            <text:p><text:s/>[[2024-04-27\|27]] </text:p>
          </table:table-cell>
          <table:table-cell table:style-name="ce2" table:formula="of:=IF([.AM$16]=&quot;NEWLINE&quot;; NEWLINE; IF([.AM$16]&lt;=[.$E20]; &quot;    &quot;; IF(AND(([.AM$16]-[.$E20])&gt;0; ([.AM$16]-[.$E20])&lt;=[.$C20]); &quot; [[&quot;&amp;JOURNAL_YEAR&amp;&quot;-&quot;&amp;TEXT([.$A20]; &quot;00&quot;)&amp;&quot;-&quot;&amp;TEXT([.AM$16]-[.$E20]; &quot;00&quot;)&amp;&quot;\|&quot;&amp;TEXT([.AM$16]-[.$E20]; &quot;00&quot;)&amp;&quot;]] &quot;; IF(OR([.$C20]+[.$E20]&gt;35; [.AM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6]=&quot;NEWLINE&quot;; NEWLINE; IF([.AN$16]&lt;=[.$E20]; &quot;    &quot;; IF(AND(([.AN$16]-[.$E20])&gt;0; ([.AN$16]-[.$E20])&lt;=[.$C20]); &quot; [[&quot;&amp;JOURNAL_YEAR&amp;&quot;-&quot;&amp;TEXT([.$A20]; &quot;00&quot;)&amp;&quot;-&quot;&amp;TEXT([.AN$16]-[.$E20]; &quot;00&quot;)&amp;&quot;\|&quot;&amp;TEXT([.AN$16]-[.$E20]; &quot;00&quot;)&amp;&quot;]] &quot;; IF(OR([.$C20]+[.$E20]&gt;35; [.AN$16]&lt;=35); &quot;    &quot;; &quot;&quot;))))" office:value-type="string" office:string-value=" [[2024-04-28\|28]] " calcext:value-type="string">
            <text:p><text:s/>[[2024-04-28\|28]] </text:p>
          </table:table-cell>
          <table:table-cell table:style-name="ce2" table:formula="of:=IF([.AO$16]=&quot;NEWLINE&quot;; NEWLINE; IF([.AO$16]&lt;=[.$E20]; &quot;    &quot;; IF(AND(([.AO$16]-[.$E20])&gt;0; ([.AO$16]-[.$E20])&lt;=[.$C20]); &quot; [[&quot;&amp;JOURNAL_YEAR&amp;&quot;-&quot;&amp;TEXT([.$A20]; &quot;00&quot;)&amp;&quot;-&quot;&amp;TEXT([.AO$16]-[.$E20]; &quot;00&quot;)&amp;&quot;\|&quot;&amp;TEXT([.AO$16]-[.$E20]; &quot;00&quot;)&amp;&quot;]] &quot;; IF(OR([.$C20]+[.$E20]&gt;35; [.AO$16]&lt;=35); &quot;    &quot;; &quot;&quot;))))" office:value-type="string" office:string-value=" [[2024-04-29\|29]] " calcext:value-type="string">
            <text:p><text:s/>[[2024-04-29\|29]] </text:p>
          </table:table-cell>
          <table:table-cell table:style-name="ce2" table:formula="of:=IF([.AP$16]=&quot;NEWLINE&quot;; NEWLINE; IF([.AP$16]&lt;=[.$E20]; &quot;    &quot;; IF(AND(([.AP$16]-[.$E20])&gt;0; ([.AP$16]-[.$E20])&lt;=[.$C20]); &quot; [[&quot;&amp;JOURNAL_YEAR&amp;&quot;-&quot;&amp;TEXT([.$A20]; &quot;00&quot;)&amp;&quot;-&quot;&amp;TEXT([.AP$16]-[.$E20]; &quot;00&quot;)&amp;&quot;\|&quot;&amp;TEXT([.AP$16]-[.$E20]; &quot;00&quot;)&amp;&quot;]] &quot;; IF(OR([.$C20]+[.$E20]&gt;35; [.AP$16]&lt;=35); &quot;    &quot;; &quot;&quot;))))" office:value-type="string" office:string-value=" [[2024-04-30\|30]] " calcext:value-type="string">
            <text:p><text:s/>[[2024-04-30\|30]] </text:p>
          </table:table-cell>
          <table:table-cell table:style-name="ce2" table:formula="of:=IF([.AQ$16]=&quot;NEWLINE&quot;; NEWLINE; IF([.AQ$16]&lt;=[.$E20]; &quot;    &quot;; IF(AND(([.AQ$16]-[.$E20])&gt;0; ([.AQ$16]-[.$E20])&lt;=[.$C20]); &quot; [[&quot;&amp;JOURNAL_YEAR&amp;&quot;-&quot;&amp;TEXT([.$A20]; &quot;00&quot;)&amp;&quot;-&quot;&amp;TEXT([.AQ$16]-[.$E20]; &quot;00&quot;)&amp;&quot;\|&quot;&amp;TEXT([.AQ$16]-[.$E20]; &quot;00&quot;)&amp;&quot;]] &quot;; IF(OR([.$C20]+[.$E20]&gt;35; [.AQ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R$16]=&quot;NEWLINE&quot;; NEWLINE; IF([.AR$16]&lt;=[.$E20]; &quot;    &quot;; IF(AND(([.AR$16]-[.$E20])&gt;0; ([.AR$16]-[.$E20])&lt;=[.$C20]); &quot; [[&quot;&amp;JOURNAL_YEAR&amp;&quot;-&quot;&amp;TEXT([.$A20]; &quot;00&quot;)&amp;&quot;-&quot;&amp;TEXT([.AR$16]-[.$E20]; &quot;00&quot;)&amp;&quot;\|&quot;&amp;TEXT([.AR$16]-[.$E20]; &quot;00&quot;)&amp;&quot;]] &quot;; IF(OR([.$C20]+[.$E20]&gt;35; [.AR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S$16]=&quot;NEWLINE&quot;; NEWLINE; IF([.AS$16]&lt;=[.$E20]; &quot;    &quot;; IF(AND(([.AS$16]-[.$E20])&gt;0; ([.AS$16]-[.$E20])&lt;=[.$C20]); &quot; [[&quot;&amp;JOURNAL_YEAR&amp;&quot;-&quot;&amp;TEXT([.$A20]; &quot;00&quot;)&amp;&quot;-&quot;&amp;TEXT([.AS$16]-[.$E20]; &quot;00&quot;)&amp;&quot;\|&quot;&amp;TEXT([.AS$16]-[.$E20]; &quot;00&quot;)&amp;&quot;]] &quot;; IF(OR([.$C20]+[.$E20]&gt;35; [.AS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T$16]=&quot;NEWLINE&quot;; NEWLINE; IF([.AT$16]&lt;=[.$E20]; &quot;    &quot;; IF(AND(([.AT$16]-[.$E20])&gt;0; ([.AT$16]-[.$E20])&lt;=[.$C20]); &quot; [[&quot;&amp;JOURNAL_YEAR&amp;&quot;-&quot;&amp;TEXT([.$A20]; &quot;00&quot;)&amp;&quot;-&quot;&amp;TEXT([.AT$16]-[.$E20]; &quot;00&quot;)&amp;&quot;\|&quot;&amp;TEXT([.AT$16]-[.$E20]; &quot;00&quot;)&amp;&quot;]] &quot;; IF(OR([.$C20]+[.$E20]&gt;35; [.AT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U$16]=&quot;NEWLINE&quot;; NEWLINE; IF([.AU$16]&lt;=[.$E20]; &quot;    &quot;; IF(AND(([.AU$16]-[.$E20])&gt;0; ([.AU$16]-[.$E20])&lt;=[.$C20]); &quot; [[&quot;&amp;JOURNAL_YEAR&amp;&quot;-&quot;&amp;TEXT([.$A20]; &quot;00&quot;)&amp;&quot;-&quot;&amp;TEXT([.AU$16]-[.$E20]; &quot;00&quot;)&amp;&quot;\|&quot;&amp;TEXT([.AU$16]-[.$E20]; &quot;00&quot;)&amp;&quot;]] &quot;; IF(OR([.$C20]+[.$E20]&gt;35; [.AU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6]=&quot;NEWLINE&quot;; NEWLINE; IF([.AV$16]&lt;=[.$E20]; &quot;    &quot;; IF(AND(([.AV$16]-[.$E20])&gt;0; ([.AV$16]-[.$E20])&lt;=[.$C20]); &quot; [[&quot;&amp;JOURNAL_YEAR&amp;&quot;-&quot;&amp;TEXT([.$A20]; &quot;00&quot;)&amp;&quot;-&quot;&amp;TEXT([.AV$16]-[.$E20]; &quot;00&quot;)&amp;&quot;\|&quot;&amp;TEXT([.AV$16]-[.$E20]; &quot;00&quot;)&amp;&quot;]] &quot;; IF(OR([.$C20]+[.$E20]&gt;35; [.AV$16]&lt;=35); &quot;    &quot;; &quot;&quot;))))">
            <text:p/>
          </table:table-cell>
          <table:table-cell table:style-name="ce2" table:formula="of:=IF([.AW$16]=&quot;NEWLINE&quot;; NEWLINE; IF([.AW$16]&lt;=[.$E20]; &quot;    &quot;; IF(AND(([.AW$16]-[.$E20])&gt;0; ([.AW$16]-[.$E20])&lt;=[.$C20]); &quot; [[&quot;&amp;JOURNAL_YEAR&amp;&quot;-&quot;&amp;TEXT([.$A20]; &quot;00&quot;)&amp;&quot;-&quot;&amp;TEXT([.AW$16]-[.$E20]; &quot;00&quot;)&amp;&quot;\|&quot;&amp;TEXT([.AW$16]-[.$E20]; &quot;00&quot;)&amp;&quot;]] &quot;; IF(OR([.$C20]+[.$E20]&gt;35; [.AW$16]&lt;=35); &quot;    &quot;; &quot;&quot;))))">
            <text:p/>
          </table:table-cell>
          <table:table-cell table:style-name="ce2" table:formula="of:=IF([.AX$16]=&quot;NEWLINE&quot;; NEWLINE; IF([.AX$16]&lt;=[.$E20]; &quot;    &quot;; IF(AND(([.AX$16]-[.$E20])&gt;0; ([.AX$16]-[.$E20])&lt;=[.$C20]); &quot; [[&quot;&amp;JOURNAL_YEAR&amp;&quot;-&quot;&amp;TEXT([.$A20]; &quot;00&quot;)&amp;&quot;-&quot;&amp;TEXT([.AX$16]-[.$E20]; &quot;00&quot;)&amp;&quot;\|&quot;&amp;TEXT([.AX$16]-[.$E20]; &quot;00&quot;)&amp;&quot;]] &quot;; IF(OR([.$C20]+[.$E20]&gt;35; [.AX$16]&lt;=35); &quot;    &quot;; &quot;&quot;))))">
            <text:p/>
          </table:table-cell>
          <table:table-cell table:style-name="ce2" table:formula="of:=IF([.AY$16]=&quot;NEWLINE&quot;; NEWLINE; IF([.AY$16]&lt;=[.$E20]; &quot;    &quot;; IF(AND(([.AY$16]-[.$E20])&gt;0; ([.AY$16]-[.$E20])&lt;=[.$C20]); &quot; [[&quot;&amp;JOURNAL_YEAR&amp;&quot;-&quot;&amp;TEXT([.$A20]; &quot;00&quot;)&amp;&quot;-&quot;&amp;TEXT([.AY$16]-[.$E20]; &quot;00&quot;)&amp;&quot;\|&quot;&amp;TEXT([.AY$16]-[.$E20]; &quot;00&quot;)&amp;&quot;]] &quot;; IF(OR([.$C20]+[.$E20]&gt;35; [.AY$16]&lt;=35); &quot;    &quot;; &quot;&quot;))))">
            <text:p/>
          </table:table-cell>
          <table:table-cell table:style-name="ce2" table:formula="of:=IF([.AZ$16]=&quot;NEWLINE&quot;; NEWLINE; IF([.AZ$16]&lt;=[.$E20]; &quot;    &quot;; IF(AND(([.AZ$16]-[.$E20])&gt;0; ([.AZ$16]-[.$E20])&lt;=[.$C20]); &quot; [[&quot;&amp;JOURNAL_YEAR&amp;&quot;-&quot;&amp;TEXT([.$A20]; &quot;00&quot;)&amp;&quot;-&quot;&amp;TEXT([.AZ$16]-[.$E20]; &quot;00&quot;)&amp;&quot;\|&quot;&amp;TEXT([.AZ$16]-[.$E20]; &quot;00&quot;)&amp;&quot;]] &quot;; IF(OR([.$C20]+[.$E20]&gt;35; [.AZ$16]&lt;=35); &quot;    &quot;; &quot;&quot;))))">
            <text:p/>
          </table:table-cell>
          <table:table-cell table:style-name="ce2" table:formula="of:=IF([.BA$16]=&quot;NEWLINE&quot;; NEWLINE; IF([.BA$16]&lt;=[.$E20]; &quot;    &quot;; IF(AND(([.BA$16]-[.$E20])&gt;0; ([.BA$16]-[.$E20])&lt;=[.$C20]); &quot; [[&quot;&amp;JOURNAL_YEAR&amp;&quot;-&quot;&amp;TEXT([.$A20]; &quot;00&quot;)&amp;&quot;-&quot;&amp;TEXT([.BA$16]-[.$E20]; &quot;00&quot;)&amp;&quot;\|&quot;&amp;TEXT([.BA$16]-[.$E20]; &quot;00&quot;)&amp;&quot;]] &quot;; IF(OR([.$C20]+[.$E20]&gt;35; [.BA$16]&lt;=35); &quot;    &quot;; &quot;&quot;))))">
            <text:p/>
          </table:table-cell>
          <table:table-cell table:style-name="ce2" table:formula="of:=IF([.BB$16]=&quot;NEWLINE&quot;; NEWLINE; IF([.BB$16]&lt;=[.$E20]; &quot;    &quot;; IF(AND(([.BB$16]-[.$E20])&gt;0; ([.BB$16]-[.$E20])&lt;=[.$C20]); &quot; [[&quot;&amp;JOURNAL_YEAR&amp;&quot;-&quot;&amp;TEXT([.$A20]; &quot;00&quot;)&amp;&quot;-&quot;&amp;TEXT([.BB$16]-[.$E20]; &quot;00&quot;)&amp;&quot;\|&quot;&amp;TEXT([.BB$16]-[.$E20]; &quot;00&quot;)&amp;&quot;]] &quot;; IF(OR([.$C20]+[.$E20]&gt;35; [.BB$16]&lt;=35); &quot;    &quot;; &quot;&quot;))))">
            <text:p/>
          </table:table-cell>
        </table:table-row>
        <table:table-row table:style-name="ro4">
          <table:table-cell table:formula="of:=[.A20]+1" office:value-type="float" office:value="5" calcext:value-type="float">
            <text:p>5</text:p>
          </table:table-cell>
          <table:table-cell table:style-name="Calc_20_Text" table:formula="of:=TEXT(DATE(2000; [.A21]; 1);&quot;MMMM&quot;)" office:value-type="string" office:string-value="May" calcext:value-type="string">
            <text:p>May</text:p>
          </table:table-cell>
          <table:table-cell table:style-name="Calc_20_Text" table:formula="of:=DAY(DATE(YEAR(JOURNAL_YEAR&amp;&quot;-&quot;&amp;[.B21]&amp;&quot;-01&quot;);MONTH(JOURNAL_YEAR&amp;&quot;-&quot;&amp;[.B21]&amp;&quot;-01&quot;)+1;0))" office:value-type="float" office:value="31" calcext:value-type="float">
            <text:p>31</text:p>
          </table:table-cell>
          <table:table-cell table:style-name="Calc_20_Text" table:formula="of:=WEEKDAY(JOURNAL_YEAR&amp;&quot;-&quot;&amp;[.B21]&amp;&quot;-01&quot;;2)" office:value-type="float" office:value="3" calcext:value-type="float">
            <text:p>3</text:p>
          </table:table-cell>
          <table:table-cell table:style-name="Calc_20_Text" table:formula="of:=IF([.D21]=7; 0; [.D21])" office:value-type="float" office:value="3" calcext:value-type="float">
            <text:p>3</text:p>
          </table:table-cell>
          <table:table-cell table:style-name="Calc_20_Text" table:formula="of:=CHOOSE([.D21];&quot;Monday&quot;; &quot;Tuesday&quot;; &quot;Wednesday&quot;;&quot;Thursday&quot;;&quot;Friday&quot;;&quot;Saturday&quot;;&quot;Sunday&quot;)" office:value-type="string" office:string-value="Wednesday" calcext:value-type="string">
            <text:p>Wednesday</text:p>
          </table:table-cell>
          <table:table-cell table:style-name="Calc_20_Text" table:formula="of:=[.B$11]&amp;NEWLINE&amp;[.B$12]&amp;NEWLINE&amp;&quot;|&quot;&amp;COM.MICROSOFT.TEXTJOIN(&quot;|&quot;; TRUE(); [.H21:.BB21])" office:value-type="string" office:string-value="| SUN | MON | TUE | WED | THU | FRI | SAT |&#13;&#10;|  ---  |  ---  |  ---  |  ---  |  ---  |  ---  |  ---  |&#13;&#10;|    |    |    | [[2024-05-01\|01]] | [[2024-05-02\|02]] | [[2024-05-03\|03]] | [[2024-05-04\|04]] |&#13;&#10;| [[2024-05-05\|05]] | [[2024-05-06\|06]] | [[2024-05-07\|07]] | [[2024-05-08\|08]] | [[2024-05-09\|09]] | [[2024-05-10\|10]] | [[2024-05-11\|11]] |&#13;&#10;| [[2024-05-12\|12]] | [[2024-05-13\|13]] | [[2024-05-14\|14]] | [[2024-05-15\|15]] | [[2024-05-16\|16]] | [[2024-05-17\|17]] | [[2024-05-18\|18]] |&#13;&#10;| [[2024-05-19\|19]] | [[2024-05-20\|20]] | [[2024-05-21\|21]] | [[2024-05-22\|22]] | [[2024-05-23\|23]] | [[2024-05-24\|24]] | [[2024-05-25\|25]] |&#13;&#10;| [[2024-05-26\|26]] | [[2024-05-27\|27]] | [[2024-05-28\|28]] | [[2024-05-29\|29]] | [[2024-05-30\|30]] | [[2024-05-31\|31]] |    |&#13;&#10;" calcext:value-type="string">
            <text:p>| SUN | MON | TUE | WED | THU | FRI | SAT |</text:p>
            <text:p>|  ---  |  ---  |  ---  |  ---  |  ---  |  ---  |  ---  |</text:p>
            <text:p>|    |    |    | [[2024-05-01\|01]] | [[2024-05-02\|02]] | [[2024-05-03\|03]] | [[2024-05-04\|04]] |</text:p>
            <text:p>| [[2024-05-05\|05]] | [[2024-05-06\|06]] | [[2024-05-07\|07]] | [[2024-05-08\|08]] | [[2024-05-09\|09]] | [[2024-05-10\|10]] | [[2024-05-11\|11]] |</text:p>
            <text:p>| [[2024-05-12\|12]] | [[2024-05-13\|13]] | [[2024-05-14\|14]] | [[2024-05-15\|15]] | [[2024-05-16\|16]] | [[2024-05-17\|17]] | [[2024-05-18\|18]] |</text:p>
            <text:p>| [[2024-05-19\|19]] | [[2024-05-20\|20]] | [[2024-05-21\|21]] | [[2024-05-22\|22]] | [[2024-05-23\|23]] | [[2024-05-24\|24]] | [[2024-05-25\|25]] |</text:p>
            <text:p>| [[2024-05-26\|26]] | [[2024-05-27\|27]] | [[2024-05-28\|28]] | [[2024-05-29\|29]] | [[2024-05-30\|30]] | [[2024-05-31\|31]] |    |</text:p>
            <text:p/>
          </table:table-cell>
          <table:table-cell table:style-name="ce2" table:formula="of:=IF([.H$16]=&quot;NEWLINE&quot;; NEWLINE; IF([.H$16]&lt;=[.$E21]; &quot;    &quot;; IF(AND(([.H$16]-[.$E21])&gt;0; ([.H$16]-[.$E21])&lt;=[.$C21]); &quot; [[&quot;&amp;JOURNAL_YEAR&amp;&quot;-&quot;&amp;TEXT([.$A21]; &quot;00&quot;)&amp;&quot;-&quot;&amp;TEXT([.H$16]-[.$E21]; &quot;00&quot;)&amp;&quot;\|&quot;&amp;TEXT([.H$16]-[.$E21]; &quot;00&quot;)&amp;&quot;]] &quot;; IF(OR([.$C21]+[.$E21]&gt;35; [.H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I$16]=&quot;NEWLINE&quot;; NEWLINE; IF([.I$16]&lt;=[.$E21]; &quot;    &quot;; IF(AND(([.I$16]-[.$E21])&gt;0; ([.I$16]-[.$E21])&lt;=[.$C21]); &quot; [[&quot;&amp;JOURNAL_YEAR&amp;&quot;-&quot;&amp;TEXT([.$A21]; &quot;00&quot;)&amp;&quot;-&quot;&amp;TEXT([.I$16]-[.$E21]; &quot;00&quot;)&amp;&quot;\|&quot;&amp;TEXT([.I$16]-[.$E21]; &quot;00&quot;)&amp;&quot;]] &quot;; IF(OR([.$C21]+[.$E21]&gt;35; [.I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J$16]=&quot;NEWLINE&quot;; NEWLINE; IF([.J$16]&lt;=[.$E21]; &quot;    &quot;; IF(AND(([.J$16]-[.$E21])&gt;0; ([.J$16]-[.$E21])&lt;=[.$C21]); &quot; [[&quot;&amp;JOURNAL_YEAR&amp;&quot;-&quot;&amp;TEXT([.$A21]; &quot;00&quot;)&amp;&quot;-&quot;&amp;TEXT([.J$16]-[.$E21]; &quot;00&quot;)&amp;&quot;\|&quot;&amp;TEXT([.J$16]-[.$E21]; &quot;00&quot;)&amp;&quot;]] &quot;; IF(OR([.$C21]+[.$E21]&gt;35; [.J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K$16]=&quot;NEWLINE&quot;; NEWLINE; IF([.K$16]&lt;=[.$E21]; &quot;    &quot;; IF(AND(([.K$16]-[.$E21])&gt;0; ([.K$16]-[.$E21])&lt;=[.$C21]); &quot; [[&quot;&amp;JOURNAL_YEAR&amp;&quot;-&quot;&amp;TEXT([.$A21]; &quot;00&quot;)&amp;&quot;-&quot;&amp;TEXT([.K$16]-[.$E21]; &quot;00&quot;)&amp;&quot;\|&quot;&amp;TEXT([.K$16]-[.$E21]; &quot;00&quot;)&amp;&quot;]] &quot;; IF(OR([.$C21]+[.$E21]&gt;35; [.K$16]&lt;=35); &quot;    &quot;; &quot;&quot;))))" office:value-type="string" office:string-value=" [[2024-05-01\|01]] " calcext:value-type="string">
            <text:p><text:s/>[[2024-05-01\|01]] </text:p>
          </table:table-cell>
          <table:table-cell table:style-name="ce2" table:formula="of:=IF([.L$16]=&quot;NEWLINE&quot;; NEWLINE; IF([.L$16]&lt;=[.$E21]; &quot;    &quot;; IF(AND(([.L$16]-[.$E21])&gt;0; ([.L$16]-[.$E21])&lt;=[.$C21]); &quot; [[&quot;&amp;JOURNAL_YEAR&amp;&quot;-&quot;&amp;TEXT([.$A21]; &quot;00&quot;)&amp;&quot;-&quot;&amp;TEXT([.L$16]-[.$E21]; &quot;00&quot;)&amp;&quot;\|&quot;&amp;TEXT([.L$16]-[.$E21]; &quot;00&quot;)&amp;&quot;]] &quot;; IF(OR([.$C21]+[.$E21]&gt;35; [.L$16]&lt;=35); &quot;    &quot;; &quot;&quot;))))" office:value-type="string" office:string-value=" [[2024-05-02\|02]] " calcext:value-type="string">
            <text:p><text:s/>[[2024-05-02\|02]] </text:p>
          </table:table-cell>
          <table:table-cell table:style-name="ce2" table:formula="of:=IF([.M$16]=&quot;NEWLINE&quot;; NEWLINE; IF([.M$16]&lt;=[.$E21]; &quot;    &quot;; IF(AND(([.M$16]-[.$E21])&gt;0; ([.M$16]-[.$E21])&lt;=[.$C21]); &quot; [[&quot;&amp;JOURNAL_YEAR&amp;&quot;-&quot;&amp;TEXT([.$A21]; &quot;00&quot;)&amp;&quot;-&quot;&amp;TEXT([.M$16]-[.$E21]; &quot;00&quot;)&amp;&quot;\|&quot;&amp;TEXT([.M$16]-[.$E21]; &quot;00&quot;)&amp;&quot;]] &quot;; IF(OR([.$C21]+[.$E21]&gt;35; [.M$16]&lt;=35); &quot;    &quot;; &quot;&quot;))))" office:value-type="string" office:string-value=" [[2024-05-03\|03]] " calcext:value-type="string">
            <text:p><text:s/>[[2024-05-03\|03]] </text:p>
          </table:table-cell>
          <table:table-cell table:style-name="ce2" table:formula="of:=IF([.N$16]=&quot;NEWLINE&quot;; NEWLINE; IF([.N$16]&lt;=[.$E21]; &quot;    &quot;; IF(AND(([.N$16]-[.$E21])&gt;0; ([.N$16]-[.$E21])&lt;=[.$C21]); &quot; [[&quot;&amp;JOURNAL_YEAR&amp;&quot;-&quot;&amp;TEXT([.$A21]; &quot;00&quot;)&amp;&quot;-&quot;&amp;TEXT([.N$16]-[.$E21]; &quot;00&quot;)&amp;&quot;\|&quot;&amp;TEXT([.N$16]-[.$E21]; &quot;00&quot;)&amp;&quot;]] &quot;; IF(OR([.$C21]+[.$E21]&gt;35; [.N$16]&lt;=35); &quot;    &quot;; &quot;&quot;))))" office:value-type="string" office:string-value=" [[2024-05-04\|04]] " calcext:value-type="string">
            <text:p><text:s/>[[2024-05-04\|04]] </text:p>
          </table:table-cell>
          <table:table-cell table:style-name="ce2" table:formula="of:=IF([.O$16]=&quot;NEWLINE&quot;; NEWLINE; IF([.O$16]&lt;=[.$E21]; &quot;    &quot;; IF(AND(([.O$16]-[.$E21])&gt;0; ([.O$16]-[.$E21])&lt;=[.$C21]); &quot; [[&quot;&amp;JOURNAL_YEAR&amp;&quot;-&quot;&amp;TEXT([.$A21]; &quot;00&quot;)&amp;&quot;-&quot;&amp;TEXT([.O$16]-[.$E21]; &quot;00&quot;)&amp;&quot;\|&quot;&amp;TEXT([.O$16]-[.$E21]; &quot;00&quot;)&amp;&quot;]] &quot;; IF(OR([.$C21]+[.$E21]&gt;35; [.O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6]=&quot;NEWLINE&quot;; NEWLINE; IF([.P$16]&lt;=[.$E21]; &quot;    &quot;; IF(AND(([.P$16]-[.$E21])&gt;0; ([.P$16]-[.$E21])&lt;=[.$C21]); &quot; [[&quot;&amp;JOURNAL_YEAR&amp;&quot;-&quot;&amp;TEXT([.$A21]; &quot;00&quot;)&amp;&quot;-&quot;&amp;TEXT([.P$16]-[.$E21]; &quot;00&quot;)&amp;&quot;\|&quot;&amp;TEXT([.P$16]-[.$E21]; &quot;00&quot;)&amp;&quot;]] &quot;; IF(OR([.$C21]+[.$E21]&gt;35; [.P$16]&lt;=35); &quot;    &quot;; &quot;&quot;))))" office:value-type="string" office:string-value=" [[2024-05-05\|05]] " calcext:value-type="string">
            <text:p><text:s/>[[2024-05-05\|05]] </text:p>
          </table:table-cell>
          <table:table-cell table:style-name="ce2" table:formula="of:=IF([.Q$16]=&quot;NEWLINE&quot;; NEWLINE; IF([.Q$16]&lt;=[.$E21]; &quot;    &quot;; IF(AND(([.Q$16]-[.$E21])&gt;0; ([.Q$16]-[.$E21])&lt;=[.$C21]); &quot; [[&quot;&amp;JOURNAL_YEAR&amp;&quot;-&quot;&amp;TEXT([.$A21]; &quot;00&quot;)&amp;&quot;-&quot;&amp;TEXT([.Q$16]-[.$E21]; &quot;00&quot;)&amp;&quot;\|&quot;&amp;TEXT([.Q$16]-[.$E21]; &quot;00&quot;)&amp;&quot;]] &quot;; IF(OR([.$C21]+[.$E21]&gt;35; [.Q$16]&lt;=35); &quot;    &quot;; &quot;&quot;))))" office:value-type="string" office:string-value=" [[2024-05-06\|06]] " calcext:value-type="string">
            <text:p><text:s/>[[2024-05-06\|06]] </text:p>
          </table:table-cell>
          <table:table-cell table:style-name="ce2" table:formula="of:=IF([.R$16]=&quot;NEWLINE&quot;; NEWLINE; IF([.R$16]&lt;=[.$E21]; &quot;    &quot;; IF(AND(([.R$16]-[.$E21])&gt;0; ([.R$16]-[.$E21])&lt;=[.$C21]); &quot; [[&quot;&amp;JOURNAL_YEAR&amp;&quot;-&quot;&amp;TEXT([.$A21]; &quot;00&quot;)&amp;&quot;-&quot;&amp;TEXT([.R$16]-[.$E21]; &quot;00&quot;)&amp;&quot;\|&quot;&amp;TEXT([.R$16]-[.$E21]; &quot;00&quot;)&amp;&quot;]] &quot;; IF(OR([.$C21]+[.$E21]&gt;35; [.R$16]&lt;=35); &quot;    &quot;; &quot;&quot;))))" office:value-type="string" office:string-value=" [[2024-05-07\|07]] " calcext:value-type="string">
            <text:p><text:s/>[[2024-05-07\|07]] </text:p>
          </table:table-cell>
          <table:table-cell table:style-name="ce2" table:formula="of:=IF([.S$16]=&quot;NEWLINE&quot;; NEWLINE; IF([.S$16]&lt;=[.$E21]; &quot;    &quot;; IF(AND(([.S$16]-[.$E21])&gt;0; ([.S$16]-[.$E21])&lt;=[.$C21]); &quot; [[&quot;&amp;JOURNAL_YEAR&amp;&quot;-&quot;&amp;TEXT([.$A21]; &quot;00&quot;)&amp;&quot;-&quot;&amp;TEXT([.S$16]-[.$E21]; &quot;00&quot;)&amp;&quot;\|&quot;&amp;TEXT([.S$16]-[.$E21]; &quot;00&quot;)&amp;&quot;]] &quot;; IF(OR([.$C21]+[.$E21]&gt;35; [.S$16]&lt;=35); &quot;    &quot;; &quot;&quot;))))" office:value-type="string" office:string-value=" [[2024-05-08\|08]] " calcext:value-type="string">
            <text:p><text:s/>[[2024-05-08\|08]] </text:p>
          </table:table-cell>
          <table:table-cell table:style-name="ce2" table:formula="of:=IF([.T$16]=&quot;NEWLINE&quot;; NEWLINE; IF([.T$16]&lt;=[.$E21]; &quot;    &quot;; IF(AND(([.T$16]-[.$E21])&gt;0; ([.T$16]-[.$E21])&lt;=[.$C21]); &quot; [[&quot;&amp;JOURNAL_YEAR&amp;&quot;-&quot;&amp;TEXT([.$A21]; &quot;00&quot;)&amp;&quot;-&quot;&amp;TEXT([.T$16]-[.$E21]; &quot;00&quot;)&amp;&quot;\|&quot;&amp;TEXT([.T$16]-[.$E21]; &quot;00&quot;)&amp;&quot;]] &quot;; IF(OR([.$C21]+[.$E21]&gt;35; [.T$16]&lt;=35); &quot;    &quot;; &quot;&quot;))))" office:value-type="string" office:string-value=" [[2024-05-09\|09]] " calcext:value-type="string">
            <text:p><text:s/>[[2024-05-09\|09]] </text:p>
          </table:table-cell>
          <table:table-cell table:style-name="ce2" table:formula="of:=IF([.U$16]=&quot;NEWLINE&quot;; NEWLINE; IF([.U$16]&lt;=[.$E21]; &quot;    &quot;; IF(AND(([.U$16]-[.$E21])&gt;0; ([.U$16]-[.$E21])&lt;=[.$C21]); &quot; [[&quot;&amp;JOURNAL_YEAR&amp;&quot;-&quot;&amp;TEXT([.$A21]; &quot;00&quot;)&amp;&quot;-&quot;&amp;TEXT([.U$16]-[.$E21]; &quot;00&quot;)&amp;&quot;\|&quot;&amp;TEXT([.U$16]-[.$E21]; &quot;00&quot;)&amp;&quot;]] &quot;; IF(OR([.$C21]+[.$E21]&gt;35; [.U$16]&lt;=35); &quot;    &quot;; &quot;&quot;))))" office:value-type="string" office:string-value=" [[2024-05-10\|10]] " calcext:value-type="string">
            <text:p><text:s/>[[2024-05-10\|10]] </text:p>
          </table:table-cell>
          <table:table-cell table:style-name="ce2" table:formula="of:=IF([.V$16]=&quot;NEWLINE&quot;; NEWLINE; IF([.V$16]&lt;=[.$E21]; &quot;    &quot;; IF(AND(([.V$16]-[.$E21])&gt;0; ([.V$16]-[.$E21])&lt;=[.$C21]); &quot; [[&quot;&amp;JOURNAL_YEAR&amp;&quot;-&quot;&amp;TEXT([.$A21]; &quot;00&quot;)&amp;&quot;-&quot;&amp;TEXT([.V$16]-[.$E21]; &quot;00&quot;)&amp;&quot;\|&quot;&amp;TEXT([.V$16]-[.$E21]; &quot;00&quot;)&amp;&quot;]] &quot;; IF(OR([.$C21]+[.$E21]&gt;35; [.V$16]&lt;=35); &quot;    &quot;; &quot;&quot;))))" office:value-type="string" office:string-value=" [[2024-05-11\|11]] " calcext:value-type="string">
            <text:p><text:s/>[[2024-05-11\|11]] </text:p>
          </table:table-cell>
          <table:table-cell table:style-name="ce2" table:formula="of:=IF([.W$16]=&quot;NEWLINE&quot;; NEWLINE; IF([.W$16]&lt;=[.$E21]; &quot;    &quot;; IF(AND(([.W$16]-[.$E21])&gt;0; ([.W$16]-[.$E21])&lt;=[.$C21]); &quot; [[&quot;&amp;JOURNAL_YEAR&amp;&quot;-&quot;&amp;TEXT([.$A21]; &quot;00&quot;)&amp;&quot;-&quot;&amp;TEXT([.W$16]-[.$E21]; &quot;00&quot;)&amp;&quot;\|&quot;&amp;TEXT([.W$16]-[.$E21]; &quot;00&quot;)&amp;&quot;]] &quot;; IF(OR([.$C21]+[.$E21]&gt;35; [.W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6]=&quot;NEWLINE&quot;; NEWLINE; IF([.X$16]&lt;=[.$E21]; &quot;    &quot;; IF(AND(([.X$16]-[.$E21])&gt;0; ([.X$16]-[.$E21])&lt;=[.$C21]); &quot; [[&quot;&amp;JOURNAL_YEAR&amp;&quot;-&quot;&amp;TEXT([.$A21]; &quot;00&quot;)&amp;&quot;-&quot;&amp;TEXT([.X$16]-[.$E21]; &quot;00&quot;)&amp;&quot;\|&quot;&amp;TEXT([.X$16]-[.$E21]; &quot;00&quot;)&amp;&quot;]] &quot;; IF(OR([.$C21]+[.$E21]&gt;35; [.X$16]&lt;=35); &quot;    &quot;; &quot;&quot;))))" office:value-type="string" office:string-value=" [[2024-05-12\|12]] " calcext:value-type="string">
            <text:p><text:s/>[[2024-05-12\|12]] </text:p>
          </table:table-cell>
          <table:table-cell table:style-name="ce2" table:formula="of:=IF([.Y$16]=&quot;NEWLINE&quot;; NEWLINE; IF([.Y$16]&lt;=[.$E21]; &quot;    &quot;; IF(AND(([.Y$16]-[.$E21])&gt;0; ([.Y$16]-[.$E21])&lt;=[.$C21]); &quot; [[&quot;&amp;JOURNAL_YEAR&amp;&quot;-&quot;&amp;TEXT([.$A21]; &quot;00&quot;)&amp;&quot;-&quot;&amp;TEXT([.Y$16]-[.$E21]; &quot;00&quot;)&amp;&quot;\|&quot;&amp;TEXT([.Y$16]-[.$E21]; &quot;00&quot;)&amp;&quot;]] &quot;; IF(OR([.$C21]+[.$E21]&gt;35; [.Y$16]&lt;=35); &quot;    &quot;; &quot;&quot;))))" office:value-type="string" office:string-value=" [[2024-05-13\|13]] " calcext:value-type="string">
            <text:p><text:s/>[[2024-05-13\|13]] </text:p>
          </table:table-cell>
          <table:table-cell table:style-name="ce2" table:formula="of:=IF([.Z$16]=&quot;NEWLINE&quot;; NEWLINE; IF([.Z$16]&lt;=[.$E21]; &quot;    &quot;; IF(AND(([.Z$16]-[.$E21])&gt;0; ([.Z$16]-[.$E21])&lt;=[.$C21]); &quot; [[&quot;&amp;JOURNAL_YEAR&amp;&quot;-&quot;&amp;TEXT([.$A21]; &quot;00&quot;)&amp;&quot;-&quot;&amp;TEXT([.Z$16]-[.$E21]; &quot;00&quot;)&amp;&quot;\|&quot;&amp;TEXT([.Z$16]-[.$E21]; &quot;00&quot;)&amp;&quot;]] &quot;; IF(OR([.$C21]+[.$E21]&gt;35; [.Z$16]&lt;=35); &quot;    &quot;; &quot;&quot;))))" office:value-type="string" office:string-value=" [[2024-05-14\|14]] " calcext:value-type="string">
            <text:p><text:s/>[[2024-05-14\|14]] </text:p>
          </table:table-cell>
          <table:table-cell table:style-name="ce2" table:formula="of:=IF([.AA$16]=&quot;NEWLINE&quot;; NEWLINE; IF([.AA$16]&lt;=[.$E21]; &quot;    &quot;; IF(AND(([.AA$16]-[.$E21])&gt;0; ([.AA$16]-[.$E21])&lt;=[.$C21]); &quot; [[&quot;&amp;JOURNAL_YEAR&amp;&quot;-&quot;&amp;TEXT([.$A21]; &quot;00&quot;)&amp;&quot;-&quot;&amp;TEXT([.AA$16]-[.$E21]; &quot;00&quot;)&amp;&quot;\|&quot;&amp;TEXT([.AA$16]-[.$E21]; &quot;00&quot;)&amp;&quot;]] &quot;; IF(OR([.$C21]+[.$E21]&gt;35; [.AA$16]&lt;=35); &quot;    &quot;; &quot;&quot;))))" office:value-type="string" office:string-value=" [[2024-05-15\|15]] " calcext:value-type="string">
            <text:p><text:s/>[[2024-05-15\|15]] </text:p>
          </table:table-cell>
          <table:table-cell table:style-name="ce2" table:formula="of:=IF([.AB$16]=&quot;NEWLINE&quot;; NEWLINE; IF([.AB$16]&lt;=[.$E21]; &quot;    &quot;; IF(AND(([.AB$16]-[.$E21])&gt;0; ([.AB$16]-[.$E21])&lt;=[.$C21]); &quot; [[&quot;&amp;JOURNAL_YEAR&amp;&quot;-&quot;&amp;TEXT([.$A21]; &quot;00&quot;)&amp;&quot;-&quot;&amp;TEXT([.AB$16]-[.$E21]; &quot;00&quot;)&amp;&quot;\|&quot;&amp;TEXT([.AB$16]-[.$E21]; &quot;00&quot;)&amp;&quot;]] &quot;; IF(OR([.$C21]+[.$E21]&gt;35; [.AB$16]&lt;=35); &quot;    &quot;; &quot;&quot;))))" office:value-type="string" office:string-value=" [[2024-05-16\|16]] " calcext:value-type="string">
            <text:p><text:s/>[[2024-05-16\|16]] </text:p>
          </table:table-cell>
          <table:table-cell table:style-name="ce2" table:formula="of:=IF([.AC$16]=&quot;NEWLINE&quot;; NEWLINE; IF([.AC$16]&lt;=[.$E21]; &quot;    &quot;; IF(AND(([.AC$16]-[.$E21])&gt;0; ([.AC$16]-[.$E21])&lt;=[.$C21]); &quot; [[&quot;&amp;JOURNAL_YEAR&amp;&quot;-&quot;&amp;TEXT([.$A21]; &quot;00&quot;)&amp;&quot;-&quot;&amp;TEXT([.AC$16]-[.$E21]; &quot;00&quot;)&amp;&quot;\|&quot;&amp;TEXT([.AC$16]-[.$E21]; &quot;00&quot;)&amp;&quot;]] &quot;; IF(OR([.$C21]+[.$E21]&gt;35; [.AC$16]&lt;=35); &quot;    &quot;; &quot;&quot;))))" office:value-type="string" office:string-value=" [[2024-05-17\|17]] " calcext:value-type="string">
            <text:p><text:s/>[[2024-05-17\|17]] </text:p>
          </table:table-cell>
          <table:table-cell table:style-name="ce2" table:formula="of:=IF([.AD$16]=&quot;NEWLINE&quot;; NEWLINE; IF([.AD$16]&lt;=[.$E21]; &quot;    &quot;; IF(AND(([.AD$16]-[.$E21])&gt;0; ([.AD$16]-[.$E21])&lt;=[.$C21]); &quot; [[&quot;&amp;JOURNAL_YEAR&amp;&quot;-&quot;&amp;TEXT([.$A21]; &quot;00&quot;)&amp;&quot;-&quot;&amp;TEXT([.AD$16]-[.$E21]; &quot;00&quot;)&amp;&quot;\|&quot;&amp;TEXT([.AD$16]-[.$E21]; &quot;00&quot;)&amp;&quot;]] &quot;; IF(OR([.$C21]+[.$E21]&gt;35; [.AD$16]&lt;=35); &quot;    &quot;; &quot;&quot;))))" office:value-type="string" office:string-value=" [[2024-05-18\|18]] " calcext:value-type="string">
            <text:p><text:s/>[[2024-05-18\|18]] </text:p>
          </table:table-cell>
          <table:table-cell table:style-name="ce2" table:formula="of:=IF([.AE$16]=&quot;NEWLINE&quot;; NEWLINE; IF([.AE$16]&lt;=[.$E21]; &quot;    &quot;; IF(AND(([.AE$16]-[.$E21])&gt;0; ([.AE$16]-[.$E21])&lt;=[.$C21]); &quot; [[&quot;&amp;JOURNAL_YEAR&amp;&quot;-&quot;&amp;TEXT([.$A21]; &quot;00&quot;)&amp;&quot;-&quot;&amp;TEXT([.AE$16]-[.$E21]; &quot;00&quot;)&amp;&quot;\|&quot;&amp;TEXT([.AE$16]-[.$E21]; &quot;00&quot;)&amp;&quot;]] &quot;; IF(OR([.$C21]+[.$E21]&gt;35; [.AE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6]=&quot;NEWLINE&quot;; NEWLINE; IF([.AF$16]&lt;=[.$E21]; &quot;    &quot;; IF(AND(([.AF$16]-[.$E21])&gt;0; ([.AF$16]-[.$E21])&lt;=[.$C21]); &quot; [[&quot;&amp;JOURNAL_YEAR&amp;&quot;-&quot;&amp;TEXT([.$A21]; &quot;00&quot;)&amp;&quot;-&quot;&amp;TEXT([.AF$16]-[.$E21]; &quot;00&quot;)&amp;&quot;\|&quot;&amp;TEXT([.AF$16]-[.$E21]; &quot;00&quot;)&amp;&quot;]] &quot;; IF(OR([.$C21]+[.$E21]&gt;35; [.AF$16]&lt;=35); &quot;    &quot;; &quot;&quot;))))" office:value-type="string" office:string-value=" [[2024-05-19\|19]] " calcext:value-type="string">
            <text:p><text:s/>[[2024-05-19\|19]] </text:p>
          </table:table-cell>
          <table:table-cell table:style-name="ce2" table:formula="of:=IF([.AG$16]=&quot;NEWLINE&quot;; NEWLINE; IF([.AG$16]&lt;=[.$E21]; &quot;    &quot;; IF(AND(([.AG$16]-[.$E21])&gt;0; ([.AG$16]-[.$E21])&lt;=[.$C21]); &quot; [[&quot;&amp;JOURNAL_YEAR&amp;&quot;-&quot;&amp;TEXT([.$A21]; &quot;00&quot;)&amp;&quot;-&quot;&amp;TEXT([.AG$16]-[.$E21]; &quot;00&quot;)&amp;&quot;\|&quot;&amp;TEXT([.AG$16]-[.$E21]; &quot;00&quot;)&amp;&quot;]] &quot;; IF(OR([.$C21]+[.$E21]&gt;35; [.AG$16]&lt;=35); &quot;    &quot;; &quot;&quot;))))" office:value-type="string" office:string-value=" [[2024-05-20\|20]] " calcext:value-type="string">
            <text:p><text:s/>[[2024-05-20\|20]] </text:p>
          </table:table-cell>
          <table:table-cell table:style-name="ce2" table:formula="of:=IF([.AH$16]=&quot;NEWLINE&quot;; NEWLINE; IF([.AH$16]&lt;=[.$E21]; &quot;    &quot;; IF(AND(([.AH$16]-[.$E21])&gt;0; ([.AH$16]-[.$E21])&lt;=[.$C21]); &quot; [[&quot;&amp;JOURNAL_YEAR&amp;&quot;-&quot;&amp;TEXT([.$A21]; &quot;00&quot;)&amp;&quot;-&quot;&amp;TEXT([.AH$16]-[.$E21]; &quot;00&quot;)&amp;&quot;\|&quot;&amp;TEXT([.AH$16]-[.$E21]; &quot;00&quot;)&amp;&quot;]] &quot;; IF(OR([.$C21]+[.$E21]&gt;35; [.AH$16]&lt;=35); &quot;    &quot;; &quot;&quot;))))" office:value-type="string" office:string-value=" [[2024-05-21\|21]] " calcext:value-type="string">
            <text:p><text:s/>[[2024-05-21\|21]] </text:p>
          </table:table-cell>
          <table:table-cell table:style-name="ce2" table:formula="of:=IF([.AI$16]=&quot;NEWLINE&quot;; NEWLINE; IF([.AI$16]&lt;=[.$E21]; &quot;    &quot;; IF(AND(([.AI$16]-[.$E21])&gt;0; ([.AI$16]-[.$E21])&lt;=[.$C21]); &quot; [[&quot;&amp;JOURNAL_YEAR&amp;&quot;-&quot;&amp;TEXT([.$A21]; &quot;00&quot;)&amp;&quot;-&quot;&amp;TEXT([.AI$16]-[.$E21]; &quot;00&quot;)&amp;&quot;\|&quot;&amp;TEXT([.AI$16]-[.$E21]; &quot;00&quot;)&amp;&quot;]] &quot;; IF(OR([.$C21]+[.$E21]&gt;35; [.AI$16]&lt;=35); &quot;    &quot;; &quot;&quot;))))" office:value-type="string" office:string-value=" [[2024-05-22\|22]] " calcext:value-type="string">
            <text:p><text:s/>[[2024-05-22\|22]] </text:p>
          </table:table-cell>
          <table:table-cell table:style-name="ce2" table:formula="of:=IF([.AJ$16]=&quot;NEWLINE&quot;; NEWLINE; IF([.AJ$16]&lt;=[.$E21]; &quot;    &quot;; IF(AND(([.AJ$16]-[.$E21])&gt;0; ([.AJ$16]-[.$E21])&lt;=[.$C21]); &quot; [[&quot;&amp;JOURNAL_YEAR&amp;&quot;-&quot;&amp;TEXT([.$A21]; &quot;00&quot;)&amp;&quot;-&quot;&amp;TEXT([.AJ$16]-[.$E21]; &quot;00&quot;)&amp;&quot;\|&quot;&amp;TEXT([.AJ$16]-[.$E21]; &quot;00&quot;)&amp;&quot;]] &quot;; IF(OR([.$C21]+[.$E21]&gt;35; [.AJ$16]&lt;=35); &quot;    &quot;; &quot;&quot;))))" office:value-type="string" office:string-value=" [[2024-05-23\|23]] " calcext:value-type="string">
            <text:p><text:s/>[[2024-05-23\|23]] </text:p>
          </table:table-cell>
          <table:table-cell table:style-name="ce2" table:formula="of:=IF([.AK$16]=&quot;NEWLINE&quot;; NEWLINE; IF([.AK$16]&lt;=[.$E21]; &quot;    &quot;; IF(AND(([.AK$16]-[.$E21])&gt;0; ([.AK$16]-[.$E21])&lt;=[.$C21]); &quot; [[&quot;&amp;JOURNAL_YEAR&amp;&quot;-&quot;&amp;TEXT([.$A21]; &quot;00&quot;)&amp;&quot;-&quot;&amp;TEXT([.AK$16]-[.$E21]; &quot;00&quot;)&amp;&quot;\|&quot;&amp;TEXT([.AK$16]-[.$E21]; &quot;00&quot;)&amp;&quot;]] &quot;; IF(OR([.$C21]+[.$E21]&gt;35; [.AK$16]&lt;=35); &quot;    &quot;; &quot;&quot;))))" office:value-type="string" office:string-value=" [[2024-05-24\|24]] " calcext:value-type="string">
            <text:p><text:s/>[[2024-05-24\|24]] </text:p>
          </table:table-cell>
          <table:table-cell table:style-name="ce2" table:formula="of:=IF([.AL$16]=&quot;NEWLINE&quot;; NEWLINE; IF([.AL$16]&lt;=[.$E21]; &quot;    &quot;; IF(AND(([.AL$16]-[.$E21])&gt;0; ([.AL$16]-[.$E21])&lt;=[.$C21]); &quot; [[&quot;&amp;JOURNAL_YEAR&amp;&quot;-&quot;&amp;TEXT([.$A21]; &quot;00&quot;)&amp;&quot;-&quot;&amp;TEXT([.AL$16]-[.$E21]; &quot;00&quot;)&amp;&quot;\|&quot;&amp;TEXT([.AL$16]-[.$E21]; &quot;00&quot;)&amp;&quot;]] &quot;; IF(OR([.$C21]+[.$E21]&gt;35; [.AL$16]&lt;=35); &quot;    &quot;; &quot;&quot;))))" office:value-type="string" office:string-value=" [[2024-05-25\|25]] " calcext:value-type="string">
            <text:p><text:s/>[[2024-05-25\|25]] </text:p>
          </table:table-cell>
          <table:table-cell table:style-name="ce2" table:formula="of:=IF([.AM$16]=&quot;NEWLINE&quot;; NEWLINE; IF([.AM$16]&lt;=[.$E21]; &quot;    &quot;; IF(AND(([.AM$16]-[.$E21])&gt;0; ([.AM$16]-[.$E21])&lt;=[.$C21]); &quot; [[&quot;&amp;JOURNAL_YEAR&amp;&quot;-&quot;&amp;TEXT([.$A21]; &quot;00&quot;)&amp;&quot;-&quot;&amp;TEXT([.AM$16]-[.$E21]; &quot;00&quot;)&amp;&quot;\|&quot;&amp;TEXT([.AM$16]-[.$E21]; &quot;00&quot;)&amp;&quot;]] &quot;; IF(OR([.$C21]+[.$E21]&gt;35; [.AM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6]=&quot;NEWLINE&quot;; NEWLINE; IF([.AN$16]&lt;=[.$E21]; &quot;    &quot;; IF(AND(([.AN$16]-[.$E21])&gt;0; ([.AN$16]-[.$E21])&lt;=[.$C21]); &quot; [[&quot;&amp;JOURNAL_YEAR&amp;&quot;-&quot;&amp;TEXT([.$A21]; &quot;00&quot;)&amp;&quot;-&quot;&amp;TEXT([.AN$16]-[.$E21]; &quot;00&quot;)&amp;&quot;\|&quot;&amp;TEXT([.AN$16]-[.$E21]; &quot;00&quot;)&amp;&quot;]] &quot;; IF(OR([.$C21]+[.$E21]&gt;35; [.AN$16]&lt;=35); &quot;    &quot;; &quot;&quot;))))" office:value-type="string" office:string-value=" [[2024-05-26\|26]] " calcext:value-type="string">
            <text:p><text:s/>[[2024-05-26\|26]] </text:p>
          </table:table-cell>
          <table:table-cell table:style-name="ce2" table:formula="of:=IF([.AO$16]=&quot;NEWLINE&quot;; NEWLINE; IF([.AO$16]&lt;=[.$E21]; &quot;    &quot;; IF(AND(([.AO$16]-[.$E21])&gt;0; ([.AO$16]-[.$E21])&lt;=[.$C21]); &quot; [[&quot;&amp;JOURNAL_YEAR&amp;&quot;-&quot;&amp;TEXT([.$A21]; &quot;00&quot;)&amp;&quot;-&quot;&amp;TEXT([.AO$16]-[.$E21]; &quot;00&quot;)&amp;&quot;\|&quot;&amp;TEXT([.AO$16]-[.$E21]; &quot;00&quot;)&amp;&quot;]] &quot;; IF(OR([.$C21]+[.$E21]&gt;35; [.AO$16]&lt;=35); &quot;    &quot;; &quot;&quot;))))" office:value-type="string" office:string-value=" [[2024-05-27\|27]] " calcext:value-type="string">
            <text:p><text:s/>[[2024-05-27\|27]] </text:p>
          </table:table-cell>
          <table:table-cell table:style-name="ce2" table:formula="of:=IF([.AP$16]=&quot;NEWLINE&quot;; NEWLINE; IF([.AP$16]&lt;=[.$E21]; &quot;    &quot;; IF(AND(([.AP$16]-[.$E21])&gt;0; ([.AP$16]-[.$E21])&lt;=[.$C21]); &quot; [[&quot;&amp;JOURNAL_YEAR&amp;&quot;-&quot;&amp;TEXT([.$A21]; &quot;00&quot;)&amp;&quot;-&quot;&amp;TEXT([.AP$16]-[.$E21]; &quot;00&quot;)&amp;&quot;\|&quot;&amp;TEXT([.AP$16]-[.$E21]; &quot;00&quot;)&amp;&quot;]] &quot;; IF(OR([.$C21]+[.$E21]&gt;35; [.AP$16]&lt;=35); &quot;    &quot;; &quot;&quot;))))" office:value-type="string" office:string-value=" [[2024-05-28\|28]] " calcext:value-type="string">
            <text:p><text:s/>[[2024-05-28\|28]] </text:p>
          </table:table-cell>
          <table:table-cell table:style-name="ce2" table:formula="of:=IF([.AQ$16]=&quot;NEWLINE&quot;; NEWLINE; IF([.AQ$16]&lt;=[.$E21]; &quot;    &quot;; IF(AND(([.AQ$16]-[.$E21])&gt;0; ([.AQ$16]-[.$E21])&lt;=[.$C21]); &quot; [[&quot;&amp;JOURNAL_YEAR&amp;&quot;-&quot;&amp;TEXT([.$A21]; &quot;00&quot;)&amp;&quot;-&quot;&amp;TEXT([.AQ$16]-[.$E21]; &quot;00&quot;)&amp;&quot;\|&quot;&amp;TEXT([.AQ$16]-[.$E21]; &quot;00&quot;)&amp;&quot;]] &quot;; IF(OR([.$C21]+[.$E21]&gt;35; [.AQ$16]&lt;=35); &quot;    &quot;; &quot;&quot;))))" office:value-type="string" office:string-value=" [[2024-05-29\|29]] " calcext:value-type="string">
            <text:p><text:s/>[[2024-05-29\|29]] </text:p>
          </table:table-cell>
          <table:table-cell table:style-name="ce2" table:formula="of:=IF([.AR$16]=&quot;NEWLINE&quot;; NEWLINE; IF([.AR$16]&lt;=[.$E21]; &quot;    &quot;; IF(AND(([.AR$16]-[.$E21])&gt;0; ([.AR$16]-[.$E21])&lt;=[.$C21]); &quot; [[&quot;&amp;JOURNAL_YEAR&amp;&quot;-&quot;&amp;TEXT([.$A21]; &quot;00&quot;)&amp;&quot;-&quot;&amp;TEXT([.AR$16]-[.$E21]; &quot;00&quot;)&amp;&quot;\|&quot;&amp;TEXT([.AR$16]-[.$E21]; &quot;00&quot;)&amp;&quot;]] &quot;; IF(OR([.$C21]+[.$E21]&gt;35; [.AR$16]&lt;=35); &quot;    &quot;; &quot;&quot;))))" office:value-type="string" office:string-value=" [[2024-05-30\|30]] " calcext:value-type="string">
            <text:p><text:s/>[[2024-05-30\|30]] </text:p>
          </table:table-cell>
          <table:table-cell table:style-name="ce2" table:formula="of:=IF([.AS$16]=&quot;NEWLINE&quot;; NEWLINE; IF([.AS$16]&lt;=[.$E21]; &quot;    &quot;; IF(AND(([.AS$16]-[.$E21])&gt;0; ([.AS$16]-[.$E21])&lt;=[.$C21]); &quot; [[&quot;&amp;JOURNAL_YEAR&amp;&quot;-&quot;&amp;TEXT([.$A21]; &quot;00&quot;)&amp;&quot;-&quot;&amp;TEXT([.AS$16]-[.$E21]; &quot;00&quot;)&amp;&quot;\|&quot;&amp;TEXT([.AS$16]-[.$E21]; &quot;00&quot;)&amp;&quot;]] &quot;; IF(OR([.$C21]+[.$E21]&gt;35; [.AS$16]&lt;=35); &quot;    &quot;; &quot;&quot;))))" office:value-type="string" office:string-value=" [[2024-05-31\|31]] " calcext:value-type="string">
            <text:p><text:s/>[[2024-05-31\|31]] </text:p>
          </table:table-cell>
          <table:table-cell table:style-name="ce2" table:formula="of:=IF([.AT$16]=&quot;NEWLINE&quot;; NEWLINE; IF([.AT$16]&lt;=[.$E21]; &quot;    &quot;; IF(AND(([.AT$16]-[.$E21])&gt;0; ([.AT$16]-[.$E21])&lt;=[.$C21]); &quot; [[&quot;&amp;JOURNAL_YEAR&amp;&quot;-&quot;&amp;TEXT([.$A21]; &quot;00&quot;)&amp;&quot;-&quot;&amp;TEXT([.AT$16]-[.$E21]; &quot;00&quot;)&amp;&quot;\|&quot;&amp;TEXT([.AT$16]-[.$E21]; &quot;00&quot;)&amp;&quot;]] &quot;; IF(OR([.$C21]+[.$E21]&gt;35; [.AT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U$16]=&quot;NEWLINE&quot;; NEWLINE; IF([.AU$16]&lt;=[.$E21]; &quot;    &quot;; IF(AND(([.AU$16]-[.$E21])&gt;0; ([.AU$16]-[.$E21])&lt;=[.$C21]); &quot; [[&quot;&amp;JOURNAL_YEAR&amp;&quot;-&quot;&amp;TEXT([.$A21]; &quot;00&quot;)&amp;&quot;-&quot;&amp;TEXT([.AU$16]-[.$E21]; &quot;00&quot;)&amp;&quot;\|&quot;&amp;TEXT([.AU$16]-[.$E21]; &quot;00&quot;)&amp;&quot;]] &quot;; IF(OR([.$C21]+[.$E21]&gt;35; [.AU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6]=&quot;NEWLINE&quot;; NEWLINE; IF([.AV$16]&lt;=[.$E21]; &quot;    &quot;; IF(AND(([.AV$16]-[.$E21])&gt;0; ([.AV$16]-[.$E21])&lt;=[.$C21]); &quot; [[&quot;&amp;JOURNAL_YEAR&amp;&quot;-&quot;&amp;TEXT([.$A21]; &quot;00&quot;)&amp;&quot;-&quot;&amp;TEXT([.AV$16]-[.$E21]; &quot;00&quot;)&amp;&quot;\|&quot;&amp;TEXT([.AV$16]-[.$E21]; &quot;00&quot;)&amp;&quot;]] &quot;; IF(OR([.$C21]+[.$E21]&gt;35; [.AV$16]&lt;=35); &quot;    &quot;; &quot;&quot;))))">
            <text:p/>
          </table:table-cell>
          <table:table-cell table:style-name="ce2" table:formula="of:=IF([.AW$16]=&quot;NEWLINE&quot;; NEWLINE; IF([.AW$16]&lt;=[.$E21]; &quot;    &quot;; IF(AND(([.AW$16]-[.$E21])&gt;0; ([.AW$16]-[.$E21])&lt;=[.$C21]); &quot; [[&quot;&amp;JOURNAL_YEAR&amp;&quot;-&quot;&amp;TEXT([.$A21]; &quot;00&quot;)&amp;&quot;-&quot;&amp;TEXT([.AW$16]-[.$E21]; &quot;00&quot;)&amp;&quot;\|&quot;&amp;TEXT([.AW$16]-[.$E21]; &quot;00&quot;)&amp;&quot;]] &quot;; IF(OR([.$C21]+[.$E21]&gt;35; [.AW$16]&lt;=35); &quot;    &quot;; &quot;&quot;))))">
            <text:p/>
          </table:table-cell>
          <table:table-cell table:style-name="ce2" table:formula="of:=IF([.AX$16]=&quot;NEWLINE&quot;; NEWLINE; IF([.AX$16]&lt;=[.$E21]; &quot;    &quot;; IF(AND(([.AX$16]-[.$E21])&gt;0; ([.AX$16]-[.$E21])&lt;=[.$C21]); &quot; [[&quot;&amp;JOURNAL_YEAR&amp;&quot;-&quot;&amp;TEXT([.$A21]; &quot;00&quot;)&amp;&quot;-&quot;&amp;TEXT([.AX$16]-[.$E21]; &quot;00&quot;)&amp;&quot;\|&quot;&amp;TEXT([.AX$16]-[.$E21]; &quot;00&quot;)&amp;&quot;]] &quot;; IF(OR([.$C21]+[.$E21]&gt;35; [.AX$16]&lt;=35); &quot;    &quot;; &quot;&quot;))))">
            <text:p/>
          </table:table-cell>
          <table:table-cell table:style-name="ce2" table:formula="of:=IF([.AY$16]=&quot;NEWLINE&quot;; NEWLINE; IF([.AY$16]&lt;=[.$E21]; &quot;    &quot;; IF(AND(([.AY$16]-[.$E21])&gt;0; ([.AY$16]-[.$E21])&lt;=[.$C21]); &quot; [[&quot;&amp;JOURNAL_YEAR&amp;&quot;-&quot;&amp;TEXT([.$A21]; &quot;00&quot;)&amp;&quot;-&quot;&amp;TEXT([.AY$16]-[.$E21]; &quot;00&quot;)&amp;&quot;\|&quot;&amp;TEXT([.AY$16]-[.$E21]; &quot;00&quot;)&amp;&quot;]] &quot;; IF(OR([.$C21]+[.$E21]&gt;35; [.AY$16]&lt;=35); &quot;    &quot;; &quot;&quot;))))">
            <text:p/>
          </table:table-cell>
          <table:table-cell table:style-name="ce2" table:formula="of:=IF([.AZ$16]=&quot;NEWLINE&quot;; NEWLINE; IF([.AZ$16]&lt;=[.$E21]; &quot;    &quot;; IF(AND(([.AZ$16]-[.$E21])&gt;0; ([.AZ$16]-[.$E21])&lt;=[.$C21]); &quot; [[&quot;&amp;JOURNAL_YEAR&amp;&quot;-&quot;&amp;TEXT([.$A21]; &quot;00&quot;)&amp;&quot;-&quot;&amp;TEXT([.AZ$16]-[.$E21]; &quot;00&quot;)&amp;&quot;\|&quot;&amp;TEXT([.AZ$16]-[.$E21]; &quot;00&quot;)&amp;&quot;]] &quot;; IF(OR([.$C21]+[.$E21]&gt;35; [.AZ$16]&lt;=35); &quot;    &quot;; &quot;&quot;))))">
            <text:p/>
          </table:table-cell>
          <table:table-cell table:style-name="ce2" table:formula="of:=IF([.BA$16]=&quot;NEWLINE&quot;; NEWLINE; IF([.BA$16]&lt;=[.$E21]; &quot;    &quot;; IF(AND(([.BA$16]-[.$E21])&gt;0; ([.BA$16]-[.$E21])&lt;=[.$C21]); &quot; [[&quot;&amp;JOURNAL_YEAR&amp;&quot;-&quot;&amp;TEXT([.$A21]; &quot;00&quot;)&amp;&quot;-&quot;&amp;TEXT([.BA$16]-[.$E21]; &quot;00&quot;)&amp;&quot;\|&quot;&amp;TEXT([.BA$16]-[.$E21]; &quot;00&quot;)&amp;&quot;]] &quot;; IF(OR([.$C21]+[.$E21]&gt;35; [.BA$16]&lt;=35); &quot;    &quot;; &quot;&quot;))))">
            <text:p/>
          </table:table-cell>
          <table:table-cell table:style-name="ce2" table:formula="of:=IF([.BB$16]=&quot;NEWLINE&quot;; NEWLINE; IF([.BB$16]&lt;=[.$E21]; &quot;    &quot;; IF(AND(([.BB$16]-[.$E21])&gt;0; ([.BB$16]-[.$E21])&lt;=[.$C21]); &quot; [[&quot;&amp;JOURNAL_YEAR&amp;&quot;-&quot;&amp;TEXT([.$A21]; &quot;00&quot;)&amp;&quot;-&quot;&amp;TEXT([.BB$16]-[.$E21]; &quot;00&quot;)&amp;&quot;\|&quot;&amp;TEXT([.BB$16]-[.$E21]; &quot;00&quot;)&amp;&quot;]] &quot;; IF(OR([.$C21]+[.$E21]&gt;35; [.BB$16]&lt;=35); &quot;    &quot;; &quot;&quot;))))">
            <text:p/>
          </table:table-cell>
        </table:table-row>
        <table:table-row table:style-name="ro4">
          <table:table-cell table:formula="of:=[.A21]+1" office:value-type="float" office:value="6" calcext:value-type="float">
            <text:p>6</text:p>
          </table:table-cell>
          <table:table-cell table:style-name="Calc_20_Text" table:formula="of:=TEXT(DATE(2000; [.A22]; 1);&quot;MMMM&quot;)" office:value-type="string" office:string-value="June" calcext:value-type="string">
            <text:p>June</text:p>
          </table:table-cell>
          <table:table-cell table:style-name="Calc_20_Text" table:formula="of:=DAY(DATE(YEAR(JOURNAL_YEAR&amp;&quot;-&quot;&amp;[.B22]&amp;&quot;-01&quot;);MONTH(JOURNAL_YEAR&amp;&quot;-&quot;&amp;[.B22]&amp;&quot;-01&quot;)+1;0))" office:value-type="float" office:value="30" calcext:value-type="float">
            <text:p>30</text:p>
          </table:table-cell>
          <table:table-cell table:style-name="Calc_20_Text" table:formula="of:=WEEKDAY(JOURNAL_YEAR&amp;&quot;-&quot;&amp;[.B22]&amp;&quot;-01&quot;;2)" office:value-type="float" office:value="6" calcext:value-type="float">
            <text:p>6</text:p>
          </table:table-cell>
          <table:table-cell table:style-name="Calc_20_Text" table:formula="of:=IF([.D22]=7; 0; [.D22])" office:value-type="float" office:value="6" calcext:value-type="float">
            <text:p>6</text:p>
          </table:table-cell>
          <table:table-cell table:style-name="Calc_20_Text" table:formula="of:=CHOOSE([.D22];&quot;Monday&quot;; &quot;Tuesday&quot;; &quot;Wednesday&quot;;&quot;Thursday&quot;;&quot;Friday&quot;;&quot;Saturday&quot;;&quot;Sunday&quot;)" office:value-type="string" office:string-value="Saturday" calcext:value-type="string">
            <text:p>Saturday</text:p>
          </table:table-cell>
          <table:table-cell table:style-name="Calc_20_Text" table:formula="of:=[.B$11]&amp;NEWLINE&amp;[.B$12]&amp;NEWLINE&amp;&quot;|&quot;&amp;COM.MICROSOFT.TEXTJOIN(&quot;|&quot;; TRUE(); [.H22:.BB22])" office:value-type="string" office:string-value="| SUN | MON | TUE | WED | THU | FRI | SAT |&#13;&#10;|  ---  |  ---  |  ---  |  ---  |  ---  |  ---  |  ---  |&#13;&#10;|    |    |    |    |    |    | [[2024-06-01\|01]] |&#13;&#10;| [[2024-06-02\|02]] | [[2024-06-03\|03]] | [[2024-06-04\|04]] | [[2024-06-05\|05]] | [[2024-06-06\|06]] | [[2024-06-07\|07]] | [[2024-06-08\|08]] |&#13;&#10;| [[2024-06-09\|09]] | [[2024-06-10\|10]] | [[2024-06-11\|11]] | [[2024-06-12\|12]] | [[2024-06-13\|13]] | [[2024-06-14\|14]] | [[2024-06-15\|15]] |&#13;&#10;| [[2024-06-16\|16]] | [[2024-06-17\|17]] | [[2024-06-18\|18]] | [[2024-06-19\|19]] | [[2024-06-20\|20]] | [[2024-06-21\|21]] | [[2024-06-22\|22]] |&#13;&#10;| [[2024-06-23\|23]] | [[2024-06-24\|24]] | [[2024-06-25\|25]] | [[2024-06-26\|26]] | [[2024-06-27\|27]] | [[2024-06-28\|28]] | [[2024-06-29\|29]] |&#13;&#10;| [[2024-06-30\|30]] |    |    |    |    |    |    " calcext:value-type="string">
            <text:p>| SUN | MON | TUE | WED | THU | FRI | SAT |</text:p>
            <text:p>|  ---  |  ---  |  ---  |  ---  |  ---  |  ---  |  ---  |</text:p>
            <text:p>|    |    |    |    |    |    | [[2024-06-01\|01]] |</text:p>
            <text:p>| [[2024-06-02\|02]] | [[2024-06-03\|03]] | [[2024-06-04\|04]] | [[2024-06-05\|05]] | [[2024-06-06\|06]] | [[2024-06-07\|07]] | [[2024-06-08\|08]] |</text:p>
            <text:p>| [[2024-06-09\|09]] | [[2024-06-10\|10]] | [[2024-06-11\|11]] | [[2024-06-12\|12]] | [[2024-06-13\|13]] | [[2024-06-14\|14]] | [[2024-06-15\|15]] |</text:p>
            <text:p>| [[2024-06-16\|16]] | [[2024-06-17\|17]] | [[2024-06-18\|18]] | [[2024-06-19\|19]] | [[2024-06-20\|20]] | [[2024-06-21\|21]] | [[2024-06-22\|22]] |</text:p>
            <text:p>| [[2024-06-23\|23]] | [[2024-06-24\|24]] | [[2024-06-25\|25]] | [[2024-06-26\|26]] | [[2024-06-27\|27]] | [[2024-06-28\|28]] | [[2024-06-29\|29]] |</text:p>
            <text:p>| [[2024-06-30\|30]] |    |    |    |    |    |    </text:p>
          </table:table-cell>
          <table:table-cell table:style-name="ce2" table:formula="of:=IF([.H$16]=&quot;NEWLINE&quot;; NEWLINE; IF([.H$16]&lt;=[.$E22]; &quot;    &quot;; IF(AND(([.H$16]-[.$E22])&gt;0; ([.H$16]-[.$E22])&lt;=[.$C22]); &quot; [[&quot;&amp;JOURNAL_YEAR&amp;&quot;-&quot;&amp;TEXT([.$A22]; &quot;00&quot;)&amp;&quot;-&quot;&amp;TEXT([.H$16]-[.$E22]; &quot;00&quot;)&amp;&quot;\|&quot;&amp;TEXT([.H$16]-[.$E22]; &quot;00&quot;)&amp;&quot;]] &quot;; IF(OR([.$C22]+[.$E22]&gt;35; [.H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I$16]=&quot;NEWLINE&quot;; NEWLINE; IF([.I$16]&lt;=[.$E22]; &quot;    &quot;; IF(AND(([.I$16]-[.$E22])&gt;0; ([.I$16]-[.$E22])&lt;=[.$C22]); &quot; [[&quot;&amp;JOURNAL_YEAR&amp;&quot;-&quot;&amp;TEXT([.$A22]; &quot;00&quot;)&amp;&quot;-&quot;&amp;TEXT([.I$16]-[.$E22]; &quot;00&quot;)&amp;&quot;\|&quot;&amp;TEXT([.I$16]-[.$E22]; &quot;00&quot;)&amp;&quot;]] &quot;; IF(OR([.$C22]+[.$E22]&gt;35; [.I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J$16]=&quot;NEWLINE&quot;; NEWLINE; IF([.J$16]&lt;=[.$E22]; &quot;    &quot;; IF(AND(([.J$16]-[.$E22])&gt;0; ([.J$16]-[.$E22])&lt;=[.$C22]); &quot; [[&quot;&amp;JOURNAL_YEAR&amp;&quot;-&quot;&amp;TEXT([.$A22]; &quot;00&quot;)&amp;&quot;-&quot;&amp;TEXT([.J$16]-[.$E22]; &quot;00&quot;)&amp;&quot;\|&quot;&amp;TEXT([.J$16]-[.$E22]; &quot;00&quot;)&amp;&quot;]] &quot;; IF(OR([.$C22]+[.$E22]&gt;35; [.J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K$16]=&quot;NEWLINE&quot;; NEWLINE; IF([.K$16]&lt;=[.$E22]; &quot;    &quot;; IF(AND(([.K$16]-[.$E22])&gt;0; ([.K$16]-[.$E22])&lt;=[.$C22]); &quot; [[&quot;&amp;JOURNAL_YEAR&amp;&quot;-&quot;&amp;TEXT([.$A22]; &quot;00&quot;)&amp;&quot;-&quot;&amp;TEXT([.K$16]-[.$E22]; &quot;00&quot;)&amp;&quot;\|&quot;&amp;TEXT([.K$16]-[.$E22]; &quot;00&quot;)&amp;&quot;]] &quot;; IF(OR([.$C22]+[.$E22]&gt;35; [.K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L$16]=&quot;NEWLINE&quot;; NEWLINE; IF([.L$16]&lt;=[.$E22]; &quot;    &quot;; IF(AND(([.L$16]-[.$E22])&gt;0; ([.L$16]-[.$E22])&lt;=[.$C22]); &quot; [[&quot;&amp;JOURNAL_YEAR&amp;&quot;-&quot;&amp;TEXT([.$A22]; &quot;00&quot;)&amp;&quot;-&quot;&amp;TEXT([.L$16]-[.$E22]; &quot;00&quot;)&amp;&quot;\|&quot;&amp;TEXT([.L$16]-[.$E22]; &quot;00&quot;)&amp;&quot;]] &quot;; IF(OR([.$C22]+[.$E22]&gt;35; [.L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M$16]=&quot;NEWLINE&quot;; NEWLINE; IF([.M$16]&lt;=[.$E22]; &quot;    &quot;; IF(AND(([.M$16]-[.$E22])&gt;0; ([.M$16]-[.$E22])&lt;=[.$C22]); &quot; [[&quot;&amp;JOURNAL_YEAR&amp;&quot;-&quot;&amp;TEXT([.$A22]; &quot;00&quot;)&amp;&quot;-&quot;&amp;TEXT([.M$16]-[.$E22]; &quot;00&quot;)&amp;&quot;\|&quot;&amp;TEXT([.M$16]-[.$E22]; &quot;00&quot;)&amp;&quot;]] &quot;; IF(OR([.$C22]+[.$E22]&gt;35; [.M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N$16]=&quot;NEWLINE&quot;; NEWLINE; IF([.N$16]&lt;=[.$E22]; &quot;    &quot;; IF(AND(([.N$16]-[.$E22])&gt;0; ([.N$16]-[.$E22])&lt;=[.$C22]); &quot; [[&quot;&amp;JOURNAL_YEAR&amp;&quot;-&quot;&amp;TEXT([.$A22]; &quot;00&quot;)&amp;&quot;-&quot;&amp;TEXT([.N$16]-[.$E22]; &quot;00&quot;)&amp;&quot;\|&quot;&amp;TEXT([.N$16]-[.$E22]; &quot;00&quot;)&amp;&quot;]] &quot;; IF(OR([.$C22]+[.$E22]&gt;35; [.N$16]&lt;=35); &quot;    &quot;; &quot;&quot;))))" office:value-type="string" office:string-value=" [[2024-06-01\|01]] " calcext:value-type="string">
            <text:p><text:s/>[[2024-06-01\|01]] </text:p>
          </table:table-cell>
          <table:table-cell table:style-name="ce2" table:formula="of:=IF([.O$16]=&quot;NEWLINE&quot;; NEWLINE; IF([.O$16]&lt;=[.$E22]; &quot;    &quot;; IF(AND(([.O$16]-[.$E22])&gt;0; ([.O$16]-[.$E22])&lt;=[.$C22]); &quot; [[&quot;&amp;JOURNAL_YEAR&amp;&quot;-&quot;&amp;TEXT([.$A22]; &quot;00&quot;)&amp;&quot;-&quot;&amp;TEXT([.O$16]-[.$E22]; &quot;00&quot;)&amp;&quot;\|&quot;&amp;TEXT([.O$16]-[.$E22]; &quot;00&quot;)&amp;&quot;]] &quot;; IF(OR([.$C22]+[.$E22]&gt;35; [.O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6]=&quot;NEWLINE&quot;; NEWLINE; IF([.P$16]&lt;=[.$E22]; &quot;    &quot;; IF(AND(([.P$16]-[.$E22])&gt;0; ([.P$16]-[.$E22])&lt;=[.$C22]); &quot; [[&quot;&amp;JOURNAL_YEAR&amp;&quot;-&quot;&amp;TEXT([.$A22]; &quot;00&quot;)&amp;&quot;-&quot;&amp;TEXT([.P$16]-[.$E22]; &quot;00&quot;)&amp;&quot;\|&quot;&amp;TEXT([.P$16]-[.$E22]; &quot;00&quot;)&amp;&quot;]] &quot;; IF(OR([.$C22]+[.$E22]&gt;35; [.P$16]&lt;=35); &quot;    &quot;; &quot;&quot;))))" office:value-type="string" office:string-value=" [[2024-06-02\|02]] " calcext:value-type="string">
            <text:p><text:s/>[[2024-06-02\|02]] </text:p>
          </table:table-cell>
          <table:table-cell table:style-name="ce2" table:formula="of:=IF([.Q$16]=&quot;NEWLINE&quot;; NEWLINE; IF([.Q$16]&lt;=[.$E22]; &quot;    &quot;; IF(AND(([.Q$16]-[.$E22])&gt;0; ([.Q$16]-[.$E22])&lt;=[.$C22]); &quot; [[&quot;&amp;JOURNAL_YEAR&amp;&quot;-&quot;&amp;TEXT([.$A22]; &quot;00&quot;)&amp;&quot;-&quot;&amp;TEXT([.Q$16]-[.$E22]; &quot;00&quot;)&amp;&quot;\|&quot;&amp;TEXT([.Q$16]-[.$E22]; &quot;00&quot;)&amp;&quot;]] &quot;; IF(OR([.$C22]+[.$E22]&gt;35; [.Q$16]&lt;=35); &quot;    &quot;; &quot;&quot;))))" office:value-type="string" office:string-value=" [[2024-06-03\|03]] " calcext:value-type="string">
            <text:p><text:s/>[[2024-06-03\|03]] </text:p>
          </table:table-cell>
          <table:table-cell table:style-name="ce2" table:formula="of:=IF([.R$16]=&quot;NEWLINE&quot;; NEWLINE; IF([.R$16]&lt;=[.$E22]; &quot;    &quot;; IF(AND(([.R$16]-[.$E22])&gt;0; ([.R$16]-[.$E22])&lt;=[.$C22]); &quot; [[&quot;&amp;JOURNAL_YEAR&amp;&quot;-&quot;&amp;TEXT([.$A22]; &quot;00&quot;)&amp;&quot;-&quot;&amp;TEXT([.R$16]-[.$E22]; &quot;00&quot;)&amp;&quot;\|&quot;&amp;TEXT([.R$16]-[.$E22]; &quot;00&quot;)&amp;&quot;]] &quot;; IF(OR([.$C22]+[.$E22]&gt;35; [.R$16]&lt;=35); &quot;    &quot;; &quot;&quot;))))" office:value-type="string" office:string-value=" [[2024-06-04\|04]] " calcext:value-type="string">
            <text:p><text:s/>[[2024-06-04\|04]] </text:p>
          </table:table-cell>
          <table:table-cell table:style-name="ce2" table:formula="of:=IF([.S$16]=&quot;NEWLINE&quot;; NEWLINE; IF([.S$16]&lt;=[.$E22]; &quot;    &quot;; IF(AND(([.S$16]-[.$E22])&gt;0; ([.S$16]-[.$E22])&lt;=[.$C22]); &quot; [[&quot;&amp;JOURNAL_YEAR&amp;&quot;-&quot;&amp;TEXT([.$A22]; &quot;00&quot;)&amp;&quot;-&quot;&amp;TEXT([.S$16]-[.$E22]; &quot;00&quot;)&amp;&quot;\|&quot;&amp;TEXT([.S$16]-[.$E22]; &quot;00&quot;)&amp;&quot;]] &quot;; IF(OR([.$C22]+[.$E22]&gt;35; [.S$16]&lt;=35); &quot;    &quot;; &quot;&quot;))))" office:value-type="string" office:string-value=" [[2024-06-05\|05]] " calcext:value-type="string">
            <text:p><text:s/>[[2024-06-05\|05]] </text:p>
          </table:table-cell>
          <table:table-cell table:style-name="ce2" table:formula="of:=IF([.T$16]=&quot;NEWLINE&quot;; NEWLINE; IF([.T$16]&lt;=[.$E22]; &quot;    &quot;; IF(AND(([.T$16]-[.$E22])&gt;0; ([.T$16]-[.$E22])&lt;=[.$C22]); &quot; [[&quot;&amp;JOURNAL_YEAR&amp;&quot;-&quot;&amp;TEXT([.$A22]; &quot;00&quot;)&amp;&quot;-&quot;&amp;TEXT([.T$16]-[.$E22]; &quot;00&quot;)&amp;&quot;\|&quot;&amp;TEXT([.T$16]-[.$E22]; &quot;00&quot;)&amp;&quot;]] &quot;; IF(OR([.$C22]+[.$E22]&gt;35; [.T$16]&lt;=35); &quot;    &quot;; &quot;&quot;))))" office:value-type="string" office:string-value=" [[2024-06-06\|06]] " calcext:value-type="string">
            <text:p><text:s/>[[2024-06-06\|06]] </text:p>
          </table:table-cell>
          <table:table-cell table:style-name="ce2" table:formula="of:=IF([.U$16]=&quot;NEWLINE&quot;; NEWLINE; IF([.U$16]&lt;=[.$E22]; &quot;    &quot;; IF(AND(([.U$16]-[.$E22])&gt;0; ([.U$16]-[.$E22])&lt;=[.$C22]); &quot; [[&quot;&amp;JOURNAL_YEAR&amp;&quot;-&quot;&amp;TEXT([.$A22]; &quot;00&quot;)&amp;&quot;-&quot;&amp;TEXT([.U$16]-[.$E22]; &quot;00&quot;)&amp;&quot;\|&quot;&amp;TEXT([.U$16]-[.$E22]; &quot;00&quot;)&amp;&quot;]] &quot;; IF(OR([.$C22]+[.$E22]&gt;35; [.U$16]&lt;=35); &quot;    &quot;; &quot;&quot;))))" office:value-type="string" office:string-value=" [[2024-06-07\|07]] " calcext:value-type="string">
            <text:p><text:s/>[[2024-06-07\|07]] </text:p>
          </table:table-cell>
          <table:table-cell table:style-name="ce2" table:formula="of:=IF([.V$16]=&quot;NEWLINE&quot;; NEWLINE; IF([.V$16]&lt;=[.$E22]; &quot;    &quot;; IF(AND(([.V$16]-[.$E22])&gt;0; ([.V$16]-[.$E22])&lt;=[.$C22]); &quot; [[&quot;&amp;JOURNAL_YEAR&amp;&quot;-&quot;&amp;TEXT([.$A22]; &quot;00&quot;)&amp;&quot;-&quot;&amp;TEXT([.V$16]-[.$E22]; &quot;00&quot;)&amp;&quot;\|&quot;&amp;TEXT([.V$16]-[.$E22]; &quot;00&quot;)&amp;&quot;]] &quot;; IF(OR([.$C22]+[.$E22]&gt;35; [.V$16]&lt;=35); &quot;    &quot;; &quot;&quot;))))" office:value-type="string" office:string-value=" [[2024-06-08\|08]] " calcext:value-type="string">
            <text:p><text:s/>[[2024-06-08\|08]] </text:p>
          </table:table-cell>
          <table:table-cell table:style-name="ce2" table:formula="of:=IF([.W$16]=&quot;NEWLINE&quot;; NEWLINE; IF([.W$16]&lt;=[.$E22]; &quot;    &quot;; IF(AND(([.W$16]-[.$E22])&gt;0; ([.W$16]-[.$E22])&lt;=[.$C22]); &quot; [[&quot;&amp;JOURNAL_YEAR&amp;&quot;-&quot;&amp;TEXT([.$A22]; &quot;00&quot;)&amp;&quot;-&quot;&amp;TEXT([.W$16]-[.$E22]; &quot;00&quot;)&amp;&quot;\|&quot;&amp;TEXT([.W$16]-[.$E22]; &quot;00&quot;)&amp;&quot;]] &quot;; IF(OR([.$C22]+[.$E22]&gt;35; [.W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6]=&quot;NEWLINE&quot;; NEWLINE; IF([.X$16]&lt;=[.$E22]; &quot;    &quot;; IF(AND(([.X$16]-[.$E22])&gt;0; ([.X$16]-[.$E22])&lt;=[.$C22]); &quot; [[&quot;&amp;JOURNAL_YEAR&amp;&quot;-&quot;&amp;TEXT([.$A22]; &quot;00&quot;)&amp;&quot;-&quot;&amp;TEXT([.X$16]-[.$E22]; &quot;00&quot;)&amp;&quot;\|&quot;&amp;TEXT([.X$16]-[.$E22]; &quot;00&quot;)&amp;&quot;]] &quot;; IF(OR([.$C22]+[.$E22]&gt;35; [.X$16]&lt;=35); &quot;    &quot;; &quot;&quot;))))" office:value-type="string" office:string-value=" [[2024-06-09\|09]] " calcext:value-type="string">
            <text:p><text:s/>[[2024-06-09\|09]] </text:p>
          </table:table-cell>
          <table:table-cell table:style-name="ce2" table:formula="of:=IF([.Y$16]=&quot;NEWLINE&quot;; NEWLINE; IF([.Y$16]&lt;=[.$E22]; &quot;    &quot;; IF(AND(([.Y$16]-[.$E22])&gt;0; ([.Y$16]-[.$E22])&lt;=[.$C22]); &quot; [[&quot;&amp;JOURNAL_YEAR&amp;&quot;-&quot;&amp;TEXT([.$A22]; &quot;00&quot;)&amp;&quot;-&quot;&amp;TEXT([.Y$16]-[.$E22]; &quot;00&quot;)&amp;&quot;\|&quot;&amp;TEXT([.Y$16]-[.$E22]; &quot;00&quot;)&amp;&quot;]] &quot;; IF(OR([.$C22]+[.$E22]&gt;35; [.Y$16]&lt;=35); &quot;    &quot;; &quot;&quot;))))" office:value-type="string" office:string-value=" [[2024-06-10\|10]] " calcext:value-type="string">
            <text:p><text:s/>[[2024-06-10\|10]] </text:p>
          </table:table-cell>
          <table:table-cell table:style-name="ce2" table:formula="of:=IF([.Z$16]=&quot;NEWLINE&quot;; NEWLINE; IF([.Z$16]&lt;=[.$E22]; &quot;    &quot;; IF(AND(([.Z$16]-[.$E22])&gt;0; ([.Z$16]-[.$E22])&lt;=[.$C22]); &quot; [[&quot;&amp;JOURNAL_YEAR&amp;&quot;-&quot;&amp;TEXT([.$A22]; &quot;00&quot;)&amp;&quot;-&quot;&amp;TEXT([.Z$16]-[.$E22]; &quot;00&quot;)&amp;&quot;\|&quot;&amp;TEXT([.Z$16]-[.$E22]; &quot;00&quot;)&amp;&quot;]] &quot;; IF(OR([.$C22]+[.$E22]&gt;35; [.Z$16]&lt;=35); &quot;    &quot;; &quot;&quot;))))" office:value-type="string" office:string-value=" [[2024-06-11\|11]] " calcext:value-type="string">
            <text:p><text:s/>[[2024-06-11\|11]] </text:p>
          </table:table-cell>
          <table:table-cell table:style-name="ce2" table:formula="of:=IF([.AA$16]=&quot;NEWLINE&quot;; NEWLINE; IF([.AA$16]&lt;=[.$E22]; &quot;    &quot;; IF(AND(([.AA$16]-[.$E22])&gt;0; ([.AA$16]-[.$E22])&lt;=[.$C22]); &quot; [[&quot;&amp;JOURNAL_YEAR&amp;&quot;-&quot;&amp;TEXT([.$A22]; &quot;00&quot;)&amp;&quot;-&quot;&amp;TEXT([.AA$16]-[.$E22]; &quot;00&quot;)&amp;&quot;\|&quot;&amp;TEXT([.AA$16]-[.$E22]; &quot;00&quot;)&amp;&quot;]] &quot;; IF(OR([.$C22]+[.$E22]&gt;35; [.AA$16]&lt;=35); &quot;    &quot;; &quot;&quot;))))" office:value-type="string" office:string-value=" [[2024-06-12\|12]] " calcext:value-type="string">
            <text:p><text:s/>[[2024-06-12\|12]] </text:p>
          </table:table-cell>
          <table:table-cell table:style-name="ce2" table:formula="of:=IF([.AB$16]=&quot;NEWLINE&quot;; NEWLINE; IF([.AB$16]&lt;=[.$E22]; &quot;    &quot;; IF(AND(([.AB$16]-[.$E22])&gt;0; ([.AB$16]-[.$E22])&lt;=[.$C22]); &quot; [[&quot;&amp;JOURNAL_YEAR&amp;&quot;-&quot;&amp;TEXT([.$A22]; &quot;00&quot;)&amp;&quot;-&quot;&amp;TEXT([.AB$16]-[.$E22]; &quot;00&quot;)&amp;&quot;\|&quot;&amp;TEXT([.AB$16]-[.$E22]; &quot;00&quot;)&amp;&quot;]] &quot;; IF(OR([.$C22]+[.$E22]&gt;35; [.AB$16]&lt;=35); &quot;    &quot;; &quot;&quot;))))" office:value-type="string" office:string-value=" [[2024-06-13\|13]] " calcext:value-type="string">
            <text:p><text:s/>[[2024-06-13\|13]] </text:p>
          </table:table-cell>
          <table:table-cell table:style-name="ce2" table:formula="of:=IF([.AC$16]=&quot;NEWLINE&quot;; NEWLINE; IF([.AC$16]&lt;=[.$E22]; &quot;    &quot;; IF(AND(([.AC$16]-[.$E22])&gt;0; ([.AC$16]-[.$E22])&lt;=[.$C22]); &quot; [[&quot;&amp;JOURNAL_YEAR&amp;&quot;-&quot;&amp;TEXT([.$A22]; &quot;00&quot;)&amp;&quot;-&quot;&amp;TEXT([.AC$16]-[.$E22]; &quot;00&quot;)&amp;&quot;\|&quot;&amp;TEXT([.AC$16]-[.$E22]; &quot;00&quot;)&amp;&quot;]] &quot;; IF(OR([.$C22]+[.$E22]&gt;35; [.AC$16]&lt;=35); &quot;    &quot;; &quot;&quot;))))" office:value-type="string" office:string-value=" [[2024-06-14\|14]] " calcext:value-type="string">
            <text:p><text:s/>[[2024-06-14\|14]] </text:p>
          </table:table-cell>
          <table:table-cell table:style-name="ce2" table:formula="of:=IF([.AD$16]=&quot;NEWLINE&quot;; NEWLINE; IF([.AD$16]&lt;=[.$E22]; &quot;    &quot;; IF(AND(([.AD$16]-[.$E22])&gt;0; ([.AD$16]-[.$E22])&lt;=[.$C22]); &quot; [[&quot;&amp;JOURNAL_YEAR&amp;&quot;-&quot;&amp;TEXT([.$A22]; &quot;00&quot;)&amp;&quot;-&quot;&amp;TEXT([.AD$16]-[.$E22]; &quot;00&quot;)&amp;&quot;\|&quot;&amp;TEXT([.AD$16]-[.$E22]; &quot;00&quot;)&amp;&quot;]] &quot;; IF(OR([.$C22]+[.$E22]&gt;35; [.AD$16]&lt;=35); &quot;    &quot;; &quot;&quot;))))" office:value-type="string" office:string-value=" [[2024-06-15\|15]] " calcext:value-type="string">
            <text:p><text:s/>[[2024-06-15\|15]] </text:p>
          </table:table-cell>
          <table:table-cell table:style-name="ce2" table:formula="of:=IF([.AE$16]=&quot;NEWLINE&quot;; NEWLINE; IF([.AE$16]&lt;=[.$E22]; &quot;    &quot;; IF(AND(([.AE$16]-[.$E22])&gt;0; ([.AE$16]-[.$E22])&lt;=[.$C22]); &quot; [[&quot;&amp;JOURNAL_YEAR&amp;&quot;-&quot;&amp;TEXT([.$A22]; &quot;00&quot;)&amp;&quot;-&quot;&amp;TEXT([.AE$16]-[.$E22]; &quot;00&quot;)&amp;&quot;\|&quot;&amp;TEXT([.AE$16]-[.$E22]; &quot;00&quot;)&amp;&quot;]] &quot;; IF(OR([.$C22]+[.$E22]&gt;35; [.AE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6]=&quot;NEWLINE&quot;; NEWLINE; IF([.AF$16]&lt;=[.$E22]; &quot;    &quot;; IF(AND(([.AF$16]-[.$E22])&gt;0; ([.AF$16]-[.$E22])&lt;=[.$C22]); &quot; [[&quot;&amp;JOURNAL_YEAR&amp;&quot;-&quot;&amp;TEXT([.$A22]; &quot;00&quot;)&amp;&quot;-&quot;&amp;TEXT([.AF$16]-[.$E22]; &quot;00&quot;)&amp;&quot;\|&quot;&amp;TEXT([.AF$16]-[.$E22]; &quot;00&quot;)&amp;&quot;]] &quot;; IF(OR([.$C22]+[.$E22]&gt;35; [.AF$16]&lt;=35); &quot;    &quot;; &quot;&quot;))))" office:value-type="string" office:string-value=" [[2024-06-16\|16]] " calcext:value-type="string">
            <text:p><text:s/>[[2024-06-16\|16]] </text:p>
          </table:table-cell>
          <table:table-cell table:style-name="ce2" table:formula="of:=IF([.AG$16]=&quot;NEWLINE&quot;; NEWLINE; IF([.AG$16]&lt;=[.$E22]; &quot;    &quot;; IF(AND(([.AG$16]-[.$E22])&gt;0; ([.AG$16]-[.$E22])&lt;=[.$C22]); &quot; [[&quot;&amp;JOURNAL_YEAR&amp;&quot;-&quot;&amp;TEXT([.$A22]; &quot;00&quot;)&amp;&quot;-&quot;&amp;TEXT([.AG$16]-[.$E22]; &quot;00&quot;)&amp;&quot;\|&quot;&amp;TEXT([.AG$16]-[.$E22]; &quot;00&quot;)&amp;&quot;]] &quot;; IF(OR([.$C22]+[.$E22]&gt;35; [.AG$16]&lt;=35); &quot;    &quot;; &quot;&quot;))))" office:value-type="string" office:string-value=" [[2024-06-17\|17]] " calcext:value-type="string">
            <text:p><text:s/>[[2024-06-17\|17]] </text:p>
          </table:table-cell>
          <table:table-cell table:style-name="ce2" table:formula="of:=IF([.AH$16]=&quot;NEWLINE&quot;; NEWLINE; IF([.AH$16]&lt;=[.$E22]; &quot;    &quot;; IF(AND(([.AH$16]-[.$E22])&gt;0; ([.AH$16]-[.$E22])&lt;=[.$C22]); &quot; [[&quot;&amp;JOURNAL_YEAR&amp;&quot;-&quot;&amp;TEXT([.$A22]; &quot;00&quot;)&amp;&quot;-&quot;&amp;TEXT([.AH$16]-[.$E22]; &quot;00&quot;)&amp;&quot;\|&quot;&amp;TEXT([.AH$16]-[.$E22]; &quot;00&quot;)&amp;&quot;]] &quot;; IF(OR([.$C22]+[.$E22]&gt;35; [.AH$16]&lt;=35); &quot;    &quot;; &quot;&quot;))))" office:value-type="string" office:string-value=" [[2024-06-18\|18]] " calcext:value-type="string">
            <text:p><text:s/>[[2024-06-18\|18]] </text:p>
          </table:table-cell>
          <table:table-cell table:style-name="ce2" table:formula="of:=IF([.AI$16]=&quot;NEWLINE&quot;; NEWLINE; IF([.AI$16]&lt;=[.$E22]; &quot;    &quot;; IF(AND(([.AI$16]-[.$E22])&gt;0; ([.AI$16]-[.$E22])&lt;=[.$C22]); &quot; [[&quot;&amp;JOURNAL_YEAR&amp;&quot;-&quot;&amp;TEXT([.$A22]; &quot;00&quot;)&amp;&quot;-&quot;&amp;TEXT([.AI$16]-[.$E22]; &quot;00&quot;)&amp;&quot;\|&quot;&amp;TEXT([.AI$16]-[.$E22]; &quot;00&quot;)&amp;&quot;]] &quot;; IF(OR([.$C22]+[.$E22]&gt;35; [.AI$16]&lt;=35); &quot;    &quot;; &quot;&quot;))))" office:value-type="string" office:string-value=" [[2024-06-19\|19]] " calcext:value-type="string">
            <text:p><text:s/>[[2024-06-19\|19]] </text:p>
          </table:table-cell>
          <table:table-cell table:style-name="ce2" table:formula="of:=IF([.AJ$16]=&quot;NEWLINE&quot;; NEWLINE; IF([.AJ$16]&lt;=[.$E22]; &quot;    &quot;; IF(AND(([.AJ$16]-[.$E22])&gt;0; ([.AJ$16]-[.$E22])&lt;=[.$C22]); &quot; [[&quot;&amp;JOURNAL_YEAR&amp;&quot;-&quot;&amp;TEXT([.$A22]; &quot;00&quot;)&amp;&quot;-&quot;&amp;TEXT([.AJ$16]-[.$E22]; &quot;00&quot;)&amp;&quot;\|&quot;&amp;TEXT([.AJ$16]-[.$E22]; &quot;00&quot;)&amp;&quot;]] &quot;; IF(OR([.$C22]+[.$E22]&gt;35; [.AJ$16]&lt;=35); &quot;    &quot;; &quot;&quot;))))" office:value-type="string" office:string-value=" [[2024-06-20\|20]] " calcext:value-type="string">
            <text:p><text:s/>[[2024-06-20\|20]] </text:p>
          </table:table-cell>
          <table:table-cell table:style-name="ce2" table:formula="of:=IF([.AK$16]=&quot;NEWLINE&quot;; NEWLINE; IF([.AK$16]&lt;=[.$E22]; &quot;    &quot;; IF(AND(([.AK$16]-[.$E22])&gt;0; ([.AK$16]-[.$E22])&lt;=[.$C22]); &quot; [[&quot;&amp;JOURNAL_YEAR&amp;&quot;-&quot;&amp;TEXT([.$A22]; &quot;00&quot;)&amp;&quot;-&quot;&amp;TEXT([.AK$16]-[.$E22]; &quot;00&quot;)&amp;&quot;\|&quot;&amp;TEXT([.AK$16]-[.$E22]; &quot;00&quot;)&amp;&quot;]] &quot;; IF(OR([.$C22]+[.$E22]&gt;35; [.AK$16]&lt;=35); &quot;    &quot;; &quot;&quot;))))" office:value-type="string" office:string-value=" [[2024-06-21\|21]] " calcext:value-type="string">
            <text:p><text:s/>[[2024-06-21\|21]] </text:p>
          </table:table-cell>
          <table:table-cell table:style-name="ce2" table:formula="of:=IF([.AL$16]=&quot;NEWLINE&quot;; NEWLINE; IF([.AL$16]&lt;=[.$E22]; &quot;    &quot;; IF(AND(([.AL$16]-[.$E22])&gt;0; ([.AL$16]-[.$E22])&lt;=[.$C22]); &quot; [[&quot;&amp;JOURNAL_YEAR&amp;&quot;-&quot;&amp;TEXT([.$A22]; &quot;00&quot;)&amp;&quot;-&quot;&amp;TEXT([.AL$16]-[.$E22]; &quot;00&quot;)&amp;&quot;\|&quot;&amp;TEXT([.AL$16]-[.$E22]; &quot;00&quot;)&amp;&quot;]] &quot;; IF(OR([.$C22]+[.$E22]&gt;35; [.AL$16]&lt;=35); &quot;    &quot;; &quot;&quot;))))" office:value-type="string" office:string-value=" [[2024-06-22\|22]] " calcext:value-type="string">
            <text:p><text:s/>[[2024-06-22\|22]] </text:p>
          </table:table-cell>
          <table:table-cell table:style-name="ce2" table:formula="of:=IF([.AM$16]=&quot;NEWLINE&quot;; NEWLINE; IF([.AM$16]&lt;=[.$E22]; &quot;    &quot;; IF(AND(([.AM$16]-[.$E22])&gt;0; ([.AM$16]-[.$E22])&lt;=[.$C22]); &quot; [[&quot;&amp;JOURNAL_YEAR&amp;&quot;-&quot;&amp;TEXT([.$A22]; &quot;00&quot;)&amp;&quot;-&quot;&amp;TEXT([.AM$16]-[.$E22]; &quot;00&quot;)&amp;&quot;\|&quot;&amp;TEXT([.AM$16]-[.$E22]; &quot;00&quot;)&amp;&quot;]] &quot;; IF(OR([.$C22]+[.$E22]&gt;35; [.AM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6]=&quot;NEWLINE&quot;; NEWLINE; IF([.AN$16]&lt;=[.$E22]; &quot;    &quot;; IF(AND(([.AN$16]-[.$E22])&gt;0; ([.AN$16]-[.$E22])&lt;=[.$C22]); &quot; [[&quot;&amp;JOURNAL_YEAR&amp;&quot;-&quot;&amp;TEXT([.$A22]; &quot;00&quot;)&amp;&quot;-&quot;&amp;TEXT([.AN$16]-[.$E22]; &quot;00&quot;)&amp;&quot;\|&quot;&amp;TEXT([.AN$16]-[.$E22]; &quot;00&quot;)&amp;&quot;]] &quot;; IF(OR([.$C22]+[.$E22]&gt;35; [.AN$16]&lt;=35); &quot;    &quot;; &quot;&quot;))))" office:value-type="string" office:string-value=" [[2024-06-23\|23]] " calcext:value-type="string">
            <text:p><text:s/>[[2024-06-23\|23]] </text:p>
          </table:table-cell>
          <table:table-cell table:style-name="ce2" table:formula="of:=IF([.AO$16]=&quot;NEWLINE&quot;; NEWLINE; IF([.AO$16]&lt;=[.$E22]; &quot;    &quot;; IF(AND(([.AO$16]-[.$E22])&gt;0; ([.AO$16]-[.$E22])&lt;=[.$C22]); &quot; [[&quot;&amp;JOURNAL_YEAR&amp;&quot;-&quot;&amp;TEXT([.$A22]; &quot;00&quot;)&amp;&quot;-&quot;&amp;TEXT([.AO$16]-[.$E22]; &quot;00&quot;)&amp;&quot;\|&quot;&amp;TEXT([.AO$16]-[.$E22]; &quot;00&quot;)&amp;&quot;]] &quot;; IF(OR([.$C22]+[.$E22]&gt;35; [.AO$16]&lt;=35); &quot;    &quot;; &quot;&quot;))))" office:value-type="string" office:string-value=" [[2024-06-24\|24]] " calcext:value-type="string">
            <text:p><text:s/>[[2024-06-24\|24]] </text:p>
          </table:table-cell>
          <table:table-cell table:style-name="ce2" table:formula="of:=IF([.AP$16]=&quot;NEWLINE&quot;; NEWLINE; IF([.AP$16]&lt;=[.$E22]; &quot;    &quot;; IF(AND(([.AP$16]-[.$E22])&gt;0; ([.AP$16]-[.$E22])&lt;=[.$C22]); &quot; [[&quot;&amp;JOURNAL_YEAR&amp;&quot;-&quot;&amp;TEXT([.$A22]; &quot;00&quot;)&amp;&quot;-&quot;&amp;TEXT([.AP$16]-[.$E22]; &quot;00&quot;)&amp;&quot;\|&quot;&amp;TEXT([.AP$16]-[.$E22]; &quot;00&quot;)&amp;&quot;]] &quot;; IF(OR([.$C22]+[.$E22]&gt;35; [.AP$16]&lt;=35); &quot;    &quot;; &quot;&quot;))))" office:value-type="string" office:string-value=" [[2024-06-25\|25]] " calcext:value-type="string">
            <text:p><text:s/>[[2024-06-25\|25]] </text:p>
          </table:table-cell>
          <table:table-cell table:style-name="ce2" table:formula="of:=IF([.AQ$16]=&quot;NEWLINE&quot;; NEWLINE; IF([.AQ$16]&lt;=[.$E22]; &quot;    &quot;; IF(AND(([.AQ$16]-[.$E22])&gt;0; ([.AQ$16]-[.$E22])&lt;=[.$C22]); &quot; [[&quot;&amp;JOURNAL_YEAR&amp;&quot;-&quot;&amp;TEXT([.$A22]; &quot;00&quot;)&amp;&quot;-&quot;&amp;TEXT([.AQ$16]-[.$E22]; &quot;00&quot;)&amp;&quot;\|&quot;&amp;TEXT([.AQ$16]-[.$E22]; &quot;00&quot;)&amp;&quot;]] &quot;; IF(OR([.$C22]+[.$E22]&gt;35; [.AQ$16]&lt;=35); &quot;    &quot;; &quot;&quot;))))" office:value-type="string" office:string-value=" [[2024-06-26\|26]] " calcext:value-type="string">
            <text:p><text:s/>[[2024-06-26\|26]] </text:p>
          </table:table-cell>
          <table:table-cell table:style-name="ce2" table:formula="of:=IF([.AR$16]=&quot;NEWLINE&quot;; NEWLINE; IF([.AR$16]&lt;=[.$E22]; &quot;    &quot;; IF(AND(([.AR$16]-[.$E22])&gt;0; ([.AR$16]-[.$E22])&lt;=[.$C22]); &quot; [[&quot;&amp;JOURNAL_YEAR&amp;&quot;-&quot;&amp;TEXT([.$A22]; &quot;00&quot;)&amp;&quot;-&quot;&amp;TEXT([.AR$16]-[.$E22]; &quot;00&quot;)&amp;&quot;\|&quot;&amp;TEXT([.AR$16]-[.$E22]; &quot;00&quot;)&amp;&quot;]] &quot;; IF(OR([.$C22]+[.$E22]&gt;35; [.AR$16]&lt;=35); &quot;    &quot;; &quot;&quot;))))" office:value-type="string" office:string-value=" [[2024-06-27\|27]] " calcext:value-type="string">
            <text:p><text:s/>[[2024-06-27\|27]] </text:p>
          </table:table-cell>
          <table:table-cell table:style-name="ce2" table:formula="of:=IF([.AS$16]=&quot;NEWLINE&quot;; NEWLINE; IF([.AS$16]&lt;=[.$E22]; &quot;    &quot;; IF(AND(([.AS$16]-[.$E22])&gt;0; ([.AS$16]-[.$E22])&lt;=[.$C22]); &quot; [[&quot;&amp;JOURNAL_YEAR&amp;&quot;-&quot;&amp;TEXT([.$A22]; &quot;00&quot;)&amp;&quot;-&quot;&amp;TEXT([.AS$16]-[.$E22]; &quot;00&quot;)&amp;&quot;\|&quot;&amp;TEXT([.AS$16]-[.$E22]; &quot;00&quot;)&amp;&quot;]] &quot;; IF(OR([.$C22]+[.$E22]&gt;35; [.AS$16]&lt;=35); &quot;    &quot;; &quot;&quot;))))" office:value-type="string" office:string-value=" [[2024-06-28\|28]] " calcext:value-type="string">
            <text:p><text:s/>[[2024-06-28\|28]] </text:p>
          </table:table-cell>
          <table:table-cell table:style-name="ce2" table:formula="of:=IF([.AT$16]=&quot;NEWLINE&quot;; NEWLINE; IF([.AT$16]&lt;=[.$E22]; &quot;    &quot;; IF(AND(([.AT$16]-[.$E22])&gt;0; ([.AT$16]-[.$E22])&lt;=[.$C22]); &quot; [[&quot;&amp;JOURNAL_YEAR&amp;&quot;-&quot;&amp;TEXT([.$A22]; &quot;00&quot;)&amp;&quot;-&quot;&amp;TEXT([.AT$16]-[.$E22]; &quot;00&quot;)&amp;&quot;\|&quot;&amp;TEXT([.AT$16]-[.$E22]; &quot;00&quot;)&amp;&quot;]] &quot;; IF(OR([.$C22]+[.$E22]&gt;35; [.AT$16]&lt;=35); &quot;    &quot;; &quot;&quot;))))" office:value-type="string" office:string-value=" [[2024-06-29\|29]] " calcext:value-type="string">
            <text:p><text:s/>[[2024-06-29\|29]] </text:p>
          </table:table-cell>
          <table:table-cell table:style-name="ce2" table:formula="of:=IF([.AU$16]=&quot;NEWLINE&quot;; NEWLINE; IF([.AU$16]&lt;=[.$E22]; &quot;    &quot;; IF(AND(([.AU$16]-[.$E22])&gt;0; ([.AU$16]-[.$E22])&lt;=[.$C22]); &quot; [[&quot;&amp;JOURNAL_YEAR&amp;&quot;-&quot;&amp;TEXT([.$A22]; &quot;00&quot;)&amp;&quot;-&quot;&amp;TEXT([.AU$16]-[.$E22]; &quot;00&quot;)&amp;&quot;\|&quot;&amp;TEXT([.AU$16]-[.$E22]; &quot;00&quot;)&amp;&quot;]] &quot;; IF(OR([.$C22]+[.$E22]&gt;35; [.AU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6]=&quot;NEWLINE&quot;; NEWLINE; IF([.AV$16]&lt;=[.$E22]; &quot;    &quot;; IF(AND(([.AV$16]-[.$E22])&gt;0; ([.AV$16]-[.$E22])&lt;=[.$C22]); &quot; [[&quot;&amp;JOURNAL_YEAR&amp;&quot;-&quot;&amp;TEXT([.$A22]; &quot;00&quot;)&amp;&quot;-&quot;&amp;TEXT([.AV$16]-[.$E22]; &quot;00&quot;)&amp;&quot;\|&quot;&amp;TEXT([.AV$16]-[.$E22]; &quot;00&quot;)&amp;&quot;]] &quot;; IF(OR([.$C22]+[.$E22]&gt;35; [.AV$16]&lt;=35); &quot;    &quot;; &quot;&quot;))))" office:value-type="string" office:string-value=" [[2024-06-30\|30]] " calcext:value-type="string">
            <text:p><text:s/>[[2024-06-30\|30]] </text:p>
          </table:table-cell>
          <table:table-cell table:style-name="ce2" table:formula="of:=IF([.AW$16]=&quot;NEWLINE&quot;; NEWLINE; IF([.AW$16]&lt;=[.$E22]; &quot;    &quot;; IF(AND(([.AW$16]-[.$E22])&gt;0; ([.AW$16]-[.$E22])&lt;=[.$C22]); &quot; [[&quot;&amp;JOURNAL_YEAR&amp;&quot;-&quot;&amp;TEXT([.$A22]; &quot;00&quot;)&amp;&quot;-&quot;&amp;TEXT([.AW$16]-[.$E22]; &quot;00&quot;)&amp;&quot;\|&quot;&amp;TEXT([.AW$16]-[.$E22]; &quot;00&quot;)&amp;&quot;]] &quot;; IF(OR([.$C22]+[.$E22]&gt;35; [.AW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X$16]=&quot;NEWLINE&quot;; NEWLINE; IF([.AX$16]&lt;=[.$E22]; &quot;    &quot;; IF(AND(([.AX$16]-[.$E22])&gt;0; ([.AX$16]-[.$E22])&lt;=[.$C22]); &quot; [[&quot;&amp;JOURNAL_YEAR&amp;&quot;-&quot;&amp;TEXT([.$A22]; &quot;00&quot;)&amp;&quot;-&quot;&amp;TEXT([.AX$16]-[.$E22]; &quot;00&quot;)&amp;&quot;\|&quot;&amp;TEXT([.AX$16]-[.$E22]; &quot;00&quot;)&amp;&quot;]] &quot;; IF(OR([.$C22]+[.$E22]&gt;35; [.AX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Y$16]=&quot;NEWLINE&quot;; NEWLINE; IF([.AY$16]&lt;=[.$E22]; &quot;    &quot;; IF(AND(([.AY$16]-[.$E22])&gt;0; ([.AY$16]-[.$E22])&lt;=[.$C22]); &quot; [[&quot;&amp;JOURNAL_YEAR&amp;&quot;-&quot;&amp;TEXT([.$A22]; &quot;00&quot;)&amp;&quot;-&quot;&amp;TEXT([.AY$16]-[.$E22]; &quot;00&quot;)&amp;&quot;\|&quot;&amp;TEXT([.AY$16]-[.$E22]; &quot;00&quot;)&amp;&quot;]] &quot;; IF(OR([.$C22]+[.$E22]&gt;35; [.AY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Z$16]=&quot;NEWLINE&quot;; NEWLINE; IF([.AZ$16]&lt;=[.$E22]; &quot;    &quot;; IF(AND(([.AZ$16]-[.$E22])&gt;0; ([.AZ$16]-[.$E22])&lt;=[.$C22]); &quot; [[&quot;&amp;JOURNAL_YEAR&amp;&quot;-&quot;&amp;TEXT([.$A22]; &quot;00&quot;)&amp;&quot;-&quot;&amp;TEXT([.AZ$16]-[.$E22]; &quot;00&quot;)&amp;&quot;\|&quot;&amp;TEXT([.AZ$16]-[.$E22]; &quot;00&quot;)&amp;&quot;]] &quot;; IF(OR([.$C22]+[.$E22]&gt;35; [.AZ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BA$16]=&quot;NEWLINE&quot;; NEWLINE; IF([.BA$16]&lt;=[.$E22]; &quot;    &quot;; IF(AND(([.BA$16]-[.$E22])&gt;0; ([.BA$16]-[.$E22])&lt;=[.$C22]); &quot; [[&quot;&amp;JOURNAL_YEAR&amp;&quot;-&quot;&amp;TEXT([.$A22]; &quot;00&quot;)&amp;&quot;-&quot;&amp;TEXT([.BA$16]-[.$E22]; &quot;00&quot;)&amp;&quot;\|&quot;&amp;TEXT([.BA$16]-[.$E22]; &quot;00&quot;)&amp;&quot;]] &quot;; IF(OR([.$C22]+[.$E22]&gt;35; [.BA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BB$16]=&quot;NEWLINE&quot;; NEWLINE; IF([.BB$16]&lt;=[.$E22]; &quot;    &quot;; IF(AND(([.BB$16]-[.$E22])&gt;0; ([.BB$16]-[.$E22])&lt;=[.$C22]); &quot; [[&quot;&amp;JOURNAL_YEAR&amp;&quot;-&quot;&amp;TEXT([.$A22]; &quot;00&quot;)&amp;&quot;-&quot;&amp;TEXT([.BB$16]-[.$E22]; &quot;00&quot;)&amp;&quot;\|&quot;&amp;TEXT([.BB$16]-[.$E22]; &quot;00&quot;)&amp;&quot;]] &quot;; IF(OR([.$C22]+[.$E22]&gt;35; [.BB$16]&lt;=35); &quot;    &quot;; &quot;&quot;))))" office:value-type="string" office:string-value="    " calcext:value-type="string">
            <text:p><text:s text:c="4"/></text:p>
          </table:table-cell>
        </table:table-row>
        <table:table-row table:style-name="ro4">
          <table:table-cell table:formula="of:=[.A22]+1" office:value-type="float" office:value="7" calcext:value-type="float">
            <text:p>7</text:p>
          </table:table-cell>
          <table:table-cell table:style-name="Calc_20_Text" table:formula="of:=TEXT(DATE(2000; [.A23]; 1);&quot;MMMM&quot;)" office:value-type="string" office:string-value="July" calcext:value-type="string">
            <text:p>July</text:p>
          </table:table-cell>
          <table:table-cell table:style-name="Calc_20_Text" table:formula="of:=DAY(DATE(YEAR(JOURNAL_YEAR&amp;&quot;-&quot;&amp;[.B23]&amp;&quot;-01&quot;);MONTH(JOURNAL_YEAR&amp;&quot;-&quot;&amp;[.B23]&amp;&quot;-01&quot;)+1;0))" office:value-type="float" office:value="31" calcext:value-type="float">
            <text:p>31</text:p>
          </table:table-cell>
          <table:table-cell table:style-name="Calc_20_Text" table:formula="of:=WEEKDAY(JOURNAL_YEAR&amp;&quot;-&quot;&amp;[.B23]&amp;&quot;-01&quot;;2)" office:value-type="float" office:value="1" calcext:value-type="float">
            <text:p>1</text:p>
          </table:table-cell>
          <table:table-cell table:style-name="Calc_20_Text" table:formula="of:=IF([.D23]=7; 0; [.D23])" office:value-type="float" office:value="1" calcext:value-type="float">
            <text:p>1</text:p>
          </table:table-cell>
          <table:table-cell table:style-name="Calc_20_Text" table:formula="of:=CHOOSE([.D23];&quot;Monday&quot;; &quot;Tuesday&quot;; &quot;Wednesday&quot;;&quot;Thursday&quot;;&quot;Friday&quot;;&quot;Saturday&quot;;&quot;Sunday&quot;)" office:value-type="string" office:string-value="Monday" calcext:value-type="string">
            <text:p>Monday</text:p>
          </table:table-cell>
          <table:table-cell table:style-name="Calc_20_Text" table:formula="of:=[.B$11]&amp;NEWLINE&amp;[.B$12]&amp;NEWLINE&amp;&quot;|&quot;&amp;COM.MICROSOFT.TEXTJOIN(&quot;|&quot;; TRUE(); [.H23:.BB23])" office:value-type="string" office:string-value="| SUN | MON | TUE | WED | THU | FRI | SAT |&#13;&#10;|  ---  |  ---  |  ---  |  ---  |  ---  |  ---  |  ---  |&#13;&#10;|    | [[2024-07-01\|01]] | [[2024-07-02\|02]] | [[2024-07-03\|03]] | [[2024-07-04\|04]] | [[2024-07-05\|05]] | [[2024-07-06\|06]] |&#13;&#10;| [[2024-07-07\|07]] | [[2024-07-08\|08]] | [[2024-07-09\|09]] | [[2024-07-10\|10]] | [[2024-07-11\|11]] | [[2024-07-12\|12]] | [[2024-07-13\|13]] |&#13;&#10;| [[2024-07-14\|14]] | [[2024-07-15\|15]] | [[2024-07-16\|16]] | [[2024-07-17\|17]] | [[2024-07-18\|18]] | [[2024-07-19\|19]] | [[2024-07-20\|20]] |&#13;&#10;| [[2024-07-21\|21]] | [[2024-07-22\|22]] | [[2024-07-23\|23]] | [[2024-07-24\|24]] | [[2024-07-25\|25]] | [[2024-07-26\|26]] | [[2024-07-27\|27]] |&#13;&#10;| [[2024-07-28\|28]] | [[2024-07-29\|29]] | [[2024-07-30\|30]] | [[2024-07-31\|31]] |    |    |    |&#13;&#10;" calcext:value-type="string">
            <text:p>| SUN | MON | TUE | WED | THU | FRI | SAT |</text:p>
            <text:p>|  ---  |  ---  |  ---  |  ---  |  ---  |  ---  |  ---  |</text:p>
            <text:p>|    | [[2024-07-01\|01]] | [[2024-07-02\|02]] | [[2024-07-03\|03]] | [[2024-07-04\|04]] | [[2024-07-05\|05]] | [[2024-07-06\|06]] |</text:p>
            <text:p>| [[2024-07-07\|07]] | [[2024-07-08\|08]] | [[2024-07-09\|09]] | [[2024-07-10\|10]] | [[2024-07-11\|11]] | [[2024-07-12\|12]] | [[2024-07-13\|13]] |</text:p>
            <text:p>| [[2024-07-14\|14]] | [[2024-07-15\|15]] | [[2024-07-16\|16]] | [[2024-07-17\|17]] | [[2024-07-18\|18]] | [[2024-07-19\|19]] | [[2024-07-20\|20]] |</text:p>
            <text:p>| [[2024-07-21\|21]] | [[2024-07-22\|22]] | [[2024-07-23\|23]] | [[2024-07-24\|24]] | [[2024-07-25\|25]] | [[2024-07-26\|26]] | [[2024-07-27\|27]] |</text:p>
            <text:p>| [[2024-07-28\|28]] | [[2024-07-29\|29]] | [[2024-07-30\|30]] | [[2024-07-31\|31]] |    |    |    |</text:p>
            <text:p/>
          </table:table-cell>
          <table:table-cell table:style-name="ce2" table:formula="of:=IF([.H$16]=&quot;NEWLINE&quot;; NEWLINE; IF([.H$16]&lt;=[.$E23]; &quot;    &quot;; IF(AND(([.H$16]-[.$E23])&gt;0; ([.H$16]-[.$E23])&lt;=[.$C23]); &quot; [[&quot;&amp;JOURNAL_YEAR&amp;&quot;-&quot;&amp;TEXT([.$A23]; &quot;00&quot;)&amp;&quot;-&quot;&amp;TEXT([.H$16]-[.$E23]; &quot;00&quot;)&amp;&quot;\|&quot;&amp;TEXT([.H$16]-[.$E23]; &quot;00&quot;)&amp;&quot;]] &quot;; IF(OR([.$C23]+[.$E23]&gt;35; [.H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I$16]=&quot;NEWLINE&quot;; NEWLINE; IF([.I$16]&lt;=[.$E23]; &quot;    &quot;; IF(AND(([.I$16]-[.$E23])&gt;0; ([.I$16]-[.$E23])&lt;=[.$C23]); &quot; [[&quot;&amp;JOURNAL_YEAR&amp;&quot;-&quot;&amp;TEXT([.$A23]; &quot;00&quot;)&amp;&quot;-&quot;&amp;TEXT([.I$16]-[.$E23]; &quot;00&quot;)&amp;&quot;\|&quot;&amp;TEXT([.I$16]-[.$E23]; &quot;00&quot;)&amp;&quot;]] &quot;; IF(OR([.$C23]+[.$E23]&gt;35; [.I$16]&lt;=35); &quot;    &quot;; &quot;&quot;))))" office:value-type="string" office:string-value=" [[2024-07-01\|01]] " calcext:value-type="string">
            <text:p><text:s/>[[2024-07-01\|01]] </text:p>
          </table:table-cell>
          <table:table-cell table:style-name="ce2" table:formula="of:=IF([.J$16]=&quot;NEWLINE&quot;; NEWLINE; IF([.J$16]&lt;=[.$E23]; &quot;    &quot;; IF(AND(([.J$16]-[.$E23])&gt;0; ([.J$16]-[.$E23])&lt;=[.$C23]); &quot; [[&quot;&amp;JOURNAL_YEAR&amp;&quot;-&quot;&amp;TEXT([.$A23]; &quot;00&quot;)&amp;&quot;-&quot;&amp;TEXT([.J$16]-[.$E23]; &quot;00&quot;)&amp;&quot;\|&quot;&amp;TEXT([.J$16]-[.$E23]; &quot;00&quot;)&amp;&quot;]] &quot;; IF(OR([.$C23]+[.$E23]&gt;35; [.J$16]&lt;=35); &quot;    &quot;; &quot;&quot;))))" office:value-type="string" office:string-value=" [[2024-07-02\|02]] " calcext:value-type="string">
            <text:p><text:s/>[[2024-07-02\|02]] </text:p>
          </table:table-cell>
          <table:table-cell table:style-name="ce2" table:formula="of:=IF([.K$16]=&quot;NEWLINE&quot;; NEWLINE; IF([.K$16]&lt;=[.$E23]; &quot;    &quot;; IF(AND(([.K$16]-[.$E23])&gt;0; ([.K$16]-[.$E23])&lt;=[.$C23]); &quot; [[&quot;&amp;JOURNAL_YEAR&amp;&quot;-&quot;&amp;TEXT([.$A23]; &quot;00&quot;)&amp;&quot;-&quot;&amp;TEXT([.K$16]-[.$E23]; &quot;00&quot;)&amp;&quot;\|&quot;&amp;TEXT([.K$16]-[.$E23]; &quot;00&quot;)&amp;&quot;]] &quot;; IF(OR([.$C23]+[.$E23]&gt;35; [.K$16]&lt;=35); &quot;    &quot;; &quot;&quot;))))" office:value-type="string" office:string-value=" [[2024-07-03\|03]] " calcext:value-type="string">
            <text:p><text:s/>[[2024-07-03\|03]] </text:p>
          </table:table-cell>
          <table:table-cell table:style-name="ce2" table:formula="of:=IF([.L$16]=&quot;NEWLINE&quot;; NEWLINE; IF([.L$16]&lt;=[.$E23]; &quot;    &quot;; IF(AND(([.L$16]-[.$E23])&gt;0; ([.L$16]-[.$E23])&lt;=[.$C23]); &quot; [[&quot;&amp;JOURNAL_YEAR&amp;&quot;-&quot;&amp;TEXT([.$A23]; &quot;00&quot;)&amp;&quot;-&quot;&amp;TEXT([.L$16]-[.$E23]; &quot;00&quot;)&amp;&quot;\|&quot;&amp;TEXT([.L$16]-[.$E23]; &quot;00&quot;)&amp;&quot;]] &quot;; IF(OR([.$C23]+[.$E23]&gt;35; [.L$16]&lt;=35); &quot;    &quot;; &quot;&quot;))))" office:value-type="string" office:string-value=" [[2024-07-04\|04]] " calcext:value-type="string">
            <text:p><text:s/>[[2024-07-04\|04]] </text:p>
          </table:table-cell>
          <table:table-cell table:style-name="ce2" table:formula="of:=IF([.M$16]=&quot;NEWLINE&quot;; NEWLINE; IF([.M$16]&lt;=[.$E23]; &quot;    &quot;; IF(AND(([.M$16]-[.$E23])&gt;0; ([.M$16]-[.$E23])&lt;=[.$C23]); &quot; [[&quot;&amp;JOURNAL_YEAR&amp;&quot;-&quot;&amp;TEXT([.$A23]; &quot;00&quot;)&amp;&quot;-&quot;&amp;TEXT([.M$16]-[.$E23]; &quot;00&quot;)&amp;&quot;\|&quot;&amp;TEXT([.M$16]-[.$E23]; &quot;00&quot;)&amp;&quot;]] &quot;; IF(OR([.$C23]+[.$E23]&gt;35; [.M$16]&lt;=35); &quot;    &quot;; &quot;&quot;))))" office:value-type="string" office:string-value=" [[2024-07-05\|05]] " calcext:value-type="string">
            <text:p><text:s/>[[2024-07-05\|05]] </text:p>
          </table:table-cell>
          <table:table-cell table:style-name="ce2" table:formula="of:=IF([.N$16]=&quot;NEWLINE&quot;; NEWLINE; IF([.N$16]&lt;=[.$E23]; &quot;    &quot;; IF(AND(([.N$16]-[.$E23])&gt;0; ([.N$16]-[.$E23])&lt;=[.$C23]); &quot; [[&quot;&amp;JOURNAL_YEAR&amp;&quot;-&quot;&amp;TEXT([.$A23]; &quot;00&quot;)&amp;&quot;-&quot;&amp;TEXT([.N$16]-[.$E23]; &quot;00&quot;)&amp;&quot;\|&quot;&amp;TEXT([.N$16]-[.$E23]; &quot;00&quot;)&amp;&quot;]] &quot;; IF(OR([.$C23]+[.$E23]&gt;35; [.N$16]&lt;=35); &quot;    &quot;; &quot;&quot;))))" office:value-type="string" office:string-value=" [[2024-07-06\|06]] " calcext:value-type="string">
            <text:p><text:s/>[[2024-07-06\|06]] </text:p>
          </table:table-cell>
          <table:table-cell table:style-name="ce2" table:formula="of:=IF([.O$16]=&quot;NEWLINE&quot;; NEWLINE; IF([.O$16]&lt;=[.$E23]; &quot;    &quot;; IF(AND(([.O$16]-[.$E23])&gt;0; ([.O$16]-[.$E23])&lt;=[.$C23]); &quot; [[&quot;&amp;JOURNAL_YEAR&amp;&quot;-&quot;&amp;TEXT([.$A23]; &quot;00&quot;)&amp;&quot;-&quot;&amp;TEXT([.O$16]-[.$E23]; &quot;00&quot;)&amp;&quot;\|&quot;&amp;TEXT([.O$16]-[.$E23]; &quot;00&quot;)&amp;&quot;]] &quot;; IF(OR([.$C23]+[.$E23]&gt;35; [.O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6]=&quot;NEWLINE&quot;; NEWLINE; IF([.P$16]&lt;=[.$E23]; &quot;    &quot;; IF(AND(([.P$16]-[.$E23])&gt;0; ([.P$16]-[.$E23])&lt;=[.$C23]); &quot; [[&quot;&amp;JOURNAL_YEAR&amp;&quot;-&quot;&amp;TEXT([.$A23]; &quot;00&quot;)&amp;&quot;-&quot;&amp;TEXT([.P$16]-[.$E23]; &quot;00&quot;)&amp;&quot;\|&quot;&amp;TEXT([.P$16]-[.$E23]; &quot;00&quot;)&amp;&quot;]] &quot;; IF(OR([.$C23]+[.$E23]&gt;35; [.P$16]&lt;=35); &quot;    &quot;; &quot;&quot;))))" office:value-type="string" office:string-value=" [[2024-07-07\|07]] " calcext:value-type="string">
            <text:p><text:s/>[[2024-07-07\|07]] </text:p>
          </table:table-cell>
          <table:table-cell table:style-name="ce2" table:formula="of:=IF([.Q$16]=&quot;NEWLINE&quot;; NEWLINE; IF([.Q$16]&lt;=[.$E23]; &quot;    &quot;; IF(AND(([.Q$16]-[.$E23])&gt;0; ([.Q$16]-[.$E23])&lt;=[.$C23]); &quot; [[&quot;&amp;JOURNAL_YEAR&amp;&quot;-&quot;&amp;TEXT([.$A23]; &quot;00&quot;)&amp;&quot;-&quot;&amp;TEXT([.Q$16]-[.$E23]; &quot;00&quot;)&amp;&quot;\|&quot;&amp;TEXT([.Q$16]-[.$E23]; &quot;00&quot;)&amp;&quot;]] &quot;; IF(OR([.$C23]+[.$E23]&gt;35; [.Q$16]&lt;=35); &quot;    &quot;; &quot;&quot;))))" office:value-type="string" office:string-value=" [[2024-07-08\|08]] " calcext:value-type="string">
            <text:p><text:s/>[[2024-07-08\|08]] </text:p>
          </table:table-cell>
          <table:table-cell table:style-name="ce2" table:formula="of:=IF([.R$16]=&quot;NEWLINE&quot;; NEWLINE; IF([.R$16]&lt;=[.$E23]; &quot;    &quot;; IF(AND(([.R$16]-[.$E23])&gt;0; ([.R$16]-[.$E23])&lt;=[.$C23]); &quot; [[&quot;&amp;JOURNAL_YEAR&amp;&quot;-&quot;&amp;TEXT([.$A23]; &quot;00&quot;)&amp;&quot;-&quot;&amp;TEXT([.R$16]-[.$E23]; &quot;00&quot;)&amp;&quot;\|&quot;&amp;TEXT([.R$16]-[.$E23]; &quot;00&quot;)&amp;&quot;]] &quot;; IF(OR([.$C23]+[.$E23]&gt;35; [.R$16]&lt;=35); &quot;    &quot;; &quot;&quot;))))" office:value-type="string" office:string-value=" [[2024-07-09\|09]] " calcext:value-type="string">
            <text:p><text:s/>[[2024-07-09\|09]] </text:p>
          </table:table-cell>
          <table:table-cell table:style-name="ce2" table:formula="of:=IF([.S$16]=&quot;NEWLINE&quot;; NEWLINE; IF([.S$16]&lt;=[.$E23]; &quot;    &quot;; IF(AND(([.S$16]-[.$E23])&gt;0; ([.S$16]-[.$E23])&lt;=[.$C23]); &quot; [[&quot;&amp;JOURNAL_YEAR&amp;&quot;-&quot;&amp;TEXT([.$A23]; &quot;00&quot;)&amp;&quot;-&quot;&amp;TEXT([.S$16]-[.$E23]; &quot;00&quot;)&amp;&quot;\|&quot;&amp;TEXT([.S$16]-[.$E23]; &quot;00&quot;)&amp;&quot;]] &quot;; IF(OR([.$C23]+[.$E23]&gt;35; [.S$16]&lt;=35); &quot;    &quot;; &quot;&quot;))))" office:value-type="string" office:string-value=" [[2024-07-10\|10]] " calcext:value-type="string">
            <text:p><text:s/>[[2024-07-10\|10]] </text:p>
          </table:table-cell>
          <table:table-cell table:style-name="ce2" table:formula="of:=IF([.T$16]=&quot;NEWLINE&quot;; NEWLINE; IF([.T$16]&lt;=[.$E23]; &quot;    &quot;; IF(AND(([.T$16]-[.$E23])&gt;0; ([.T$16]-[.$E23])&lt;=[.$C23]); &quot; [[&quot;&amp;JOURNAL_YEAR&amp;&quot;-&quot;&amp;TEXT([.$A23]; &quot;00&quot;)&amp;&quot;-&quot;&amp;TEXT([.T$16]-[.$E23]; &quot;00&quot;)&amp;&quot;\|&quot;&amp;TEXT([.T$16]-[.$E23]; &quot;00&quot;)&amp;&quot;]] &quot;; IF(OR([.$C23]+[.$E23]&gt;35; [.T$16]&lt;=35); &quot;    &quot;; &quot;&quot;))))" office:value-type="string" office:string-value=" [[2024-07-11\|11]] " calcext:value-type="string">
            <text:p><text:s/>[[2024-07-11\|11]] </text:p>
          </table:table-cell>
          <table:table-cell table:style-name="ce2" table:formula="of:=IF([.U$16]=&quot;NEWLINE&quot;; NEWLINE; IF([.U$16]&lt;=[.$E23]; &quot;    &quot;; IF(AND(([.U$16]-[.$E23])&gt;0; ([.U$16]-[.$E23])&lt;=[.$C23]); &quot; [[&quot;&amp;JOURNAL_YEAR&amp;&quot;-&quot;&amp;TEXT([.$A23]; &quot;00&quot;)&amp;&quot;-&quot;&amp;TEXT([.U$16]-[.$E23]; &quot;00&quot;)&amp;&quot;\|&quot;&amp;TEXT([.U$16]-[.$E23]; &quot;00&quot;)&amp;&quot;]] &quot;; IF(OR([.$C23]+[.$E23]&gt;35; [.U$16]&lt;=35); &quot;    &quot;; &quot;&quot;))))" office:value-type="string" office:string-value=" [[2024-07-12\|12]] " calcext:value-type="string">
            <text:p><text:s/>[[2024-07-12\|12]] </text:p>
          </table:table-cell>
          <table:table-cell table:style-name="ce2" table:formula="of:=IF([.V$16]=&quot;NEWLINE&quot;; NEWLINE; IF([.V$16]&lt;=[.$E23]; &quot;    &quot;; IF(AND(([.V$16]-[.$E23])&gt;0; ([.V$16]-[.$E23])&lt;=[.$C23]); &quot; [[&quot;&amp;JOURNAL_YEAR&amp;&quot;-&quot;&amp;TEXT([.$A23]; &quot;00&quot;)&amp;&quot;-&quot;&amp;TEXT([.V$16]-[.$E23]; &quot;00&quot;)&amp;&quot;\|&quot;&amp;TEXT([.V$16]-[.$E23]; &quot;00&quot;)&amp;&quot;]] &quot;; IF(OR([.$C23]+[.$E23]&gt;35; [.V$16]&lt;=35); &quot;    &quot;; &quot;&quot;))))" office:value-type="string" office:string-value=" [[2024-07-13\|13]] " calcext:value-type="string">
            <text:p><text:s/>[[2024-07-13\|13]] </text:p>
          </table:table-cell>
          <table:table-cell table:style-name="ce2" table:formula="of:=IF([.W$16]=&quot;NEWLINE&quot;; NEWLINE; IF([.W$16]&lt;=[.$E23]; &quot;    &quot;; IF(AND(([.W$16]-[.$E23])&gt;0; ([.W$16]-[.$E23])&lt;=[.$C23]); &quot; [[&quot;&amp;JOURNAL_YEAR&amp;&quot;-&quot;&amp;TEXT([.$A23]; &quot;00&quot;)&amp;&quot;-&quot;&amp;TEXT([.W$16]-[.$E23]; &quot;00&quot;)&amp;&quot;\|&quot;&amp;TEXT([.W$16]-[.$E23]; &quot;00&quot;)&amp;&quot;]] &quot;; IF(OR([.$C23]+[.$E23]&gt;35; [.W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6]=&quot;NEWLINE&quot;; NEWLINE; IF([.X$16]&lt;=[.$E23]; &quot;    &quot;; IF(AND(([.X$16]-[.$E23])&gt;0; ([.X$16]-[.$E23])&lt;=[.$C23]); &quot; [[&quot;&amp;JOURNAL_YEAR&amp;&quot;-&quot;&amp;TEXT([.$A23]; &quot;00&quot;)&amp;&quot;-&quot;&amp;TEXT([.X$16]-[.$E23]; &quot;00&quot;)&amp;&quot;\|&quot;&amp;TEXT([.X$16]-[.$E23]; &quot;00&quot;)&amp;&quot;]] &quot;; IF(OR([.$C23]+[.$E23]&gt;35; [.X$16]&lt;=35); &quot;    &quot;; &quot;&quot;))))" office:value-type="string" office:string-value=" [[2024-07-14\|14]] " calcext:value-type="string">
            <text:p><text:s/>[[2024-07-14\|14]] </text:p>
          </table:table-cell>
          <table:table-cell table:style-name="ce2" table:formula="of:=IF([.Y$16]=&quot;NEWLINE&quot;; NEWLINE; IF([.Y$16]&lt;=[.$E23]; &quot;    &quot;; IF(AND(([.Y$16]-[.$E23])&gt;0; ([.Y$16]-[.$E23])&lt;=[.$C23]); &quot; [[&quot;&amp;JOURNAL_YEAR&amp;&quot;-&quot;&amp;TEXT([.$A23]; &quot;00&quot;)&amp;&quot;-&quot;&amp;TEXT([.Y$16]-[.$E23]; &quot;00&quot;)&amp;&quot;\|&quot;&amp;TEXT([.Y$16]-[.$E23]; &quot;00&quot;)&amp;&quot;]] &quot;; IF(OR([.$C23]+[.$E23]&gt;35; [.Y$16]&lt;=35); &quot;    &quot;; &quot;&quot;))))" office:value-type="string" office:string-value=" [[2024-07-15\|15]] " calcext:value-type="string">
            <text:p><text:s/>[[2024-07-15\|15]] </text:p>
          </table:table-cell>
          <table:table-cell table:style-name="ce2" table:formula="of:=IF([.Z$16]=&quot;NEWLINE&quot;; NEWLINE; IF([.Z$16]&lt;=[.$E23]; &quot;    &quot;; IF(AND(([.Z$16]-[.$E23])&gt;0; ([.Z$16]-[.$E23])&lt;=[.$C23]); &quot; [[&quot;&amp;JOURNAL_YEAR&amp;&quot;-&quot;&amp;TEXT([.$A23]; &quot;00&quot;)&amp;&quot;-&quot;&amp;TEXT([.Z$16]-[.$E23]; &quot;00&quot;)&amp;&quot;\|&quot;&amp;TEXT([.Z$16]-[.$E23]; &quot;00&quot;)&amp;&quot;]] &quot;; IF(OR([.$C23]+[.$E23]&gt;35; [.Z$16]&lt;=35); &quot;    &quot;; &quot;&quot;))))" office:value-type="string" office:string-value=" [[2024-07-16\|16]] " calcext:value-type="string">
            <text:p><text:s/>[[2024-07-16\|16]] </text:p>
          </table:table-cell>
          <table:table-cell table:style-name="ce2" table:formula="of:=IF([.AA$16]=&quot;NEWLINE&quot;; NEWLINE; IF([.AA$16]&lt;=[.$E23]; &quot;    &quot;; IF(AND(([.AA$16]-[.$E23])&gt;0; ([.AA$16]-[.$E23])&lt;=[.$C23]); &quot; [[&quot;&amp;JOURNAL_YEAR&amp;&quot;-&quot;&amp;TEXT([.$A23]; &quot;00&quot;)&amp;&quot;-&quot;&amp;TEXT([.AA$16]-[.$E23]; &quot;00&quot;)&amp;&quot;\|&quot;&amp;TEXT([.AA$16]-[.$E23]; &quot;00&quot;)&amp;&quot;]] &quot;; IF(OR([.$C23]+[.$E23]&gt;35; [.AA$16]&lt;=35); &quot;    &quot;; &quot;&quot;))))" office:value-type="string" office:string-value=" [[2024-07-17\|17]] " calcext:value-type="string">
            <text:p><text:s/>[[2024-07-17\|17]] </text:p>
          </table:table-cell>
          <table:table-cell table:style-name="ce2" table:formula="of:=IF([.AB$16]=&quot;NEWLINE&quot;; NEWLINE; IF([.AB$16]&lt;=[.$E23]; &quot;    &quot;; IF(AND(([.AB$16]-[.$E23])&gt;0; ([.AB$16]-[.$E23])&lt;=[.$C23]); &quot; [[&quot;&amp;JOURNAL_YEAR&amp;&quot;-&quot;&amp;TEXT([.$A23]; &quot;00&quot;)&amp;&quot;-&quot;&amp;TEXT([.AB$16]-[.$E23]; &quot;00&quot;)&amp;&quot;\|&quot;&amp;TEXT([.AB$16]-[.$E23]; &quot;00&quot;)&amp;&quot;]] &quot;; IF(OR([.$C23]+[.$E23]&gt;35; [.AB$16]&lt;=35); &quot;    &quot;; &quot;&quot;))))" office:value-type="string" office:string-value=" [[2024-07-18\|18]] " calcext:value-type="string">
            <text:p><text:s/>[[2024-07-18\|18]] </text:p>
          </table:table-cell>
          <table:table-cell table:style-name="ce2" table:formula="of:=IF([.AC$16]=&quot;NEWLINE&quot;; NEWLINE; IF([.AC$16]&lt;=[.$E23]; &quot;    &quot;; IF(AND(([.AC$16]-[.$E23])&gt;0; ([.AC$16]-[.$E23])&lt;=[.$C23]); &quot; [[&quot;&amp;JOURNAL_YEAR&amp;&quot;-&quot;&amp;TEXT([.$A23]; &quot;00&quot;)&amp;&quot;-&quot;&amp;TEXT([.AC$16]-[.$E23]; &quot;00&quot;)&amp;&quot;\|&quot;&amp;TEXT([.AC$16]-[.$E23]; &quot;00&quot;)&amp;&quot;]] &quot;; IF(OR([.$C23]+[.$E23]&gt;35; [.AC$16]&lt;=35); &quot;    &quot;; &quot;&quot;))))" office:value-type="string" office:string-value=" [[2024-07-19\|19]] " calcext:value-type="string">
            <text:p><text:s/>[[2024-07-19\|19]] </text:p>
          </table:table-cell>
          <table:table-cell table:style-name="ce2" table:formula="of:=IF([.AD$16]=&quot;NEWLINE&quot;; NEWLINE; IF([.AD$16]&lt;=[.$E23]; &quot;    &quot;; IF(AND(([.AD$16]-[.$E23])&gt;0; ([.AD$16]-[.$E23])&lt;=[.$C23]); &quot; [[&quot;&amp;JOURNAL_YEAR&amp;&quot;-&quot;&amp;TEXT([.$A23]; &quot;00&quot;)&amp;&quot;-&quot;&amp;TEXT([.AD$16]-[.$E23]; &quot;00&quot;)&amp;&quot;\|&quot;&amp;TEXT([.AD$16]-[.$E23]; &quot;00&quot;)&amp;&quot;]] &quot;; IF(OR([.$C23]+[.$E23]&gt;35; [.AD$16]&lt;=35); &quot;    &quot;; &quot;&quot;))))" office:value-type="string" office:string-value=" [[2024-07-20\|20]] " calcext:value-type="string">
            <text:p><text:s/>[[2024-07-20\|20]] </text:p>
          </table:table-cell>
          <table:table-cell table:style-name="ce2" table:formula="of:=IF([.AE$16]=&quot;NEWLINE&quot;; NEWLINE; IF([.AE$16]&lt;=[.$E23]; &quot;    &quot;; IF(AND(([.AE$16]-[.$E23])&gt;0; ([.AE$16]-[.$E23])&lt;=[.$C23]); &quot; [[&quot;&amp;JOURNAL_YEAR&amp;&quot;-&quot;&amp;TEXT([.$A23]; &quot;00&quot;)&amp;&quot;-&quot;&amp;TEXT([.AE$16]-[.$E23]; &quot;00&quot;)&amp;&quot;\|&quot;&amp;TEXT([.AE$16]-[.$E23]; &quot;00&quot;)&amp;&quot;]] &quot;; IF(OR([.$C23]+[.$E23]&gt;35; [.AE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6]=&quot;NEWLINE&quot;; NEWLINE; IF([.AF$16]&lt;=[.$E23]; &quot;    &quot;; IF(AND(([.AF$16]-[.$E23])&gt;0; ([.AF$16]-[.$E23])&lt;=[.$C23]); &quot; [[&quot;&amp;JOURNAL_YEAR&amp;&quot;-&quot;&amp;TEXT([.$A23]; &quot;00&quot;)&amp;&quot;-&quot;&amp;TEXT([.AF$16]-[.$E23]; &quot;00&quot;)&amp;&quot;\|&quot;&amp;TEXT([.AF$16]-[.$E23]; &quot;00&quot;)&amp;&quot;]] &quot;; IF(OR([.$C23]+[.$E23]&gt;35; [.AF$16]&lt;=35); &quot;    &quot;; &quot;&quot;))))" office:value-type="string" office:string-value=" [[2024-07-21\|21]] " calcext:value-type="string">
            <text:p><text:s/>[[2024-07-21\|21]] </text:p>
          </table:table-cell>
          <table:table-cell table:style-name="ce2" table:formula="of:=IF([.AG$16]=&quot;NEWLINE&quot;; NEWLINE; IF([.AG$16]&lt;=[.$E23]; &quot;    &quot;; IF(AND(([.AG$16]-[.$E23])&gt;0; ([.AG$16]-[.$E23])&lt;=[.$C23]); &quot; [[&quot;&amp;JOURNAL_YEAR&amp;&quot;-&quot;&amp;TEXT([.$A23]; &quot;00&quot;)&amp;&quot;-&quot;&amp;TEXT([.AG$16]-[.$E23]; &quot;00&quot;)&amp;&quot;\|&quot;&amp;TEXT([.AG$16]-[.$E23]; &quot;00&quot;)&amp;&quot;]] &quot;; IF(OR([.$C23]+[.$E23]&gt;35; [.AG$16]&lt;=35); &quot;    &quot;; &quot;&quot;))))" office:value-type="string" office:string-value=" [[2024-07-22\|22]] " calcext:value-type="string">
            <text:p><text:s/>[[2024-07-22\|22]] </text:p>
          </table:table-cell>
          <table:table-cell table:style-name="ce2" table:formula="of:=IF([.AH$16]=&quot;NEWLINE&quot;; NEWLINE; IF([.AH$16]&lt;=[.$E23]; &quot;    &quot;; IF(AND(([.AH$16]-[.$E23])&gt;0; ([.AH$16]-[.$E23])&lt;=[.$C23]); &quot; [[&quot;&amp;JOURNAL_YEAR&amp;&quot;-&quot;&amp;TEXT([.$A23]; &quot;00&quot;)&amp;&quot;-&quot;&amp;TEXT([.AH$16]-[.$E23]; &quot;00&quot;)&amp;&quot;\|&quot;&amp;TEXT([.AH$16]-[.$E23]; &quot;00&quot;)&amp;&quot;]] &quot;; IF(OR([.$C23]+[.$E23]&gt;35; [.AH$16]&lt;=35); &quot;    &quot;; &quot;&quot;))))" office:value-type="string" office:string-value=" [[2024-07-23\|23]] " calcext:value-type="string">
            <text:p><text:s/>[[2024-07-23\|23]] </text:p>
          </table:table-cell>
          <table:table-cell table:style-name="ce2" table:formula="of:=IF([.AI$16]=&quot;NEWLINE&quot;; NEWLINE; IF([.AI$16]&lt;=[.$E23]; &quot;    &quot;; IF(AND(([.AI$16]-[.$E23])&gt;0; ([.AI$16]-[.$E23])&lt;=[.$C23]); &quot; [[&quot;&amp;JOURNAL_YEAR&amp;&quot;-&quot;&amp;TEXT([.$A23]; &quot;00&quot;)&amp;&quot;-&quot;&amp;TEXT([.AI$16]-[.$E23]; &quot;00&quot;)&amp;&quot;\|&quot;&amp;TEXT([.AI$16]-[.$E23]; &quot;00&quot;)&amp;&quot;]] &quot;; IF(OR([.$C23]+[.$E23]&gt;35; [.AI$16]&lt;=35); &quot;    &quot;; &quot;&quot;))))" office:value-type="string" office:string-value=" [[2024-07-24\|24]] " calcext:value-type="string">
            <text:p><text:s/>[[2024-07-24\|24]] </text:p>
          </table:table-cell>
          <table:table-cell table:style-name="ce2" table:formula="of:=IF([.AJ$16]=&quot;NEWLINE&quot;; NEWLINE; IF([.AJ$16]&lt;=[.$E23]; &quot;    &quot;; IF(AND(([.AJ$16]-[.$E23])&gt;0; ([.AJ$16]-[.$E23])&lt;=[.$C23]); &quot; [[&quot;&amp;JOURNAL_YEAR&amp;&quot;-&quot;&amp;TEXT([.$A23]; &quot;00&quot;)&amp;&quot;-&quot;&amp;TEXT([.AJ$16]-[.$E23]; &quot;00&quot;)&amp;&quot;\|&quot;&amp;TEXT([.AJ$16]-[.$E23]; &quot;00&quot;)&amp;&quot;]] &quot;; IF(OR([.$C23]+[.$E23]&gt;35; [.AJ$16]&lt;=35); &quot;    &quot;; &quot;&quot;))))" office:value-type="string" office:string-value=" [[2024-07-25\|25]] " calcext:value-type="string">
            <text:p><text:s/>[[2024-07-25\|25]] </text:p>
          </table:table-cell>
          <table:table-cell table:style-name="ce2" table:formula="of:=IF([.AK$16]=&quot;NEWLINE&quot;; NEWLINE; IF([.AK$16]&lt;=[.$E23]; &quot;    &quot;; IF(AND(([.AK$16]-[.$E23])&gt;0; ([.AK$16]-[.$E23])&lt;=[.$C23]); &quot; [[&quot;&amp;JOURNAL_YEAR&amp;&quot;-&quot;&amp;TEXT([.$A23]; &quot;00&quot;)&amp;&quot;-&quot;&amp;TEXT([.AK$16]-[.$E23]; &quot;00&quot;)&amp;&quot;\|&quot;&amp;TEXT([.AK$16]-[.$E23]; &quot;00&quot;)&amp;&quot;]] &quot;; IF(OR([.$C23]+[.$E23]&gt;35; [.AK$16]&lt;=35); &quot;    &quot;; &quot;&quot;))))" office:value-type="string" office:string-value=" [[2024-07-26\|26]] " calcext:value-type="string">
            <text:p><text:s/>[[2024-07-26\|26]] </text:p>
          </table:table-cell>
          <table:table-cell table:style-name="ce2" table:formula="of:=IF([.AL$16]=&quot;NEWLINE&quot;; NEWLINE; IF([.AL$16]&lt;=[.$E23]; &quot;    &quot;; IF(AND(([.AL$16]-[.$E23])&gt;0; ([.AL$16]-[.$E23])&lt;=[.$C23]); &quot; [[&quot;&amp;JOURNAL_YEAR&amp;&quot;-&quot;&amp;TEXT([.$A23]; &quot;00&quot;)&amp;&quot;-&quot;&amp;TEXT([.AL$16]-[.$E23]; &quot;00&quot;)&amp;&quot;\|&quot;&amp;TEXT([.AL$16]-[.$E23]; &quot;00&quot;)&amp;&quot;]] &quot;; IF(OR([.$C23]+[.$E23]&gt;35; [.AL$16]&lt;=35); &quot;    &quot;; &quot;&quot;))))" office:value-type="string" office:string-value=" [[2024-07-27\|27]] " calcext:value-type="string">
            <text:p><text:s/>[[2024-07-27\|27]] </text:p>
          </table:table-cell>
          <table:table-cell table:style-name="ce2" table:formula="of:=IF([.AM$16]=&quot;NEWLINE&quot;; NEWLINE; IF([.AM$16]&lt;=[.$E23]; &quot;    &quot;; IF(AND(([.AM$16]-[.$E23])&gt;0; ([.AM$16]-[.$E23])&lt;=[.$C23]); &quot; [[&quot;&amp;JOURNAL_YEAR&amp;&quot;-&quot;&amp;TEXT([.$A23]; &quot;00&quot;)&amp;&quot;-&quot;&amp;TEXT([.AM$16]-[.$E23]; &quot;00&quot;)&amp;&quot;\|&quot;&amp;TEXT([.AM$16]-[.$E23]; &quot;00&quot;)&amp;&quot;]] &quot;; IF(OR([.$C23]+[.$E23]&gt;35; [.AM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6]=&quot;NEWLINE&quot;; NEWLINE; IF([.AN$16]&lt;=[.$E23]; &quot;    &quot;; IF(AND(([.AN$16]-[.$E23])&gt;0; ([.AN$16]-[.$E23])&lt;=[.$C23]); &quot; [[&quot;&amp;JOURNAL_YEAR&amp;&quot;-&quot;&amp;TEXT([.$A23]; &quot;00&quot;)&amp;&quot;-&quot;&amp;TEXT([.AN$16]-[.$E23]; &quot;00&quot;)&amp;&quot;\|&quot;&amp;TEXT([.AN$16]-[.$E23]; &quot;00&quot;)&amp;&quot;]] &quot;; IF(OR([.$C23]+[.$E23]&gt;35; [.AN$16]&lt;=35); &quot;    &quot;; &quot;&quot;))))" office:value-type="string" office:string-value=" [[2024-07-28\|28]] " calcext:value-type="string">
            <text:p><text:s/>[[2024-07-28\|28]] </text:p>
          </table:table-cell>
          <table:table-cell table:style-name="ce2" table:formula="of:=IF([.AO$16]=&quot;NEWLINE&quot;; NEWLINE; IF([.AO$16]&lt;=[.$E23]; &quot;    &quot;; IF(AND(([.AO$16]-[.$E23])&gt;0; ([.AO$16]-[.$E23])&lt;=[.$C23]); &quot; [[&quot;&amp;JOURNAL_YEAR&amp;&quot;-&quot;&amp;TEXT([.$A23]; &quot;00&quot;)&amp;&quot;-&quot;&amp;TEXT([.AO$16]-[.$E23]; &quot;00&quot;)&amp;&quot;\|&quot;&amp;TEXT([.AO$16]-[.$E23]; &quot;00&quot;)&amp;&quot;]] &quot;; IF(OR([.$C23]+[.$E23]&gt;35; [.AO$16]&lt;=35); &quot;    &quot;; &quot;&quot;))))" office:value-type="string" office:string-value=" [[2024-07-29\|29]] " calcext:value-type="string">
            <text:p><text:s/>[[2024-07-29\|29]] </text:p>
          </table:table-cell>
          <table:table-cell table:style-name="ce2" table:formula="of:=IF([.AP$16]=&quot;NEWLINE&quot;; NEWLINE; IF([.AP$16]&lt;=[.$E23]; &quot;    &quot;; IF(AND(([.AP$16]-[.$E23])&gt;0; ([.AP$16]-[.$E23])&lt;=[.$C23]); &quot; [[&quot;&amp;JOURNAL_YEAR&amp;&quot;-&quot;&amp;TEXT([.$A23]; &quot;00&quot;)&amp;&quot;-&quot;&amp;TEXT([.AP$16]-[.$E23]; &quot;00&quot;)&amp;&quot;\|&quot;&amp;TEXT([.AP$16]-[.$E23]; &quot;00&quot;)&amp;&quot;]] &quot;; IF(OR([.$C23]+[.$E23]&gt;35; [.AP$16]&lt;=35); &quot;    &quot;; &quot;&quot;))))" office:value-type="string" office:string-value=" [[2024-07-30\|30]] " calcext:value-type="string">
            <text:p><text:s/>[[2024-07-30\|30]] </text:p>
          </table:table-cell>
          <table:table-cell table:style-name="ce2" table:formula="of:=IF([.AQ$16]=&quot;NEWLINE&quot;; NEWLINE; IF([.AQ$16]&lt;=[.$E23]; &quot;    &quot;; IF(AND(([.AQ$16]-[.$E23])&gt;0; ([.AQ$16]-[.$E23])&lt;=[.$C23]); &quot; [[&quot;&amp;JOURNAL_YEAR&amp;&quot;-&quot;&amp;TEXT([.$A23]; &quot;00&quot;)&amp;&quot;-&quot;&amp;TEXT([.AQ$16]-[.$E23]; &quot;00&quot;)&amp;&quot;\|&quot;&amp;TEXT([.AQ$16]-[.$E23]; &quot;00&quot;)&amp;&quot;]] &quot;; IF(OR([.$C23]+[.$E23]&gt;35; [.AQ$16]&lt;=35); &quot;    &quot;; &quot;&quot;))))" office:value-type="string" office:string-value=" [[2024-07-31\|31]] " calcext:value-type="string">
            <text:p><text:s/>[[2024-07-31\|31]] </text:p>
          </table:table-cell>
          <table:table-cell table:style-name="ce2" table:formula="of:=IF([.AR$16]=&quot;NEWLINE&quot;; NEWLINE; IF([.AR$16]&lt;=[.$E23]; &quot;    &quot;; IF(AND(([.AR$16]-[.$E23])&gt;0; ([.AR$16]-[.$E23])&lt;=[.$C23]); &quot; [[&quot;&amp;JOURNAL_YEAR&amp;&quot;-&quot;&amp;TEXT([.$A23]; &quot;00&quot;)&amp;&quot;-&quot;&amp;TEXT([.AR$16]-[.$E23]; &quot;00&quot;)&amp;&quot;\|&quot;&amp;TEXT([.AR$16]-[.$E23]; &quot;00&quot;)&amp;&quot;]] &quot;; IF(OR([.$C23]+[.$E23]&gt;35; [.AR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S$16]=&quot;NEWLINE&quot;; NEWLINE; IF([.AS$16]&lt;=[.$E23]; &quot;    &quot;; IF(AND(([.AS$16]-[.$E23])&gt;0; ([.AS$16]-[.$E23])&lt;=[.$C23]); &quot; [[&quot;&amp;JOURNAL_YEAR&amp;&quot;-&quot;&amp;TEXT([.$A23]; &quot;00&quot;)&amp;&quot;-&quot;&amp;TEXT([.AS$16]-[.$E23]; &quot;00&quot;)&amp;&quot;\|&quot;&amp;TEXT([.AS$16]-[.$E23]; &quot;00&quot;)&amp;&quot;]] &quot;; IF(OR([.$C23]+[.$E23]&gt;35; [.AS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T$16]=&quot;NEWLINE&quot;; NEWLINE; IF([.AT$16]&lt;=[.$E23]; &quot;    &quot;; IF(AND(([.AT$16]-[.$E23])&gt;0; ([.AT$16]-[.$E23])&lt;=[.$C23]); &quot; [[&quot;&amp;JOURNAL_YEAR&amp;&quot;-&quot;&amp;TEXT([.$A23]; &quot;00&quot;)&amp;&quot;-&quot;&amp;TEXT([.AT$16]-[.$E23]; &quot;00&quot;)&amp;&quot;\|&quot;&amp;TEXT([.AT$16]-[.$E23]; &quot;00&quot;)&amp;&quot;]] &quot;; IF(OR([.$C23]+[.$E23]&gt;35; [.AT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U$16]=&quot;NEWLINE&quot;; NEWLINE; IF([.AU$16]&lt;=[.$E23]; &quot;    &quot;; IF(AND(([.AU$16]-[.$E23])&gt;0; ([.AU$16]-[.$E23])&lt;=[.$C23]); &quot; [[&quot;&amp;JOURNAL_YEAR&amp;&quot;-&quot;&amp;TEXT([.$A23]; &quot;00&quot;)&amp;&quot;-&quot;&amp;TEXT([.AU$16]-[.$E23]; &quot;00&quot;)&amp;&quot;\|&quot;&amp;TEXT([.AU$16]-[.$E23]; &quot;00&quot;)&amp;&quot;]] &quot;; IF(OR([.$C23]+[.$E23]&gt;35; [.AU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6]=&quot;NEWLINE&quot;; NEWLINE; IF([.AV$16]&lt;=[.$E23]; &quot;    &quot;; IF(AND(([.AV$16]-[.$E23])&gt;0; ([.AV$16]-[.$E23])&lt;=[.$C23]); &quot; [[&quot;&amp;JOURNAL_YEAR&amp;&quot;-&quot;&amp;TEXT([.$A23]; &quot;00&quot;)&amp;&quot;-&quot;&amp;TEXT([.AV$16]-[.$E23]; &quot;00&quot;)&amp;&quot;\|&quot;&amp;TEXT([.AV$16]-[.$E23]; &quot;00&quot;)&amp;&quot;]] &quot;; IF(OR([.$C23]+[.$E23]&gt;35; [.AV$16]&lt;=35); &quot;    &quot;; &quot;&quot;))))">
            <text:p/>
          </table:table-cell>
          <table:table-cell table:style-name="ce2" table:formula="of:=IF([.AW$16]=&quot;NEWLINE&quot;; NEWLINE; IF([.AW$16]&lt;=[.$E23]; &quot;    &quot;; IF(AND(([.AW$16]-[.$E23])&gt;0; ([.AW$16]-[.$E23])&lt;=[.$C23]); &quot; [[&quot;&amp;JOURNAL_YEAR&amp;&quot;-&quot;&amp;TEXT([.$A23]; &quot;00&quot;)&amp;&quot;-&quot;&amp;TEXT([.AW$16]-[.$E23]; &quot;00&quot;)&amp;&quot;\|&quot;&amp;TEXT([.AW$16]-[.$E23]; &quot;00&quot;)&amp;&quot;]] &quot;; IF(OR([.$C23]+[.$E23]&gt;35; [.AW$16]&lt;=35); &quot;    &quot;; &quot;&quot;))))">
            <text:p/>
          </table:table-cell>
          <table:table-cell table:style-name="ce2" table:formula="of:=IF([.AX$16]=&quot;NEWLINE&quot;; NEWLINE; IF([.AX$16]&lt;=[.$E23]; &quot;    &quot;; IF(AND(([.AX$16]-[.$E23])&gt;0; ([.AX$16]-[.$E23])&lt;=[.$C23]); &quot; [[&quot;&amp;JOURNAL_YEAR&amp;&quot;-&quot;&amp;TEXT([.$A23]; &quot;00&quot;)&amp;&quot;-&quot;&amp;TEXT([.AX$16]-[.$E23]; &quot;00&quot;)&amp;&quot;\|&quot;&amp;TEXT([.AX$16]-[.$E23]; &quot;00&quot;)&amp;&quot;]] &quot;; IF(OR([.$C23]+[.$E23]&gt;35; [.AX$16]&lt;=35); &quot;    &quot;; &quot;&quot;))))">
            <text:p/>
          </table:table-cell>
          <table:table-cell table:style-name="ce2" table:formula="of:=IF([.AY$16]=&quot;NEWLINE&quot;; NEWLINE; IF([.AY$16]&lt;=[.$E23]; &quot;    &quot;; IF(AND(([.AY$16]-[.$E23])&gt;0; ([.AY$16]-[.$E23])&lt;=[.$C23]); &quot; [[&quot;&amp;JOURNAL_YEAR&amp;&quot;-&quot;&amp;TEXT([.$A23]; &quot;00&quot;)&amp;&quot;-&quot;&amp;TEXT([.AY$16]-[.$E23]; &quot;00&quot;)&amp;&quot;\|&quot;&amp;TEXT([.AY$16]-[.$E23]; &quot;00&quot;)&amp;&quot;]] &quot;; IF(OR([.$C23]+[.$E23]&gt;35; [.AY$16]&lt;=35); &quot;    &quot;; &quot;&quot;))))">
            <text:p/>
          </table:table-cell>
          <table:table-cell table:style-name="ce2" table:formula="of:=IF([.AZ$16]=&quot;NEWLINE&quot;; NEWLINE; IF([.AZ$16]&lt;=[.$E23]; &quot;    &quot;; IF(AND(([.AZ$16]-[.$E23])&gt;0; ([.AZ$16]-[.$E23])&lt;=[.$C23]); &quot; [[&quot;&amp;JOURNAL_YEAR&amp;&quot;-&quot;&amp;TEXT([.$A23]; &quot;00&quot;)&amp;&quot;-&quot;&amp;TEXT([.AZ$16]-[.$E23]; &quot;00&quot;)&amp;&quot;\|&quot;&amp;TEXT([.AZ$16]-[.$E23]; &quot;00&quot;)&amp;&quot;]] &quot;; IF(OR([.$C23]+[.$E23]&gt;35; [.AZ$16]&lt;=35); &quot;    &quot;; &quot;&quot;))))">
            <text:p/>
          </table:table-cell>
          <table:table-cell table:style-name="ce2" table:formula="of:=IF([.BA$16]=&quot;NEWLINE&quot;; NEWLINE; IF([.BA$16]&lt;=[.$E23]; &quot;    &quot;; IF(AND(([.BA$16]-[.$E23])&gt;0; ([.BA$16]-[.$E23])&lt;=[.$C23]); &quot; [[&quot;&amp;JOURNAL_YEAR&amp;&quot;-&quot;&amp;TEXT([.$A23]; &quot;00&quot;)&amp;&quot;-&quot;&amp;TEXT([.BA$16]-[.$E23]; &quot;00&quot;)&amp;&quot;\|&quot;&amp;TEXT([.BA$16]-[.$E23]; &quot;00&quot;)&amp;&quot;]] &quot;; IF(OR([.$C23]+[.$E23]&gt;35; [.BA$16]&lt;=35); &quot;    &quot;; &quot;&quot;))))">
            <text:p/>
          </table:table-cell>
          <table:table-cell table:style-name="ce2" table:formula="of:=IF([.BB$16]=&quot;NEWLINE&quot;; NEWLINE; IF([.BB$16]&lt;=[.$E23]; &quot;    &quot;; IF(AND(([.BB$16]-[.$E23])&gt;0; ([.BB$16]-[.$E23])&lt;=[.$C23]); &quot; [[&quot;&amp;JOURNAL_YEAR&amp;&quot;-&quot;&amp;TEXT([.$A23]; &quot;00&quot;)&amp;&quot;-&quot;&amp;TEXT([.BB$16]-[.$E23]; &quot;00&quot;)&amp;&quot;\|&quot;&amp;TEXT([.BB$16]-[.$E23]; &quot;00&quot;)&amp;&quot;]] &quot;; IF(OR([.$C23]+[.$E23]&gt;35; [.BB$16]&lt;=35); &quot;    &quot;; &quot;&quot;))))">
            <text:p/>
          </table:table-cell>
        </table:table-row>
        <table:table-row table:style-name="ro4">
          <table:table-cell table:formula="of:=[.A23]+1" office:value-type="float" office:value="8" calcext:value-type="float">
            <text:p>8</text:p>
          </table:table-cell>
          <table:table-cell table:style-name="Calc_20_Text" table:formula="of:=TEXT(DATE(2000; [.A24]; 1);&quot;MMMM&quot;)" office:value-type="string" office:string-value="August" calcext:value-type="string">
            <text:p>August</text:p>
          </table:table-cell>
          <table:table-cell table:style-name="Calc_20_Text" table:formula="of:=DAY(DATE(YEAR(JOURNAL_YEAR&amp;&quot;-&quot;&amp;[.B24]&amp;&quot;-01&quot;);MONTH(JOURNAL_YEAR&amp;&quot;-&quot;&amp;[.B24]&amp;&quot;-01&quot;)+1;0))" office:value-type="float" office:value="31" calcext:value-type="float">
            <text:p>31</text:p>
          </table:table-cell>
          <table:table-cell table:style-name="Calc_20_Text" table:formula="of:=WEEKDAY(JOURNAL_YEAR&amp;&quot;-&quot;&amp;[.B24]&amp;&quot;-01&quot;;2)" office:value-type="float" office:value="4" calcext:value-type="float">
            <text:p>4</text:p>
          </table:table-cell>
          <table:table-cell table:style-name="Calc_20_Text" table:formula="of:=IF([.D24]=7; 0; [.D24])" office:value-type="float" office:value="4" calcext:value-type="float">
            <text:p>4</text:p>
          </table:table-cell>
          <table:table-cell table:style-name="Calc_20_Text" table:formula="of:=CHOOSE([.D24];&quot;Monday&quot;; &quot;Tuesday&quot;; &quot;Wednesday&quot;;&quot;Thursday&quot;;&quot;Friday&quot;;&quot;Saturday&quot;;&quot;Sunday&quot;)" office:value-type="string" office:string-value="Thursday" calcext:value-type="string">
            <text:p>Thursday</text:p>
          </table:table-cell>
          <table:table-cell table:style-name="Calc_20_Text" table:formula="of:=[.B$11]&amp;NEWLINE&amp;[.B$12]&amp;NEWLINE&amp;&quot;|&quot;&amp;COM.MICROSOFT.TEXTJOIN(&quot;|&quot;; TRUE(); [.H24:.BB24])" office:value-type="string" office:string-value="| SUN | MON | TUE | WED | THU | FRI | SAT |&#13;&#10;|  ---  |  ---  |  ---  |  ---  |  ---  |  ---  |  ---  |&#13;&#10;|    |    |    |    | [[2024-08-01\|01]] | [[2024-08-02\|02]] | [[2024-08-03\|03]] |&#13;&#10;| [[2024-08-04\|04]] | [[2024-08-05\|05]] | [[2024-08-06\|06]] | [[2024-08-07\|07]] | [[2024-08-08\|08]] | [[2024-08-09\|09]] | [[2024-08-10\|10]] |&#13;&#10;| [[2024-08-11\|11]] | [[2024-08-12\|12]] | [[2024-08-13\|13]] | [[2024-08-14\|14]] | [[2024-08-15\|15]] | [[2024-08-16\|16]] | [[2024-08-17\|17]] |&#13;&#10;| [[2024-08-18\|18]] | [[2024-08-19\|19]] | [[2024-08-20\|20]] | [[2024-08-21\|21]] | [[2024-08-22\|22]] | [[2024-08-23\|23]] | [[2024-08-24\|24]] |&#13;&#10;| [[2024-08-25\|25]] | [[2024-08-26\|26]] | [[2024-08-27\|27]] | [[2024-08-28\|28]] | [[2024-08-29\|29]] | [[2024-08-30\|30]] | [[2024-08-31\|31]] |&#13;&#10;" calcext:value-type="string">
            <text:p>| SUN | MON | TUE | WED | THU | FRI | SAT |</text:p>
            <text:p>|  ---  |  ---  |  ---  |  ---  |  ---  |  ---  |  ---  |</text:p>
            <text:p>|    |    |    |    | [[2024-08-01\|01]] | [[2024-08-02\|02]] | [[2024-08-03\|03]] |</text:p>
            <text:p>| [[2024-08-04\|04]] | [[2024-08-05\|05]] | [[2024-08-06\|06]] | [[2024-08-07\|07]] | [[2024-08-08\|08]] | [[2024-08-09\|09]] | [[2024-08-10\|10]] |</text:p>
            <text:p>| [[2024-08-11\|11]] | [[2024-08-12\|12]] | [[2024-08-13\|13]] | [[2024-08-14\|14]] | [[2024-08-15\|15]] | [[2024-08-16\|16]] | [[2024-08-17\|17]] |</text:p>
            <text:p>| [[2024-08-18\|18]] | [[2024-08-19\|19]] | [[2024-08-20\|20]] | [[2024-08-21\|21]] | [[2024-08-22\|22]] | [[2024-08-23\|23]] | [[2024-08-24\|24]] |</text:p>
            <text:p>| [[2024-08-25\|25]] | [[2024-08-26\|26]] | [[2024-08-27\|27]] | [[2024-08-28\|28]] | [[2024-08-29\|29]] | [[2024-08-30\|30]] | [[2024-08-31\|31]] |</text:p>
            <text:p/>
          </table:table-cell>
          <table:table-cell table:style-name="ce2" table:formula="of:=IF([.H$16]=&quot;NEWLINE&quot;; NEWLINE; IF([.H$16]&lt;=[.$E24]; &quot;    &quot;; IF(AND(([.H$16]-[.$E24])&gt;0; ([.H$16]-[.$E24])&lt;=[.$C24]); &quot; [[&quot;&amp;JOURNAL_YEAR&amp;&quot;-&quot;&amp;TEXT([.$A24]; &quot;00&quot;)&amp;&quot;-&quot;&amp;TEXT([.H$16]-[.$E24]; &quot;00&quot;)&amp;&quot;\|&quot;&amp;TEXT([.H$16]-[.$E24]; &quot;00&quot;)&amp;&quot;]] &quot;; IF(OR([.$C24]+[.$E24]&gt;35; [.H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I$16]=&quot;NEWLINE&quot;; NEWLINE; IF([.I$16]&lt;=[.$E24]; &quot;    &quot;; IF(AND(([.I$16]-[.$E24])&gt;0; ([.I$16]-[.$E24])&lt;=[.$C24]); &quot; [[&quot;&amp;JOURNAL_YEAR&amp;&quot;-&quot;&amp;TEXT([.$A24]; &quot;00&quot;)&amp;&quot;-&quot;&amp;TEXT([.I$16]-[.$E24]; &quot;00&quot;)&amp;&quot;\|&quot;&amp;TEXT([.I$16]-[.$E24]; &quot;00&quot;)&amp;&quot;]] &quot;; IF(OR([.$C24]+[.$E24]&gt;35; [.I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J$16]=&quot;NEWLINE&quot;; NEWLINE; IF([.J$16]&lt;=[.$E24]; &quot;    &quot;; IF(AND(([.J$16]-[.$E24])&gt;0; ([.J$16]-[.$E24])&lt;=[.$C24]); &quot; [[&quot;&amp;JOURNAL_YEAR&amp;&quot;-&quot;&amp;TEXT([.$A24]; &quot;00&quot;)&amp;&quot;-&quot;&amp;TEXT([.J$16]-[.$E24]; &quot;00&quot;)&amp;&quot;\|&quot;&amp;TEXT([.J$16]-[.$E24]; &quot;00&quot;)&amp;&quot;]] &quot;; IF(OR([.$C24]+[.$E24]&gt;35; [.J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K$16]=&quot;NEWLINE&quot;; NEWLINE; IF([.K$16]&lt;=[.$E24]; &quot;    &quot;; IF(AND(([.K$16]-[.$E24])&gt;0; ([.K$16]-[.$E24])&lt;=[.$C24]); &quot; [[&quot;&amp;JOURNAL_YEAR&amp;&quot;-&quot;&amp;TEXT([.$A24]; &quot;00&quot;)&amp;&quot;-&quot;&amp;TEXT([.K$16]-[.$E24]; &quot;00&quot;)&amp;&quot;\|&quot;&amp;TEXT([.K$16]-[.$E24]; &quot;00&quot;)&amp;&quot;]] &quot;; IF(OR([.$C24]+[.$E24]&gt;35; [.K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L$16]=&quot;NEWLINE&quot;; NEWLINE; IF([.L$16]&lt;=[.$E24]; &quot;    &quot;; IF(AND(([.L$16]-[.$E24])&gt;0; ([.L$16]-[.$E24])&lt;=[.$C24]); &quot; [[&quot;&amp;JOURNAL_YEAR&amp;&quot;-&quot;&amp;TEXT([.$A24]; &quot;00&quot;)&amp;&quot;-&quot;&amp;TEXT([.L$16]-[.$E24]; &quot;00&quot;)&amp;&quot;\|&quot;&amp;TEXT([.L$16]-[.$E24]; &quot;00&quot;)&amp;&quot;]] &quot;; IF(OR([.$C24]+[.$E24]&gt;35; [.L$16]&lt;=35); &quot;    &quot;; &quot;&quot;))))" office:value-type="string" office:string-value=" [[2024-08-01\|01]] " calcext:value-type="string">
            <text:p><text:s/>[[2024-08-01\|01]] </text:p>
          </table:table-cell>
          <table:table-cell table:style-name="ce2" table:formula="of:=IF([.M$16]=&quot;NEWLINE&quot;; NEWLINE; IF([.M$16]&lt;=[.$E24]; &quot;    &quot;; IF(AND(([.M$16]-[.$E24])&gt;0; ([.M$16]-[.$E24])&lt;=[.$C24]); &quot; [[&quot;&amp;JOURNAL_YEAR&amp;&quot;-&quot;&amp;TEXT([.$A24]; &quot;00&quot;)&amp;&quot;-&quot;&amp;TEXT([.M$16]-[.$E24]; &quot;00&quot;)&amp;&quot;\|&quot;&amp;TEXT([.M$16]-[.$E24]; &quot;00&quot;)&amp;&quot;]] &quot;; IF(OR([.$C24]+[.$E24]&gt;35; [.M$16]&lt;=35); &quot;    &quot;; &quot;&quot;))))" office:value-type="string" office:string-value=" [[2024-08-02\|02]] " calcext:value-type="string">
            <text:p><text:s/>[[2024-08-02\|02]] </text:p>
          </table:table-cell>
          <table:table-cell table:style-name="ce2" table:formula="of:=IF([.N$16]=&quot;NEWLINE&quot;; NEWLINE; IF([.N$16]&lt;=[.$E24]; &quot;    &quot;; IF(AND(([.N$16]-[.$E24])&gt;0; ([.N$16]-[.$E24])&lt;=[.$C24]); &quot; [[&quot;&amp;JOURNAL_YEAR&amp;&quot;-&quot;&amp;TEXT([.$A24]; &quot;00&quot;)&amp;&quot;-&quot;&amp;TEXT([.N$16]-[.$E24]; &quot;00&quot;)&amp;&quot;\|&quot;&amp;TEXT([.N$16]-[.$E24]; &quot;00&quot;)&amp;&quot;]] &quot;; IF(OR([.$C24]+[.$E24]&gt;35; [.N$16]&lt;=35); &quot;    &quot;; &quot;&quot;))))" office:value-type="string" office:string-value=" [[2024-08-03\|03]] " calcext:value-type="string">
            <text:p><text:s/>[[2024-08-03\|03]] </text:p>
          </table:table-cell>
          <table:table-cell table:style-name="ce2" table:formula="of:=IF([.O$16]=&quot;NEWLINE&quot;; NEWLINE; IF([.O$16]&lt;=[.$E24]; &quot;    &quot;; IF(AND(([.O$16]-[.$E24])&gt;0; ([.O$16]-[.$E24])&lt;=[.$C24]); &quot; [[&quot;&amp;JOURNAL_YEAR&amp;&quot;-&quot;&amp;TEXT([.$A24]; &quot;00&quot;)&amp;&quot;-&quot;&amp;TEXT([.O$16]-[.$E24]; &quot;00&quot;)&amp;&quot;\|&quot;&amp;TEXT([.O$16]-[.$E24]; &quot;00&quot;)&amp;&quot;]] &quot;; IF(OR([.$C24]+[.$E24]&gt;35; [.O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6]=&quot;NEWLINE&quot;; NEWLINE; IF([.P$16]&lt;=[.$E24]; &quot;    &quot;; IF(AND(([.P$16]-[.$E24])&gt;0; ([.P$16]-[.$E24])&lt;=[.$C24]); &quot; [[&quot;&amp;JOURNAL_YEAR&amp;&quot;-&quot;&amp;TEXT([.$A24]; &quot;00&quot;)&amp;&quot;-&quot;&amp;TEXT([.P$16]-[.$E24]; &quot;00&quot;)&amp;&quot;\|&quot;&amp;TEXT([.P$16]-[.$E24]; &quot;00&quot;)&amp;&quot;]] &quot;; IF(OR([.$C24]+[.$E24]&gt;35; [.P$16]&lt;=35); &quot;    &quot;; &quot;&quot;))))" office:value-type="string" office:string-value=" [[2024-08-04\|04]] " calcext:value-type="string">
            <text:p><text:s/>[[2024-08-04\|04]] </text:p>
          </table:table-cell>
          <table:table-cell table:style-name="ce2" table:formula="of:=IF([.Q$16]=&quot;NEWLINE&quot;; NEWLINE; IF([.Q$16]&lt;=[.$E24]; &quot;    &quot;; IF(AND(([.Q$16]-[.$E24])&gt;0; ([.Q$16]-[.$E24])&lt;=[.$C24]); &quot; [[&quot;&amp;JOURNAL_YEAR&amp;&quot;-&quot;&amp;TEXT([.$A24]; &quot;00&quot;)&amp;&quot;-&quot;&amp;TEXT([.Q$16]-[.$E24]; &quot;00&quot;)&amp;&quot;\|&quot;&amp;TEXT([.Q$16]-[.$E24]; &quot;00&quot;)&amp;&quot;]] &quot;; IF(OR([.$C24]+[.$E24]&gt;35; [.Q$16]&lt;=35); &quot;    &quot;; &quot;&quot;))))" office:value-type="string" office:string-value=" [[2024-08-05\|05]] " calcext:value-type="string">
            <text:p><text:s/>[[2024-08-05\|05]] </text:p>
          </table:table-cell>
          <table:table-cell table:style-name="ce2" table:formula="of:=IF([.R$16]=&quot;NEWLINE&quot;; NEWLINE; IF([.R$16]&lt;=[.$E24]; &quot;    &quot;; IF(AND(([.R$16]-[.$E24])&gt;0; ([.R$16]-[.$E24])&lt;=[.$C24]); &quot; [[&quot;&amp;JOURNAL_YEAR&amp;&quot;-&quot;&amp;TEXT([.$A24]; &quot;00&quot;)&amp;&quot;-&quot;&amp;TEXT([.R$16]-[.$E24]; &quot;00&quot;)&amp;&quot;\|&quot;&amp;TEXT([.R$16]-[.$E24]; &quot;00&quot;)&amp;&quot;]] &quot;; IF(OR([.$C24]+[.$E24]&gt;35; [.R$16]&lt;=35); &quot;    &quot;; &quot;&quot;))))" office:value-type="string" office:string-value=" [[2024-08-06\|06]] " calcext:value-type="string">
            <text:p><text:s/>[[2024-08-06\|06]] </text:p>
          </table:table-cell>
          <table:table-cell table:style-name="ce2" table:formula="of:=IF([.S$16]=&quot;NEWLINE&quot;; NEWLINE; IF([.S$16]&lt;=[.$E24]; &quot;    &quot;; IF(AND(([.S$16]-[.$E24])&gt;0; ([.S$16]-[.$E24])&lt;=[.$C24]); &quot; [[&quot;&amp;JOURNAL_YEAR&amp;&quot;-&quot;&amp;TEXT([.$A24]; &quot;00&quot;)&amp;&quot;-&quot;&amp;TEXT([.S$16]-[.$E24]; &quot;00&quot;)&amp;&quot;\|&quot;&amp;TEXT([.S$16]-[.$E24]; &quot;00&quot;)&amp;&quot;]] &quot;; IF(OR([.$C24]+[.$E24]&gt;35; [.S$16]&lt;=35); &quot;    &quot;; &quot;&quot;))))" office:value-type="string" office:string-value=" [[2024-08-07\|07]] " calcext:value-type="string">
            <text:p><text:s/>[[2024-08-07\|07]] </text:p>
          </table:table-cell>
          <table:table-cell table:style-name="ce2" table:formula="of:=IF([.T$16]=&quot;NEWLINE&quot;; NEWLINE; IF([.T$16]&lt;=[.$E24]; &quot;    &quot;; IF(AND(([.T$16]-[.$E24])&gt;0; ([.T$16]-[.$E24])&lt;=[.$C24]); &quot; [[&quot;&amp;JOURNAL_YEAR&amp;&quot;-&quot;&amp;TEXT([.$A24]; &quot;00&quot;)&amp;&quot;-&quot;&amp;TEXT([.T$16]-[.$E24]; &quot;00&quot;)&amp;&quot;\|&quot;&amp;TEXT([.T$16]-[.$E24]; &quot;00&quot;)&amp;&quot;]] &quot;; IF(OR([.$C24]+[.$E24]&gt;35; [.T$16]&lt;=35); &quot;    &quot;; &quot;&quot;))))" office:value-type="string" office:string-value=" [[2024-08-08\|08]] " calcext:value-type="string">
            <text:p><text:s/>[[2024-08-08\|08]] </text:p>
          </table:table-cell>
          <table:table-cell table:style-name="ce2" table:formula="of:=IF([.U$16]=&quot;NEWLINE&quot;; NEWLINE; IF([.U$16]&lt;=[.$E24]; &quot;    &quot;; IF(AND(([.U$16]-[.$E24])&gt;0; ([.U$16]-[.$E24])&lt;=[.$C24]); &quot; [[&quot;&amp;JOURNAL_YEAR&amp;&quot;-&quot;&amp;TEXT([.$A24]; &quot;00&quot;)&amp;&quot;-&quot;&amp;TEXT([.U$16]-[.$E24]; &quot;00&quot;)&amp;&quot;\|&quot;&amp;TEXT([.U$16]-[.$E24]; &quot;00&quot;)&amp;&quot;]] &quot;; IF(OR([.$C24]+[.$E24]&gt;35; [.U$16]&lt;=35); &quot;    &quot;; &quot;&quot;))))" office:value-type="string" office:string-value=" [[2024-08-09\|09]] " calcext:value-type="string">
            <text:p><text:s/>[[2024-08-09\|09]] </text:p>
          </table:table-cell>
          <table:table-cell table:style-name="ce2" table:formula="of:=IF([.V$16]=&quot;NEWLINE&quot;; NEWLINE; IF([.V$16]&lt;=[.$E24]; &quot;    &quot;; IF(AND(([.V$16]-[.$E24])&gt;0; ([.V$16]-[.$E24])&lt;=[.$C24]); &quot; [[&quot;&amp;JOURNAL_YEAR&amp;&quot;-&quot;&amp;TEXT([.$A24]; &quot;00&quot;)&amp;&quot;-&quot;&amp;TEXT([.V$16]-[.$E24]; &quot;00&quot;)&amp;&quot;\|&quot;&amp;TEXT([.V$16]-[.$E24]; &quot;00&quot;)&amp;&quot;]] &quot;; IF(OR([.$C24]+[.$E24]&gt;35; [.V$16]&lt;=35); &quot;    &quot;; &quot;&quot;))))" office:value-type="string" office:string-value=" [[2024-08-10\|10]] " calcext:value-type="string">
            <text:p><text:s/>[[2024-08-10\|10]] </text:p>
          </table:table-cell>
          <table:table-cell table:style-name="ce2" table:formula="of:=IF([.W$16]=&quot;NEWLINE&quot;; NEWLINE; IF([.W$16]&lt;=[.$E24]; &quot;    &quot;; IF(AND(([.W$16]-[.$E24])&gt;0; ([.W$16]-[.$E24])&lt;=[.$C24]); &quot; [[&quot;&amp;JOURNAL_YEAR&amp;&quot;-&quot;&amp;TEXT([.$A24]; &quot;00&quot;)&amp;&quot;-&quot;&amp;TEXT([.W$16]-[.$E24]; &quot;00&quot;)&amp;&quot;\|&quot;&amp;TEXT([.W$16]-[.$E24]; &quot;00&quot;)&amp;&quot;]] &quot;; IF(OR([.$C24]+[.$E24]&gt;35; [.W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6]=&quot;NEWLINE&quot;; NEWLINE; IF([.X$16]&lt;=[.$E24]; &quot;    &quot;; IF(AND(([.X$16]-[.$E24])&gt;0; ([.X$16]-[.$E24])&lt;=[.$C24]); &quot; [[&quot;&amp;JOURNAL_YEAR&amp;&quot;-&quot;&amp;TEXT([.$A24]; &quot;00&quot;)&amp;&quot;-&quot;&amp;TEXT([.X$16]-[.$E24]; &quot;00&quot;)&amp;&quot;\|&quot;&amp;TEXT([.X$16]-[.$E24]; &quot;00&quot;)&amp;&quot;]] &quot;; IF(OR([.$C24]+[.$E24]&gt;35; [.X$16]&lt;=35); &quot;    &quot;; &quot;&quot;))))" office:value-type="string" office:string-value=" [[2024-08-11\|11]] " calcext:value-type="string">
            <text:p><text:s/>[[2024-08-11\|11]] </text:p>
          </table:table-cell>
          <table:table-cell table:style-name="ce2" table:formula="of:=IF([.Y$16]=&quot;NEWLINE&quot;; NEWLINE; IF([.Y$16]&lt;=[.$E24]; &quot;    &quot;; IF(AND(([.Y$16]-[.$E24])&gt;0; ([.Y$16]-[.$E24])&lt;=[.$C24]); &quot; [[&quot;&amp;JOURNAL_YEAR&amp;&quot;-&quot;&amp;TEXT([.$A24]; &quot;00&quot;)&amp;&quot;-&quot;&amp;TEXT([.Y$16]-[.$E24]; &quot;00&quot;)&amp;&quot;\|&quot;&amp;TEXT([.Y$16]-[.$E24]; &quot;00&quot;)&amp;&quot;]] &quot;; IF(OR([.$C24]+[.$E24]&gt;35; [.Y$16]&lt;=35); &quot;    &quot;; &quot;&quot;))))" office:value-type="string" office:string-value=" [[2024-08-12\|12]] " calcext:value-type="string">
            <text:p><text:s/>[[2024-08-12\|12]] </text:p>
          </table:table-cell>
          <table:table-cell table:style-name="ce2" table:formula="of:=IF([.Z$16]=&quot;NEWLINE&quot;; NEWLINE; IF([.Z$16]&lt;=[.$E24]; &quot;    &quot;; IF(AND(([.Z$16]-[.$E24])&gt;0; ([.Z$16]-[.$E24])&lt;=[.$C24]); &quot; [[&quot;&amp;JOURNAL_YEAR&amp;&quot;-&quot;&amp;TEXT([.$A24]; &quot;00&quot;)&amp;&quot;-&quot;&amp;TEXT([.Z$16]-[.$E24]; &quot;00&quot;)&amp;&quot;\|&quot;&amp;TEXT([.Z$16]-[.$E24]; &quot;00&quot;)&amp;&quot;]] &quot;; IF(OR([.$C24]+[.$E24]&gt;35; [.Z$16]&lt;=35); &quot;    &quot;; &quot;&quot;))))" office:value-type="string" office:string-value=" [[2024-08-13\|13]] " calcext:value-type="string">
            <text:p><text:s/>[[2024-08-13\|13]] </text:p>
          </table:table-cell>
          <table:table-cell table:style-name="ce2" table:formula="of:=IF([.AA$16]=&quot;NEWLINE&quot;; NEWLINE; IF([.AA$16]&lt;=[.$E24]; &quot;    &quot;; IF(AND(([.AA$16]-[.$E24])&gt;0; ([.AA$16]-[.$E24])&lt;=[.$C24]); &quot; [[&quot;&amp;JOURNAL_YEAR&amp;&quot;-&quot;&amp;TEXT([.$A24]; &quot;00&quot;)&amp;&quot;-&quot;&amp;TEXT([.AA$16]-[.$E24]; &quot;00&quot;)&amp;&quot;\|&quot;&amp;TEXT([.AA$16]-[.$E24]; &quot;00&quot;)&amp;&quot;]] &quot;; IF(OR([.$C24]+[.$E24]&gt;35; [.AA$16]&lt;=35); &quot;    &quot;; &quot;&quot;))))" office:value-type="string" office:string-value=" [[2024-08-14\|14]] " calcext:value-type="string">
            <text:p><text:s/>[[2024-08-14\|14]] </text:p>
          </table:table-cell>
          <table:table-cell table:style-name="ce2" table:formula="of:=IF([.AB$16]=&quot;NEWLINE&quot;; NEWLINE; IF([.AB$16]&lt;=[.$E24]; &quot;    &quot;; IF(AND(([.AB$16]-[.$E24])&gt;0; ([.AB$16]-[.$E24])&lt;=[.$C24]); &quot; [[&quot;&amp;JOURNAL_YEAR&amp;&quot;-&quot;&amp;TEXT([.$A24]; &quot;00&quot;)&amp;&quot;-&quot;&amp;TEXT([.AB$16]-[.$E24]; &quot;00&quot;)&amp;&quot;\|&quot;&amp;TEXT([.AB$16]-[.$E24]; &quot;00&quot;)&amp;&quot;]] &quot;; IF(OR([.$C24]+[.$E24]&gt;35; [.AB$16]&lt;=35); &quot;    &quot;; &quot;&quot;))))" office:value-type="string" office:string-value=" [[2024-08-15\|15]] " calcext:value-type="string">
            <text:p><text:s/>[[2024-08-15\|15]] </text:p>
          </table:table-cell>
          <table:table-cell table:style-name="ce2" table:formula="of:=IF([.AC$16]=&quot;NEWLINE&quot;; NEWLINE; IF([.AC$16]&lt;=[.$E24]; &quot;    &quot;; IF(AND(([.AC$16]-[.$E24])&gt;0; ([.AC$16]-[.$E24])&lt;=[.$C24]); &quot; [[&quot;&amp;JOURNAL_YEAR&amp;&quot;-&quot;&amp;TEXT([.$A24]; &quot;00&quot;)&amp;&quot;-&quot;&amp;TEXT([.AC$16]-[.$E24]; &quot;00&quot;)&amp;&quot;\|&quot;&amp;TEXT([.AC$16]-[.$E24]; &quot;00&quot;)&amp;&quot;]] &quot;; IF(OR([.$C24]+[.$E24]&gt;35; [.AC$16]&lt;=35); &quot;    &quot;; &quot;&quot;))))" office:value-type="string" office:string-value=" [[2024-08-16\|16]] " calcext:value-type="string">
            <text:p><text:s/>[[2024-08-16\|16]] </text:p>
          </table:table-cell>
          <table:table-cell table:style-name="ce2" table:formula="of:=IF([.AD$16]=&quot;NEWLINE&quot;; NEWLINE; IF([.AD$16]&lt;=[.$E24]; &quot;    &quot;; IF(AND(([.AD$16]-[.$E24])&gt;0; ([.AD$16]-[.$E24])&lt;=[.$C24]); &quot; [[&quot;&amp;JOURNAL_YEAR&amp;&quot;-&quot;&amp;TEXT([.$A24]; &quot;00&quot;)&amp;&quot;-&quot;&amp;TEXT([.AD$16]-[.$E24]; &quot;00&quot;)&amp;&quot;\|&quot;&amp;TEXT([.AD$16]-[.$E24]; &quot;00&quot;)&amp;&quot;]] &quot;; IF(OR([.$C24]+[.$E24]&gt;35; [.AD$16]&lt;=35); &quot;    &quot;; &quot;&quot;))))" office:value-type="string" office:string-value=" [[2024-08-17\|17]] " calcext:value-type="string">
            <text:p><text:s/>[[2024-08-17\|17]] </text:p>
          </table:table-cell>
          <table:table-cell table:style-name="ce2" table:formula="of:=IF([.AE$16]=&quot;NEWLINE&quot;; NEWLINE; IF([.AE$16]&lt;=[.$E24]; &quot;    &quot;; IF(AND(([.AE$16]-[.$E24])&gt;0; ([.AE$16]-[.$E24])&lt;=[.$C24]); &quot; [[&quot;&amp;JOURNAL_YEAR&amp;&quot;-&quot;&amp;TEXT([.$A24]; &quot;00&quot;)&amp;&quot;-&quot;&amp;TEXT([.AE$16]-[.$E24]; &quot;00&quot;)&amp;&quot;\|&quot;&amp;TEXT([.AE$16]-[.$E24]; &quot;00&quot;)&amp;&quot;]] &quot;; IF(OR([.$C24]+[.$E24]&gt;35; [.AE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6]=&quot;NEWLINE&quot;; NEWLINE; IF([.AF$16]&lt;=[.$E24]; &quot;    &quot;; IF(AND(([.AF$16]-[.$E24])&gt;0; ([.AF$16]-[.$E24])&lt;=[.$C24]); &quot; [[&quot;&amp;JOURNAL_YEAR&amp;&quot;-&quot;&amp;TEXT([.$A24]; &quot;00&quot;)&amp;&quot;-&quot;&amp;TEXT([.AF$16]-[.$E24]; &quot;00&quot;)&amp;&quot;\|&quot;&amp;TEXT([.AF$16]-[.$E24]; &quot;00&quot;)&amp;&quot;]] &quot;; IF(OR([.$C24]+[.$E24]&gt;35; [.AF$16]&lt;=35); &quot;    &quot;; &quot;&quot;))))" office:value-type="string" office:string-value=" [[2024-08-18\|18]] " calcext:value-type="string">
            <text:p><text:s/>[[2024-08-18\|18]] </text:p>
          </table:table-cell>
          <table:table-cell table:style-name="ce2" table:formula="of:=IF([.AG$16]=&quot;NEWLINE&quot;; NEWLINE; IF([.AG$16]&lt;=[.$E24]; &quot;    &quot;; IF(AND(([.AG$16]-[.$E24])&gt;0; ([.AG$16]-[.$E24])&lt;=[.$C24]); &quot; [[&quot;&amp;JOURNAL_YEAR&amp;&quot;-&quot;&amp;TEXT([.$A24]; &quot;00&quot;)&amp;&quot;-&quot;&amp;TEXT([.AG$16]-[.$E24]; &quot;00&quot;)&amp;&quot;\|&quot;&amp;TEXT([.AG$16]-[.$E24]; &quot;00&quot;)&amp;&quot;]] &quot;; IF(OR([.$C24]+[.$E24]&gt;35; [.AG$16]&lt;=35); &quot;    &quot;; &quot;&quot;))))" office:value-type="string" office:string-value=" [[2024-08-19\|19]] " calcext:value-type="string">
            <text:p><text:s/>[[2024-08-19\|19]] </text:p>
          </table:table-cell>
          <table:table-cell table:style-name="ce2" table:formula="of:=IF([.AH$16]=&quot;NEWLINE&quot;; NEWLINE; IF([.AH$16]&lt;=[.$E24]; &quot;    &quot;; IF(AND(([.AH$16]-[.$E24])&gt;0; ([.AH$16]-[.$E24])&lt;=[.$C24]); &quot; [[&quot;&amp;JOURNAL_YEAR&amp;&quot;-&quot;&amp;TEXT([.$A24]; &quot;00&quot;)&amp;&quot;-&quot;&amp;TEXT([.AH$16]-[.$E24]; &quot;00&quot;)&amp;&quot;\|&quot;&amp;TEXT([.AH$16]-[.$E24]; &quot;00&quot;)&amp;&quot;]] &quot;; IF(OR([.$C24]+[.$E24]&gt;35; [.AH$16]&lt;=35); &quot;    &quot;; &quot;&quot;))))" office:value-type="string" office:string-value=" [[2024-08-20\|20]] " calcext:value-type="string">
            <text:p><text:s/>[[2024-08-20\|20]] </text:p>
          </table:table-cell>
          <table:table-cell table:style-name="ce2" table:formula="of:=IF([.AI$16]=&quot;NEWLINE&quot;; NEWLINE; IF([.AI$16]&lt;=[.$E24]; &quot;    &quot;; IF(AND(([.AI$16]-[.$E24])&gt;0; ([.AI$16]-[.$E24])&lt;=[.$C24]); &quot; [[&quot;&amp;JOURNAL_YEAR&amp;&quot;-&quot;&amp;TEXT([.$A24]; &quot;00&quot;)&amp;&quot;-&quot;&amp;TEXT([.AI$16]-[.$E24]; &quot;00&quot;)&amp;&quot;\|&quot;&amp;TEXT([.AI$16]-[.$E24]; &quot;00&quot;)&amp;&quot;]] &quot;; IF(OR([.$C24]+[.$E24]&gt;35; [.AI$16]&lt;=35); &quot;    &quot;; &quot;&quot;))))" office:value-type="string" office:string-value=" [[2024-08-21\|21]] " calcext:value-type="string">
            <text:p><text:s/>[[2024-08-21\|21]] </text:p>
          </table:table-cell>
          <table:table-cell table:style-name="ce2" table:formula="of:=IF([.AJ$16]=&quot;NEWLINE&quot;; NEWLINE; IF([.AJ$16]&lt;=[.$E24]; &quot;    &quot;; IF(AND(([.AJ$16]-[.$E24])&gt;0; ([.AJ$16]-[.$E24])&lt;=[.$C24]); &quot; [[&quot;&amp;JOURNAL_YEAR&amp;&quot;-&quot;&amp;TEXT([.$A24]; &quot;00&quot;)&amp;&quot;-&quot;&amp;TEXT([.AJ$16]-[.$E24]; &quot;00&quot;)&amp;&quot;\|&quot;&amp;TEXT([.AJ$16]-[.$E24]; &quot;00&quot;)&amp;&quot;]] &quot;; IF(OR([.$C24]+[.$E24]&gt;35; [.AJ$16]&lt;=35); &quot;    &quot;; &quot;&quot;))))" office:value-type="string" office:string-value=" [[2024-08-22\|22]] " calcext:value-type="string">
            <text:p><text:s/>[[2024-08-22\|22]] </text:p>
          </table:table-cell>
          <table:table-cell table:style-name="ce2" table:formula="of:=IF([.AK$16]=&quot;NEWLINE&quot;; NEWLINE; IF([.AK$16]&lt;=[.$E24]; &quot;    &quot;; IF(AND(([.AK$16]-[.$E24])&gt;0; ([.AK$16]-[.$E24])&lt;=[.$C24]); &quot; [[&quot;&amp;JOURNAL_YEAR&amp;&quot;-&quot;&amp;TEXT([.$A24]; &quot;00&quot;)&amp;&quot;-&quot;&amp;TEXT([.AK$16]-[.$E24]; &quot;00&quot;)&amp;&quot;\|&quot;&amp;TEXT([.AK$16]-[.$E24]; &quot;00&quot;)&amp;&quot;]] &quot;; IF(OR([.$C24]+[.$E24]&gt;35; [.AK$16]&lt;=35); &quot;    &quot;; &quot;&quot;))))" office:value-type="string" office:string-value=" [[2024-08-23\|23]] " calcext:value-type="string">
            <text:p><text:s/>[[2024-08-23\|23]] </text:p>
          </table:table-cell>
          <table:table-cell table:style-name="ce2" table:formula="of:=IF([.AL$16]=&quot;NEWLINE&quot;; NEWLINE; IF([.AL$16]&lt;=[.$E24]; &quot;    &quot;; IF(AND(([.AL$16]-[.$E24])&gt;0; ([.AL$16]-[.$E24])&lt;=[.$C24]); &quot; [[&quot;&amp;JOURNAL_YEAR&amp;&quot;-&quot;&amp;TEXT([.$A24]; &quot;00&quot;)&amp;&quot;-&quot;&amp;TEXT([.AL$16]-[.$E24]; &quot;00&quot;)&amp;&quot;\|&quot;&amp;TEXT([.AL$16]-[.$E24]; &quot;00&quot;)&amp;&quot;]] &quot;; IF(OR([.$C24]+[.$E24]&gt;35; [.AL$16]&lt;=35); &quot;    &quot;; &quot;&quot;))))" office:value-type="string" office:string-value=" [[2024-08-24\|24]] " calcext:value-type="string">
            <text:p><text:s/>[[2024-08-24\|24]] </text:p>
          </table:table-cell>
          <table:table-cell table:style-name="ce2" table:formula="of:=IF([.AM$16]=&quot;NEWLINE&quot;; NEWLINE; IF([.AM$16]&lt;=[.$E24]; &quot;    &quot;; IF(AND(([.AM$16]-[.$E24])&gt;0; ([.AM$16]-[.$E24])&lt;=[.$C24]); &quot; [[&quot;&amp;JOURNAL_YEAR&amp;&quot;-&quot;&amp;TEXT([.$A24]; &quot;00&quot;)&amp;&quot;-&quot;&amp;TEXT([.AM$16]-[.$E24]; &quot;00&quot;)&amp;&quot;\|&quot;&amp;TEXT([.AM$16]-[.$E24]; &quot;00&quot;)&amp;&quot;]] &quot;; IF(OR([.$C24]+[.$E24]&gt;35; [.AM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6]=&quot;NEWLINE&quot;; NEWLINE; IF([.AN$16]&lt;=[.$E24]; &quot;    &quot;; IF(AND(([.AN$16]-[.$E24])&gt;0; ([.AN$16]-[.$E24])&lt;=[.$C24]); &quot; [[&quot;&amp;JOURNAL_YEAR&amp;&quot;-&quot;&amp;TEXT([.$A24]; &quot;00&quot;)&amp;&quot;-&quot;&amp;TEXT([.AN$16]-[.$E24]; &quot;00&quot;)&amp;&quot;\|&quot;&amp;TEXT([.AN$16]-[.$E24]; &quot;00&quot;)&amp;&quot;]] &quot;; IF(OR([.$C24]+[.$E24]&gt;35; [.AN$16]&lt;=35); &quot;    &quot;; &quot;&quot;))))" office:value-type="string" office:string-value=" [[2024-08-25\|25]] " calcext:value-type="string">
            <text:p><text:s/>[[2024-08-25\|25]] </text:p>
          </table:table-cell>
          <table:table-cell table:style-name="ce2" table:formula="of:=IF([.AO$16]=&quot;NEWLINE&quot;; NEWLINE; IF([.AO$16]&lt;=[.$E24]; &quot;    &quot;; IF(AND(([.AO$16]-[.$E24])&gt;0; ([.AO$16]-[.$E24])&lt;=[.$C24]); &quot; [[&quot;&amp;JOURNAL_YEAR&amp;&quot;-&quot;&amp;TEXT([.$A24]; &quot;00&quot;)&amp;&quot;-&quot;&amp;TEXT([.AO$16]-[.$E24]; &quot;00&quot;)&amp;&quot;\|&quot;&amp;TEXT([.AO$16]-[.$E24]; &quot;00&quot;)&amp;&quot;]] &quot;; IF(OR([.$C24]+[.$E24]&gt;35; [.AO$16]&lt;=35); &quot;    &quot;; &quot;&quot;))))" office:value-type="string" office:string-value=" [[2024-08-26\|26]] " calcext:value-type="string">
            <text:p><text:s/>[[2024-08-26\|26]] </text:p>
          </table:table-cell>
          <table:table-cell table:style-name="ce2" table:formula="of:=IF([.AP$16]=&quot;NEWLINE&quot;; NEWLINE; IF([.AP$16]&lt;=[.$E24]; &quot;    &quot;; IF(AND(([.AP$16]-[.$E24])&gt;0; ([.AP$16]-[.$E24])&lt;=[.$C24]); &quot; [[&quot;&amp;JOURNAL_YEAR&amp;&quot;-&quot;&amp;TEXT([.$A24]; &quot;00&quot;)&amp;&quot;-&quot;&amp;TEXT([.AP$16]-[.$E24]; &quot;00&quot;)&amp;&quot;\|&quot;&amp;TEXT([.AP$16]-[.$E24]; &quot;00&quot;)&amp;&quot;]] &quot;; IF(OR([.$C24]+[.$E24]&gt;35; [.AP$16]&lt;=35); &quot;    &quot;; &quot;&quot;))))" office:value-type="string" office:string-value=" [[2024-08-27\|27]] " calcext:value-type="string">
            <text:p><text:s/>[[2024-08-27\|27]] </text:p>
          </table:table-cell>
          <table:table-cell table:style-name="ce2" table:formula="of:=IF([.AQ$16]=&quot;NEWLINE&quot;; NEWLINE; IF([.AQ$16]&lt;=[.$E24]; &quot;    &quot;; IF(AND(([.AQ$16]-[.$E24])&gt;0; ([.AQ$16]-[.$E24])&lt;=[.$C24]); &quot; [[&quot;&amp;JOURNAL_YEAR&amp;&quot;-&quot;&amp;TEXT([.$A24]; &quot;00&quot;)&amp;&quot;-&quot;&amp;TEXT([.AQ$16]-[.$E24]; &quot;00&quot;)&amp;&quot;\|&quot;&amp;TEXT([.AQ$16]-[.$E24]; &quot;00&quot;)&amp;&quot;]] &quot;; IF(OR([.$C24]+[.$E24]&gt;35; [.AQ$16]&lt;=35); &quot;    &quot;; &quot;&quot;))))" office:value-type="string" office:string-value=" [[2024-08-28\|28]] " calcext:value-type="string">
            <text:p><text:s/>[[2024-08-28\|28]] </text:p>
          </table:table-cell>
          <table:table-cell table:style-name="ce2" table:formula="of:=IF([.AR$16]=&quot;NEWLINE&quot;; NEWLINE; IF([.AR$16]&lt;=[.$E24]; &quot;    &quot;; IF(AND(([.AR$16]-[.$E24])&gt;0; ([.AR$16]-[.$E24])&lt;=[.$C24]); &quot; [[&quot;&amp;JOURNAL_YEAR&amp;&quot;-&quot;&amp;TEXT([.$A24]; &quot;00&quot;)&amp;&quot;-&quot;&amp;TEXT([.AR$16]-[.$E24]; &quot;00&quot;)&amp;&quot;\|&quot;&amp;TEXT([.AR$16]-[.$E24]; &quot;00&quot;)&amp;&quot;]] &quot;; IF(OR([.$C24]+[.$E24]&gt;35; [.AR$16]&lt;=35); &quot;    &quot;; &quot;&quot;))))" office:value-type="string" office:string-value=" [[2024-08-29\|29]] " calcext:value-type="string">
            <text:p><text:s/>[[2024-08-29\|29]] </text:p>
          </table:table-cell>
          <table:table-cell table:style-name="ce2" table:formula="of:=IF([.AS$16]=&quot;NEWLINE&quot;; NEWLINE; IF([.AS$16]&lt;=[.$E24]; &quot;    &quot;; IF(AND(([.AS$16]-[.$E24])&gt;0; ([.AS$16]-[.$E24])&lt;=[.$C24]); &quot; [[&quot;&amp;JOURNAL_YEAR&amp;&quot;-&quot;&amp;TEXT([.$A24]; &quot;00&quot;)&amp;&quot;-&quot;&amp;TEXT([.AS$16]-[.$E24]; &quot;00&quot;)&amp;&quot;\|&quot;&amp;TEXT([.AS$16]-[.$E24]; &quot;00&quot;)&amp;&quot;]] &quot;; IF(OR([.$C24]+[.$E24]&gt;35; [.AS$16]&lt;=35); &quot;    &quot;; &quot;&quot;))))" office:value-type="string" office:string-value=" [[2024-08-30\|30]] " calcext:value-type="string">
            <text:p><text:s/>[[2024-08-30\|30]] </text:p>
          </table:table-cell>
          <table:table-cell table:style-name="ce2" table:formula="of:=IF([.AT$16]=&quot;NEWLINE&quot;; NEWLINE; IF([.AT$16]&lt;=[.$E24]; &quot;    &quot;; IF(AND(([.AT$16]-[.$E24])&gt;0; ([.AT$16]-[.$E24])&lt;=[.$C24]); &quot; [[&quot;&amp;JOURNAL_YEAR&amp;&quot;-&quot;&amp;TEXT([.$A24]; &quot;00&quot;)&amp;&quot;-&quot;&amp;TEXT([.AT$16]-[.$E24]; &quot;00&quot;)&amp;&quot;\|&quot;&amp;TEXT([.AT$16]-[.$E24]; &quot;00&quot;)&amp;&quot;]] &quot;; IF(OR([.$C24]+[.$E24]&gt;35; [.AT$16]&lt;=35); &quot;    &quot;; &quot;&quot;))))" office:value-type="string" office:string-value=" [[2024-08-31\|31]] " calcext:value-type="string">
            <text:p><text:s/>[[2024-08-31\|31]] </text:p>
          </table:table-cell>
          <table:table-cell table:style-name="ce2" table:formula="of:=IF([.AU$16]=&quot;NEWLINE&quot;; NEWLINE; IF([.AU$16]&lt;=[.$E24]; &quot;    &quot;; IF(AND(([.AU$16]-[.$E24])&gt;0; ([.AU$16]-[.$E24])&lt;=[.$C24]); &quot; [[&quot;&amp;JOURNAL_YEAR&amp;&quot;-&quot;&amp;TEXT([.$A24]; &quot;00&quot;)&amp;&quot;-&quot;&amp;TEXT([.AU$16]-[.$E24]; &quot;00&quot;)&amp;&quot;\|&quot;&amp;TEXT([.AU$16]-[.$E24]; &quot;00&quot;)&amp;&quot;]] &quot;; IF(OR([.$C24]+[.$E24]&gt;35; [.AU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6]=&quot;NEWLINE&quot;; NEWLINE; IF([.AV$16]&lt;=[.$E24]; &quot;    &quot;; IF(AND(([.AV$16]-[.$E24])&gt;0; ([.AV$16]-[.$E24])&lt;=[.$C24]); &quot; [[&quot;&amp;JOURNAL_YEAR&amp;&quot;-&quot;&amp;TEXT([.$A24]; &quot;00&quot;)&amp;&quot;-&quot;&amp;TEXT([.AV$16]-[.$E24]; &quot;00&quot;)&amp;&quot;\|&quot;&amp;TEXT([.AV$16]-[.$E24]; &quot;00&quot;)&amp;&quot;]] &quot;; IF(OR([.$C24]+[.$E24]&gt;35; [.AV$16]&lt;=35); &quot;    &quot;; &quot;&quot;))))">
            <text:p/>
          </table:table-cell>
          <table:table-cell table:style-name="ce2" table:formula="of:=IF([.AW$16]=&quot;NEWLINE&quot;; NEWLINE; IF([.AW$16]&lt;=[.$E24]; &quot;    &quot;; IF(AND(([.AW$16]-[.$E24])&gt;0; ([.AW$16]-[.$E24])&lt;=[.$C24]); &quot; [[&quot;&amp;JOURNAL_YEAR&amp;&quot;-&quot;&amp;TEXT([.$A24]; &quot;00&quot;)&amp;&quot;-&quot;&amp;TEXT([.AW$16]-[.$E24]; &quot;00&quot;)&amp;&quot;\|&quot;&amp;TEXT([.AW$16]-[.$E24]; &quot;00&quot;)&amp;&quot;]] &quot;; IF(OR([.$C24]+[.$E24]&gt;35; [.AW$16]&lt;=35); &quot;    &quot;; &quot;&quot;))))">
            <text:p/>
          </table:table-cell>
          <table:table-cell table:style-name="ce2" table:formula="of:=IF([.AX$16]=&quot;NEWLINE&quot;; NEWLINE; IF([.AX$16]&lt;=[.$E24]; &quot;    &quot;; IF(AND(([.AX$16]-[.$E24])&gt;0; ([.AX$16]-[.$E24])&lt;=[.$C24]); &quot; [[&quot;&amp;JOURNAL_YEAR&amp;&quot;-&quot;&amp;TEXT([.$A24]; &quot;00&quot;)&amp;&quot;-&quot;&amp;TEXT([.AX$16]-[.$E24]; &quot;00&quot;)&amp;&quot;\|&quot;&amp;TEXT([.AX$16]-[.$E24]; &quot;00&quot;)&amp;&quot;]] &quot;; IF(OR([.$C24]+[.$E24]&gt;35; [.AX$16]&lt;=35); &quot;    &quot;; &quot;&quot;))))">
            <text:p/>
          </table:table-cell>
          <table:table-cell table:style-name="ce2" table:formula="of:=IF([.AY$16]=&quot;NEWLINE&quot;; NEWLINE; IF([.AY$16]&lt;=[.$E24]; &quot;    &quot;; IF(AND(([.AY$16]-[.$E24])&gt;0; ([.AY$16]-[.$E24])&lt;=[.$C24]); &quot; [[&quot;&amp;JOURNAL_YEAR&amp;&quot;-&quot;&amp;TEXT([.$A24]; &quot;00&quot;)&amp;&quot;-&quot;&amp;TEXT([.AY$16]-[.$E24]; &quot;00&quot;)&amp;&quot;\|&quot;&amp;TEXT([.AY$16]-[.$E24]; &quot;00&quot;)&amp;&quot;]] &quot;; IF(OR([.$C24]+[.$E24]&gt;35; [.AY$16]&lt;=35); &quot;    &quot;; &quot;&quot;))))">
            <text:p/>
          </table:table-cell>
          <table:table-cell table:style-name="ce2" table:formula="of:=IF([.AZ$16]=&quot;NEWLINE&quot;; NEWLINE; IF([.AZ$16]&lt;=[.$E24]; &quot;    &quot;; IF(AND(([.AZ$16]-[.$E24])&gt;0; ([.AZ$16]-[.$E24])&lt;=[.$C24]); &quot; [[&quot;&amp;JOURNAL_YEAR&amp;&quot;-&quot;&amp;TEXT([.$A24]; &quot;00&quot;)&amp;&quot;-&quot;&amp;TEXT([.AZ$16]-[.$E24]; &quot;00&quot;)&amp;&quot;\|&quot;&amp;TEXT([.AZ$16]-[.$E24]; &quot;00&quot;)&amp;&quot;]] &quot;; IF(OR([.$C24]+[.$E24]&gt;35; [.AZ$16]&lt;=35); &quot;    &quot;; &quot;&quot;))))">
            <text:p/>
          </table:table-cell>
          <table:table-cell table:style-name="ce2" table:formula="of:=IF([.BA$16]=&quot;NEWLINE&quot;; NEWLINE; IF([.BA$16]&lt;=[.$E24]; &quot;    &quot;; IF(AND(([.BA$16]-[.$E24])&gt;0; ([.BA$16]-[.$E24])&lt;=[.$C24]); &quot; [[&quot;&amp;JOURNAL_YEAR&amp;&quot;-&quot;&amp;TEXT([.$A24]; &quot;00&quot;)&amp;&quot;-&quot;&amp;TEXT([.BA$16]-[.$E24]; &quot;00&quot;)&amp;&quot;\|&quot;&amp;TEXT([.BA$16]-[.$E24]; &quot;00&quot;)&amp;&quot;]] &quot;; IF(OR([.$C24]+[.$E24]&gt;35; [.BA$16]&lt;=35); &quot;    &quot;; &quot;&quot;))))">
            <text:p/>
          </table:table-cell>
          <table:table-cell table:style-name="ce2" table:formula="of:=IF([.BB$16]=&quot;NEWLINE&quot;; NEWLINE; IF([.BB$16]&lt;=[.$E24]; &quot;    &quot;; IF(AND(([.BB$16]-[.$E24])&gt;0; ([.BB$16]-[.$E24])&lt;=[.$C24]); &quot; [[&quot;&amp;JOURNAL_YEAR&amp;&quot;-&quot;&amp;TEXT([.$A24]; &quot;00&quot;)&amp;&quot;-&quot;&amp;TEXT([.BB$16]-[.$E24]; &quot;00&quot;)&amp;&quot;\|&quot;&amp;TEXT([.BB$16]-[.$E24]; &quot;00&quot;)&amp;&quot;]] &quot;; IF(OR([.$C24]+[.$E24]&gt;35; [.BB$16]&lt;=35); &quot;    &quot;; &quot;&quot;))))">
            <text:p/>
          </table:table-cell>
        </table:table-row>
        <table:table-row table:style-name="ro4">
          <table:table-cell table:formula="of:=[.A24]+1" office:value-type="float" office:value="9" calcext:value-type="float">
            <text:p>9</text:p>
          </table:table-cell>
          <table:table-cell table:style-name="Calc_20_Text" table:formula="of:=TEXT(DATE(2000; [.A25]; 1);&quot;MMMM&quot;)" office:value-type="string" office:string-value="September" calcext:value-type="string">
            <text:p>September</text:p>
          </table:table-cell>
          <table:table-cell table:style-name="Calc_20_Text" table:formula="of:=DAY(DATE(YEAR(JOURNAL_YEAR&amp;&quot;-&quot;&amp;[.B25]&amp;&quot;-01&quot;);MONTH(JOURNAL_YEAR&amp;&quot;-&quot;&amp;[.B25]&amp;&quot;-01&quot;)+1;0))" office:value-type="float" office:value="30" calcext:value-type="float">
            <text:p>30</text:p>
          </table:table-cell>
          <table:table-cell table:style-name="Calc_20_Text" table:formula="of:=WEEKDAY(JOURNAL_YEAR&amp;&quot;-&quot;&amp;[.B25]&amp;&quot;-01&quot;;2)" office:value-type="float" office:value="7" calcext:value-type="float">
            <text:p>7</text:p>
          </table:table-cell>
          <table:table-cell table:style-name="Calc_20_Text" table:formula="of:=IF([.D25]=7; 0; [.D25])" office:value-type="float" office:value="0" calcext:value-type="float">
            <text:p>0</text:p>
          </table:table-cell>
          <table:table-cell table:style-name="Calc_20_Text" table:formula="of:=CHOOSE([.D25];&quot;Monday&quot;; &quot;Tuesday&quot;; &quot;Wednesday&quot;;&quot;Thursday&quot;;&quot;Friday&quot;;&quot;Saturday&quot;;&quot;Sunday&quot;)" office:value-type="string" office:string-value="Sunday" calcext:value-type="string">
            <text:p>Sunday</text:p>
          </table:table-cell>
          <table:table-cell table:style-name="Calc_20_Text" table:formula="of:=[.B$11]&amp;NEWLINE&amp;[.B$12]&amp;NEWLINE&amp;&quot;|&quot;&amp;COM.MICROSOFT.TEXTJOIN(&quot;|&quot;; TRUE(); [.H25:.BB25])" office:value-type="string" office:string-value="| SUN | MON | TUE | WED | THU | FRI | SAT |&#13;&#10;|  ---  |  ---  |  ---  |  ---  |  ---  |  ---  |  ---  |&#13;&#10;| [[2024-09-01\|01]] | [[2024-09-02\|02]] | [[2024-09-03\|03]] | [[2024-09-04\|04]] | [[2024-09-05\|05]] | [[2024-09-06\|06]] | [[2024-09-07\|07]] |&#13;&#10;| [[2024-09-08\|08]] | [[2024-09-09\|09]] | [[2024-09-10\|10]] | [[2024-09-11\|11]] | [[2024-09-12\|12]] | [[2024-09-13\|13]] | [[2024-09-14\|14]] |&#13;&#10;| [[2024-09-15\|15]] | [[2024-09-16\|16]] | [[2024-09-17\|17]] | [[2024-09-18\|18]] | [[2024-09-19\|19]] | [[2024-09-20\|20]] | [[2024-09-21\|21]] |&#13;&#10;| [[2024-09-22\|22]] | [[2024-09-23\|23]] | [[2024-09-24\|24]] | [[2024-09-25\|25]] | [[2024-09-26\|26]] | [[2024-09-27\|27]] | [[2024-09-28\|28]] |&#13;&#10;| [[2024-09-29\|29]] | [[2024-09-30\|30]] |    |    |    |    |    |&#13;&#10;" calcext:value-type="string">
            <text:p>| SUN | MON | TUE | WED | THU | FRI | SAT |</text:p>
            <text:p>|  ---  |  ---  |  ---  |  ---  |  ---  |  ---  |  ---  |</text:p>
            <text:p>| [[2024-09-01\|01]] | [[2024-09-02\|02]] | [[2024-09-03\|03]] | [[2024-09-04\|04]] | [[2024-09-05\|05]] | [[2024-09-06\|06]] | [[2024-09-07\|07]] |</text:p>
            <text:p>| [[2024-09-08\|08]] | [[2024-09-09\|09]] | [[2024-09-10\|10]] | [[2024-09-11\|11]] | [[2024-09-12\|12]] | [[2024-09-13\|13]] | [[2024-09-14\|14]] |</text:p>
            <text:p>| [[2024-09-15\|15]] | [[2024-09-16\|16]] | [[2024-09-17\|17]] | [[2024-09-18\|18]] | [[2024-09-19\|19]] | [[2024-09-20\|20]] | [[2024-09-21\|21]] |</text:p>
            <text:p>| [[2024-09-22\|22]] | [[2024-09-23\|23]] | [[2024-09-24\|24]] | [[2024-09-25\|25]] | [[2024-09-26\|26]] | [[2024-09-27\|27]] | [[2024-09-28\|28]] |</text:p>
            <text:p>| [[2024-09-29\|29]] | [[2024-09-30\|30]] |    |    |    |    |    |</text:p>
            <text:p/>
          </table:table-cell>
          <table:table-cell table:style-name="ce2" table:formula="of:=IF([.H$16]=&quot;NEWLINE&quot;; NEWLINE; IF([.H$16]&lt;=[.$E25]; &quot;    &quot;; IF(AND(([.H$16]-[.$E25])&gt;0; ([.H$16]-[.$E25])&lt;=[.$C25]); &quot; [[&quot;&amp;JOURNAL_YEAR&amp;&quot;-&quot;&amp;TEXT([.$A25]; &quot;00&quot;)&amp;&quot;-&quot;&amp;TEXT([.H$16]-[.$E25]; &quot;00&quot;)&amp;&quot;\|&quot;&amp;TEXT([.H$16]-[.$E25]; &quot;00&quot;)&amp;&quot;]] &quot;; IF(OR([.$C25]+[.$E25]&gt;35; [.H$16]&lt;=35); &quot;    &quot;; &quot;&quot;))))" office:value-type="string" office:string-value=" [[2024-09-01\|01]] " calcext:value-type="string">
            <text:p><text:s/>[[2024-09-01\|01]] </text:p>
          </table:table-cell>
          <table:table-cell table:style-name="ce2" table:formula="of:=IF([.I$16]=&quot;NEWLINE&quot;; NEWLINE; IF([.I$16]&lt;=[.$E25]; &quot;    &quot;; IF(AND(([.I$16]-[.$E25])&gt;0; ([.I$16]-[.$E25])&lt;=[.$C25]); &quot; [[&quot;&amp;JOURNAL_YEAR&amp;&quot;-&quot;&amp;TEXT([.$A25]; &quot;00&quot;)&amp;&quot;-&quot;&amp;TEXT([.I$16]-[.$E25]; &quot;00&quot;)&amp;&quot;\|&quot;&amp;TEXT([.I$16]-[.$E25]; &quot;00&quot;)&amp;&quot;]] &quot;; IF(OR([.$C25]+[.$E25]&gt;35; [.I$16]&lt;=35); &quot;    &quot;; &quot;&quot;))))" office:value-type="string" office:string-value=" [[2024-09-02\|02]] " calcext:value-type="string">
            <text:p><text:s/>[[2024-09-02\|02]] </text:p>
          </table:table-cell>
          <table:table-cell table:style-name="ce2" table:formula="of:=IF([.J$16]=&quot;NEWLINE&quot;; NEWLINE; IF([.J$16]&lt;=[.$E25]; &quot;    &quot;; IF(AND(([.J$16]-[.$E25])&gt;0; ([.J$16]-[.$E25])&lt;=[.$C25]); &quot; [[&quot;&amp;JOURNAL_YEAR&amp;&quot;-&quot;&amp;TEXT([.$A25]; &quot;00&quot;)&amp;&quot;-&quot;&amp;TEXT([.J$16]-[.$E25]; &quot;00&quot;)&amp;&quot;\|&quot;&amp;TEXT([.J$16]-[.$E25]; &quot;00&quot;)&amp;&quot;]] &quot;; IF(OR([.$C25]+[.$E25]&gt;35; [.J$16]&lt;=35); &quot;    &quot;; &quot;&quot;))))" office:value-type="string" office:string-value=" [[2024-09-03\|03]] " calcext:value-type="string">
            <text:p><text:s/>[[2024-09-03\|03]] </text:p>
          </table:table-cell>
          <table:table-cell table:style-name="ce2" table:formula="of:=IF([.K$16]=&quot;NEWLINE&quot;; NEWLINE; IF([.K$16]&lt;=[.$E25]; &quot;    &quot;; IF(AND(([.K$16]-[.$E25])&gt;0; ([.K$16]-[.$E25])&lt;=[.$C25]); &quot; [[&quot;&amp;JOURNAL_YEAR&amp;&quot;-&quot;&amp;TEXT([.$A25]; &quot;00&quot;)&amp;&quot;-&quot;&amp;TEXT([.K$16]-[.$E25]; &quot;00&quot;)&amp;&quot;\|&quot;&amp;TEXT([.K$16]-[.$E25]; &quot;00&quot;)&amp;&quot;]] &quot;; IF(OR([.$C25]+[.$E25]&gt;35; [.K$16]&lt;=35); &quot;    &quot;; &quot;&quot;))))" office:value-type="string" office:string-value=" [[2024-09-04\|04]] " calcext:value-type="string">
            <text:p><text:s/>[[2024-09-04\|04]] </text:p>
          </table:table-cell>
          <table:table-cell table:style-name="ce2" table:formula="of:=IF([.L$16]=&quot;NEWLINE&quot;; NEWLINE; IF([.L$16]&lt;=[.$E25]; &quot;    &quot;; IF(AND(([.L$16]-[.$E25])&gt;0; ([.L$16]-[.$E25])&lt;=[.$C25]); &quot; [[&quot;&amp;JOURNAL_YEAR&amp;&quot;-&quot;&amp;TEXT([.$A25]; &quot;00&quot;)&amp;&quot;-&quot;&amp;TEXT([.L$16]-[.$E25]; &quot;00&quot;)&amp;&quot;\|&quot;&amp;TEXT([.L$16]-[.$E25]; &quot;00&quot;)&amp;&quot;]] &quot;; IF(OR([.$C25]+[.$E25]&gt;35; [.L$16]&lt;=35); &quot;    &quot;; &quot;&quot;))))" office:value-type="string" office:string-value=" [[2024-09-05\|05]] " calcext:value-type="string">
            <text:p><text:s/>[[2024-09-05\|05]] </text:p>
          </table:table-cell>
          <table:table-cell table:style-name="ce2" table:formula="of:=IF([.M$16]=&quot;NEWLINE&quot;; NEWLINE; IF([.M$16]&lt;=[.$E25]; &quot;    &quot;; IF(AND(([.M$16]-[.$E25])&gt;0; ([.M$16]-[.$E25])&lt;=[.$C25]); &quot; [[&quot;&amp;JOURNAL_YEAR&amp;&quot;-&quot;&amp;TEXT([.$A25]; &quot;00&quot;)&amp;&quot;-&quot;&amp;TEXT([.M$16]-[.$E25]; &quot;00&quot;)&amp;&quot;\|&quot;&amp;TEXT([.M$16]-[.$E25]; &quot;00&quot;)&amp;&quot;]] &quot;; IF(OR([.$C25]+[.$E25]&gt;35; [.M$16]&lt;=35); &quot;    &quot;; &quot;&quot;))))" office:value-type="string" office:string-value=" [[2024-09-06\|06]] " calcext:value-type="string">
            <text:p><text:s/>[[2024-09-06\|06]] </text:p>
          </table:table-cell>
          <table:table-cell table:style-name="ce2" table:formula="of:=IF([.N$16]=&quot;NEWLINE&quot;; NEWLINE; IF([.N$16]&lt;=[.$E25]; &quot;    &quot;; IF(AND(([.N$16]-[.$E25])&gt;0; ([.N$16]-[.$E25])&lt;=[.$C25]); &quot; [[&quot;&amp;JOURNAL_YEAR&amp;&quot;-&quot;&amp;TEXT([.$A25]; &quot;00&quot;)&amp;&quot;-&quot;&amp;TEXT([.N$16]-[.$E25]; &quot;00&quot;)&amp;&quot;\|&quot;&amp;TEXT([.N$16]-[.$E25]; &quot;00&quot;)&amp;&quot;]] &quot;; IF(OR([.$C25]+[.$E25]&gt;35; [.N$16]&lt;=35); &quot;    &quot;; &quot;&quot;))))" office:value-type="string" office:string-value=" [[2024-09-07\|07]] " calcext:value-type="string">
            <text:p><text:s/>[[2024-09-07\|07]] </text:p>
          </table:table-cell>
          <table:table-cell table:style-name="ce2" table:formula="of:=IF([.O$16]=&quot;NEWLINE&quot;; NEWLINE; IF([.O$16]&lt;=[.$E25]; &quot;    &quot;; IF(AND(([.O$16]-[.$E25])&gt;0; ([.O$16]-[.$E25])&lt;=[.$C25]); &quot; [[&quot;&amp;JOURNAL_YEAR&amp;&quot;-&quot;&amp;TEXT([.$A25]; &quot;00&quot;)&amp;&quot;-&quot;&amp;TEXT([.O$16]-[.$E25]; &quot;00&quot;)&amp;&quot;\|&quot;&amp;TEXT([.O$16]-[.$E25]; &quot;00&quot;)&amp;&quot;]] &quot;; IF(OR([.$C25]+[.$E25]&gt;35; [.O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6]=&quot;NEWLINE&quot;; NEWLINE; IF([.P$16]&lt;=[.$E25]; &quot;    &quot;; IF(AND(([.P$16]-[.$E25])&gt;0; ([.P$16]-[.$E25])&lt;=[.$C25]); &quot; [[&quot;&amp;JOURNAL_YEAR&amp;&quot;-&quot;&amp;TEXT([.$A25]; &quot;00&quot;)&amp;&quot;-&quot;&amp;TEXT([.P$16]-[.$E25]; &quot;00&quot;)&amp;&quot;\|&quot;&amp;TEXT([.P$16]-[.$E25]; &quot;00&quot;)&amp;&quot;]] &quot;; IF(OR([.$C25]+[.$E25]&gt;35; [.P$16]&lt;=35); &quot;    &quot;; &quot;&quot;))))" office:value-type="string" office:string-value=" [[2024-09-08\|08]] " calcext:value-type="string">
            <text:p><text:s/>[[2024-09-08\|08]] </text:p>
          </table:table-cell>
          <table:table-cell table:style-name="ce2" table:formula="of:=IF([.Q$16]=&quot;NEWLINE&quot;; NEWLINE; IF([.Q$16]&lt;=[.$E25]; &quot;    &quot;; IF(AND(([.Q$16]-[.$E25])&gt;0; ([.Q$16]-[.$E25])&lt;=[.$C25]); &quot; [[&quot;&amp;JOURNAL_YEAR&amp;&quot;-&quot;&amp;TEXT([.$A25]; &quot;00&quot;)&amp;&quot;-&quot;&amp;TEXT([.Q$16]-[.$E25]; &quot;00&quot;)&amp;&quot;\|&quot;&amp;TEXT([.Q$16]-[.$E25]; &quot;00&quot;)&amp;&quot;]] &quot;; IF(OR([.$C25]+[.$E25]&gt;35; [.Q$16]&lt;=35); &quot;    &quot;; &quot;&quot;))))" office:value-type="string" office:string-value=" [[2024-09-09\|09]] " calcext:value-type="string">
            <text:p><text:s/>[[2024-09-09\|09]] </text:p>
          </table:table-cell>
          <table:table-cell table:style-name="ce2" table:formula="of:=IF([.R$16]=&quot;NEWLINE&quot;; NEWLINE; IF([.R$16]&lt;=[.$E25]; &quot;    &quot;; IF(AND(([.R$16]-[.$E25])&gt;0; ([.R$16]-[.$E25])&lt;=[.$C25]); &quot; [[&quot;&amp;JOURNAL_YEAR&amp;&quot;-&quot;&amp;TEXT([.$A25]; &quot;00&quot;)&amp;&quot;-&quot;&amp;TEXT([.R$16]-[.$E25]; &quot;00&quot;)&amp;&quot;\|&quot;&amp;TEXT([.R$16]-[.$E25]; &quot;00&quot;)&amp;&quot;]] &quot;; IF(OR([.$C25]+[.$E25]&gt;35; [.R$16]&lt;=35); &quot;    &quot;; &quot;&quot;))))" office:value-type="string" office:string-value=" [[2024-09-10\|10]] " calcext:value-type="string">
            <text:p><text:s/>[[2024-09-10\|10]] </text:p>
          </table:table-cell>
          <table:table-cell table:style-name="ce2" table:formula="of:=IF([.S$16]=&quot;NEWLINE&quot;; NEWLINE; IF([.S$16]&lt;=[.$E25]; &quot;    &quot;; IF(AND(([.S$16]-[.$E25])&gt;0; ([.S$16]-[.$E25])&lt;=[.$C25]); &quot; [[&quot;&amp;JOURNAL_YEAR&amp;&quot;-&quot;&amp;TEXT([.$A25]; &quot;00&quot;)&amp;&quot;-&quot;&amp;TEXT([.S$16]-[.$E25]; &quot;00&quot;)&amp;&quot;\|&quot;&amp;TEXT([.S$16]-[.$E25]; &quot;00&quot;)&amp;&quot;]] &quot;; IF(OR([.$C25]+[.$E25]&gt;35; [.S$16]&lt;=35); &quot;    &quot;; &quot;&quot;))))" office:value-type="string" office:string-value=" [[2024-09-11\|11]] " calcext:value-type="string">
            <text:p><text:s/>[[2024-09-11\|11]] </text:p>
          </table:table-cell>
          <table:table-cell table:style-name="ce2" table:formula="of:=IF([.T$16]=&quot;NEWLINE&quot;; NEWLINE; IF([.T$16]&lt;=[.$E25]; &quot;    &quot;; IF(AND(([.T$16]-[.$E25])&gt;0; ([.T$16]-[.$E25])&lt;=[.$C25]); &quot; [[&quot;&amp;JOURNAL_YEAR&amp;&quot;-&quot;&amp;TEXT([.$A25]; &quot;00&quot;)&amp;&quot;-&quot;&amp;TEXT([.T$16]-[.$E25]; &quot;00&quot;)&amp;&quot;\|&quot;&amp;TEXT([.T$16]-[.$E25]; &quot;00&quot;)&amp;&quot;]] &quot;; IF(OR([.$C25]+[.$E25]&gt;35; [.T$16]&lt;=35); &quot;    &quot;; &quot;&quot;))))" office:value-type="string" office:string-value=" [[2024-09-12\|12]] " calcext:value-type="string">
            <text:p><text:s/>[[2024-09-12\|12]] </text:p>
          </table:table-cell>
          <table:table-cell table:style-name="ce2" table:formula="of:=IF([.U$16]=&quot;NEWLINE&quot;; NEWLINE; IF([.U$16]&lt;=[.$E25]; &quot;    &quot;; IF(AND(([.U$16]-[.$E25])&gt;0; ([.U$16]-[.$E25])&lt;=[.$C25]); &quot; [[&quot;&amp;JOURNAL_YEAR&amp;&quot;-&quot;&amp;TEXT([.$A25]; &quot;00&quot;)&amp;&quot;-&quot;&amp;TEXT([.U$16]-[.$E25]; &quot;00&quot;)&amp;&quot;\|&quot;&amp;TEXT([.U$16]-[.$E25]; &quot;00&quot;)&amp;&quot;]] &quot;; IF(OR([.$C25]+[.$E25]&gt;35; [.U$16]&lt;=35); &quot;    &quot;; &quot;&quot;))))" office:value-type="string" office:string-value=" [[2024-09-13\|13]] " calcext:value-type="string">
            <text:p><text:s/>[[2024-09-13\|13]] </text:p>
          </table:table-cell>
          <table:table-cell table:style-name="ce2" table:formula="of:=IF([.V$16]=&quot;NEWLINE&quot;; NEWLINE; IF([.V$16]&lt;=[.$E25]; &quot;    &quot;; IF(AND(([.V$16]-[.$E25])&gt;0; ([.V$16]-[.$E25])&lt;=[.$C25]); &quot; [[&quot;&amp;JOURNAL_YEAR&amp;&quot;-&quot;&amp;TEXT([.$A25]; &quot;00&quot;)&amp;&quot;-&quot;&amp;TEXT([.V$16]-[.$E25]; &quot;00&quot;)&amp;&quot;\|&quot;&amp;TEXT([.V$16]-[.$E25]; &quot;00&quot;)&amp;&quot;]] &quot;; IF(OR([.$C25]+[.$E25]&gt;35; [.V$16]&lt;=35); &quot;    &quot;; &quot;&quot;))))" office:value-type="string" office:string-value=" [[2024-09-14\|14]] " calcext:value-type="string">
            <text:p><text:s/>[[2024-09-14\|14]] </text:p>
          </table:table-cell>
          <table:table-cell table:style-name="ce2" table:formula="of:=IF([.W$16]=&quot;NEWLINE&quot;; NEWLINE; IF([.W$16]&lt;=[.$E25]; &quot;    &quot;; IF(AND(([.W$16]-[.$E25])&gt;0; ([.W$16]-[.$E25])&lt;=[.$C25]); &quot; [[&quot;&amp;JOURNAL_YEAR&amp;&quot;-&quot;&amp;TEXT([.$A25]; &quot;00&quot;)&amp;&quot;-&quot;&amp;TEXT([.W$16]-[.$E25]; &quot;00&quot;)&amp;&quot;\|&quot;&amp;TEXT([.W$16]-[.$E25]; &quot;00&quot;)&amp;&quot;]] &quot;; IF(OR([.$C25]+[.$E25]&gt;35; [.W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6]=&quot;NEWLINE&quot;; NEWLINE; IF([.X$16]&lt;=[.$E25]; &quot;    &quot;; IF(AND(([.X$16]-[.$E25])&gt;0; ([.X$16]-[.$E25])&lt;=[.$C25]); &quot; [[&quot;&amp;JOURNAL_YEAR&amp;&quot;-&quot;&amp;TEXT([.$A25]; &quot;00&quot;)&amp;&quot;-&quot;&amp;TEXT([.X$16]-[.$E25]; &quot;00&quot;)&amp;&quot;\|&quot;&amp;TEXT([.X$16]-[.$E25]; &quot;00&quot;)&amp;&quot;]] &quot;; IF(OR([.$C25]+[.$E25]&gt;35; [.X$16]&lt;=35); &quot;    &quot;; &quot;&quot;))))" office:value-type="string" office:string-value=" [[2024-09-15\|15]] " calcext:value-type="string">
            <text:p><text:s/>[[2024-09-15\|15]] </text:p>
          </table:table-cell>
          <table:table-cell table:style-name="ce2" table:formula="of:=IF([.Y$16]=&quot;NEWLINE&quot;; NEWLINE; IF([.Y$16]&lt;=[.$E25]; &quot;    &quot;; IF(AND(([.Y$16]-[.$E25])&gt;0; ([.Y$16]-[.$E25])&lt;=[.$C25]); &quot; [[&quot;&amp;JOURNAL_YEAR&amp;&quot;-&quot;&amp;TEXT([.$A25]; &quot;00&quot;)&amp;&quot;-&quot;&amp;TEXT([.Y$16]-[.$E25]; &quot;00&quot;)&amp;&quot;\|&quot;&amp;TEXT([.Y$16]-[.$E25]; &quot;00&quot;)&amp;&quot;]] &quot;; IF(OR([.$C25]+[.$E25]&gt;35; [.Y$16]&lt;=35); &quot;    &quot;; &quot;&quot;))))" office:value-type="string" office:string-value=" [[2024-09-16\|16]] " calcext:value-type="string">
            <text:p><text:s/>[[2024-09-16\|16]] </text:p>
          </table:table-cell>
          <table:table-cell table:style-name="ce2" table:formula="of:=IF([.Z$16]=&quot;NEWLINE&quot;; NEWLINE; IF([.Z$16]&lt;=[.$E25]; &quot;    &quot;; IF(AND(([.Z$16]-[.$E25])&gt;0; ([.Z$16]-[.$E25])&lt;=[.$C25]); &quot; [[&quot;&amp;JOURNAL_YEAR&amp;&quot;-&quot;&amp;TEXT([.$A25]; &quot;00&quot;)&amp;&quot;-&quot;&amp;TEXT([.Z$16]-[.$E25]; &quot;00&quot;)&amp;&quot;\|&quot;&amp;TEXT([.Z$16]-[.$E25]; &quot;00&quot;)&amp;&quot;]] &quot;; IF(OR([.$C25]+[.$E25]&gt;35; [.Z$16]&lt;=35); &quot;    &quot;; &quot;&quot;))))" office:value-type="string" office:string-value=" [[2024-09-17\|17]] " calcext:value-type="string">
            <text:p><text:s/>[[2024-09-17\|17]] </text:p>
          </table:table-cell>
          <table:table-cell table:style-name="ce2" table:formula="of:=IF([.AA$16]=&quot;NEWLINE&quot;; NEWLINE; IF([.AA$16]&lt;=[.$E25]; &quot;    &quot;; IF(AND(([.AA$16]-[.$E25])&gt;0; ([.AA$16]-[.$E25])&lt;=[.$C25]); &quot; [[&quot;&amp;JOURNAL_YEAR&amp;&quot;-&quot;&amp;TEXT([.$A25]; &quot;00&quot;)&amp;&quot;-&quot;&amp;TEXT([.AA$16]-[.$E25]; &quot;00&quot;)&amp;&quot;\|&quot;&amp;TEXT([.AA$16]-[.$E25]; &quot;00&quot;)&amp;&quot;]] &quot;; IF(OR([.$C25]+[.$E25]&gt;35; [.AA$16]&lt;=35); &quot;    &quot;; &quot;&quot;))))" office:value-type="string" office:string-value=" [[2024-09-18\|18]] " calcext:value-type="string">
            <text:p><text:s/>[[2024-09-18\|18]] </text:p>
          </table:table-cell>
          <table:table-cell table:style-name="ce2" table:formula="of:=IF([.AB$16]=&quot;NEWLINE&quot;; NEWLINE; IF([.AB$16]&lt;=[.$E25]; &quot;    &quot;; IF(AND(([.AB$16]-[.$E25])&gt;0; ([.AB$16]-[.$E25])&lt;=[.$C25]); &quot; [[&quot;&amp;JOURNAL_YEAR&amp;&quot;-&quot;&amp;TEXT([.$A25]; &quot;00&quot;)&amp;&quot;-&quot;&amp;TEXT([.AB$16]-[.$E25]; &quot;00&quot;)&amp;&quot;\|&quot;&amp;TEXT([.AB$16]-[.$E25]; &quot;00&quot;)&amp;&quot;]] &quot;; IF(OR([.$C25]+[.$E25]&gt;35; [.AB$16]&lt;=35); &quot;    &quot;; &quot;&quot;))))" office:value-type="string" office:string-value=" [[2024-09-19\|19]] " calcext:value-type="string">
            <text:p><text:s/>[[2024-09-19\|19]] </text:p>
          </table:table-cell>
          <table:table-cell table:style-name="ce2" table:formula="of:=IF([.AC$16]=&quot;NEWLINE&quot;; NEWLINE; IF([.AC$16]&lt;=[.$E25]; &quot;    &quot;; IF(AND(([.AC$16]-[.$E25])&gt;0; ([.AC$16]-[.$E25])&lt;=[.$C25]); &quot; [[&quot;&amp;JOURNAL_YEAR&amp;&quot;-&quot;&amp;TEXT([.$A25]; &quot;00&quot;)&amp;&quot;-&quot;&amp;TEXT([.AC$16]-[.$E25]; &quot;00&quot;)&amp;&quot;\|&quot;&amp;TEXT([.AC$16]-[.$E25]; &quot;00&quot;)&amp;&quot;]] &quot;; IF(OR([.$C25]+[.$E25]&gt;35; [.AC$16]&lt;=35); &quot;    &quot;; &quot;&quot;))))" office:value-type="string" office:string-value=" [[2024-09-20\|20]] " calcext:value-type="string">
            <text:p><text:s/>[[2024-09-20\|20]] </text:p>
          </table:table-cell>
          <table:table-cell table:style-name="ce2" table:formula="of:=IF([.AD$16]=&quot;NEWLINE&quot;; NEWLINE; IF([.AD$16]&lt;=[.$E25]; &quot;    &quot;; IF(AND(([.AD$16]-[.$E25])&gt;0; ([.AD$16]-[.$E25])&lt;=[.$C25]); &quot; [[&quot;&amp;JOURNAL_YEAR&amp;&quot;-&quot;&amp;TEXT([.$A25]; &quot;00&quot;)&amp;&quot;-&quot;&amp;TEXT([.AD$16]-[.$E25]; &quot;00&quot;)&amp;&quot;\|&quot;&amp;TEXT([.AD$16]-[.$E25]; &quot;00&quot;)&amp;&quot;]] &quot;; IF(OR([.$C25]+[.$E25]&gt;35; [.AD$16]&lt;=35); &quot;    &quot;; &quot;&quot;))))" office:value-type="string" office:string-value=" [[2024-09-21\|21]] " calcext:value-type="string">
            <text:p><text:s/>[[2024-09-21\|21]] </text:p>
          </table:table-cell>
          <table:table-cell table:style-name="ce2" table:formula="of:=IF([.AE$16]=&quot;NEWLINE&quot;; NEWLINE; IF([.AE$16]&lt;=[.$E25]; &quot;    &quot;; IF(AND(([.AE$16]-[.$E25])&gt;0; ([.AE$16]-[.$E25])&lt;=[.$C25]); &quot; [[&quot;&amp;JOURNAL_YEAR&amp;&quot;-&quot;&amp;TEXT([.$A25]; &quot;00&quot;)&amp;&quot;-&quot;&amp;TEXT([.AE$16]-[.$E25]; &quot;00&quot;)&amp;&quot;\|&quot;&amp;TEXT([.AE$16]-[.$E25]; &quot;00&quot;)&amp;&quot;]] &quot;; IF(OR([.$C25]+[.$E25]&gt;35; [.AE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6]=&quot;NEWLINE&quot;; NEWLINE; IF([.AF$16]&lt;=[.$E25]; &quot;    &quot;; IF(AND(([.AF$16]-[.$E25])&gt;0; ([.AF$16]-[.$E25])&lt;=[.$C25]); &quot; [[&quot;&amp;JOURNAL_YEAR&amp;&quot;-&quot;&amp;TEXT([.$A25]; &quot;00&quot;)&amp;&quot;-&quot;&amp;TEXT([.AF$16]-[.$E25]; &quot;00&quot;)&amp;&quot;\|&quot;&amp;TEXT([.AF$16]-[.$E25]; &quot;00&quot;)&amp;&quot;]] &quot;; IF(OR([.$C25]+[.$E25]&gt;35; [.AF$16]&lt;=35); &quot;    &quot;; &quot;&quot;))))" office:value-type="string" office:string-value=" [[2024-09-22\|22]] " calcext:value-type="string">
            <text:p><text:s/>[[2024-09-22\|22]] </text:p>
          </table:table-cell>
          <table:table-cell table:style-name="ce2" table:formula="of:=IF([.AG$16]=&quot;NEWLINE&quot;; NEWLINE; IF([.AG$16]&lt;=[.$E25]; &quot;    &quot;; IF(AND(([.AG$16]-[.$E25])&gt;0; ([.AG$16]-[.$E25])&lt;=[.$C25]); &quot; [[&quot;&amp;JOURNAL_YEAR&amp;&quot;-&quot;&amp;TEXT([.$A25]; &quot;00&quot;)&amp;&quot;-&quot;&amp;TEXT([.AG$16]-[.$E25]; &quot;00&quot;)&amp;&quot;\|&quot;&amp;TEXT([.AG$16]-[.$E25]; &quot;00&quot;)&amp;&quot;]] &quot;; IF(OR([.$C25]+[.$E25]&gt;35; [.AG$16]&lt;=35); &quot;    &quot;; &quot;&quot;))))" office:value-type="string" office:string-value=" [[2024-09-23\|23]] " calcext:value-type="string">
            <text:p><text:s/>[[2024-09-23\|23]] </text:p>
          </table:table-cell>
          <table:table-cell table:style-name="ce2" table:formula="of:=IF([.AH$16]=&quot;NEWLINE&quot;; NEWLINE; IF([.AH$16]&lt;=[.$E25]; &quot;    &quot;; IF(AND(([.AH$16]-[.$E25])&gt;0; ([.AH$16]-[.$E25])&lt;=[.$C25]); &quot; [[&quot;&amp;JOURNAL_YEAR&amp;&quot;-&quot;&amp;TEXT([.$A25]; &quot;00&quot;)&amp;&quot;-&quot;&amp;TEXT([.AH$16]-[.$E25]; &quot;00&quot;)&amp;&quot;\|&quot;&amp;TEXT([.AH$16]-[.$E25]; &quot;00&quot;)&amp;&quot;]] &quot;; IF(OR([.$C25]+[.$E25]&gt;35; [.AH$16]&lt;=35); &quot;    &quot;; &quot;&quot;))))" office:value-type="string" office:string-value=" [[2024-09-24\|24]] " calcext:value-type="string">
            <text:p><text:s/>[[2024-09-24\|24]] </text:p>
          </table:table-cell>
          <table:table-cell table:style-name="ce2" table:formula="of:=IF([.AI$16]=&quot;NEWLINE&quot;; NEWLINE; IF([.AI$16]&lt;=[.$E25]; &quot;    &quot;; IF(AND(([.AI$16]-[.$E25])&gt;0; ([.AI$16]-[.$E25])&lt;=[.$C25]); &quot; [[&quot;&amp;JOURNAL_YEAR&amp;&quot;-&quot;&amp;TEXT([.$A25]; &quot;00&quot;)&amp;&quot;-&quot;&amp;TEXT([.AI$16]-[.$E25]; &quot;00&quot;)&amp;&quot;\|&quot;&amp;TEXT([.AI$16]-[.$E25]; &quot;00&quot;)&amp;&quot;]] &quot;; IF(OR([.$C25]+[.$E25]&gt;35; [.AI$16]&lt;=35); &quot;    &quot;; &quot;&quot;))))" office:value-type="string" office:string-value=" [[2024-09-25\|25]] " calcext:value-type="string">
            <text:p><text:s/>[[2024-09-25\|25]] </text:p>
          </table:table-cell>
          <table:table-cell table:style-name="ce2" table:formula="of:=IF([.AJ$16]=&quot;NEWLINE&quot;; NEWLINE; IF([.AJ$16]&lt;=[.$E25]; &quot;    &quot;; IF(AND(([.AJ$16]-[.$E25])&gt;0; ([.AJ$16]-[.$E25])&lt;=[.$C25]); &quot; [[&quot;&amp;JOURNAL_YEAR&amp;&quot;-&quot;&amp;TEXT([.$A25]; &quot;00&quot;)&amp;&quot;-&quot;&amp;TEXT([.AJ$16]-[.$E25]; &quot;00&quot;)&amp;&quot;\|&quot;&amp;TEXT([.AJ$16]-[.$E25]; &quot;00&quot;)&amp;&quot;]] &quot;; IF(OR([.$C25]+[.$E25]&gt;35; [.AJ$16]&lt;=35); &quot;    &quot;; &quot;&quot;))))" office:value-type="string" office:string-value=" [[2024-09-26\|26]] " calcext:value-type="string">
            <text:p><text:s/>[[2024-09-26\|26]] </text:p>
          </table:table-cell>
          <table:table-cell table:style-name="ce2" table:formula="of:=IF([.AK$16]=&quot;NEWLINE&quot;; NEWLINE; IF([.AK$16]&lt;=[.$E25]; &quot;    &quot;; IF(AND(([.AK$16]-[.$E25])&gt;0; ([.AK$16]-[.$E25])&lt;=[.$C25]); &quot; [[&quot;&amp;JOURNAL_YEAR&amp;&quot;-&quot;&amp;TEXT([.$A25]; &quot;00&quot;)&amp;&quot;-&quot;&amp;TEXT([.AK$16]-[.$E25]; &quot;00&quot;)&amp;&quot;\|&quot;&amp;TEXT([.AK$16]-[.$E25]; &quot;00&quot;)&amp;&quot;]] &quot;; IF(OR([.$C25]+[.$E25]&gt;35; [.AK$16]&lt;=35); &quot;    &quot;; &quot;&quot;))))" office:value-type="string" office:string-value=" [[2024-09-27\|27]] " calcext:value-type="string">
            <text:p><text:s/>[[2024-09-27\|27]] </text:p>
          </table:table-cell>
          <table:table-cell table:style-name="ce2" table:formula="of:=IF([.AL$16]=&quot;NEWLINE&quot;; NEWLINE; IF([.AL$16]&lt;=[.$E25]; &quot;    &quot;; IF(AND(([.AL$16]-[.$E25])&gt;0; ([.AL$16]-[.$E25])&lt;=[.$C25]); &quot; [[&quot;&amp;JOURNAL_YEAR&amp;&quot;-&quot;&amp;TEXT([.$A25]; &quot;00&quot;)&amp;&quot;-&quot;&amp;TEXT([.AL$16]-[.$E25]; &quot;00&quot;)&amp;&quot;\|&quot;&amp;TEXT([.AL$16]-[.$E25]; &quot;00&quot;)&amp;&quot;]] &quot;; IF(OR([.$C25]+[.$E25]&gt;35; [.AL$16]&lt;=35); &quot;    &quot;; &quot;&quot;))))" office:value-type="string" office:string-value=" [[2024-09-28\|28]] " calcext:value-type="string">
            <text:p><text:s/>[[2024-09-28\|28]] </text:p>
          </table:table-cell>
          <table:table-cell table:style-name="ce2" table:formula="of:=IF([.AM$16]=&quot;NEWLINE&quot;; NEWLINE; IF([.AM$16]&lt;=[.$E25]; &quot;    &quot;; IF(AND(([.AM$16]-[.$E25])&gt;0; ([.AM$16]-[.$E25])&lt;=[.$C25]); &quot; [[&quot;&amp;JOURNAL_YEAR&amp;&quot;-&quot;&amp;TEXT([.$A25]; &quot;00&quot;)&amp;&quot;-&quot;&amp;TEXT([.AM$16]-[.$E25]; &quot;00&quot;)&amp;&quot;\|&quot;&amp;TEXT([.AM$16]-[.$E25]; &quot;00&quot;)&amp;&quot;]] &quot;; IF(OR([.$C25]+[.$E25]&gt;35; [.AM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6]=&quot;NEWLINE&quot;; NEWLINE; IF([.AN$16]&lt;=[.$E25]; &quot;    &quot;; IF(AND(([.AN$16]-[.$E25])&gt;0; ([.AN$16]-[.$E25])&lt;=[.$C25]); &quot; [[&quot;&amp;JOURNAL_YEAR&amp;&quot;-&quot;&amp;TEXT([.$A25]; &quot;00&quot;)&amp;&quot;-&quot;&amp;TEXT([.AN$16]-[.$E25]; &quot;00&quot;)&amp;&quot;\|&quot;&amp;TEXT([.AN$16]-[.$E25]; &quot;00&quot;)&amp;&quot;]] &quot;; IF(OR([.$C25]+[.$E25]&gt;35; [.AN$16]&lt;=35); &quot;    &quot;; &quot;&quot;))))" office:value-type="string" office:string-value=" [[2024-09-29\|29]] " calcext:value-type="string">
            <text:p><text:s/>[[2024-09-29\|29]] </text:p>
          </table:table-cell>
          <table:table-cell table:style-name="ce2" table:formula="of:=IF([.AO$16]=&quot;NEWLINE&quot;; NEWLINE; IF([.AO$16]&lt;=[.$E25]; &quot;    &quot;; IF(AND(([.AO$16]-[.$E25])&gt;0; ([.AO$16]-[.$E25])&lt;=[.$C25]); &quot; [[&quot;&amp;JOURNAL_YEAR&amp;&quot;-&quot;&amp;TEXT([.$A25]; &quot;00&quot;)&amp;&quot;-&quot;&amp;TEXT([.AO$16]-[.$E25]; &quot;00&quot;)&amp;&quot;\|&quot;&amp;TEXT([.AO$16]-[.$E25]; &quot;00&quot;)&amp;&quot;]] &quot;; IF(OR([.$C25]+[.$E25]&gt;35; [.AO$16]&lt;=35); &quot;    &quot;; &quot;&quot;))))" office:value-type="string" office:string-value=" [[2024-09-30\|30]] " calcext:value-type="string">
            <text:p><text:s/>[[2024-09-30\|30]] </text:p>
          </table:table-cell>
          <table:table-cell table:style-name="ce2" table:formula="of:=IF([.AP$16]=&quot;NEWLINE&quot;; NEWLINE; IF([.AP$16]&lt;=[.$E25]; &quot;    &quot;; IF(AND(([.AP$16]-[.$E25])&gt;0; ([.AP$16]-[.$E25])&lt;=[.$C25]); &quot; [[&quot;&amp;JOURNAL_YEAR&amp;&quot;-&quot;&amp;TEXT([.$A25]; &quot;00&quot;)&amp;&quot;-&quot;&amp;TEXT([.AP$16]-[.$E25]; &quot;00&quot;)&amp;&quot;\|&quot;&amp;TEXT([.AP$16]-[.$E25]; &quot;00&quot;)&amp;&quot;]] &quot;; IF(OR([.$C25]+[.$E25]&gt;35; [.AP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Q$16]=&quot;NEWLINE&quot;; NEWLINE; IF([.AQ$16]&lt;=[.$E25]; &quot;    &quot;; IF(AND(([.AQ$16]-[.$E25])&gt;0; ([.AQ$16]-[.$E25])&lt;=[.$C25]); &quot; [[&quot;&amp;JOURNAL_YEAR&amp;&quot;-&quot;&amp;TEXT([.$A25]; &quot;00&quot;)&amp;&quot;-&quot;&amp;TEXT([.AQ$16]-[.$E25]; &quot;00&quot;)&amp;&quot;\|&quot;&amp;TEXT([.AQ$16]-[.$E25]; &quot;00&quot;)&amp;&quot;]] &quot;; IF(OR([.$C25]+[.$E25]&gt;35; [.AQ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R$16]=&quot;NEWLINE&quot;; NEWLINE; IF([.AR$16]&lt;=[.$E25]; &quot;    &quot;; IF(AND(([.AR$16]-[.$E25])&gt;0; ([.AR$16]-[.$E25])&lt;=[.$C25]); &quot; [[&quot;&amp;JOURNAL_YEAR&amp;&quot;-&quot;&amp;TEXT([.$A25]; &quot;00&quot;)&amp;&quot;-&quot;&amp;TEXT([.AR$16]-[.$E25]; &quot;00&quot;)&amp;&quot;\|&quot;&amp;TEXT([.AR$16]-[.$E25]; &quot;00&quot;)&amp;&quot;]] &quot;; IF(OR([.$C25]+[.$E25]&gt;35; [.AR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S$16]=&quot;NEWLINE&quot;; NEWLINE; IF([.AS$16]&lt;=[.$E25]; &quot;    &quot;; IF(AND(([.AS$16]-[.$E25])&gt;0; ([.AS$16]-[.$E25])&lt;=[.$C25]); &quot; [[&quot;&amp;JOURNAL_YEAR&amp;&quot;-&quot;&amp;TEXT([.$A25]; &quot;00&quot;)&amp;&quot;-&quot;&amp;TEXT([.AS$16]-[.$E25]; &quot;00&quot;)&amp;&quot;\|&quot;&amp;TEXT([.AS$16]-[.$E25]; &quot;00&quot;)&amp;&quot;]] &quot;; IF(OR([.$C25]+[.$E25]&gt;35; [.AS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T$16]=&quot;NEWLINE&quot;; NEWLINE; IF([.AT$16]&lt;=[.$E25]; &quot;    &quot;; IF(AND(([.AT$16]-[.$E25])&gt;0; ([.AT$16]-[.$E25])&lt;=[.$C25]); &quot; [[&quot;&amp;JOURNAL_YEAR&amp;&quot;-&quot;&amp;TEXT([.$A25]; &quot;00&quot;)&amp;&quot;-&quot;&amp;TEXT([.AT$16]-[.$E25]; &quot;00&quot;)&amp;&quot;\|&quot;&amp;TEXT([.AT$16]-[.$E25]; &quot;00&quot;)&amp;&quot;]] &quot;; IF(OR([.$C25]+[.$E25]&gt;35; [.AT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U$16]=&quot;NEWLINE&quot;; NEWLINE; IF([.AU$16]&lt;=[.$E25]; &quot;    &quot;; IF(AND(([.AU$16]-[.$E25])&gt;0; ([.AU$16]-[.$E25])&lt;=[.$C25]); &quot; [[&quot;&amp;JOURNAL_YEAR&amp;&quot;-&quot;&amp;TEXT([.$A25]; &quot;00&quot;)&amp;&quot;-&quot;&amp;TEXT([.AU$16]-[.$E25]; &quot;00&quot;)&amp;&quot;\|&quot;&amp;TEXT([.AU$16]-[.$E25]; &quot;00&quot;)&amp;&quot;]] &quot;; IF(OR([.$C25]+[.$E25]&gt;35; [.AU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6]=&quot;NEWLINE&quot;; NEWLINE; IF([.AV$16]&lt;=[.$E25]; &quot;    &quot;; IF(AND(([.AV$16]-[.$E25])&gt;0; ([.AV$16]-[.$E25])&lt;=[.$C25]); &quot; [[&quot;&amp;JOURNAL_YEAR&amp;&quot;-&quot;&amp;TEXT([.$A25]; &quot;00&quot;)&amp;&quot;-&quot;&amp;TEXT([.AV$16]-[.$E25]; &quot;00&quot;)&amp;&quot;\|&quot;&amp;TEXT([.AV$16]-[.$E25]; &quot;00&quot;)&amp;&quot;]] &quot;; IF(OR([.$C25]+[.$E25]&gt;35; [.AV$16]&lt;=35); &quot;    &quot;; &quot;&quot;))))">
            <text:p/>
          </table:table-cell>
          <table:table-cell table:style-name="ce2" table:formula="of:=IF([.AW$16]=&quot;NEWLINE&quot;; NEWLINE; IF([.AW$16]&lt;=[.$E25]; &quot;    &quot;; IF(AND(([.AW$16]-[.$E25])&gt;0; ([.AW$16]-[.$E25])&lt;=[.$C25]); &quot; [[&quot;&amp;JOURNAL_YEAR&amp;&quot;-&quot;&amp;TEXT([.$A25]; &quot;00&quot;)&amp;&quot;-&quot;&amp;TEXT([.AW$16]-[.$E25]; &quot;00&quot;)&amp;&quot;\|&quot;&amp;TEXT([.AW$16]-[.$E25]; &quot;00&quot;)&amp;&quot;]] &quot;; IF(OR([.$C25]+[.$E25]&gt;35; [.AW$16]&lt;=35); &quot;    &quot;; &quot;&quot;))))">
            <text:p/>
          </table:table-cell>
          <table:table-cell table:style-name="ce2" table:formula="of:=IF([.AX$16]=&quot;NEWLINE&quot;; NEWLINE; IF([.AX$16]&lt;=[.$E25]; &quot;    &quot;; IF(AND(([.AX$16]-[.$E25])&gt;0; ([.AX$16]-[.$E25])&lt;=[.$C25]); &quot; [[&quot;&amp;JOURNAL_YEAR&amp;&quot;-&quot;&amp;TEXT([.$A25]; &quot;00&quot;)&amp;&quot;-&quot;&amp;TEXT([.AX$16]-[.$E25]; &quot;00&quot;)&amp;&quot;\|&quot;&amp;TEXT([.AX$16]-[.$E25]; &quot;00&quot;)&amp;&quot;]] &quot;; IF(OR([.$C25]+[.$E25]&gt;35; [.AX$16]&lt;=35); &quot;    &quot;; &quot;&quot;))))">
            <text:p/>
          </table:table-cell>
          <table:table-cell table:style-name="ce2" table:formula="of:=IF([.AY$16]=&quot;NEWLINE&quot;; NEWLINE; IF([.AY$16]&lt;=[.$E25]; &quot;    &quot;; IF(AND(([.AY$16]-[.$E25])&gt;0; ([.AY$16]-[.$E25])&lt;=[.$C25]); &quot; [[&quot;&amp;JOURNAL_YEAR&amp;&quot;-&quot;&amp;TEXT([.$A25]; &quot;00&quot;)&amp;&quot;-&quot;&amp;TEXT([.AY$16]-[.$E25]; &quot;00&quot;)&amp;&quot;\|&quot;&amp;TEXT([.AY$16]-[.$E25]; &quot;00&quot;)&amp;&quot;]] &quot;; IF(OR([.$C25]+[.$E25]&gt;35; [.AY$16]&lt;=35); &quot;    &quot;; &quot;&quot;))))">
            <text:p/>
          </table:table-cell>
          <table:table-cell table:style-name="ce2" table:formula="of:=IF([.AZ$16]=&quot;NEWLINE&quot;; NEWLINE; IF([.AZ$16]&lt;=[.$E25]; &quot;    &quot;; IF(AND(([.AZ$16]-[.$E25])&gt;0; ([.AZ$16]-[.$E25])&lt;=[.$C25]); &quot; [[&quot;&amp;JOURNAL_YEAR&amp;&quot;-&quot;&amp;TEXT([.$A25]; &quot;00&quot;)&amp;&quot;-&quot;&amp;TEXT([.AZ$16]-[.$E25]; &quot;00&quot;)&amp;&quot;\|&quot;&amp;TEXT([.AZ$16]-[.$E25]; &quot;00&quot;)&amp;&quot;]] &quot;; IF(OR([.$C25]+[.$E25]&gt;35; [.AZ$16]&lt;=35); &quot;    &quot;; &quot;&quot;))))">
            <text:p/>
          </table:table-cell>
          <table:table-cell table:style-name="ce2" table:formula="of:=IF([.BA$16]=&quot;NEWLINE&quot;; NEWLINE; IF([.BA$16]&lt;=[.$E25]; &quot;    &quot;; IF(AND(([.BA$16]-[.$E25])&gt;0; ([.BA$16]-[.$E25])&lt;=[.$C25]); &quot; [[&quot;&amp;JOURNAL_YEAR&amp;&quot;-&quot;&amp;TEXT([.$A25]; &quot;00&quot;)&amp;&quot;-&quot;&amp;TEXT([.BA$16]-[.$E25]; &quot;00&quot;)&amp;&quot;\|&quot;&amp;TEXT([.BA$16]-[.$E25]; &quot;00&quot;)&amp;&quot;]] &quot;; IF(OR([.$C25]+[.$E25]&gt;35; [.BA$16]&lt;=35); &quot;    &quot;; &quot;&quot;))))">
            <text:p/>
          </table:table-cell>
          <table:table-cell table:style-name="ce2" table:formula="of:=IF([.BB$16]=&quot;NEWLINE&quot;; NEWLINE; IF([.BB$16]&lt;=[.$E25]; &quot;    &quot;; IF(AND(([.BB$16]-[.$E25])&gt;0; ([.BB$16]-[.$E25])&lt;=[.$C25]); &quot; [[&quot;&amp;JOURNAL_YEAR&amp;&quot;-&quot;&amp;TEXT([.$A25]; &quot;00&quot;)&amp;&quot;-&quot;&amp;TEXT([.BB$16]-[.$E25]; &quot;00&quot;)&amp;&quot;\|&quot;&amp;TEXT([.BB$16]-[.$E25]; &quot;00&quot;)&amp;&quot;]] &quot;; IF(OR([.$C25]+[.$E25]&gt;35; [.BB$16]&lt;=35); &quot;    &quot;; &quot;&quot;))))">
            <text:p/>
          </table:table-cell>
        </table:table-row>
        <table:table-row table:style-name="ro4">
          <table:table-cell table:formula="of:=[.A25]+1" office:value-type="float" office:value="10" calcext:value-type="float">
            <text:p>10</text:p>
          </table:table-cell>
          <table:table-cell table:style-name="Calc_20_Text" table:formula="of:=TEXT(DATE(2000; [.A26]; 1);&quot;MMMM&quot;)" office:value-type="string" office:string-value="October" calcext:value-type="string">
            <text:p>October</text:p>
          </table:table-cell>
          <table:table-cell table:style-name="Calc_20_Text" table:formula="of:=DAY(DATE(YEAR(JOURNAL_YEAR&amp;&quot;-&quot;&amp;[.B26]&amp;&quot;-01&quot;);MONTH(JOURNAL_YEAR&amp;&quot;-&quot;&amp;[.B26]&amp;&quot;-01&quot;)+1;0))" office:value-type="float" office:value="31" calcext:value-type="float">
            <text:p>31</text:p>
          </table:table-cell>
          <table:table-cell table:style-name="Calc_20_Text" table:formula="of:=WEEKDAY(JOURNAL_YEAR&amp;&quot;-&quot;&amp;[.B26]&amp;&quot;-01&quot;;2)" office:value-type="float" office:value="2" calcext:value-type="float">
            <text:p>2</text:p>
          </table:table-cell>
          <table:table-cell table:style-name="Calc_20_Text" table:formula="of:=IF([.D26]=7; 0; [.D26])" office:value-type="float" office:value="2" calcext:value-type="float">
            <text:p>2</text:p>
          </table:table-cell>
          <table:table-cell table:style-name="Calc_20_Text" table:formula="of:=CHOOSE([.D26];&quot;Monday&quot;; &quot;Tuesday&quot;; &quot;Wednesday&quot;;&quot;Thursday&quot;;&quot;Friday&quot;;&quot;Saturday&quot;;&quot;Sunday&quot;)" office:value-type="string" office:string-value="Tuesday" calcext:value-type="string">
            <text:p>Tuesday</text:p>
          </table:table-cell>
          <table:table-cell table:style-name="Calc_20_Text" table:formula="of:=[.B$11]&amp;NEWLINE&amp;[.B$12]&amp;NEWLINE&amp;&quot;|&quot;&amp;COM.MICROSOFT.TEXTJOIN(&quot;|&quot;; TRUE(); [.H26:.BB26])" office:value-type="string" office:string-value="| SUN | MON | TUE | WED | THU | FRI | SAT |&#13;&#10;|  ---  |  ---  |  ---  |  ---  |  ---  |  ---  |  ---  |&#13;&#10;|    |    | [[2024-10-01\|01]] | [[2024-10-02\|02]] | [[2024-10-03\|03]] | [[2024-10-04\|04]] | [[2024-10-05\|05]] |&#13;&#10;| [[2024-10-06\|06]] | [[2024-10-07\|07]] | [[2024-10-08\|08]] | [[2024-10-09\|09]] | [[2024-10-10\|10]] | [[2024-10-11\|11]] | [[2024-10-12\|12]] |&#13;&#10;| [[2024-10-13\|13]] | [[2024-10-14\|14]] | [[2024-10-15\|15]] | [[2024-10-16\|16]] | [[2024-10-17\|17]] | [[2024-10-18\|18]] | [[2024-10-19\|19]] |&#13;&#10;| [[2024-10-20\|20]] | [[2024-10-21\|21]] | [[2024-10-22\|22]] | [[2024-10-23\|23]] | [[2024-10-24\|24]] | [[2024-10-25\|25]] | [[2024-10-26\|26]] |&#13;&#10;| [[2024-10-27\|27]] | [[2024-10-28\|28]] | [[2024-10-29\|29]] | [[2024-10-30\|30]] | [[2024-10-31\|31]] |    |    |&#13;&#10;" calcext:value-type="string">
            <text:p>| SUN | MON | TUE | WED | THU | FRI | SAT |</text:p>
            <text:p>|  ---  |  ---  |  ---  |  ---  |  ---  |  ---  |  ---  |</text:p>
            <text:p>|    |    | [[2024-10-01\|01]] | [[2024-10-02\|02]] | [[2024-10-03\|03]] | [[2024-10-04\|04]] | [[2024-10-05\|05]] |</text:p>
            <text:p>| [[2024-10-06\|06]] | [[2024-10-07\|07]] | [[2024-10-08\|08]] | [[2024-10-09\|09]] | [[2024-10-10\|10]] | [[2024-10-11\|11]] | [[2024-10-12\|12]] |</text:p>
            <text:p>| [[2024-10-13\|13]] | [[2024-10-14\|14]] | [[2024-10-15\|15]] | [[2024-10-16\|16]] | [[2024-10-17\|17]] | [[2024-10-18\|18]] | [[2024-10-19\|19]] |</text:p>
            <text:p>| [[2024-10-20\|20]] | [[2024-10-21\|21]] | [[2024-10-22\|22]] | [[2024-10-23\|23]] | [[2024-10-24\|24]] | [[2024-10-25\|25]] | [[2024-10-26\|26]] |</text:p>
            <text:p>| [[2024-10-27\|27]] | [[2024-10-28\|28]] | [[2024-10-29\|29]] | [[2024-10-30\|30]] | [[2024-10-31\|31]] |    |    |</text:p>
            <text:p/>
          </table:table-cell>
          <table:table-cell table:style-name="ce2" table:formula="of:=IF([.H$16]=&quot;NEWLINE&quot;; NEWLINE; IF([.H$16]&lt;=[.$E26]; &quot;    &quot;; IF(AND(([.H$16]-[.$E26])&gt;0; ([.H$16]-[.$E26])&lt;=[.$C26]); &quot; [[&quot;&amp;JOURNAL_YEAR&amp;&quot;-&quot;&amp;TEXT([.$A26]; &quot;00&quot;)&amp;&quot;-&quot;&amp;TEXT([.H$16]-[.$E26]; &quot;00&quot;)&amp;&quot;\|&quot;&amp;TEXT([.H$16]-[.$E26]; &quot;00&quot;)&amp;&quot;]] &quot;; IF(OR([.$C26]+[.$E26]&gt;35; [.H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I$16]=&quot;NEWLINE&quot;; NEWLINE; IF([.I$16]&lt;=[.$E26]; &quot;    &quot;; IF(AND(([.I$16]-[.$E26])&gt;0; ([.I$16]-[.$E26])&lt;=[.$C26]); &quot; [[&quot;&amp;JOURNAL_YEAR&amp;&quot;-&quot;&amp;TEXT([.$A26]; &quot;00&quot;)&amp;&quot;-&quot;&amp;TEXT([.I$16]-[.$E26]; &quot;00&quot;)&amp;&quot;\|&quot;&amp;TEXT([.I$16]-[.$E26]; &quot;00&quot;)&amp;&quot;]] &quot;; IF(OR([.$C26]+[.$E26]&gt;35; [.I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J$16]=&quot;NEWLINE&quot;; NEWLINE; IF([.J$16]&lt;=[.$E26]; &quot;    &quot;; IF(AND(([.J$16]-[.$E26])&gt;0; ([.J$16]-[.$E26])&lt;=[.$C26]); &quot; [[&quot;&amp;JOURNAL_YEAR&amp;&quot;-&quot;&amp;TEXT([.$A26]; &quot;00&quot;)&amp;&quot;-&quot;&amp;TEXT([.J$16]-[.$E26]; &quot;00&quot;)&amp;&quot;\|&quot;&amp;TEXT([.J$16]-[.$E26]; &quot;00&quot;)&amp;&quot;]] &quot;; IF(OR([.$C26]+[.$E26]&gt;35; [.J$16]&lt;=35); &quot;    &quot;; &quot;&quot;))))" office:value-type="string" office:string-value=" [[2024-10-01\|01]] " calcext:value-type="string">
            <text:p><text:s/>[[2024-10-01\|01]] </text:p>
          </table:table-cell>
          <table:table-cell table:style-name="ce2" table:formula="of:=IF([.K$16]=&quot;NEWLINE&quot;; NEWLINE; IF([.K$16]&lt;=[.$E26]; &quot;    &quot;; IF(AND(([.K$16]-[.$E26])&gt;0; ([.K$16]-[.$E26])&lt;=[.$C26]); &quot; [[&quot;&amp;JOURNAL_YEAR&amp;&quot;-&quot;&amp;TEXT([.$A26]; &quot;00&quot;)&amp;&quot;-&quot;&amp;TEXT([.K$16]-[.$E26]; &quot;00&quot;)&amp;&quot;\|&quot;&amp;TEXT([.K$16]-[.$E26]; &quot;00&quot;)&amp;&quot;]] &quot;; IF(OR([.$C26]+[.$E26]&gt;35; [.K$16]&lt;=35); &quot;    &quot;; &quot;&quot;))))" office:value-type="string" office:string-value=" [[2024-10-02\|02]] " calcext:value-type="string">
            <text:p><text:s/>[[2024-10-02\|02]] </text:p>
          </table:table-cell>
          <table:table-cell table:style-name="ce2" table:formula="of:=IF([.L$16]=&quot;NEWLINE&quot;; NEWLINE; IF([.L$16]&lt;=[.$E26]; &quot;    &quot;; IF(AND(([.L$16]-[.$E26])&gt;0; ([.L$16]-[.$E26])&lt;=[.$C26]); &quot; [[&quot;&amp;JOURNAL_YEAR&amp;&quot;-&quot;&amp;TEXT([.$A26]; &quot;00&quot;)&amp;&quot;-&quot;&amp;TEXT([.L$16]-[.$E26]; &quot;00&quot;)&amp;&quot;\|&quot;&amp;TEXT([.L$16]-[.$E26]; &quot;00&quot;)&amp;&quot;]] &quot;; IF(OR([.$C26]+[.$E26]&gt;35; [.L$16]&lt;=35); &quot;    &quot;; &quot;&quot;))))" office:value-type="string" office:string-value=" [[2024-10-03\|03]] " calcext:value-type="string">
            <text:p><text:s/>[[2024-10-03\|03]] </text:p>
          </table:table-cell>
          <table:table-cell table:style-name="ce2" table:formula="of:=IF([.M$16]=&quot;NEWLINE&quot;; NEWLINE; IF([.M$16]&lt;=[.$E26]; &quot;    &quot;; IF(AND(([.M$16]-[.$E26])&gt;0; ([.M$16]-[.$E26])&lt;=[.$C26]); &quot; [[&quot;&amp;JOURNAL_YEAR&amp;&quot;-&quot;&amp;TEXT([.$A26]; &quot;00&quot;)&amp;&quot;-&quot;&amp;TEXT([.M$16]-[.$E26]; &quot;00&quot;)&amp;&quot;\|&quot;&amp;TEXT([.M$16]-[.$E26]; &quot;00&quot;)&amp;&quot;]] &quot;; IF(OR([.$C26]+[.$E26]&gt;35; [.M$16]&lt;=35); &quot;    &quot;; &quot;&quot;))))" office:value-type="string" office:string-value=" [[2024-10-04\|04]] " calcext:value-type="string">
            <text:p><text:s/>[[2024-10-04\|04]] </text:p>
          </table:table-cell>
          <table:table-cell table:style-name="ce2" table:formula="of:=IF([.N$16]=&quot;NEWLINE&quot;; NEWLINE; IF([.N$16]&lt;=[.$E26]; &quot;    &quot;; IF(AND(([.N$16]-[.$E26])&gt;0; ([.N$16]-[.$E26])&lt;=[.$C26]); &quot; [[&quot;&amp;JOURNAL_YEAR&amp;&quot;-&quot;&amp;TEXT([.$A26]; &quot;00&quot;)&amp;&quot;-&quot;&amp;TEXT([.N$16]-[.$E26]; &quot;00&quot;)&amp;&quot;\|&quot;&amp;TEXT([.N$16]-[.$E26]; &quot;00&quot;)&amp;&quot;]] &quot;; IF(OR([.$C26]+[.$E26]&gt;35; [.N$16]&lt;=35); &quot;    &quot;; &quot;&quot;))))" office:value-type="string" office:string-value=" [[2024-10-05\|05]] " calcext:value-type="string">
            <text:p><text:s/>[[2024-10-05\|05]] </text:p>
          </table:table-cell>
          <table:table-cell table:style-name="ce2" table:formula="of:=IF([.O$16]=&quot;NEWLINE&quot;; NEWLINE; IF([.O$16]&lt;=[.$E26]; &quot;    &quot;; IF(AND(([.O$16]-[.$E26])&gt;0; ([.O$16]-[.$E26])&lt;=[.$C26]); &quot; [[&quot;&amp;JOURNAL_YEAR&amp;&quot;-&quot;&amp;TEXT([.$A26]; &quot;00&quot;)&amp;&quot;-&quot;&amp;TEXT([.O$16]-[.$E26]; &quot;00&quot;)&amp;&quot;\|&quot;&amp;TEXT([.O$16]-[.$E26]; &quot;00&quot;)&amp;&quot;]] &quot;; IF(OR([.$C26]+[.$E26]&gt;35; [.O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6]=&quot;NEWLINE&quot;; NEWLINE; IF([.P$16]&lt;=[.$E26]; &quot;    &quot;; IF(AND(([.P$16]-[.$E26])&gt;0; ([.P$16]-[.$E26])&lt;=[.$C26]); &quot; [[&quot;&amp;JOURNAL_YEAR&amp;&quot;-&quot;&amp;TEXT([.$A26]; &quot;00&quot;)&amp;&quot;-&quot;&amp;TEXT([.P$16]-[.$E26]; &quot;00&quot;)&amp;&quot;\|&quot;&amp;TEXT([.P$16]-[.$E26]; &quot;00&quot;)&amp;&quot;]] &quot;; IF(OR([.$C26]+[.$E26]&gt;35; [.P$16]&lt;=35); &quot;    &quot;; &quot;&quot;))))" office:value-type="string" office:string-value=" [[2024-10-06\|06]] " calcext:value-type="string">
            <text:p><text:s/>[[2024-10-06\|06]] </text:p>
          </table:table-cell>
          <table:table-cell table:style-name="ce2" table:formula="of:=IF([.Q$16]=&quot;NEWLINE&quot;; NEWLINE; IF([.Q$16]&lt;=[.$E26]; &quot;    &quot;; IF(AND(([.Q$16]-[.$E26])&gt;0; ([.Q$16]-[.$E26])&lt;=[.$C26]); &quot; [[&quot;&amp;JOURNAL_YEAR&amp;&quot;-&quot;&amp;TEXT([.$A26]; &quot;00&quot;)&amp;&quot;-&quot;&amp;TEXT([.Q$16]-[.$E26]; &quot;00&quot;)&amp;&quot;\|&quot;&amp;TEXT([.Q$16]-[.$E26]; &quot;00&quot;)&amp;&quot;]] &quot;; IF(OR([.$C26]+[.$E26]&gt;35; [.Q$16]&lt;=35); &quot;    &quot;; &quot;&quot;))))" office:value-type="string" office:string-value=" [[2024-10-07\|07]] " calcext:value-type="string">
            <text:p><text:s/>[[2024-10-07\|07]] </text:p>
          </table:table-cell>
          <table:table-cell table:style-name="ce2" table:formula="of:=IF([.R$16]=&quot;NEWLINE&quot;; NEWLINE; IF([.R$16]&lt;=[.$E26]; &quot;    &quot;; IF(AND(([.R$16]-[.$E26])&gt;0; ([.R$16]-[.$E26])&lt;=[.$C26]); &quot; [[&quot;&amp;JOURNAL_YEAR&amp;&quot;-&quot;&amp;TEXT([.$A26]; &quot;00&quot;)&amp;&quot;-&quot;&amp;TEXT([.R$16]-[.$E26]; &quot;00&quot;)&amp;&quot;\|&quot;&amp;TEXT([.R$16]-[.$E26]; &quot;00&quot;)&amp;&quot;]] &quot;; IF(OR([.$C26]+[.$E26]&gt;35; [.R$16]&lt;=35); &quot;    &quot;; &quot;&quot;))))" office:value-type="string" office:string-value=" [[2024-10-08\|08]] " calcext:value-type="string">
            <text:p><text:s/>[[2024-10-08\|08]] </text:p>
          </table:table-cell>
          <table:table-cell table:style-name="ce2" table:formula="of:=IF([.S$16]=&quot;NEWLINE&quot;; NEWLINE; IF([.S$16]&lt;=[.$E26]; &quot;    &quot;; IF(AND(([.S$16]-[.$E26])&gt;0; ([.S$16]-[.$E26])&lt;=[.$C26]); &quot; [[&quot;&amp;JOURNAL_YEAR&amp;&quot;-&quot;&amp;TEXT([.$A26]; &quot;00&quot;)&amp;&quot;-&quot;&amp;TEXT([.S$16]-[.$E26]; &quot;00&quot;)&amp;&quot;\|&quot;&amp;TEXT([.S$16]-[.$E26]; &quot;00&quot;)&amp;&quot;]] &quot;; IF(OR([.$C26]+[.$E26]&gt;35; [.S$16]&lt;=35); &quot;    &quot;; &quot;&quot;))))" office:value-type="string" office:string-value=" [[2024-10-09\|09]] " calcext:value-type="string">
            <text:p><text:s/>[[2024-10-09\|09]] </text:p>
          </table:table-cell>
          <table:table-cell table:style-name="ce2" table:formula="of:=IF([.T$16]=&quot;NEWLINE&quot;; NEWLINE; IF([.T$16]&lt;=[.$E26]; &quot;    &quot;; IF(AND(([.T$16]-[.$E26])&gt;0; ([.T$16]-[.$E26])&lt;=[.$C26]); &quot; [[&quot;&amp;JOURNAL_YEAR&amp;&quot;-&quot;&amp;TEXT([.$A26]; &quot;00&quot;)&amp;&quot;-&quot;&amp;TEXT([.T$16]-[.$E26]; &quot;00&quot;)&amp;&quot;\|&quot;&amp;TEXT([.T$16]-[.$E26]; &quot;00&quot;)&amp;&quot;]] &quot;; IF(OR([.$C26]+[.$E26]&gt;35; [.T$16]&lt;=35); &quot;    &quot;; &quot;&quot;))))" office:value-type="string" office:string-value=" [[2024-10-10\|10]] " calcext:value-type="string">
            <text:p><text:s/>[[2024-10-10\|10]] </text:p>
          </table:table-cell>
          <table:table-cell table:style-name="ce2" table:formula="of:=IF([.U$16]=&quot;NEWLINE&quot;; NEWLINE; IF([.U$16]&lt;=[.$E26]; &quot;    &quot;; IF(AND(([.U$16]-[.$E26])&gt;0; ([.U$16]-[.$E26])&lt;=[.$C26]); &quot; [[&quot;&amp;JOURNAL_YEAR&amp;&quot;-&quot;&amp;TEXT([.$A26]; &quot;00&quot;)&amp;&quot;-&quot;&amp;TEXT([.U$16]-[.$E26]; &quot;00&quot;)&amp;&quot;\|&quot;&amp;TEXT([.U$16]-[.$E26]; &quot;00&quot;)&amp;&quot;]] &quot;; IF(OR([.$C26]+[.$E26]&gt;35; [.U$16]&lt;=35); &quot;    &quot;; &quot;&quot;))))" office:value-type="string" office:string-value=" [[2024-10-11\|11]] " calcext:value-type="string">
            <text:p><text:s/>[[2024-10-11\|11]] </text:p>
          </table:table-cell>
          <table:table-cell table:style-name="ce2" table:formula="of:=IF([.V$16]=&quot;NEWLINE&quot;; NEWLINE; IF([.V$16]&lt;=[.$E26]; &quot;    &quot;; IF(AND(([.V$16]-[.$E26])&gt;0; ([.V$16]-[.$E26])&lt;=[.$C26]); &quot; [[&quot;&amp;JOURNAL_YEAR&amp;&quot;-&quot;&amp;TEXT([.$A26]; &quot;00&quot;)&amp;&quot;-&quot;&amp;TEXT([.V$16]-[.$E26]; &quot;00&quot;)&amp;&quot;\|&quot;&amp;TEXT([.V$16]-[.$E26]; &quot;00&quot;)&amp;&quot;]] &quot;; IF(OR([.$C26]+[.$E26]&gt;35; [.V$16]&lt;=35); &quot;    &quot;; &quot;&quot;))))" office:value-type="string" office:string-value=" [[2024-10-12\|12]] " calcext:value-type="string">
            <text:p><text:s/>[[2024-10-12\|12]] </text:p>
          </table:table-cell>
          <table:table-cell table:style-name="ce2" table:formula="of:=IF([.W$16]=&quot;NEWLINE&quot;; NEWLINE; IF([.W$16]&lt;=[.$E26]; &quot;    &quot;; IF(AND(([.W$16]-[.$E26])&gt;0; ([.W$16]-[.$E26])&lt;=[.$C26]); &quot; [[&quot;&amp;JOURNAL_YEAR&amp;&quot;-&quot;&amp;TEXT([.$A26]; &quot;00&quot;)&amp;&quot;-&quot;&amp;TEXT([.W$16]-[.$E26]; &quot;00&quot;)&amp;&quot;\|&quot;&amp;TEXT([.W$16]-[.$E26]; &quot;00&quot;)&amp;&quot;]] &quot;; IF(OR([.$C26]+[.$E26]&gt;35; [.W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6]=&quot;NEWLINE&quot;; NEWLINE; IF([.X$16]&lt;=[.$E26]; &quot;    &quot;; IF(AND(([.X$16]-[.$E26])&gt;0; ([.X$16]-[.$E26])&lt;=[.$C26]); &quot; [[&quot;&amp;JOURNAL_YEAR&amp;&quot;-&quot;&amp;TEXT([.$A26]; &quot;00&quot;)&amp;&quot;-&quot;&amp;TEXT([.X$16]-[.$E26]; &quot;00&quot;)&amp;&quot;\|&quot;&amp;TEXT([.X$16]-[.$E26]; &quot;00&quot;)&amp;&quot;]] &quot;; IF(OR([.$C26]+[.$E26]&gt;35; [.X$16]&lt;=35); &quot;    &quot;; &quot;&quot;))))" office:value-type="string" office:string-value=" [[2024-10-13\|13]] " calcext:value-type="string">
            <text:p><text:s/>[[2024-10-13\|13]] </text:p>
          </table:table-cell>
          <table:table-cell table:style-name="ce2" table:formula="of:=IF([.Y$16]=&quot;NEWLINE&quot;; NEWLINE; IF([.Y$16]&lt;=[.$E26]; &quot;    &quot;; IF(AND(([.Y$16]-[.$E26])&gt;0; ([.Y$16]-[.$E26])&lt;=[.$C26]); &quot; [[&quot;&amp;JOURNAL_YEAR&amp;&quot;-&quot;&amp;TEXT([.$A26]; &quot;00&quot;)&amp;&quot;-&quot;&amp;TEXT([.Y$16]-[.$E26]; &quot;00&quot;)&amp;&quot;\|&quot;&amp;TEXT([.Y$16]-[.$E26]; &quot;00&quot;)&amp;&quot;]] &quot;; IF(OR([.$C26]+[.$E26]&gt;35; [.Y$16]&lt;=35); &quot;    &quot;; &quot;&quot;))))" office:value-type="string" office:string-value=" [[2024-10-14\|14]] " calcext:value-type="string">
            <text:p><text:s/>[[2024-10-14\|14]] </text:p>
          </table:table-cell>
          <table:table-cell table:style-name="ce2" table:formula="of:=IF([.Z$16]=&quot;NEWLINE&quot;; NEWLINE; IF([.Z$16]&lt;=[.$E26]; &quot;    &quot;; IF(AND(([.Z$16]-[.$E26])&gt;0; ([.Z$16]-[.$E26])&lt;=[.$C26]); &quot; [[&quot;&amp;JOURNAL_YEAR&amp;&quot;-&quot;&amp;TEXT([.$A26]; &quot;00&quot;)&amp;&quot;-&quot;&amp;TEXT([.Z$16]-[.$E26]; &quot;00&quot;)&amp;&quot;\|&quot;&amp;TEXT([.Z$16]-[.$E26]; &quot;00&quot;)&amp;&quot;]] &quot;; IF(OR([.$C26]+[.$E26]&gt;35; [.Z$16]&lt;=35); &quot;    &quot;; &quot;&quot;))))" office:value-type="string" office:string-value=" [[2024-10-15\|15]] " calcext:value-type="string">
            <text:p><text:s/>[[2024-10-15\|15]] </text:p>
          </table:table-cell>
          <table:table-cell table:style-name="ce2" table:formula="of:=IF([.AA$16]=&quot;NEWLINE&quot;; NEWLINE; IF([.AA$16]&lt;=[.$E26]; &quot;    &quot;; IF(AND(([.AA$16]-[.$E26])&gt;0; ([.AA$16]-[.$E26])&lt;=[.$C26]); &quot; [[&quot;&amp;JOURNAL_YEAR&amp;&quot;-&quot;&amp;TEXT([.$A26]; &quot;00&quot;)&amp;&quot;-&quot;&amp;TEXT([.AA$16]-[.$E26]; &quot;00&quot;)&amp;&quot;\|&quot;&amp;TEXT([.AA$16]-[.$E26]; &quot;00&quot;)&amp;&quot;]] &quot;; IF(OR([.$C26]+[.$E26]&gt;35; [.AA$16]&lt;=35); &quot;    &quot;; &quot;&quot;))))" office:value-type="string" office:string-value=" [[2024-10-16\|16]] " calcext:value-type="string">
            <text:p><text:s/>[[2024-10-16\|16]] </text:p>
          </table:table-cell>
          <table:table-cell table:style-name="ce2" table:formula="of:=IF([.AB$16]=&quot;NEWLINE&quot;; NEWLINE; IF([.AB$16]&lt;=[.$E26]; &quot;    &quot;; IF(AND(([.AB$16]-[.$E26])&gt;0; ([.AB$16]-[.$E26])&lt;=[.$C26]); &quot; [[&quot;&amp;JOURNAL_YEAR&amp;&quot;-&quot;&amp;TEXT([.$A26]; &quot;00&quot;)&amp;&quot;-&quot;&amp;TEXT([.AB$16]-[.$E26]; &quot;00&quot;)&amp;&quot;\|&quot;&amp;TEXT([.AB$16]-[.$E26]; &quot;00&quot;)&amp;&quot;]] &quot;; IF(OR([.$C26]+[.$E26]&gt;35; [.AB$16]&lt;=35); &quot;    &quot;; &quot;&quot;))))" office:value-type="string" office:string-value=" [[2024-10-17\|17]] " calcext:value-type="string">
            <text:p><text:s/>[[2024-10-17\|17]] </text:p>
          </table:table-cell>
          <table:table-cell table:style-name="ce2" table:formula="of:=IF([.AC$16]=&quot;NEWLINE&quot;; NEWLINE; IF([.AC$16]&lt;=[.$E26]; &quot;    &quot;; IF(AND(([.AC$16]-[.$E26])&gt;0; ([.AC$16]-[.$E26])&lt;=[.$C26]); &quot; [[&quot;&amp;JOURNAL_YEAR&amp;&quot;-&quot;&amp;TEXT([.$A26]; &quot;00&quot;)&amp;&quot;-&quot;&amp;TEXT([.AC$16]-[.$E26]; &quot;00&quot;)&amp;&quot;\|&quot;&amp;TEXT([.AC$16]-[.$E26]; &quot;00&quot;)&amp;&quot;]] &quot;; IF(OR([.$C26]+[.$E26]&gt;35; [.AC$16]&lt;=35); &quot;    &quot;; &quot;&quot;))))" office:value-type="string" office:string-value=" [[2024-10-18\|18]] " calcext:value-type="string">
            <text:p><text:s/>[[2024-10-18\|18]] </text:p>
          </table:table-cell>
          <table:table-cell table:style-name="ce2" table:formula="of:=IF([.AD$16]=&quot;NEWLINE&quot;; NEWLINE; IF([.AD$16]&lt;=[.$E26]; &quot;    &quot;; IF(AND(([.AD$16]-[.$E26])&gt;0; ([.AD$16]-[.$E26])&lt;=[.$C26]); &quot; [[&quot;&amp;JOURNAL_YEAR&amp;&quot;-&quot;&amp;TEXT([.$A26]; &quot;00&quot;)&amp;&quot;-&quot;&amp;TEXT([.AD$16]-[.$E26]; &quot;00&quot;)&amp;&quot;\|&quot;&amp;TEXT([.AD$16]-[.$E26]; &quot;00&quot;)&amp;&quot;]] &quot;; IF(OR([.$C26]+[.$E26]&gt;35; [.AD$16]&lt;=35); &quot;    &quot;; &quot;&quot;))))" office:value-type="string" office:string-value=" [[2024-10-19\|19]] " calcext:value-type="string">
            <text:p><text:s/>[[2024-10-19\|19]] </text:p>
          </table:table-cell>
          <table:table-cell table:style-name="ce2" table:formula="of:=IF([.AE$16]=&quot;NEWLINE&quot;; NEWLINE; IF([.AE$16]&lt;=[.$E26]; &quot;    &quot;; IF(AND(([.AE$16]-[.$E26])&gt;0; ([.AE$16]-[.$E26])&lt;=[.$C26]); &quot; [[&quot;&amp;JOURNAL_YEAR&amp;&quot;-&quot;&amp;TEXT([.$A26]; &quot;00&quot;)&amp;&quot;-&quot;&amp;TEXT([.AE$16]-[.$E26]; &quot;00&quot;)&amp;&quot;\|&quot;&amp;TEXT([.AE$16]-[.$E26]; &quot;00&quot;)&amp;&quot;]] &quot;; IF(OR([.$C26]+[.$E26]&gt;35; [.AE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6]=&quot;NEWLINE&quot;; NEWLINE; IF([.AF$16]&lt;=[.$E26]; &quot;    &quot;; IF(AND(([.AF$16]-[.$E26])&gt;0; ([.AF$16]-[.$E26])&lt;=[.$C26]); &quot; [[&quot;&amp;JOURNAL_YEAR&amp;&quot;-&quot;&amp;TEXT([.$A26]; &quot;00&quot;)&amp;&quot;-&quot;&amp;TEXT([.AF$16]-[.$E26]; &quot;00&quot;)&amp;&quot;\|&quot;&amp;TEXT([.AF$16]-[.$E26]; &quot;00&quot;)&amp;&quot;]] &quot;; IF(OR([.$C26]+[.$E26]&gt;35; [.AF$16]&lt;=35); &quot;    &quot;; &quot;&quot;))))" office:value-type="string" office:string-value=" [[2024-10-20\|20]] " calcext:value-type="string">
            <text:p><text:s/>[[2024-10-20\|20]] </text:p>
          </table:table-cell>
          <table:table-cell table:style-name="ce2" table:formula="of:=IF([.AG$16]=&quot;NEWLINE&quot;; NEWLINE; IF([.AG$16]&lt;=[.$E26]; &quot;    &quot;; IF(AND(([.AG$16]-[.$E26])&gt;0; ([.AG$16]-[.$E26])&lt;=[.$C26]); &quot; [[&quot;&amp;JOURNAL_YEAR&amp;&quot;-&quot;&amp;TEXT([.$A26]; &quot;00&quot;)&amp;&quot;-&quot;&amp;TEXT([.AG$16]-[.$E26]; &quot;00&quot;)&amp;&quot;\|&quot;&amp;TEXT([.AG$16]-[.$E26]; &quot;00&quot;)&amp;&quot;]] &quot;; IF(OR([.$C26]+[.$E26]&gt;35; [.AG$16]&lt;=35); &quot;    &quot;; &quot;&quot;))))" office:value-type="string" office:string-value=" [[2024-10-21\|21]] " calcext:value-type="string">
            <text:p><text:s/>[[2024-10-21\|21]] </text:p>
          </table:table-cell>
          <table:table-cell table:style-name="ce2" table:formula="of:=IF([.AH$16]=&quot;NEWLINE&quot;; NEWLINE; IF([.AH$16]&lt;=[.$E26]; &quot;    &quot;; IF(AND(([.AH$16]-[.$E26])&gt;0; ([.AH$16]-[.$E26])&lt;=[.$C26]); &quot; [[&quot;&amp;JOURNAL_YEAR&amp;&quot;-&quot;&amp;TEXT([.$A26]; &quot;00&quot;)&amp;&quot;-&quot;&amp;TEXT([.AH$16]-[.$E26]; &quot;00&quot;)&amp;&quot;\|&quot;&amp;TEXT([.AH$16]-[.$E26]; &quot;00&quot;)&amp;&quot;]] &quot;; IF(OR([.$C26]+[.$E26]&gt;35; [.AH$16]&lt;=35); &quot;    &quot;; &quot;&quot;))))" office:value-type="string" office:string-value=" [[2024-10-22\|22]] " calcext:value-type="string">
            <text:p><text:s/>[[2024-10-22\|22]] </text:p>
          </table:table-cell>
          <table:table-cell table:style-name="ce2" table:formula="of:=IF([.AI$16]=&quot;NEWLINE&quot;; NEWLINE; IF([.AI$16]&lt;=[.$E26]; &quot;    &quot;; IF(AND(([.AI$16]-[.$E26])&gt;0; ([.AI$16]-[.$E26])&lt;=[.$C26]); &quot; [[&quot;&amp;JOURNAL_YEAR&amp;&quot;-&quot;&amp;TEXT([.$A26]; &quot;00&quot;)&amp;&quot;-&quot;&amp;TEXT([.AI$16]-[.$E26]; &quot;00&quot;)&amp;&quot;\|&quot;&amp;TEXT([.AI$16]-[.$E26]; &quot;00&quot;)&amp;&quot;]] &quot;; IF(OR([.$C26]+[.$E26]&gt;35; [.AI$16]&lt;=35); &quot;    &quot;; &quot;&quot;))))" office:value-type="string" office:string-value=" [[2024-10-23\|23]] " calcext:value-type="string">
            <text:p><text:s/>[[2024-10-23\|23]] </text:p>
          </table:table-cell>
          <table:table-cell table:style-name="ce2" table:formula="of:=IF([.AJ$16]=&quot;NEWLINE&quot;; NEWLINE; IF([.AJ$16]&lt;=[.$E26]; &quot;    &quot;; IF(AND(([.AJ$16]-[.$E26])&gt;0; ([.AJ$16]-[.$E26])&lt;=[.$C26]); &quot; [[&quot;&amp;JOURNAL_YEAR&amp;&quot;-&quot;&amp;TEXT([.$A26]; &quot;00&quot;)&amp;&quot;-&quot;&amp;TEXT([.AJ$16]-[.$E26]; &quot;00&quot;)&amp;&quot;\|&quot;&amp;TEXT([.AJ$16]-[.$E26]; &quot;00&quot;)&amp;&quot;]] &quot;; IF(OR([.$C26]+[.$E26]&gt;35; [.AJ$16]&lt;=35); &quot;    &quot;; &quot;&quot;))))" office:value-type="string" office:string-value=" [[2024-10-24\|24]] " calcext:value-type="string">
            <text:p><text:s/>[[2024-10-24\|24]] </text:p>
          </table:table-cell>
          <table:table-cell table:style-name="ce2" table:formula="of:=IF([.AK$16]=&quot;NEWLINE&quot;; NEWLINE; IF([.AK$16]&lt;=[.$E26]; &quot;    &quot;; IF(AND(([.AK$16]-[.$E26])&gt;0; ([.AK$16]-[.$E26])&lt;=[.$C26]); &quot; [[&quot;&amp;JOURNAL_YEAR&amp;&quot;-&quot;&amp;TEXT([.$A26]; &quot;00&quot;)&amp;&quot;-&quot;&amp;TEXT([.AK$16]-[.$E26]; &quot;00&quot;)&amp;&quot;\|&quot;&amp;TEXT([.AK$16]-[.$E26]; &quot;00&quot;)&amp;&quot;]] &quot;; IF(OR([.$C26]+[.$E26]&gt;35; [.AK$16]&lt;=35); &quot;    &quot;; &quot;&quot;))))" office:value-type="string" office:string-value=" [[2024-10-25\|25]] " calcext:value-type="string">
            <text:p><text:s/>[[2024-10-25\|25]] </text:p>
          </table:table-cell>
          <table:table-cell table:style-name="ce2" table:formula="of:=IF([.AL$16]=&quot;NEWLINE&quot;; NEWLINE; IF([.AL$16]&lt;=[.$E26]; &quot;    &quot;; IF(AND(([.AL$16]-[.$E26])&gt;0; ([.AL$16]-[.$E26])&lt;=[.$C26]); &quot; [[&quot;&amp;JOURNAL_YEAR&amp;&quot;-&quot;&amp;TEXT([.$A26]; &quot;00&quot;)&amp;&quot;-&quot;&amp;TEXT([.AL$16]-[.$E26]; &quot;00&quot;)&amp;&quot;\|&quot;&amp;TEXT([.AL$16]-[.$E26]; &quot;00&quot;)&amp;&quot;]] &quot;; IF(OR([.$C26]+[.$E26]&gt;35; [.AL$16]&lt;=35); &quot;    &quot;; &quot;&quot;))))" office:value-type="string" office:string-value=" [[2024-10-26\|26]] " calcext:value-type="string">
            <text:p><text:s/>[[2024-10-26\|26]] </text:p>
          </table:table-cell>
          <table:table-cell table:style-name="ce2" table:formula="of:=IF([.AM$16]=&quot;NEWLINE&quot;; NEWLINE; IF([.AM$16]&lt;=[.$E26]; &quot;    &quot;; IF(AND(([.AM$16]-[.$E26])&gt;0; ([.AM$16]-[.$E26])&lt;=[.$C26]); &quot; [[&quot;&amp;JOURNAL_YEAR&amp;&quot;-&quot;&amp;TEXT([.$A26]; &quot;00&quot;)&amp;&quot;-&quot;&amp;TEXT([.AM$16]-[.$E26]; &quot;00&quot;)&amp;&quot;\|&quot;&amp;TEXT([.AM$16]-[.$E26]; &quot;00&quot;)&amp;&quot;]] &quot;; IF(OR([.$C26]+[.$E26]&gt;35; [.AM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6]=&quot;NEWLINE&quot;; NEWLINE; IF([.AN$16]&lt;=[.$E26]; &quot;    &quot;; IF(AND(([.AN$16]-[.$E26])&gt;0; ([.AN$16]-[.$E26])&lt;=[.$C26]); &quot; [[&quot;&amp;JOURNAL_YEAR&amp;&quot;-&quot;&amp;TEXT([.$A26]; &quot;00&quot;)&amp;&quot;-&quot;&amp;TEXT([.AN$16]-[.$E26]; &quot;00&quot;)&amp;&quot;\|&quot;&amp;TEXT([.AN$16]-[.$E26]; &quot;00&quot;)&amp;&quot;]] &quot;; IF(OR([.$C26]+[.$E26]&gt;35; [.AN$16]&lt;=35); &quot;    &quot;; &quot;&quot;))))" office:value-type="string" office:string-value=" [[2024-10-27\|27]] " calcext:value-type="string">
            <text:p><text:s/>[[2024-10-27\|27]] </text:p>
          </table:table-cell>
          <table:table-cell table:style-name="ce2" table:formula="of:=IF([.AO$16]=&quot;NEWLINE&quot;; NEWLINE; IF([.AO$16]&lt;=[.$E26]; &quot;    &quot;; IF(AND(([.AO$16]-[.$E26])&gt;0; ([.AO$16]-[.$E26])&lt;=[.$C26]); &quot; [[&quot;&amp;JOURNAL_YEAR&amp;&quot;-&quot;&amp;TEXT([.$A26]; &quot;00&quot;)&amp;&quot;-&quot;&amp;TEXT([.AO$16]-[.$E26]; &quot;00&quot;)&amp;&quot;\|&quot;&amp;TEXT([.AO$16]-[.$E26]; &quot;00&quot;)&amp;&quot;]] &quot;; IF(OR([.$C26]+[.$E26]&gt;35; [.AO$16]&lt;=35); &quot;    &quot;; &quot;&quot;))))" office:value-type="string" office:string-value=" [[2024-10-28\|28]] " calcext:value-type="string">
            <text:p><text:s/>[[2024-10-28\|28]] </text:p>
          </table:table-cell>
          <table:table-cell table:style-name="ce2" table:formula="of:=IF([.AP$16]=&quot;NEWLINE&quot;; NEWLINE; IF([.AP$16]&lt;=[.$E26]; &quot;    &quot;; IF(AND(([.AP$16]-[.$E26])&gt;0; ([.AP$16]-[.$E26])&lt;=[.$C26]); &quot; [[&quot;&amp;JOURNAL_YEAR&amp;&quot;-&quot;&amp;TEXT([.$A26]; &quot;00&quot;)&amp;&quot;-&quot;&amp;TEXT([.AP$16]-[.$E26]; &quot;00&quot;)&amp;&quot;\|&quot;&amp;TEXT([.AP$16]-[.$E26]; &quot;00&quot;)&amp;&quot;]] &quot;; IF(OR([.$C26]+[.$E26]&gt;35; [.AP$16]&lt;=35); &quot;    &quot;; &quot;&quot;))))" office:value-type="string" office:string-value=" [[2024-10-29\|29]] " calcext:value-type="string">
            <text:p><text:s/>[[2024-10-29\|29]] </text:p>
          </table:table-cell>
          <table:table-cell table:style-name="ce2" table:formula="of:=IF([.AQ$16]=&quot;NEWLINE&quot;; NEWLINE; IF([.AQ$16]&lt;=[.$E26]; &quot;    &quot;; IF(AND(([.AQ$16]-[.$E26])&gt;0; ([.AQ$16]-[.$E26])&lt;=[.$C26]); &quot; [[&quot;&amp;JOURNAL_YEAR&amp;&quot;-&quot;&amp;TEXT([.$A26]; &quot;00&quot;)&amp;&quot;-&quot;&amp;TEXT([.AQ$16]-[.$E26]; &quot;00&quot;)&amp;&quot;\|&quot;&amp;TEXT([.AQ$16]-[.$E26]; &quot;00&quot;)&amp;&quot;]] &quot;; IF(OR([.$C26]+[.$E26]&gt;35; [.AQ$16]&lt;=35); &quot;    &quot;; &quot;&quot;))))" office:value-type="string" office:string-value=" [[2024-10-30\|30]] " calcext:value-type="string">
            <text:p><text:s/>[[2024-10-30\|30]] </text:p>
          </table:table-cell>
          <table:table-cell table:style-name="ce2" table:formula="of:=IF([.AR$16]=&quot;NEWLINE&quot;; NEWLINE; IF([.AR$16]&lt;=[.$E26]; &quot;    &quot;; IF(AND(([.AR$16]-[.$E26])&gt;0; ([.AR$16]-[.$E26])&lt;=[.$C26]); &quot; [[&quot;&amp;JOURNAL_YEAR&amp;&quot;-&quot;&amp;TEXT([.$A26]; &quot;00&quot;)&amp;&quot;-&quot;&amp;TEXT([.AR$16]-[.$E26]; &quot;00&quot;)&amp;&quot;\|&quot;&amp;TEXT([.AR$16]-[.$E26]; &quot;00&quot;)&amp;&quot;]] &quot;; IF(OR([.$C26]+[.$E26]&gt;35; [.AR$16]&lt;=35); &quot;    &quot;; &quot;&quot;))))" office:value-type="string" office:string-value=" [[2024-10-31\|31]] " calcext:value-type="string">
            <text:p><text:s/>[[2024-10-31\|31]] </text:p>
          </table:table-cell>
          <table:table-cell table:style-name="ce2" table:formula="of:=IF([.AS$16]=&quot;NEWLINE&quot;; NEWLINE; IF([.AS$16]&lt;=[.$E26]; &quot;    &quot;; IF(AND(([.AS$16]-[.$E26])&gt;0; ([.AS$16]-[.$E26])&lt;=[.$C26]); &quot; [[&quot;&amp;JOURNAL_YEAR&amp;&quot;-&quot;&amp;TEXT([.$A26]; &quot;00&quot;)&amp;&quot;-&quot;&amp;TEXT([.AS$16]-[.$E26]; &quot;00&quot;)&amp;&quot;\|&quot;&amp;TEXT([.AS$16]-[.$E26]; &quot;00&quot;)&amp;&quot;]] &quot;; IF(OR([.$C26]+[.$E26]&gt;35; [.AS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T$16]=&quot;NEWLINE&quot;; NEWLINE; IF([.AT$16]&lt;=[.$E26]; &quot;    &quot;; IF(AND(([.AT$16]-[.$E26])&gt;0; ([.AT$16]-[.$E26])&lt;=[.$C26]); &quot; [[&quot;&amp;JOURNAL_YEAR&amp;&quot;-&quot;&amp;TEXT([.$A26]; &quot;00&quot;)&amp;&quot;-&quot;&amp;TEXT([.AT$16]-[.$E26]; &quot;00&quot;)&amp;&quot;\|&quot;&amp;TEXT([.AT$16]-[.$E26]; &quot;00&quot;)&amp;&quot;]] &quot;; IF(OR([.$C26]+[.$E26]&gt;35; [.AT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U$16]=&quot;NEWLINE&quot;; NEWLINE; IF([.AU$16]&lt;=[.$E26]; &quot;    &quot;; IF(AND(([.AU$16]-[.$E26])&gt;0; ([.AU$16]-[.$E26])&lt;=[.$C26]); &quot; [[&quot;&amp;JOURNAL_YEAR&amp;&quot;-&quot;&amp;TEXT([.$A26]; &quot;00&quot;)&amp;&quot;-&quot;&amp;TEXT([.AU$16]-[.$E26]; &quot;00&quot;)&amp;&quot;\|&quot;&amp;TEXT([.AU$16]-[.$E26]; &quot;00&quot;)&amp;&quot;]] &quot;; IF(OR([.$C26]+[.$E26]&gt;35; [.AU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6]=&quot;NEWLINE&quot;; NEWLINE; IF([.AV$16]&lt;=[.$E26]; &quot;    &quot;; IF(AND(([.AV$16]-[.$E26])&gt;0; ([.AV$16]-[.$E26])&lt;=[.$C26]); &quot; [[&quot;&amp;JOURNAL_YEAR&amp;&quot;-&quot;&amp;TEXT([.$A26]; &quot;00&quot;)&amp;&quot;-&quot;&amp;TEXT([.AV$16]-[.$E26]; &quot;00&quot;)&amp;&quot;\|&quot;&amp;TEXT([.AV$16]-[.$E26]; &quot;00&quot;)&amp;&quot;]] &quot;; IF(OR([.$C26]+[.$E26]&gt;35; [.AV$16]&lt;=35); &quot;    &quot;; &quot;&quot;))))">
            <text:p/>
          </table:table-cell>
          <table:table-cell table:style-name="ce2" table:formula="of:=IF([.AW$16]=&quot;NEWLINE&quot;; NEWLINE; IF([.AW$16]&lt;=[.$E26]; &quot;    &quot;; IF(AND(([.AW$16]-[.$E26])&gt;0; ([.AW$16]-[.$E26])&lt;=[.$C26]); &quot; [[&quot;&amp;JOURNAL_YEAR&amp;&quot;-&quot;&amp;TEXT([.$A26]; &quot;00&quot;)&amp;&quot;-&quot;&amp;TEXT([.AW$16]-[.$E26]; &quot;00&quot;)&amp;&quot;\|&quot;&amp;TEXT([.AW$16]-[.$E26]; &quot;00&quot;)&amp;&quot;]] &quot;; IF(OR([.$C26]+[.$E26]&gt;35; [.AW$16]&lt;=35); &quot;    &quot;; &quot;&quot;))))">
            <text:p/>
          </table:table-cell>
          <table:table-cell table:style-name="ce2" table:formula="of:=IF([.AX$16]=&quot;NEWLINE&quot;; NEWLINE; IF([.AX$16]&lt;=[.$E26]; &quot;    &quot;; IF(AND(([.AX$16]-[.$E26])&gt;0; ([.AX$16]-[.$E26])&lt;=[.$C26]); &quot; [[&quot;&amp;JOURNAL_YEAR&amp;&quot;-&quot;&amp;TEXT([.$A26]; &quot;00&quot;)&amp;&quot;-&quot;&amp;TEXT([.AX$16]-[.$E26]; &quot;00&quot;)&amp;&quot;\|&quot;&amp;TEXT([.AX$16]-[.$E26]; &quot;00&quot;)&amp;&quot;]] &quot;; IF(OR([.$C26]+[.$E26]&gt;35; [.AX$16]&lt;=35); &quot;    &quot;; &quot;&quot;))))">
            <text:p/>
          </table:table-cell>
          <table:table-cell table:style-name="ce2" table:formula="of:=IF([.AY$16]=&quot;NEWLINE&quot;; NEWLINE; IF([.AY$16]&lt;=[.$E26]; &quot;    &quot;; IF(AND(([.AY$16]-[.$E26])&gt;0; ([.AY$16]-[.$E26])&lt;=[.$C26]); &quot; [[&quot;&amp;JOURNAL_YEAR&amp;&quot;-&quot;&amp;TEXT([.$A26]; &quot;00&quot;)&amp;&quot;-&quot;&amp;TEXT([.AY$16]-[.$E26]; &quot;00&quot;)&amp;&quot;\|&quot;&amp;TEXT([.AY$16]-[.$E26]; &quot;00&quot;)&amp;&quot;]] &quot;; IF(OR([.$C26]+[.$E26]&gt;35; [.AY$16]&lt;=35); &quot;    &quot;; &quot;&quot;))))">
            <text:p/>
          </table:table-cell>
          <table:table-cell table:style-name="ce2" table:formula="of:=IF([.AZ$16]=&quot;NEWLINE&quot;; NEWLINE; IF([.AZ$16]&lt;=[.$E26]; &quot;    &quot;; IF(AND(([.AZ$16]-[.$E26])&gt;0; ([.AZ$16]-[.$E26])&lt;=[.$C26]); &quot; [[&quot;&amp;JOURNAL_YEAR&amp;&quot;-&quot;&amp;TEXT([.$A26]; &quot;00&quot;)&amp;&quot;-&quot;&amp;TEXT([.AZ$16]-[.$E26]; &quot;00&quot;)&amp;&quot;\|&quot;&amp;TEXT([.AZ$16]-[.$E26]; &quot;00&quot;)&amp;&quot;]] &quot;; IF(OR([.$C26]+[.$E26]&gt;35; [.AZ$16]&lt;=35); &quot;    &quot;; &quot;&quot;))))">
            <text:p/>
          </table:table-cell>
          <table:table-cell table:style-name="ce2" table:formula="of:=IF([.BA$16]=&quot;NEWLINE&quot;; NEWLINE; IF([.BA$16]&lt;=[.$E26]; &quot;    &quot;; IF(AND(([.BA$16]-[.$E26])&gt;0; ([.BA$16]-[.$E26])&lt;=[.$C26]); &quot; [[&quot;&amp;JOURNAL_YEAR&amp;&quot;-&quot;&amp;TEXT([.$A26]; &quot;00&quot;)&amp;&quot;-&quot;&amp;TEXT([.BA$16]-[.$E26]; &quot;00&quot;)&amp;&quot;\|&quot;&amp;TEXT([.BA$16]-[.$E26]; &quot;00&quot;)&amp;&quot;]] &quot;; IF(OR([.$C26]+[.$E26]&gt;35; [.BA$16]&lt;=35); &quot;    &quot;; &quot;&quot;))))">
            <text:p/>
          </table:table-cell>
          <table:table-cell table:style-name="ce2" table:formula="of:=IF([.BB$16]=&quot;NEWLINE&quot;; NEWLINE; IF([.BB$16]&lt;=[.$E26]; &quot;    &quot;; IF(AND(([.BB$16]-[.$E26])&gt;0; ([.BB$16]-[.$E26])&lt;=[.$C26]); &quot; [[&quot;&amp;JOURNAL_YEAR&amp;&quot;-&quot;&amp;TEXT([.$A26]; &quot;00&quot;)&amp;&quot;-&quot;&amp;TEXT([.BB$16]-[.$E26]; &quot;00&quot;)&amp;&quot;\|&quot;&amp;TEXT([.BB$16]-[.$E26]; &quot;00&quot;)&amp;&quot;]] &quot;; IF(OR([.$C26]+[.$E26]&gt;35; [.BB$16]&lt;=35); &quot;    &quot;; &quot;&quot;))))">
            <text:p/>
          </table:table-cell>
        </table:table-row>
        <table:table-row table:style-name="ro4">
          <table:table-cell table:formula="of:=[.A26]+1" office:value-type="float" office:value="11" calcext:value-type="float">
            <text:p>11</text:p>
          </table:table-cell>
          <table:table-cell table:style-name="Calc_20_Text" table:formula="of:=TEXT(DATE(2000; [.A27]; 1);&quot;MMMM&quot;)" office:value-type="string" office:string-value="November" calcext:value-type="string">
            <text:p>November</text:p>
          </table:table-cell>
          <table:table-cell table:style-name="Calc_20_Text" table:formula="of:=DAY(DATE(YEAR(JOURNAL_YEAR&amp;&quot;-&quot;&amp;[.B27]&amp;&quot;-01&quot;);MONTH(JOURNAL_YEAR&amp;&quot;-&quot;&amp;[.B27]&amp;&quot;-01&quot;)+1;0))" office:value-type="float" office:value="30" calcext:value-type="float">
            <text:p>30</text:p>
          </table:table-cell>
          <table:table-cell table:style-name="Calc_20_Text" table:formula="of:=WEEKDAY(JOURNAL_YEAR&amp;&quot;-&quot;&amp;[.B27]&amp;&quot;-01&quot;;2)" office:value-type="float" office:value="5" calcext:value-type="float">
            <text:p>5</text:p>
          </table:table-cell>
          <table:table-cell table:style-name="Calc_20_Text" table:formula="of:=IF([.D27]=7; 0; [.D27])" office:value-type="float" office:value="5" calcext:value-type="float">
            <text:p>5</text:p>
          </table:table-cell>
          <table:table-cell table:style-name="Calc_20_Text" table:formula="of:=CHOOSE([.D27];&quot;Monday&quot;; &quot;Tuesday&quot;; &quot;Wednesday&quot;;&quot;Thursday&quot;;&quot;Friday&quot;;&quot;Saturday&quot;;&quot;Sunday&quot;)" office:value-type="string" office:string-value="Friday" calcext:value-type="string">
            <text:p>Friday</text:p>
          </table:table-cell>
          <table:table-cell table:style-name="Calc_20_Text" table:formula="of:=[.B$11]&amp;NEWLINE&amp;[.B$12]&amp;NEWLINE&amp;&quot;|&quot;&amp;COM.MICROSOFT.TEXTJOIN(&quot;|&quot;; TRUE(); [.H27:.BB27])" office:value-type="string" office:string-value="| SUN | MON | TUE | WED | THU | FRI | SAT |&#13;&#10;|  ---  |  ---  |  ---  |  ---  |  ---  |  ---  |  ---  |&#13;&#10;|    |    |    |    |    | [[2024-11-01\|01]] | [[2024-11-02\|02]] |&#13;&#10;| [[2024-11-03\|03]] | [[2024-11-04\|04]] | [[2024-11-05\|05]] | [[2024-11-06\|06]] | [[2024-11-07\|07]] | [[2024-11-08\|08]] | [[2024-11-09\|09]] |&#13;&#10;| [[2024-11-10\|10]] | [[2024-11-11\|11]] | [[2024-11-12\|12]] | [[2024-11-13\|13]] | [[2024-11-14\|14]] | [[2024-11-15\|15]] | [[2024-11-16\|16]] |&#13;&#10;| [[2024-11-17\|17]] | [[2024-11-18\|18]] | [[2024-11-19\|19]] | [[2024-11-20\|20]] | [[2024-11-21\|21]] | [[2024-11-22\|22]] | [[2024-11-23\|23]] |&#13;&#10;| [[2024-11-24\|24]] | [[2024-11-25\|25]] | [[2024-11-26\|26]] | [[2024-11-27\|27]] | [[2024-11-28\|28]] | [[2024-11-29\|29]] | [[2024-11-30\|30]] |&#13;&#10;" calcext:value-type="string">
            <text:p>| SUN | MON | TUE | WED | THU | FRI | SAT |</text:p>
            <text:p>|  ---  |  ---  |  ---  |  ---  |  ---  |  ---  |  ---  |</text:p>
            <text:p>|    |    |    |    |    | [[2024-11-01\|01]] | [[2024-11-02\|02]] |</text:p>
            <text:p>| [[2024-11-03\|03]] | [[2024-11-04\|04]] | [[2024-11-05\|05]] | [[2024-11-06\|06]] | [[2024-11-07\|07]] | [[2024-11-08\|08]] | [[2024-11-09\|09]] |</text:p>
            <text:p>| [[2024-11-10\|10]] | [[2024-11-11\|11]] | [[2024-11-12\|12]] | [[2024-11-13\|13]] | [[2024-11-14\|14]] | [[2024-11-15\|15]] | [[2024-11-16\|16]] |</text:p>
            <text:p>| [[2024-11-17\|17]] | [[2024-11-18\|18]] | [[2024-11-19\|19]] | [[2024-11-20\|20]] | [[2024-11-21\|21]] | [[2024-11-22\|22]] | [[2024-11-23\|23]] |</text:p>
            <text:p>| [[2024-11-24\|24]] | [[2024-11-25\|25]] | [[2024-11-26\|26]] | [[2024-11-27\|27]] | [[2024-11-28\|28]] | [[2024-11-29\|29]] | [[2024-11-30\|30]] |</text:p>
            <text:p/>
          </table:table-cell>
          <table:table-cell table:style-name="ce2" table:formula="of:=IF([.H$16]=&quot;NEWLINE&quot;; NEWLINE; IF([.H$16]&lt;=[.$E27]; &quot;    &quot;; IF(AND(([.H$16]-[.$E27])&gt;0; ([.H$16]-[.$E27])&lt;=[.$C27]); &quot; [[&quot;&amp;JOURNAL_YEAR&amp;&quot;-&quot;&amp;TEXT([.$A27]; &quot;00&quot;)&amp;&quot;-&quot;&amp;TEXT([.H$16]-[.$E27]; &quot;00&quot;)&amp;&quot;\|&quot;&amp;TEXT([.H$16]-[.$E27]; &quot;00&quot;)&amp;&quot;]] &quot;; IF(OR([.$C27]+[.$E27]&gt;35; [.H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I$16]=&quot;NEWLINE&quot;; NEWLINE; IF([.I$16]&lt;=[.$E27]; &quot;    &quot;; IF(AND(([.I$16]-[.$E27])&gt;0; ([.I$16]-[.$E27])&lt;=[.$C27]); &quot; [[&quot;&amp;JOURNAL_YEAR&amp;&quot;-&quot;&amp;TEXT([.$A27]; &quot;00&quot;)&amp;&quot;-&quot;&amp;TEXT([.I$16]-[.$E27]; &quot;00&quot;)&amp;&quot;\|&quot;&amp;TEXT([.I$16]-[.$E27]; &quot;00&quot;)&amp;&quot;]] &quot;; IF(OR([.$C27]+[.$E27]&gt;35; [.I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J$16]=&quot;NEWLINE&quot;; NEWLINE; IF([.J$16]&lt;=[.$E27]; &quot;    &quot;; IF(AND(([.J$16]-[.$E27])&gt;0; ([.J$16]-[.$E27])&lt;=[.$C27]); &quot; [[&quot;&amp;JOURNAL_YEAR&amp;&quot;-&quot;&amp;TEXT([.$A27]; &quot;00&quot;)&amp;&quot;-&quot;&amp;TEXT([.J$16]-[.$E27]; &quot;00&quot;)&amp;&quot;\|&quot;&amp;TEXT([.J$16]-[.$E27]; &quot;00&quot;)&amp;&quot;]] &quot;; IF(OR([.$C27]+[.$E27]&gt;35; [.J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K$16]=&quot;NEWLINE&quot;; NEWLINE; IF([.K$16]&lt;=[.$E27]; &quot;    &quot;; IF(AND(([.K$16]-[.$E27])&gt;0; ([.K$16]-[.$E27])&lt;=[.$C27]); &quot; [[&quot;&amp;JOURNAL_YEAR&amp;&quot;-&quot;&amp;TEXT([.$A27]; &quot;00&quot;)&amp;&quot;-&quot;&amp;TEXT([.K$16]-[.$E27]; &quot;00&quot;)&amp;&quot;\|&quot;&amp;TEXT([.K$16]-[.$E27]; &quot;00&quot;)&amp;&quot;]] &quot;; IF(OR([.$C27]+[.$E27]&gt;35; [.K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L$16]=&quot;NEWLINE&quot;; NEWLINE; IF([.L$16]&lt;=[.$E27]; &quot;    &quot;; IF(AND(([.L$16]-[.$E27])&gt;0; ([.L$16]-[.$E27])&lt;=[.$C27]); &quot; [[&quot;&amp;JOURNAL_YEAR&amp;&quot;-&quot;&amp;TEXT([.$A27]; &quot;00&quot;)&amp;&quot;-&quot;&amp;TEXT([.L$16]-[.$E27]; &quot;00&quot;)&amp;&quot;\|&quot;&amp;TEXT([.L$16]-[.$E27]; &quot;00&quot;)&amp;&quot;]] &quot;; IF(OR([.$C27]+[.$E27]&gt;35; [.L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M$16]=&quot;NEWLINE&quot;; NEWLINE; IF([.M$16]&lt;=[.$E27]; &quot;    &quot;; IF(AND(([.M$16]-[.$E27])&gt;0; ([.M$16]-[.$E27])&lt;=[.$C27]); &quot; [[&quot;&amp;JOURNAL_YEAR&amp;&quot;-&quot;&amp;TEXT([.$A27]; &quot;00&quot;)&amp;&quot;-&quot;&amp;TEXT([.M$16]-[.$E27]; &quot;00&quot;)&amp;&quot;\|&quot;&amp;TEXT([.M$16]-[.$E27]; &quot;00&quot;)&amp;&quot;]] &quot;; IF(OR([.$C27]+[.$E27]&gt;35; [.M$16]&lt;=35); &quot;    &quot;; &quot;&quot;))))" office:value-type="string" office:string-value=" [[2024-11-01\|01]] " calcext:value-type="string">
            <text:p><text:s/>[[2024-11-01\|01]] </text:p>
          </table:table-cell>
          <table:table-cell table:style-name="ce2" table:formula="of:=IF([.N$16]=&quot;NEWLINE&quot;; NEWLINE; IF([.N$16]&lt;=[.$E27]; &quot;    &quot;; IF(AND(([.N$16]-[.$E27])&gt;0; ([.N$16]-[.$E27])&lt;=[.$C27]); &quot; [[&quot;&amp;JOURNAL_YEAR&amp;&quot;-&quot;&amp;TEXT([.$A27]; &quot;00&quot;)&amp;&quot;-&quot;&amp;TEXT([.N$16]-[.$E27]; &quot;00&quot;)&amp;&quot;\|&quot;&amp;TEXT([.N$16]-[.$E27]; &quot;00&quot;)&amp;&quot;]] &quot;; IF(OR([.$C27]+[.$E27]&gt;35; [.N$16]&lt;=35); &quot;    &quot;; &quot;&quot;))))" office:value-type="string" office:string-value=" [[2024-11-02\|02]] " calcext:value-type="string">
            <text:p><text:s/>[[2024-11-02\|02]] </text:p>
          </table:table-cell>
          <table:table-cell table:style-name="ce2" table:formula="of:=IF([.O$16]=&quot;NEWLINE&quot;; NEWLINE; IF([.O$16]&lt;=[.$E27]; &quot;    &quot;; IF(AND(([.O$16]-[.$E27])&gt;0; ([.O$16]-[.$E27])&lt;=[.$C27]); &quot; [[&quot;&amp;JOURNAL_YEAR&amp;&quot;-&quot;&amp;TEXT([.$A27]; &quot;00&quot;)&amp;&quot;-&quot;&amp;TEXT([.O$16]-[.$E27]; &quot;00&quot;)&amp;&quot;\|&quot;&amp;TEXT([.O$16]-[.$E27]; &quot;00&quot;)&amp;&quot;]] &quot;; IF(OR([.$C27]+[.$E27]&gt;35; [.O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6]=&quot;NEWLINE&quot;; NEWLINE; IF([.P$16]&lt;=[.$E27]; &quot;    &quot;; IF(AND(([.P$16]-[.$E27])&gt;0; ([.P$16]-[.$E27])&lt;=[.$C27]); &quot; [[&quot;&amp;JOURNAL_YEAR&amp;&quot;-&quot;&amp;TEXT([.$A27]; &quot;00&quot;)&amp;&quot;-&quot;&amp;TEXT([.P$16]-[.$E27]; &quot;00&quot;)&amp;&quot;\|&quot;&amp;TEXT([.P$16]-[.$E27]; &quot;00&quot;)&amp;&quot;]] &quot;; IF(OR([.$C27]+[.$E27]&gt;35; [.P$16]&lt;=35); &quot;    &quot;; &quot;&quot;))))" office:value-type="string" office:string-value=" [[2024-11-03\|03]] " calcext:value-type="string">
            <text:p><text:s/>[[2024-11-03\|03]] </text:p>
          </table:table-cell>
          <table:table-cell table:style-name="ce2" table:formula="of:=IF([.Q$16]=&quot;NEWLINE&quot;; NEWLINE; IF([.Q$16]&lt;=[.$E27]; &quot;    &quot;; IF(AND(([.Q$16]-[.$E27])&gt;0; ([.Q$16]-[.$E27])&lt;=[.$C27]); &quot; [[&quot;&amp;JOURNAL_YEAR&amp;&quot;-&quot;&amp;TEXT([.$A27]; &quot;00&quot;)&amp;&quot;-&quot;&amp;TEXT([.Q$16]-[.$E27]; &quot;00&quot;)&amp;&quot;\|&quot;&amp;TEXT([.Q$16]-[.$E27]; &quot;00&quot;)&amp;&quot;]] &quot;; IF(OR([.$C27]+[.$E27]&gt;35; [.Q$16]&lt;=35); &quot;    &quot;; &quot;&quot;))))" office:value-type="string" office:string-value=" [[2024-11-04\|04]] " calcext:value-type="string">
            <text:p><text:s/>[[2024-11-04\|04]] </text:p>
          </table:table-cell>
          <table:table-cell table:style-name="ce2" table:formula="of:=IF([.R$16]=&quot;NEWLINE&quot;; NEWLINE; IF([.R$16]&lt;=[.$E27]; &quot;    &quot;; IF(AND(([.R$16]-[.$E27])&gt;0; ([.R$16]-[.$E27])&lt;=[.$C27]); &quot; [[&quot;&amp;JOURNAL_YEAR&amp;&quot;-&quot;&amp;TEXT([.$A27]; &quot;00&quot;)&amp;&quot;-&quot;&amp;TEXT([.R$16]-[.$E27]; &quot;00&quot;)&amp;&quot;\|&quot;&amp;TEXT([.R$16]-[.$E27]; &quot;00&quot;)&amp;&quot;]] &quot;; IF(OR([.$C27]+[.$E27]&gt;35; [.R$16]&lt;=35); &quot;    &quot;; &quot;&quot;))))" office:value-type="string" office:string-value=" [[2024-11-05\|05]] " calcext:value-type="string">
            <text:p><text:s/>[[2024-11-05\|05]] </text:p>
          </table:table-cell>
          <table:table-cell table:style-name="ce2" table:formula="of:=IF([.S$16]=&quot;NEWLINE&quot;; NEWLINE; IF([.S$16]&lt;=[.$E27]; &quot;    &quot;; IF(AND(([.S$16]-[.$E27])&gt;0; ([.S$16]-[.$E27])&lt;=[.$C27]); &quot; [[&quot;&amp;JOURNAL_YEAR&amp;&quot;-&quot;&amp;TEXT([.$A27]; &quot;00&quot;)&amp;&quot;-&quot;&amp;TEXT([.S$16]-[.$E27]; &quot;00&quot;)&amp;&quot;\|&quot;&amp;TEXT([.S$16]-[.$E27]; &quot;00&quot;)&amp;&quot;]] &quot;; IF(OR([.$C27]+[.$E27]&gt;35; [.S$16]&lt;=35); &quot;    &quot;; &quot;&quot;))))" office:value-type="string" office:string-value=" [[2024-11-06\|06]] " calcext:value-type="string">
            <text:p><text:s/>[[2024-11-06\|06]] </text:p>
          </table:table-cell>
          <table:table-cell table:style-name="ce2" table:formula="of:=IF([.T$16]=&quot;NEWLINE&quot;; NEWLINE; IF([.T$16]&lt;=[.$E27]; &quot;    &quot;; IF(AND(([.T$16]-[.$E27])&gt;0; ([.T$16]-[.$E27])&lt;=[.$C27]); &quot; [[&quot;&amp;JOURNAL_YEAR&amp;&quot;-&quot;&amp;TEXT([.$A27]; &quot;00&quot;)&amp;&quot;-&quot;&amp;TEXT([.T$16]-[.$E27]; &quot;00&quot;)&amp;&quot;\|&quot;&amp;TEXT([.T$16]-[.$E27]; &quot;00&quot;)&amp;&quot;]] &quot;; IF(OR([.$C27]+[.$E27]&gt;35; [.T$16]&lt;=35); &quot;    &quot;; &quot;&quot;))))" office:value-type="string" office:string-value=" [[2024-11-07\|07]] " calcext:value-type="string">
            <text:p><text:s/>[[2024-11-07\|07]] </text:p>
          </table:table-cell>
          <table:table-cell table:style-name="ce2" table:formula="of:=IF([.U$16]=&quot;NEWLINE&quot;; NEWLINE; IF([.U$16]&lt;=[.$E27]; &quot;    &quot;; IF(AND(([.U$16]-[.$E27])&gt;0; ([.U$16]-[.$E27])&lt;=[.$C27]); &quot; [[&quot;&amp;JOURNAL_YEAR&amp;&quot;-&quot;&amp;TEXT([.$A27]; &quot;00&quot;)&amp;&quot;-&quot;&amp;TEXT([.U$16]-[.$E27]; &quot;00&quot;)&amp;&quot;\|&quot;&amp;TEXT([.U$16]-[.$E27]; &quot;00&quot;)&amp;&quot;]] &quot;; IF(OR([.$C27]+[.$E27]&gt;35; [.U$16]&lt;=35); &quot;    &quot;; &quot;&quot;))))" office:value-type="string" office:string-value=" [[2024-11-08\|08]] " calcext:value-type="string">
            <text:p><text:s/>[[2024-11-08\|08]] </text:p>
          </table:table-cell>
          <table:table-cell table:style-name="ce2" table:formula="of:=IF([.V$16]=&quot;NEWLINE&quot;; NEWLINE; IF([.V$16]&lt;=[.$E27]; &quot;    &quot;; IF(AND(([.V$16]-[.$E27])&gt;0; ([.V$16]-[.$E27])&lt;=[.$C27]); &quot; [[&quot;&amp;JOURNAL_YEAR&amp;&quot;-&quot;&amp;TEXT([.$A27]; &quot;00&quot;)&amp;&quot;-&quot;&amp;TEXT([.V$16]-[.$E27]; &quot;00&quot;)&amp;&quot;\|&quot;&amp;TEXT([.V$16]-[.$E27]; &quot;00&quot;)&amp;&quot;]] &quot;; IF(OR([.$C27]+[.$E27]&gt;35; [.V$16]&lt;=35); &quot;    &quot;; &quot;&quot;))))" office:value-type="string" office:string-value=" [[2024-11-09\|09]] " calcext:value-type="string">
            <text:p><text:s/>[[2024-11-09\|09]] </text:p>
          </table:table-cell>
          <table:table-cell table:style-name="ce2" table:formula="of:=IF([.W$16]=&quot;NEWLINE&quot;; NEWLINE; IF([.W$16]&lt;=[.$E27]; &quot;    &quot;; IF(AND(([.W$16]-[.$E27])&gt;0; ([.W$16]-[.$E27])&lt;=[.$C27]); &quot; [[&quot;&amp;JOURNAL_YEAR&amp;&quot;-&quot;&amp;TEXT([.$A27]; &quot;00&quot;)&amp;&quot;-&quot;&amp;TEXT([.W$16]-[.$E27]; &quot;00&quot;)&amp;&quot;\|&quot;&amp;TEXT([.W$16]-[.$E27]; &quot;00&quot;)&amp;&quot;]] &quot;; IF(OR([.$C27]+[.$E27]&gt;35; [.W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6]=&quot;NEWLINE&quot;; NEWLINE; IF([.X$16]&lt;=[.$E27]; &quot;    &quot;; IF(AND(([.X$16]-[.$E27])&gt;0; ([.X$16]-[.$E27])&lt;=[.$C27]); &quot; [[&quot;&amp;JOURNAL_YEAR&amp;&quot;-&quot;&amp;TEXT([.$A27]; &quot;00&quot;)&amp;&quot;-&quot;&amp;TEXT([.X$16]-[.$E27]; &quot;00&quot;)&amp;&quot;\|&quot;&amp;TEXT([.X$16]-[.$E27]; &quot;00&quot;)&amp;&quot;]] &quot;; IF(OR([.$C27]+[.$E27]&gt;35; [.X$16]&lt;=35); &quot;    &quot;; &quot;&quot;))))" office:value-type="string" office:string-value=" [[2024-11-10\|10]] " calcext:value-type="string">
            <text:p><text:s/>[[2024-11-10\|10]] </text:p>
          </table:table-cell>
          <table:table-cell table:style-name="ce2" table:formula="of:=IF([.Y$16]=&quot;NEWLINE&quot;; NEWLINE; IF([.Y$16]&lt;=[.$E27]; &quot;    &quot;; IF(AND(([.Y$16]-[.$E27])&gt;0; ([.Y$16]-[.$E27])&lt;=[.$C27]); &quot; [[&quot;&amp;JOURNAL_YEAR&amp;&quot;-&quot;&amp;TEXT([.$A27]; &quot;00&quot;)&amp;&quot;-&quot;&amp;TEXT([.Y$16]-[.$E27]; &quot;00&quot;)&amp;&quot;\|&quot;&amp;TEXT([.Y$16]-[.$E27]; &quot;00&quot;)&amp;&quot;]] &quot;; IF(OR([.$C27]+[.$E27]&gt;35; [.Y$16]&lt;=35); &quot;    &quot;; &quot;&quot;))))" office:value-type="string" office:string-value=" [[2024-11-11\|11]] " calcext:value-type="string">
            <text:p><text:s/>[[2024-11-11\|11]] </text:p>
          </table:table-cell>
          <table:table-cell table:style-name="ce2" table:formula="of:=IF([.Z$16]=&quot;NEWLINE&quot;; NEWLINE; IF([.Z$16]&lt;=[.$E27]; &quot;    &quot;; IF(AND(([.Z$16]-[.$E27])&gt;0; ([.Z$16]-[.$E27])&lt;=[.$C27]); &quot; [[&quot;&amp;JOURNAL_YEAR&amp;&quot;-&quot;&amp;TEXT([.$A27]; &quot;00&quot;)&amp;&quot;-&quot;&amp;TEXT([.Z$16]-[.$E27]; &quot;00&quot;)&amp;&quot;\|&quot;&amp;TEXT([.Z$16]-[.$E27]; &quot;00&quot;)&amp;&quot;]] &quot;; IF(OR([.$C27]+[.$E27]&gt;35; [.Z$16]&lt;=35); &quot;    &quot;; &quot;&quot;))))" office:value-type="string" office:string-value=" [[2024-11-12\|12]] " calcext:value-type="string">
            <text:p><text:s/>[[2024-11-12\|12]] </text:p>
          </table:table-cell>
          <table:table-cell table:style-name="ce2" table:formula="of:=IF([.AA$16]=&quot;NEWLINE&quot;; NEWLINE; IF([.AA$16]&lt;=[.$E27]; &quot;    &quot;; IF(AND(([.AA$16]-[.$E27])&gt;0; ([.AA$16]-[.$E27])&lt;=[.$C27]); &quot; [[&quot;&amp;JOURNAL_YEAR&amp;&quot;-&quot;&amp;TEXT([.$A27]; &quot;00&quot;)&amp;&quot;-&quot;&amp;TEXT([.AA$16]-[.$E27]; &quot;00&quot;)&amp;&quot;\|&quot;&amp;TEXT([.AA$16]-[.$E27]; &quot;00&quot;)&amp;&quot;]] &quot;; IF(OR([.$C27]+[.$E27]&gt;35; [.AA$16]&lt;=35); &quot;    &quot;; &quot;&quot;))))" office:value-type="string" office:string-value=" [[2024-11-13\|13]] " calcext:value-type="string">
            <text:p><text:s/>[[2024-11-13\|13]] </text:p>
          </table:table-cell>
          <table:table-cell table:style-name="ce2" table:formula="of:=IF([.AB$16]=&quot;NEWLINE&quot;; NEWLINE; IF([.AB$16]&lt;=[.$E27]; &quot;    &quot;; IF(AND(([.AB$16]-[.$E27])&gt;0; ([.AB$16]-[.$E27])&lt;=[.$C27]); &quot; [[&quot;&amp;JOURNAL_YEAR&amp;&quot;-&quot;&amp;TEXT([.$A27]; &quot;00&quot;)&amp;&quot;-&quot;&amp;TEXT([.AB$16]-[.$E27]; &quot;00&quot;)&amp;&quot;\|&quot;&amp;TEXT([.AB$16]-[.$E27]; &quot;00&quot;)&amp;&quot;]] &quot;; IF(OR([.$C27]+[.$E27]&gt;35; [.AB$16]&lt;=35); &quot;    &quot;; &quot;&quot;))))" office:value-type="string" office:string-value=" [[2024-11-14\|14]] " calcext:value-type="string">
            <text:p><text:s/>[[2024-11-14\|14]] </text:p>
          </table:table-cell>
          <table:table-cell table:style-name="ce2" table:formula="of:=IF([.AC$16]=&quot;NEWLINE&quot;; NEWLINE; IF([.AC$16]&lt;=[.$E27]; &quot;    &quot;; IF(AND(([.AC$16]-[.$E27])&gt;0; ([.AC$16]-[.$E27])&lt;=[.$C27]); &quot; [[&quot;&amp;JOURNAL_YEAR&amp;&quot;-&quot;&amp;TEXT([.$A27]; &quot;00&quot;)&amp;&quot;-&quot;&amp;TEXT([.AC$16]-[.$E27]; &quot;00&quot;)&amp;&quot;\|&quot;&amp;TEXT([.AC$16]-[.$E27]; &quot;00&quot;)&amp;&quot;]] &quot;; IF(OR([.$C27]+[.$E27]&gt;35; [.AC$16]&lt;=35); &quot;    &quot;; &quot;&quot;))))" office:value-type="string" office:string-value=" [[2024-11-15\|15]] " calcext:value-type="string">
            <text:p><text:s/>[[2024-11-15\|15]] </text:p>
          </table:table-cell>
          <table:table-cell table:style-name="ce2" table:formula="of:=IF([.AD$16]=&quot;NEWLINE&quot;; NEWLINE; IF([.AD$16]&lt;=[.$E27]; &quot;    &quot;; IF(AND(([.AD$16]-[.$E27])&gt;0; ([.AD$16]-[.$E27])&lt;=[.$C27]); &quot; [[&quot;&amp;JOURNAL_YEAR&amp;&quot;-&quot;&amp;TEXT([.$A27]; &quot;00&quot;)&amp;&quot;-&quot;&amp;TEXT([.AD$16]-[.$E27]; &quot;00&quot;)&amp;&quot;\|&quot;&amp;TEXT([.AD$16]-[.$E27]; &quot;00&quot;)&amp;&quot;]] &quot;; IF(OR([.$C27]+[.$E27]&gt;35; [.AD$16]&lt;=35); &quot;    &quot;; &quot;&quot;))))" office:value-type="string" office:string-value=" [[2024-11-16\|16]] " calcext:value-type="string">
            <text:p><text:s/>[[2024-11-16\|16]] </text:p>
          </table:table-cell>
          <table:table-cell table:style-name="ce2" table:formula="of:=IF([.AE$16]=&quot;NEWLINE&quot;; NEWLINE; IF([.AE$16]&lt;=[.$E27]; &quot;    &quot;; IF(AND(([.AE$16]-[.$E27])&gt;0; ([.AE$16]-[.$E27])&lt;=[.$C27]); &quot; [[&quot;&amp;JOURNAL_YEAR&amp;&quot;-&quot;&amp;TEXT([.$A27]; &quot;00&quot;)&amp;&quot;-&quot;&amp;TEXT([.AE$16]-[.$E27]; &quot;00&quot;)&amp;&quot;\|&quot;&amp;TEXT([.AE$16]-[.$E27]; &quot;00&quot;)&amp;&quot;]] &quot;; IF(OR([.$C27]+[.$E27]&gt;35; [.AE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6]=&quot;NEWLINE&quot;; NEWLINE; IF([.AF$16]&lt;=[.$E27]; &quot;    &quot;; IF(AND(([.AF$16]-[.$E27])&gt;0; ([.AF$16]-[.$E27])&lt;=[.$C27]); &quot; [[&quot;&amp;JOURNAL_YEAR&amp;&quot;-&quot;&amp;TEXT([.$A27]; &quot;00&quot;)&amp;&quot;-&quot;&amp;TEXT([.AF$16]-[.$E27]; &quot;00&quot;)&amp;&quot;\|&quot;&amp;TEXT([.AF$16]-[.$E27]; &quot;00&quot;)&amp;&quot;]] &quot;; IF(OR([.$C27]+[.$E27]&gt;35; [.AF$16]&lt;=35); &quot;    &quot;; &quot;&quot;))))" office:value-type="string" office:string-value=" [[2024-11-17\|17]] " calcext:value-type="string">
            <text:p><text:s/>[[2024-11-17\|17]] </text:p>
          </table:table-cell>
          <table:table-cell table:style-name="ce2" table:formula="of:=IF([.AG$16]=&quot;NEWLINE&quot;; NEWLINE; IF([.AG$16]&lt;=[.$E27]; &quot;    &quot;; IF(AND(([.AG$16]-[.$E27])&gt;0; ([.AG$16]-[.$E27])&lt;=[.$C27]); &quot; [[&quot;&amp;JOURNAL_YEAR&amp;&quot;-&quot;&amp;TEXT([.$A27]; &quot;00&quot;)&amp;&quot;-&quot;&amp;TEXT([.AG$16]-[.$E27]; &quot;00&quot;)&amp;&quot;\|&quot;&amp;TEXT([.AG$16]-[.$E27]; &quot;00&quot;)&amp;&quot;]] &quot;; IF(OR([.$C27]+[.$E27]&gt;35; [.AG$16]&lt;=35); &quot;    &quot;; &quot;&quot;))))" office:value-type="string" office:string-value=" [[2024-11-18\|18]] " calcext:value-type="string">
            <text:p><text:s/>[[2024-11-18\|18]] </text:p>
          </table:table-cell>
          <table:table-cell table:style-name="ce2" table:formula="of:=IF([.AH$16]=&quot;NEWLINE&quot;; NEWLINE; IF([.AH$16]&lt;=[.$E27]; &quot;    &quot;; IF(AND(([.AH$16]-[.$E27])&gt;0; ([.AH$16]-[.$E27])&lt;=[.$C27]); &quot; [[&quot;&amp;JOURNAL_YEAR&amp;&quot;-&quot;&amp;TEXT([.$A27]; &quot;00&quot;)&amp;&quot;-&quot;&amp;TEXT([.AH$16]-[.$E27]; &quot;00&quot;)&amp;&quot;\|&quot;&amp;TEXT([.AH$16]-[.$E27]; &quot;00&quot;)&amp;&quot;]] &quot;; IF(OR([.$C27]+[.$E27]&gt;35; [.AH$16]&lt;=35); &quot;    &quot;; &quot;&quot;))))" office:value-type="string" office:string-value=" [[2024-11-19\|19]] " calcext:value-type="string">
            <text:p><text:s/>[[2024-11-19\|19]] </text:p>
          </table:table-cell>
          <table:table-cell table:style-name="ce2" table:formula="of:=IF([.AI$16]=&quot;NEWLINE&quot;; NEWLINE; IF([.AI$16]&lt;=[.$E27]; &quot;    &quot;; IF(AND(([.AI$16]-[.$E27])&gt;0; ([.AI$16]-[.$E27])&lt;=[.$C27]); &quot; [[&quot;&amp;JOURNAL_YEAR&amp;&quot;-&quot;&amp;TEXT([.$A27]; &quot;00&quot;)&amp;&quot;-&quot;&amp;TEXT([.AI$16]-[.$E27]; &quot;00&quot;)&amp;&quot;\|&quot;&amp;TEXT([.AI$16]-[.$E27]; &quot;00&quot;)&amp;&quot;]] &quot;; IF(OR([.$C27]+[.$E27]&gt;35; [.AI$16]&lt;=35); &quot;    &quot;; &quot;&quot;))))" office:value-type="string" office:string-value=" [[2024-11-20\|20]] " calcext:value-type="string">
            <text:p><text:s/>[[2024-11-20\|20]] </text:p>
          </table:table-cell>
          <table:table-cell table:style-name="ce2" table:formula="of:=IF([.AJ$16]=&quot;NEWLINE&quot;; NEWLINE; IF([.AJ$16]&lt;=[.$E27]; &quot;    &quot;; IF(AND(([.AJ$16]-[.$E27])&gt;0; ([.AJ$16]-[.$E27])&lt;=[.$C27]); &quot; [[&quot;&amp;JOURNAL_YEAR&amp;&quot;-&quot;&amp;TEXT([.$A27]; &quot;00&quot;)&amp;&quot;-&quot;&amp;TEXT([.AJ$16]-[.$E27]; &quot;00&quot;)&amp;&quot;\|&quot;&amp;TEXT([.AJ$16]-[.$E27]; &quot;00&quot;)&amp;&quot;]] &quot;; IF(OR([.$C27]+[.$E27]&gt;35; [.AJ$16]&lt;=35); &quot;    &quot;; &quot;&quot;))))" office:value-type="string" office:string-value=" [[2024-11-21\|21]] " calcext:value-type="string">
            <text:p><text:s/>[[2024-11-21\|21]] </text:p>
          </table:table-cell>
          <table:table-cell table:style-name="ce2" table:formula="of:=IF([.AK$16]=&quot;NEWLINE&quot;; NEWLINE; IF([.AK$16]&lt;=[.$E27]; &quot;    &quot;; IF(AND(([.AK$16]-[.$E27])&gt;0; ([.AK$16]-[.$E27])&lt;=[.$C27]); &quot; [[&quot;&amp;JOURNAL_YEAR&amp;&quot;-&quot;&amp;TEXT([.$A27]; &quot;00&quot;)&amp;&quot;-&quot;&amp;TEXT([.AK$16]-[.$E27]; &quot;00&quot;)&amp;&quot;\|&quot;&amp;TEXT([.AK$16]-[.$E27]; &quot;00&quot;)&amp;&quot;]] &quot;; IF(OR([.$C27]+[.$E27]&gt;35; [.AK$16]&lt;=35); &quot;    &quot;; &quot;&quot;))))" office:value-type="string" office:string-value=" [[2024-11-22\|22]] " calcext:value-type="string">
            <text:p><text:s/>[[2024-11-22\|22]] </text:p>
          </table:table-cell>
          <table:table-cell table:style-name="ce2" table:formula="of:=IF([.AL$16]=&quot;NEWLINE&quot;; NEWLINE; IF([.AL$16]&lt;=[.$E27]; &quot;    &quot;; IF(AND(([.AL$16]-[.$E27])&gt;0; ([.AL$16]-[.$E27])&lt;=[.$C27]); &quot; [[&quot;&amp;JOURNAL_YEAR&amp;&quot;-&quot;&amp;TEXT([.$A27]; &quot;00&quot;)&amp;&quot;-&quot;&amp;TEXT([.AL$16]-[.$E27]; &quot;00&quot;)&amp;&quot;\|&quot;&amp;TEXT([.AL$16]-[.$E27]; &quot;00&quot;)&amp;&quot;]] &quot;; IF(OR([.$C27]+[.$E27]&gt;35; [.AL$16]&lt;=35); &quot;    &quot;; &quot;&quot;))))" office:value-type="string" office:string-value=" [[2024-11-23\|23]] " calcext:value-type="string">
            <text:p><text:s/>[[2024-11-23\|23]] </text:p>
          </table:table-cell>
          <table:table-cell table:style-name="ce2" table:formula="of:=IF([.AM$16]=&quot;NEWLINE&quot;; NEWLINE; IF([.AM$16]&lt;=[.$E27]; &quot;    &quot;; IF(AND(([.AM$16]-[.$E27])&gt;0; ([.AM$16]-[.$E27])&lt;=[.$C27]); &quot; [[&quot;&amp;JOURNAL_YEAR&amp;&quot;-&quot;&amp;TEXT([.$A27]; &quot;00&quot;)&amp;&quot;-&quot;&amp;TEXT([.AM$16]-[.$E27]; &quot;00&quot;)&amp;&quot;\|&quot;&amp;TEXT([.AM$16]-[.$E27]; &quot;00&quot;)&amp;&quot;]] &quot;; IF(OR([.$C27]+[.$E27]&gt;35; [.AM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6]=&quot;NEWLINE&quot;; NEWLINE; IF([.AN$16]&lt;=[.$E27]; &quot;    &quot;; IF(AND(([.AN$16]-[.$E27])&gt;0; ([.AN$16]-[.$E27])&lt;=[.$C27]); &quot; [[&quot;&amp;JOURNAL_YEAR&amp;&quot;-&quot;&amp;TEXT([.$A27]; &quot;00&quot;)&amp;&quot;-&quot;&amp;TEXT([.AN$16]-[.$E27]; &quot;00&quot;)&amp;&quot;\|&quot;&amp;TEXT([.AN$16]-[.$E27]; &quot;00&quot;)&amp;&quot;]] &quot;; IF(OR([.$C27]+[.$E27]&gt;35; [.AN$16]&lt;=35); &quot;    &quot;; &quot;&quot;))))" office:value-type="string" office:string-value=" [[2024-11-24\|24]] " calcext:value-type="string">
            <text:p><text:s/>[[2024-11-24\|24]] </text:p>
          </table:table-cell>
          <table:table-cell table:style-name="ce2" table:formula="of:=IF([.AO$16]=&quot;NEWLINE&quot;; NEWLINE; IF([.AO$16]&lt;=[.$E27]; &quot;    &quot;; IF(AND(([.AO$16]-[.$E27])&gt;0; ([.AO$16]-[.$E27])&lt;=[.$C27]); &quot; [[&quot;&amp;JOURNAL_YEAR&amp;&quot;-&quot;&amp;TEXT([.$A27]; &quot;00&quot;)&amp;&quot;-&quot;&amp;TEXT([.AO$16]-[.$E27]; &quot;00&quot;)&amp;&quot;\|&quot;&amp;TEXT([.AO$16]-[.$E27]; &quot;00&quot;)&amp;&quot;]] &quot;; IF(OR([.$C27]+[.$E27]&gt;35; [.AO$16]&lt;=35); &quot;    &quot;; &quot;&quot;))))" office:value-type="string" office:string-value=" [[2024-11-25\|25]] " calcext:value-type="string">
            <text:p><text:s/>[[2024-11-25\|25]] </text:p>
          </table:table-cell>
          <table:table-cell table:style-name="ce2" table:formula="of:=IF([.AP$16]=&quot;NEWLINE&quot;; NEWLINE; IF([.AP$16]&lt;=[.$E27]; &quot;    &quot;; IF(AND(([.AP$16]-[.$E27])&gt;0; ([.AP$16]-[.$E27])&lt;=[.$C27]); &quot; [[&quot;&amp;JOURNAL_YEAR&amp;&quot;-&quot;&amp;TEXT([.$A27]; &quot;00&quot;)&amp;&quot;-&quot;&amp;TEXT([.AP$16]-[.$E27]; &quot;00&quot;)&amp;&quot;\|&quot;&amp;TEXT([.AP$16]-[.$E27]; &quot;00&quot;)&amp;&quot;]] &quot;; IF(OR([.$C27]+[.$E27]&gt;35; [.AP$16]&lt;=35); &quot;    &quot;; &quot;&quot;))))" office:value-type="string" office:string-value=" [[2024-11-26\|26]] " calcext:value-type="string">
            <text:p><text:s/>[[2024-11-26\|26]] </text:p>
          </table:table-cell>
          <table:table-cell table:style-name="ce2" table:formula="of:=IF([.AQ$16]=&quot;NEWLINE&quot;; NEWLINE; IF([.AQ$16]&lt;=[.$E27]; &quot;    &quot;; IF(AND(([.AQ$16]-[.$E27])&gt;0; ([.AQ$16]-[.$E27])&lt;=[.$C27]); &quot; [[&quot;&amp;JOURNAL_YEAR&amp;&quot;-&quot;&amp;TEXT([.$A27]; &quot;00&quot;)&amp;&quot;-&quot;&amp;TEXT([.AQ$16]-[.$E27]; &quot;00&quot;)&amp;&quot;\|&quot;&amp;TEXT([.AQ$16]-[.$E27]; &quot;00&quot;)&amp;&quot;]] &quot;; IF(OR([.$C27]+[.$E27]&gt;35; [.AQ$16]&lt;=35); &quot;    &quot;; &quot;&quot;))))" office:value-type="string" office:string-value=" [[2024-11-27\|27]] " calcext:value-type="string">
            <text:p><text:s/>[[2024-11-27\|27]] </text:p>
          </table:table-cell>
          <table:table-cell table:style-name="ce2" table:formula="of:=IF([.AR$16]=&quot;NEWLINE&quot;; NEWLINE; IF([.AR$16]&lt;=[.$E27]; &quot;    &quot;; IF(AND(([.AR$16]-[.$E27])&gt;0; ([.AR$16]-[.$E27])&lt;=[.$C27]); &quot; [[&quot;&amp;JOURNAL_YEAR&amp;&quot;-&quot;&amp;TEXT([.$A27]; &quot;00&quot;)&amp;&quot;-&quot;&amp;TEXT([.AR$16]-[.$E27]; &quot;00&quot;)&amp;&quot;\|&quot;&amp;TEXT([.AR$16]-[.$E27]; &quot;00&quot;)&amp;&quot;]] &quot;; IF(OR([.$C27]+[.$E27]&gt;35; [.AR$16]&lt;=35); &quot;    &quot;; &quot;&quot;))))" office:value-type="string" office:string-value=" [[2024-11-28\|28]] " calcext:value-type="string">
            <text:p><text:s/>[[2024-11-28\|28]] </text:p>
          </table:table-cell>
          <table:table-cell table:style-name="ce2" table:formula="of:=IF([.AS$16]=&quot;NEWLINE&quot;; NEWLINE; IF([.AS$16]&lt;=[.$E27]; &quot;    &quot;; IF(AND(([.AS$16]-[.$E27])&gt;0; ([.AS$16]-[.$E27])&lt;=[.$C27]); &quot; [[&quot;&amp;JOURNAL_YEAR&amp;&quot;-&quot;&amp;TEXT([.$A27]; &quot;00&quot;)&amp;&quot;-&quot;&amp;TEXT([.AS$16]-[.$E27]; &quot;00&quot;)&amp;&quot;\|&quot;&amp;TEXT([.AS$16]-[.$E27]; &quot;00&quot;)&amp;&quot;]] &quot;; IF(OR([.$C27]+[.$E27]&gt;35; [.AS$16]&lt;=35); &quot;    &quot;; &quot;&quot;))))" office:value-type="string" office:string-value=" [[2024-11-29\|29]] " calcext:value-type="string">
            <text:p><text:s/>[[2024-11-29\|29]] </text:p>
          </table:table-cell>
          <table:table-cell table:style-name="ce2" table:formula="of:=IF([.AT$16]=&quot;NEWLINE&quot;; NEWLINE; IF([.AT$16]&lt;=[.$E27]; &quot;    &quot;; IF(AND(([.AT$16]-[.$E27])&gt;0; ([.AT$16]-[.$E27])&lt;=[.$C27]); &quot; [[&quot;&amp;JOURNAL_YEAR&amp;&quot;-&quot;&amp;TEXT([.$A27]; &quot;00&quot;)&amp;&quot;-&quot;&amp;TEXT([.AT$16]-[.$E27]; &quot;00&quot;)&amp;&quot;\|&quot;&amp;TEXT([.AT$16]-[.$E27]; &quot;00&quot;)&amp;&quot;]] &quot;; IF(OR([.$C27]+[.$E27]&gt;35; [.AT$16]&lt;=35); &quot;    &quot;; &quot;&quot;))))" office:value-type="string" office:string-value=" [[2024-11-30\|30]] " calcext:value-type="string">
            <text:p><text:s/>[[2024-11-30\|30]] </text:p>
          </table:table-cell>
          <table:table-cell table:style-name="ce2" table:formula="of:=IF([.AU$16]=&quot;NEWLINE&quot;; NEWLINE; IF([.AU$16]&lt;=[.$E27]; &quot;    &quot;; IF(AND(([.AU$16]-[.$E27])&gt;0; ([.AU$16]-[.$E27])&lt;=[.$C27]); &quot; [[&quot;&amp;JOURNAL_YEAR&amp;&quot;-&quot;&amp;TEXT([.$A27]; &quot;00&quot;)&amp;&quot;-&quot;&amp;TEXT([.AU$16]-[.$E27]; &quot;00&quot;)&amp;&quot;\|&quot;&amp;TEXT([.AU$16]-[.$E27]; &quot;00&quot;)&amp;&quot;]] &quot;; IF(OR([.$C27]+[.$E27]&gt;35; [.AU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6]=&quot;NEWLINE&quot;; NEWLINE; IF([.AV$16]&lt;=[.$E27]; &quot;    &quot;; IF(AND(([.AV$16]-[.$E27])&gt;0; ([.AV$16]-[.$E27])&lt;=[.$C27]); &quot; [[&quot;&amp;JOURNAL_YEAR&amp;&quot;-&quot;&amp;TEXT([.$A27]; &quot;00&quot;)&amp;&quot;-&quot;&amp;TEXT([.AV$16]-[.$E27]; &quot;00&quot;)&amp;&quot;\|&quot;&amp;TEXT([.AV$16]-[.$E27]; &quot;00&quot;)&amp;&quot;]] &quot;; IF(OR([.$C27]+[.$E27]&gt;35; [.AV$16]&lt;=35); &quot;    &quot;; &quot;&quot;))))">
            <text:p/>
          </table:table-cell>
          <table:table-cell table:style-name="ce2" table:formula="of:=IF([.AW$16]=&quot;NEWLINE&quot;; NEWLINE; IF([.AW$16]&lt;=[.$E27]; &quot;    &quot;; IF(AND(([.AW$16]-[.$E27])&gt;0; ([.AW$16]-[.$E27])&lt;=[.$C27]); &quot; [[&quot;&amp;JOURNAL_YEAR&amp;&quot;-&quot;&amp;TEXT([.$A27]; &quot;00&quot;)&amp;&quot;-&quot;&amp;TEXT([.AW$16]-[.$E27]; &quot;00&quot;)&amp;&quot;\|&quot;&amp;TEXT([.AW$16]-[.$E27]; &quot;00&quot;)&amp;&quot;]] &quot;; IF(OR([.$C27]+[.$E27]&gt;35; [.AW$16]&lt;=35); &quot;    &quot;; &quot;&quot;))))">
            <text:p/>
          </table:table-cell>
          <table:table-cell table:style-name="ce2" table:formula="of:=IF([.AX$16]=&quot;NEWLINE&quot;; NEWLINE; IF([.AX$16]&lt;=[.$E27]; &quot;    &quot;; IF(AND(([.AX$16]-[.$E27])&gt;0; ([.AX$16]-[.$E27])&lt;=[.$C27]); &quot; [[&quot;&amp;JOURNAL_YEAR&amp;&quot;-&quot;&amp;TEXT([.$A27]; &quot;00&quot;)&amp;&quot;-&quot;&amp;TEXT([.AX$16]-[.$E27]; &quot;00&quot;)&amp;&quot;\|&quot;&amp;TEXT([.AX$16]-[.$E27]; &quot;00&quot;)&amp;&quot;]] &quot;; IF(OR([.$C27]+[.$E27]&gt;35; [.AX$16]&lt;=35); &quot;    &quot;; &quot;&quot;))))">
            <text:p/>
          </table:table-cell>
          <table:table-cell table:style-name="ce2" table:formula="of:=IF([.AY$16]=&quot;NEWLINE&quot;; NEWLINE; IF([.AY$16]&lt;=[.$E27]; &quot;    &quot;; IF(AND(([.AY$16]-[.$E27])&gt;0; ([.AY$16]-[.$E27])&lt;=[.$C27]); &quot; [[&quot;&amp;JOURNAL_YEAR&amp;&quot;-&quot;&amp;TEXT([.$A27]; &quot;00&quot;)&amp;&quot;-&quot;&amp;TEXT([.AY$16]-[.$E27]; &quot;00&quot;)&amp;&quot;\|&quot;&amp;TEXT([.AY$16]-[.$E27]; &quot;00&quot;)&amp;&quot;]] &quot;; IF(OR([.$C27]+[.$E27]&gt;35; [.AY$16]&lt;=35); &quot;    &quot;; &quot;&quot;))))">
            <text:p/>
          </table:table-cell>
          <table:table-cell table:style-name="ce2" table:formula="of:=IF([.AZ$16]=&quot;NEWLINE&quot;; NEWLINE; IF([.AZ$16]&lt;=[.$E27]; &quot;    &quot;; IF(AND(([.AZ$16]-[.$E27])&gt;0; ([.AZ$16]-[.$E27])&lt;=[.$C27]); &quot; [[&quot;&amp;JOURNAL_YEAR&amp;&quot;-&quot;&amp;TEXT([.$A27]; &quot;00&quot;)&amp;&quot;-&quot;&amp;TEXT([.AZ$16]-[.$E27]; &quot;00&quot;)&amp;&quot;\|&quot;&amp;TEXT([.AZ$16]-[.$E27]; &quot;00&quot;)&amp;&quot;]] &quot;; IF(OR([.$C27]+[.$E27]&gt;35; [.AZ$16]&lt;=35); &quot;    &quot;; &quot;&quot;))))">
            <text:p/>
          </table:table-cell>
          <table:table-cell table:style-name="ce2" table:formula="of:=IF([.BA$16]=&quot;NEWLINE&quot;; NEWLINE; IF([.BA$16]&lt;=[.$E27]; &quot;    &quot;; IF(AND(([.BA$16]-[.$E27])&gt;0; ([.BA$16]-[.$E27])&lt;=[.$C27]); &quot; [[&quot;&amp;JOURNAL_YEAR&amp;&quot;-&quot;&amp;TEXT([.$A27]; &quot;00&quot;)&amp;&quot;-&quot;&amp;TEXT([.BA$16]-[.$E27]; &quot;00&quot;)&amp;&quot;\|&quot;&amp;TEXT([.BA$16]-[.$E27]; &quot;00&quot;)&amp;&quot;]] &quot;; IF(OR([.$C27]+[.$E27]&gt;35; [.BA$16]&lt;=35); &quot;    &quot;; &quot;&quot;))))">
            <text:p/>
          </table:table-cell>
          <table:table-cell table:style-name="ce2" table:formula="of:=IF([.BB$16]=&quot;NEWLINE&quot;; NEWLINE; IF([.BB$16]&lt;=[.$E27]; &quot;    &quot;; IF(AND(([.BB$16]-[.$E27])&gt;0; ([.BB$16]-[.$E27])&lt;=[.$C27]); &quot; [[&quot;&amp;JOURNAL_YEAR&amp;&quot;-&quot;&amp;TEXT([.$A27]; &quot;00&quot;)&amp;&quot;-&quot;&amp;TEXT([.BB$16]-[.$E27]; &quot;00&quot;)&amp;&quot;\|&quot;&amp;TEXT([.BB$16]-[.$E27]; &quot;00&quot;)&amp;&quot;]] &quot;; IF(OR([.$C27]+[.$E27]&gt;35; [.BB$16]&lt;=35); &quot;    &quot;; &quot;&quot;))))">
            <text:p/>
          </table:table-cell>
        </table:table-row>
        <table:table-row table:style-name="ro4">
          <table:table-cell table:formula="of:=[.A27]+1" office:value-type="float" office:value="12" calcext:value-type="float">
            <text:p>12</text:p>
          </table:table-cell>
          <table:table-cell table:style-name="Calc_20_Text" table:formula="of:=TEXT(DATE(2000; [.A28]; 1);&quot;MMMM&quot;)" office:value-type="string" office:string-value="December" calcext:value-type="string">
            <text:p>December</text:p>
          </table:table-cell>
          <table:table-cell table:style-name="Calc_20_Text" table:formula="of:=DAY(DATE(YEAR(JOURNAL_YEAR&amp;&quot;-&quot;&amp;[.B28]&amp;&quot;-01&quot;);MONTH(JOURNAL_YEAR&amp;&quot;-&quot;&amp;[.B28]&amp;&quot;-01&quot;)+1;0))" office:value-type="float" office:value="31" calcext:value-type="float">
            <text:p>31</text:p>
          </table:table-cell>
          <table:table-cell table:style-name="Calc_20_Text" table:formula="of:=WEEKDAY(JOURNAL_YEAR&amp;&quot;-&quot;&amp;[.B28]&amp;&quot;-01&quot;;2)" office:value-type="float" office:value="7" calcext:value-type="float">
            <text:p>7</text:p>
          </table:table-cell>
          <table:table-cell table:style-name="Calc_20_Text" table:formula="of:=IF([.D28]=7; 0; [.D28])" office:value-type="float" office:value="0" calcext:value-type="float">
            <text:p>0</text:p>
          </table:table-cell>
          <table:table-cell table:style-name="Calc_20_Text" table:formula="of:=CHOOSE([.D28];&quot;Monday&quot;; &quot;Tuesday&quot;; &quot;Wednesday&quot;;&quot;Thursday&quot;;&quot;Friday&quot;;&quot;Saturday&quot;;&quot;Sunday&quot;)" office:value-type="string" office:string-value="Sunday" calcext:value-type="string">
            <text:p>Sunday</text:p>
          </table:table-cell>
          <table:table-cell table:style-name="Calc_20_Text" table:formula="of:=[.B$11]&amp;NEWLINE&amp;[.B$12]&amp;NEWLINE&amp;&quot;|&quot;&amp;COM.MICROSOFT.TEXTJOIN(&quot;|&quot;; TRUE(); [.H28:.BB28])" office:value-type="string" office:string-value="| SUN | MON | TUE | WED | THU | FRI | SAT |&#13;&#10;|  ---  |  ---  |  ---  |  ---  |  ---  |  ---  |  ---  |&#13;&#10;| [[2024-12-01\|01]] | [[2024-12-02\|02]] | [[2024-12-03\|03]] | [[2024-12-04\|04]] | [[2024-12-05\|05]] | [[2024-12-06\|06]] | [[2024-12-07\|07]] |&#13;&#10;| [[2024-12-08\|08]] | [[2024-12-09\|09]] | [[2024-12-10\|10]] | [[2024-12-11\|11]] | [[2024-12-12\|12]] | [[2024-12-13\|13]] | [[2024-12-14\|14]] |&#13;&#10;| [[2024-12-15\|15]] | [[2024-12-16\|16]] | [[2024-12-17\|17]] | [[2024-12-18\|18]] | [[2024-12-19\|19]] | [[2024-12-20\|20]] | [[2024-12-21\|21]] |&#13;&#10;| [[2024-12-22\|22]] | [[2024-12-23\|23]] | [[2024-12-24\|24]] | [[2024-12-25\|25]] | [[2024-12-26\|26]] | [[2024-12-27\|27]] | [[2024-12-28\|28]] |&#13;&#10;| [[2024-12-29\|29]] | [[2024-12-30\|30]] | [[2024-12-31\|31]] |    |    |    |    |&#13;&#10;" calcext:value-type="string">
            <text:p>| SUN | MON | TUE | WED | THU | FRI | SAT |</text:p>
            <text:p>|  ---  |  ---  |  ---  |  ---  |  ---  |  ---  |  ---  |</text:p>
            <text:p>| [[2024-12-01\|01]] | [[2024-12-02\|02]] | [[2024-12-03\|03]] | [[2024-12-04\|04]] | [[2024-12-05\|05]] | [[2024-12-06\|06]] | [[2024-12-07\|07]] |</text:p>
            <text:p>| [[2024-12-08\|08]] | [[2024-12-09\|09]] | [[2024-12-10\|10]] | [[2024-12-11\|11]] | [[2024-12-12\|12]] | [[2024-12-13\|13]] | [[2024-12-14\|14]] |</text:p>
            <text:p>| [[2024-12-15\|15]] | [[2024-12-16\|16]] | [[2024-12-17\|17]] | [[2024-12-18\|18]] | [[2024-12-19\|19]] | [[2024-12-20\|20]] | [[2024-12-21\|21]] |</text:p>
            <text:p>| [[2024-12-22\|22]] | [[2024-12-23\|23]] | [[2024-12-24\|24]] | [[2024-12-25\|25]] | [[2024-12-26\|26]] | [[2024-12-27\|27]] | [[2024-12-28\|28]] |</text:p>
            <text:p>| [[2024-12-29\|29]] | [[2024-12-30\|30]] | [[2024-12-31\|31]] |    |    |    |    |</text:p>
            <text:p/>
          </table:table-cell>
          <table:table-cell table:style-name="ce2" table:formula="of:=IF([.H$16]=&quot;NEWLINE&quot;; NEWLINE; IF([.H$16]&lt;=[.$E28]; &quot;    &quot;; IF(AND(([.H$16]-[.$E28])&gt;0; ([.H$16]-[.$E28])&lt;=[.$C28]); &quot; [[&quot;&amp;JOURNAL_YEAR&amp;&quot;-&quot;&amp;TEXT([.$A28]; &quot;00&quot;)&amp;&quot;-&quot;&amp;TEXT([.H$16]-[.$E28]; &quot;00&quot;)&amp;&quot;\|&quot;&amp;TEXT([.H$16]-[.$E28]; &quot;00&quot;)&amp;&quot;]] &quot;; IF(OR([.$C28]+[.$E28]&gt;35; [.H$16]&lt;=35); &quot;    &quot;; &quot;&quot;))))" office:value-type="string" office:string-value=" [[2024-12-01\|01]] " calcext:value-type="string">
            <text:p><text:s/>[[2024-12-01\|01]] </text:p>
          </table:table-cell>
          <table:table-cell table:style-name="ce2" table:formula="of:=IF([.I$16]=&quot;NEWLINE&quot;; NEWLINE; IF([.I$16]&lt;=[.$E28]; &quot;    &quot;; IF(AND(([.I$16]-[.$E28])&gt;0; ([.I$16]-[.$E28])&lt;=[.$C28]); &quot; [[&quot;&amp;JOURNAL_YEAR&amp;&quot;-&quot;&amp;TEXT([.$A28]; &quot;00&quot;)&amp;&quot;-&quot;&amp;TEXT([.I$16]-[.$E28]; &quot;00&quot;)&amp;&quot;\|&quot;&amp;TEXT([.I$16]-[.$E28]; &quot;00&quot;)&amp;&quot;]] &quot;; IF(OR([.$C28]+[.$E28]&gt;35; [.I$16]&lt;=35); &quot;    &quot;; &quot;&quot;))))" office:value-type="string" office:string-value=" [[2024-12-02\|02]] " calcext:value-type="string">
            <text:p><text:s/>[[2024-12-02\|02]] </text:p>
          </table:table-cell>
          <table:table-cell table:style-name="ce2" table:formula="of:=IF([.J$16]=&quot;NEWLINE&quot;; NEWLINE; IF([.J$16]&lt;=[.$E28]; &quot;    &quot;; IF(AND(([.J$16]-[.$E28])&gt;0; ([.J$16]-[.$E28])&lt;=[.$C28]); &quot; [[&quot;&amp;JOURNAL_YEAR&amp;&quot;-&quot;&amp;TEXT([.$A28]; &quot;00&quot;)&amp;&quot;-&quot;&amp;TEXT([.J$16]-[.$E28]; &quot;00&quot;)&amp;&quot;\|&quot;&amp;TEXT([.J$16]-[.$E28]; &quot;00&quot;)&amp;&quot;]] &quot;; IF(OR([.$C28]+[.$E28]&gt;35; [.J$16]&lt;=35); &quot;    &quot;; &quot;&quot;))))" office:value-type="string" office:string-value=" [[2024-12-03\|03]] " calcext:value-type="string">
            <text:p><text:s/>[[2024-12-03\|03]] </text:p>
          </table:table-cell>
          <table:table-cell table:style-name="ce2" table:formula="of:=IF([.K$16]=&quot;NEWLINE&quot;; NEWLINE; IF([.K$16]&lt;=[.$E28]; &quot;    &quot;; IF(AND(([.K$16]-[.$E28])&gt;0; ([.K$16]-[.$E28])&lt;=[.$C28]); &quot; [[&quot;&amp;JOURNAL_YEAR&amp;&quot;-&quot;&amp;TEXT([.$A28]; &quot;00&quot;)&amp;&quot;-&quot;&amp;TEXT([.K$16]-[.$E28]; &quot;00&quot;)&amp;&quot;\|&quot;&amp;TEXT([.K$16]-[.$E28]; &quot;00&quot;)&amp;&quot;]] &quot;; IF(OR([.$C28]+[.$E28]&gt;35; [.K$16]&lt;=35); &quot;    &quot;; &quot;&quot;))))" office:value-type="string" office:string-value=" [[2024-12-04\|04]] " calcext:value-type="string">
            <text:p><text:s/>[[2024-12-04\|04]] </text:p>
          </table:table-cell>
          <table:table-cell table:style-name="ce2" table:formula="of:=IF([.L$16]=&quot;NEWLINE&quot;; NEWLINE; IF([.L$16]&lt;=[.$E28]; &quot;    &quot;; IF(AND(([.L$16]-[.$E28])&gt;0; ([.L$16]-[.$E28])&lt;=[.$C28]); &quot; [[&quot;&amp;JOURNAL_YEAR&amp;&quot;-&quot;&amp;TEXT([.$A28]; &quot;00&quot;)&amp;&quot;-&quot;&amp;TEXT([.L$16]-[.$E28]; &quot;00&quot;)&amp;&quot;\|&quot;&amp;TEXT([.L$16]-[.$E28]; &quot;00&quot;)&amp;&quot;]] &quot;; IF(OR([.$C28]+[.$E28]&gt;35; [.L$16]&lt;=35); &quot;    &quot;; &quot;&quot;))))" office:value-type="string" office:string-value=" [[2024-12-05\|05]] " calcext:value-type="string">
            <text:p><text:s/>[[2024-12-05\|05]] </text:p>
          </table:table-cell>
          <table:table-cell table:style-name="ce2" table:formula="of:=IF([.M$16]=&quot;NEWLINE&quot;; NEWLINE; IF([.M$16]&lt;=[.$E28]; &quot;    &quot;; IF(AND(([.M$16]-[.$E28])&gt;0; ([.M$16]-[.$E28])&lt;=[.$C28]); &quot; [[&quot;&amp;JOURNAL_YEAR&amp;&quot;-&quot;&amp;TEXT([.$A28]; &quot;00&quot;)&amp;&quot;-&quot;&amp;TEXT([.M$16]-[.$E28]; &quot;00&quot;)&amp;&quot;\|&quot;&amp;TEXT([.M$16]-[.$E28]; &quot;00&quot;)&amp;&quot;]] &quot;; IF(OR([.$C28]+[.$E28]&gt;35; [.M$16]&lt;=35); &quot;    &quot;; &quot;&quot;))))" office:value-type="string" office:string-value=" [[2024-12-06\|06]] " calcext:value-type="string">
            <text:p><text:s/>[[2024-12-06\|06]] </text:p>
          </table:table-cell>
          <table:table-cell table:style-name="ce2" table:formula="of:=IF([.N$16]=&quot;NEWLINE&quot;; NEWLINE; IF([.N$16]&lt;=[.$E28]; &quot;    &quot;; IF(AND(([.N$16]-[.$E28])&gt;0; ([.N$16]-[.$E28])&lt;=[.$C28]); &quot; [[&quot;&amp;JOURNAL_YEAR&amp;&quot;-&quot;&amp;TEXT([.$A28]; &quot;00&quot;)&amp;&quot;-&quot;&amp;TEXT([.N$16]-[.$E28]; &quot;00&quot;)&amp;&quot;\|&quot;&amp;TEXT([.N$16]-[.$E28]; &quot;00&quot;)&amp;&quot;]] &quot;; IF(OR([.$C28]+[.$E28]&gt;35; [.N$16]&lt;=35); &quot;    &quot;; &quot;&quot;))))" office:value-type="string" office:string-value=" [[2024-12-07\|07]] " calcext:value-type="string">
            <text:p><text:s/>[[2024-12-07\|07]] </text:p>
          </table:table-cell>
          <table:table-cell table:style-name="ce2" table:formula="of:=IF([.O$16]=&quot;NEWLINE&quot;; NEWLINE; IF([.O$16]&lt;=[.$E28]; &quot;    &quot;; IF(AND(([.O$16]-[.$E28])&gt;0; ([.O$16]-[.$E28])&lt;=[.$C28]); &quot; [[&quot;&amp;JOURNAL_YEAR&amp;&quot;-&quot;&amp;TEXT([.$A28]; &quot;00&quot;)&amp;&quot;-&quot;&amp;TEXT([.O$16]-[.$E28]; &quot;00&quot;)&amp;&quot;\|&quot;&amp;TEXT([.O$16]-[.$E28]; &quot;00&quot;)&amp;&quot;]] &quot;; IF(OR([.$C28]+[.$E28]&gt;35; [.O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6]=&quot;NEWLINE&quot;; NEWLINE; IF([.P$16]&lt;=[.$E28]; &quot;    &quot;; IF(AND(([.P$16]-[.$E28])&gt;0; ([.P$16]-[.$E28])&lt;=[.$C28]); &quot; [[&quot;&amp;JOURNAL_YEAR&amp;&quot;-&quot;&amp;TEXT([.$A28]; &quot;00&quot;)&amp;&quot;-&quot;&amp;TEXT([.P$16]-[.$E28]; &quot;00&quot;)&amp;&quot;\|&quot;&amp;TEXT([.P$16]-[.$E28]; &quot;00&quot;)&amp;&quot;]] &quot;; IF(OR([.$C28]+[.$E28]&gt;35; [.P$16]&lt;=35); &quot;    &quot;; &quot;&quot;))))" office:value-type="string" office:string-value=" [[2024-12-08\|08]] " calcext:value-type="string">
            <text:p><text:s/>[[2024-12-08\|08]] </text:p>
          </table:table-cell>
          <table:table-cell table:style-name="ce2" table:formula="of:=IF([.Q$16]=&quot;NEWLINE&quot;; NEWLINE; IF([.Q$16]&lt;=[.$E28]; &quot;    &quot;; IF(AND(([.Q$16]-[.$E28])&gt;0; ([.Q$16]-[.$E28])&lt;=[.$C28]); &quot; [[&quot;&amp;JOURNAL_YEAR&amp;&quot;-&quot;&amp;TEXT([.$A28]; &quot;00&quot;)&amp;&quot;-&quot;&amp;TEXT([.Q$16]-[.$E28]; &quot;00&quot;)&amp;&quot;\|&quot;&amp;TEXT([.Q$16]-[.$E28]; &quot;00&quot;)&amp;&quot;]] &quot;; IF(OR([.$C28]+[.$E28]&gt;35; [.Q$16]&lt;=35); &quot;    &quot;; &quot;&quot;))))" office:value-type="string" office:string-value=" [[2024-12-09\|09]] " calcext:value-type="string">
            <text:p><text:s/>[[2024-12-09\|09]] </text:p>
          </table:table-cell>
          <table:table-cell table:style-name="ce2" table:formula="of:=IF([.R$16]=&quot;NEWLINE&quot;; NEWLINE; IF([.R$16]&lt;=[.$E28]; &quot;    &quot;; IF(AND(([.R$16]-[.$E28])&gt;0; ([.R$16]-[.$E28])&lt;=[.$C28]); &quot; [[&quot;&amp;JOURNAL_YEAR&amp;&quot;-&quot;&amp;TEXT([.$A28]; &quot;00&quot;)&amp;&quot;-&quot;&amp;TEXT([.R$16]-[.$E28]; &quot;00&quot;)&amp;&quot;\|&quot;&amp;TEXT([.R$16]-[.$E28]; &quot;00&quot;)&amp;&quot;]] &quot;; IF(OR([.$C28]+[.$E28]&gt;35; [.R$16]&lt;=35); &quot;    &quot;; &quot;&quot;))))" office:value-type="string" office:string-value=" [[2024-12-10\|10]] " calcext:value-type="string">
            <text:p><text:s/>[[2024-12-10\|10]] </text:p>
          </table:table-cell>
          <table:table-cell table:style-name="ce2" table:formula="of:=IF([.S$16]=&quot;NEWLINE&quot;; NEWLINE; IF([.S$16]&lt;=[.$E28]; &quot;    &quot;; IF(AND(([.S$16]-[.$E28])&gt;0; ([.S$16]-[.$E28])&lt;=[.$C28]); &quot; [[&quot;&amp;JOURNAL_YEAR&amp;&quot;-&quot;&amp;TEXT([.$A28]; &quot;00&quot;)&amp;&quot;-&quot;&amp;TEXT([.S$16]-[.$E28]; &quot;00&quot;)&amp;&quot;\|&quot;&amp;TEXT([.S$16]-[.$E28]; &quot;00&quot;)&amp;&quot;]] &quot;; IF(OR([.$C28]+[.$E28]&gt;35; [.S$16]&lt;=35); &quot;    &quot;; &quot;&quot;))))" office:value-type="string" office:string-value=" [[2024-12-11\|11]] " calcext:value-type="string">
            <text:p><text:s/>[[2024-12-11\|11]] </text:p>
          </table:table-cell>
          <table:table-cell table:style-name="ce2" table:formula="of:=IF([.T$16]=&quot;NEWLINE&quot;; NEWLINE; IF([.T$16]&lt;=[.$E28]; &quot;    &quot;; IF(AND(([.T$16]-[.$E28])&gt;0; ([.T$16]-[.$E28])&lt;=[.$C28]); &quot; [[&quot;&amp;JOURNAL_YEAR&amp;&quot;-&quot;&amp;TEXT([.$A28]; &quot;00&quot;)&amp;&quot;-&quot;&amp;TEXT([.T$16]-[.$E28]; &quot;00&quot;)&amp;&quot;\|&quot;&amp;TEXT([.T$16]-[.$E28]; &quot;00&quot;)&amp;&quot;]] &quot;; IF(OR([.$C28]+[.$E28]&gt;35; [.T$16]&lt;=35); &quot;    &quot;; &quot;&quot;))))" office:value-type="string" office:string-value=" [[2024-12-12\|12]] " calcext:value-type="string">
            <text:p><text:s/>[[2024-12-12\|12]] </text:p>
          </table:table-cell>
          <table:table-cell table:style-name="ce2" table:formula="of:=IF([.U$16]=&quot;NEWLINE&quot;; NEWLINE; IF([.U$16]&lt;=[.$E28]; &quot;    &quot;; IF(AND(([.U$16]-[.$E28])&gt;0; ([.U$16]-[.$E28])&lt;=[.$C28]); &quot; [[&quot;&amp;JOURNAL_YEAR&amp;&quot;-&quot;&amp;TEXT([.$A28]; &quot;00&quot;)&amp;&quot;-&quot;&amp;TEXT([.U$16]-[.$E28]; &quot;00&quot;)&amp;&quot;\|&quot;&amp;TEXT([.U$16]-[.$E28]; &quot;00&quot;)&amp;&quot;]] &quot;; IF(OR([.$C28]+[.$E28]&gt;35; [.U$16]&lt;=35); &quot;    &quot;; &quot;&quot;))))" office:value-type="string" office:string-value=" [[2024-12-13\|13]] " calcext:value-type="string">
            <text:p><text:s/>[[2024-12-13\|13]] </text:p>
          </table:table-cell>
          <table:table-cell table:style-name="ce2" table:formula="of:=IF([.V$16]=&quot;NEWLINE&quot;; NEWLINE; IF([.V$16]&lt;=[.$E28]; &quot;    &quot;; IF(AND(([.V$16]-[.$E28])&gt;0; ([.V$16]-[.$E28])&lt;=[.$C28]); &quot; [[&quot;&amp;JOURNAL_YEAR&amp;&quot;-&quot;&amp;TEXT([.$A28]; &quot;00&quot;)&amp;&quot;-&quot;&amp;TEXT([.V$16]-[.$E28]; &quot;00&quot;)&amp;&quot;\|&quot;&amp;TEXT([.V$16]-[.$E28]; &quot;00&quot;)&amp;&quot;]] &quot;; IF(OR([.$C28]+[.$E28]&gt;35; [.V$16]&lt;=35); &quot;    &quot;; &quot;&quot;))))" office:value-type="string" office:string-value=" [[2024-12-14\|14]] " calcext:value-type="string">
            <text:p><text:s/>[[2024-12-14\|14]] </text:p>
          </table:table-cell>
          <table:table-cell table:style-name="ce2" table:formula="of:=IF([.W$16]=&quot;NEWLINE&quot;; NEWLINE; IF([.W$16]&lt;=[.$E28]; &quot;    &quot;; IF(AND(([.W$16]-[.$E28])&gt;0; ([.W$16]-[.$E28])&lt;=[.$C28]); &quot; [[&quot;&amp;JOURNAL_YEAR&amp;&quot;-&quot;&amp;TEXT([.$A28]; &quot;00&quot;)&amp;&quot;-&quot;&amp;TEXT([.W$16]-[.$E28]; &quot;00&quot;)&amp;&quot;\|&quot;&amp;TEXT([.W$16]-[.$E28]; &quot;00&quot;)&amp;&quot;]] &quot;; IF(OR([.$C28]+[.$E28]&gt;35; [.W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6]=&quot;NEWLINE&quot;; NEWLINE; IF([.X$16]&lt;=[.$E28]; &quot;    &quot;; IF(AND(([.X$16]-[.$E28])&gt;0; ([.X$16]-[.$E28])&lt;=[.$C28]); &quot; [[&quot;&amp;JOURNAL_YEAR&amp;&quot;-&quot;&amp;TEXT([.$A28]; &quot;00&quot;)&amp;&quot;-&quot;&amp;TEXT([.X$16]-[.$E28]; &quot;00&quot;)&amp;&quot;\|&quot;&amp;TEXT([.X$16]-[.$E28]; &quot;00&quot;)&amp;&quot;]] &quot;; IF(OR([.$C28]+[.$E28]&gt;35; [.X$16]&lt;=35); &quot;    &quot;; &quot;&quot;))))" office:value-type="string" office:string-value=" [[2024-12-15\|15]] " calcext:value-type="string">
            <text:p><text:s/>[[2024-12-15\|15]] </text:p>
          </table:table-cell>
          <table:table-cell table:style-name="ce2" table:formula="of:=IF([.Y$16]=&quot;NEWLINE&quot;; NEWLINE; IF([.Y$16]&lt;=[.$E28]; &quot;    &quot;; IF(AND(([.Y$16]-[.$E28])&gt;0; ([.Y$16]-[.$E28])&lt;=[.$C28]); &quot; [[&quot;&amp;JOURNAL_YEAR&amp;&quot;-&quot;&amp;TEXT([.$A28]; &quot;00&quot;)&amp;&quot;-&quot;&amp;TEXT([.Y$16]-[.$E28]; &quot;00&quot;)&amp;&quot;\|&quot;&amp;TEXT([.Y$16]-[.$E28]; &quot;00&quot;)&amp;&quot;]] &quot;; IF(OR([.$C28]+[.$E28]&gt;35; [.Y$16]&lt;=35); &quot;    &quot;; &quot;&quot;))))" office:value-type="string" office:string-value=" [[2024-12-16\|16]] " calcext:value-type="string">
            <text:p><text:s/>[[2024-12-16\|16]] </text:p>
          </table:table-cell>
          <table:table-cell table:style-name="ce2" table:formula="of:=IF([.Z$16]=&quot;NEWLINE&quot;; NEWLINE; IF([.Z$16]&lt;=[.$E28]; &quot;    &quot;; IF(AND(([.Z$16]-[.$E28])&gt;0; ([.Z$16]-[.$E28])&lt;=[.$C28]); &quot; [[&quot;&amp;JOURNAL_YEAR&amp;&quot;-&quot;&amp;TEXT([.$A28]; &quot;00&quot;)&amp;&quot;-&quot;&amp;TEXT([.Z$16]-[.$E28]; &quot;00&quot;)&amp;&quot;\|&quot;&amp;TEXT([.Z$16]-[.$E28]; &quot;00&quot;)&amp;&quot;]] &quot;; IF(OR([.$C28]+[.$E28]&gt;35; [.Z$16]&lt;=35); &quot;    &quot;; &quot;&quot;))))" office:value-type="string" office:string-value=" [[2024-12-17\|17]] " calcext:value-type="string">
            <text:p><text:s/>[[2024-12-17\|17]] </text:p>
          </table:table-cell>
          <table:table-cell table:style-name="ce2" table:formula="of:=IF([.AA$16]=&quot;NEWLINE&quot;; NEWLINE; IF([.AA$16]&lt;=[.$E28]; &quot;    &quot;; IF(AND(([.AA$16]-[.$E28])&gt;0; ([.AA$16]-[.$E28])&lt;=[.$C28]); &quot; [[&quot;&amp;JOURNAL_YEAR&amp;&quot;-&quot;&amp;TEXT([.$A28]; &quot;00&quot;)&amp;&quot;-&quot;&amp;TEXT([.AA$16]-[.$E28]; &quot;00&quot;)&amp;&quot;\|&quot;&amp;TEXT([.AA$16]-[.$E28]; &quot;00&quot;)&amp;&quot;]] &quot;; IF(OR([.$C28]+[.$E28]&gt;35; [.AA$16]&lt;=35); &quot;    &quot;; &quot;&quot;))))" office:value-type="string" office:string-value=" [[2024-12-18\|18]] " calcext:value-type="string">
            <text:p><text:s/>[[2024-12-18\|18]] </text:p>
          </table:table-cell>
          <table:table-cell table:style-name="ce2" table:formula="of:=IF([.AB$16]=&quot;NEWLINE&quot;; NEWLINE; IF([.AB$16]&lt;=[.$E28]; &quot;    &quot;; IF(AND(([.AB$16]-[.$E28])&gt;0; ([.AB$16]-[.$E28])&lt;=[.$C28]); &quot; [[&quot;&amp;JOURNAL_YEAR&amp;&quot;-&quot;&amp;TEXT([.$A28]; &quot;00&quot;)&amp;&quot;-&quot;&amp;TEXT([.AB$16]-[.$E28]; &quot;00&quot;)&amp;&quot;\|&quot;&amp;TEXT([.AB$16]-[.$E28]; &quot;00&quot;)&amp;&quot;]] &quot;; IF(OR([.$C28]+[.$E28]&gt;35; [.AB$16]&lt;=35); &quot;    &quot;; &quot;&quot;))))" office:value-type="string" office:string-value=" [[2024-12-19\|19]] " calcext:value-type="string">
            <text:p><text:s/>[[2024-12-19\|19]] </text:p>
          </table:table-cell>
          <table:table-cell table:style-name="ce2" table:formula="of:=IF([.AC$16]=&quot;NEWLINE&quot;; NEWLINE; IF([.AC$16]&lt;=[.$E28]; &quot;    &quot;; IF(AND(([.AC$16]-[.$E28])&gt;0; ([.AC$16]-[.$E28])&lt;=[.$C28]); &quot; [[&quot;&amp;JOURNAL_YEAR&amp;&quot;-&quot;&amp;TEXT([.$A28]; &quot;00&quot;)&amp;&quot;-&quot;&amp;TEXT([.AC$16]-[.$E28]; &quot;00&quot;)&amp;&quot;\|&quot;&amp;TEXT([.AC$16]-[.$E28]; &quot;00&quot;)&amp;&quot;]] &quot;; IF(OR([.$C28]+[.$E28]&gt;35; [.AC$16]&lt;=35); &quot;    &quot;; &quot;&quot;))))" office:value-type="string" office:string-value=" [[2024-12-20\|20]] " calcext:value-type="string">
            <text:p><text:s/>[[2024-12-20\|20]] </text:p>
          </table:table-cell>
          <table:table-cell table:style-name="ce2" table:formula="of:=IF([.AD$16]=&quot;NEWLINE&quot;; NEWLINE; IF([.AD$16]&lt;=[.$E28]; &quot;    &quot;; IF(AND(([.AD$16]-[.$E28])&gt;0; ([.AD$16]-[.$E28])&lt;=[.$C28]); &quot; [[&quot;&amp;JOURNAL_YEAR&amp;&quot;-&quot;&amp;TEXT([.$A28]; &quot;00&quot;)&amp;&quot;-&quot;&amp;TEXT([.AD$16]-[.$E28]; &quot;00&quot;)&amp;&quot;\|&quot;&amp;TEXT([.AD$16]-[.$E28]; &quot;00&quot;)&amp;&quot;]] &quot;; IF(OR([.$C28]+[.$E28]&gt;35; [.AD$16]&lt;=35); &quot;    &quot;; &quot;&quot;))))" office:value-type="string" office:string-value=" [[2024-12-21\|21]] " calcext:value-type="string">
            <text:p><text:s/>[[2024-12-21\|21]] </text:p>
          </table:table-cell>
          <table:table-cell table:style-name="ce2" table:formula="of:=IF([.AE$16]=&quot;NEWLINE&quot;; NEWLINE; IF([.AE$16]&lt;=[.$E28]; &quot;    &quot;; IF(AND(([.AE$16]-[.$E28])&gt;0; ([.AE$16]-[.$E28])&lt;=[.$C28]); &quot; [[&quot;&amp;JOURNAL_YEAR&amp;&quot;-&quot;&amp;TEXT([.$A28]; &quot;00&quot;)&amp;&quot;-&quot;&amp;TEXT([.AE$16]-[.$E28]; &quot;00&quot;)&amp;&quot;\|&quot;&amp;TEXT([.AE$16]-[.$E28]; &quot;00&quot;)&amp;&quot;]] &quot;; IF(OR([.$C28]+[.$E28]&gt;35; [.AE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6]=&quot;NEWLINE&quot;; NEWLINE; IF([.AF$16]&lt;=[.$E28]; &quot;    &quot;; IF(AND(([.AF$16]-[.$E28])&gt;0; ([.AF$16]-[.$E28])&lt;=[.$C28]); &quot; [[&quot;&amp;JOURNAL_YEAR&amp;&quot;-&quot;&amp;TEXT([.$A28]; &quot;00&quot;)&amp;&quot;-&quot;&amp;TEXT([.AF$16]-[.$E28]; &quot;00&quot;)&amp;&quot;\|&quot;&amp;TEXT([.AF$16]-[.$E28]; &quot;00&quot;)&amp;&quot;]] &quot;; IF(OR([.$C28]+[.$E28]&gt;35; [.AF$16]&lt;=35); &quot;    &quot;; &quot;&quot;))))" office:value-type="string" office:string-value=" [[2024-12-22\|22]] " calcext:value-type="string">
            <text:p><text:s/>[[2024-12-22\|22]] </text:p>
          </table:table-cell>
          <table:table-cell table:style-name="ce2" table:formula="of:=IF([.AG$16]=&quot;NEWLINE&quot;; NEWLINE; IF([.AG$16]&lt;=[.$E28]; &quot;    &quot;; IF(AND(([.AG$16]-[.$E28])&gt;0; ([.AG$16]-[.$E28])&lt;=[.$C28]); &quot; [[&quot;&amp;JOURNAL_YEAR&amp;&quot;-&quot;&amp;TEXT([.$A28]; &quot;00&quot;)&amp;&quot;-&quot;&amp;TEXT([.AG$16]-[.$E28]; &quot;00&quot;)&amp;&quot;\|&quot;&amp;TEXT([.AG$16]-[.$E28]; &quot;00&quot;)&amp;&quot;]] &quot;; IF(OR([.$C28]+[.$E28]&gt;35; [.AG$16]&lt;=35); &quot;    &quot;; &quot;&quot;))))" office:value-type="string" office:string-value=" [[2024-12-23\|23]] " calcext:value-type="string">
            <text:p><text:s/>[[2024-12-23\|23]] </text:p>
          </table:table-cell>
          <table:table-cell table:style-name="ce2" table:formula="of:=IF([.AH$16]=&quot;NEWLINE&quot;; NEWLINE; IF([.AH$16]&lt;=[.$E28]; &quot;    &quot;; IF(AND(([.AH$16]-[.$E28])&gt;0; ([.AH$16]-[.$E28])&lt;=[.$C28]); &quot; [[&quot;&amp;JOURNAL_YEAR&amp;&quot;-&quot;&amp;TEXT([.$A28]; &quot;00&quot;)&amp;&quot;-&quot;&amp;TEXT([.AH$16]-[.$E28]; &quot;00&quot;)&amp;&quot;\|&quot;&amp;TEXT([.AH$16]-[.$E28]; &quot;00&quot;)&amp;&quot;]] &quot;; IF(OR([.$C28]+[.$E28]&gt;35; [.AH$16]&lt;=35); &quot;    &quot;; &quot;&quot;))))" office:value-type="string" office:string-value=" [[2024-12-24\|24]] " calcext:value-type="string">
            <text:p><text:s/>[[2024-12-24\|24]] </text:p>
          </table:table-cell>
          <table:table-cell table:style-name="ce2" table:formula="of:=IF([.AI$16]=&quot;NEWLINE&quot;; NEWLINE; IF([.AI$16]&lt;=[.$E28]; &quot;    &quot;; IF(AND(([.AI$16]-[.$E28])&gt;0; ([.AI$16]-[.$E28])&lt;=[.$C28]); &quot; [[&quot;&amp;JOURNAL_YEAR&amp;&quot;-&quot;&amp;TEXT([.$A28]; &quot;00&quot;)&amp;&quot;-&quot;&amp;TEXT([.AI$16]-[.$E28]; &quot;00&quot;)&amp;&quot;\|&quot;&amp;TEXT([.AI$16]-[.$E28]; &quot;00&quot;)&amp;&quot;]] &quot;; IF(OR([.$C28]+[.$E28]&gt;35; [.AI$16]&lt;=35); &quot;    &quot;; &quot;&quot;))))" office:value-type="string" office:string-value=" [[2024-12-25\|25]] " calcext:value-type="string">
            <text:p><text:s/>[[2024-12-25\|25]] </text:p>
          </table:table-cell>
          <table:table-cell table:style-name="ce2" table:formula="of:=IF([.AJ$16]=&quot;NEWLINE&quot;; NEWLINE; IF([.AJ$16]&lt;=[.$E28]; &quot;    &quot;; IF(AND(([.AJ$16]-[.$E28])&gt;0; ([.AJ$16]-[.$E28])&lt;=[.$C28]); &quot; [[&quot;&amp;JOURNAL_YEAR&amp;&quot;-&quot;&amp;TEXT([.$A28]; &quot;00&quot;)&amp;&quot;-&quot;&amp;TEXT([.AJ$16]-[.$E28]; &quot;00&quot;)&amp;&quot;\|&quot;&amp;TEXT([.AJ$16]-[.$E28]; &quot;00&quot;)&amp;&quot;]] &quot;; IF(OR([.$C28]+[.$E28]&gt;35; [.AJ$16]&lt;=35); &quot;    &quot;; &quot;&quot;))))" office:value-type="string" office:string-value=" [[2024-12-26\|26]] " calcext:value-type="string">
            <text:p><text:s/>[[2024-12-26\|26]] </text:p>
          </table:table-cell>
          <table:table-cell table:style-name="ce2" table:formula="of:=IF([.AK$16]=&quot;NEWLINE&quot;; NEWLINE; IF([.AK$16]&lt;=[.$E28]; &quot;    &quot;; IF(AND(([.AK$16]-[.$E28])&gt;0; ([.AK$16]-[.$E28])&lt;=[.$C28]); &quot; [[&quot;&amp;JOURNAL_YEAR&amp;&quot;-&quot;&amp;TEXT([.$A28]; &quot;00&quot;)&amp;&quot;-&quot;&amp;TEXT([.AK$16]-[.$E28]; &quot;00&quot;)&amp;&quot;\|&quot;&amp;TEXT([.AK$16]-[.$E28]; &quot;00&quot;)&amp;&quot;]] &quot;; IF(OR([.$C28]+[.$E28]&gt;35; [.AK$16]&lt;=35); &quot;    &quot;; &quot;&quot;))))" office:value-type="string" office:string-value=" [[2024-12-27\|27]] " calcext:value-type="string">
            <text:p><text:s/>[[2024-12-27\|27]] </text:p>
          </table:table-cell>
          <table:table-cell table:style-name="ce2" table:formula="of:=IF([.AL$16]=&quot;NEWLINE&quot;; NEWLINE; IF([.AL$16]&lt;=[.$E28]; &quot;    &quot;; IF(AND(([.AL$16]-[.$E28])&gt;0; ([.AL$16]-[.$E28])&lt;=[.$C28]); &quot; [[&quot;&amp;JOURNAL_YEAR&amp;&quot;-&quot;&amp;TEXT([.$A28]; &quot;00&quot;)&amp;&quot;-&quot;&amp;TEXT([.AL$16]-[.$E28]; &quot;00&quot;)&amp;&quot;\|&quot;&amp;TEXT([.AL$16]-[.$E28]; &quot;00&quot;)&amp;&quot;]] &quot;; IF(OR([.$C28]+[.$E28]&gt;35; [.AL$16]&lt;=35); &quot;    &quot;; &quot;&quot;))))" office:value-type="string" office:string-value=" [[2024-12-28\|28]] " calcext:value-type="string">
            <text:p><text:s/>[[2024-12-28\|28]] </text:p>
          </table:table-cell>
          <table:table-cell table:style-name="ce2" table:formula="of:=IF([.AM$16]=&quot;NEWLINE&quot;; NEWLINE; IF([.AM$16]&lt;=[.$E28]; &quot;    &quot;; IF(AND(([.AM$16]-[.$E28])&gt;0; ([.AM$16]-[.$E28])&lt;=[.$C28]); &quot; [[&quot;&amp;JOURNAL_YEAR&amp;&quot;-&quot;&amp;TEXT([.$A28]; &quot;00&quot;)&amp;&quot;-&quot;&amp;TEXT([.AM$16]-[.$E28]; &quot;00&quot;)&amp;&quot;\|&quot;&amp;TEXT([.AM$16]-[.$E28]; &quot;00&quot;)&amp;&quot;]] &quot;; IF(OR([.$C28]+[.$E28]&gt;35; [.AM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6]=&quot;NEWLINE&quot;; NEWLINE; IF([.AN$16]&lt;=[.$E28]; &quot;    &quot;; IF(AND(([.AN$16]-[.$E28])&gt;0; ([.AN$16]-[.$E28])&lt;=[.$C28]); &quot; [[&quot;&amp;JOURNAL_YEAR&amp;&quot;-&quot;&amp;TEXT([.$A28]; &quot;00&quot;)&amp;&quot;-&quot;&amp;TEXT([.AN$16]-[.$E28]; &quot;00&quot;)&amp;&quot;\|&quot;&amp;TEXT([.AN$16]-[.$E28]; &quot;00&quot;)&amp;&quot;]] &quot;; IF(OR([.$C28]+[.$E28]&gt;35; [.AN$16]&lt;=35); &quot;    &quot;; &quot;&quot;))))" office:value-type="string" office:string-value=" [[2024-12-29\|29]] " calcext:value-type="string">
            <text:p><text:s/>[[2024-12-29\|29]] </text:p>
          </table:table-cell>
          <table:table-cell table:style-name="ce2" table:formula="of:=IF([.AO$16]=&quot;NEWLINE&quot;; NEWLINE; IF([.AO$16]&lt;=[.$E28]; &quot;    &quot;; IF(AND(([.AO$16]-[.$E28])&gt;0; ([.AO$16]-[.$E28])&lt;=[.$C28]); &quot; [[&quot;&amp;JOURNAL_YEAR&amp;&quot;-&quot;&amp;TEXT([.$A28]; &quot;00&quot;)&amp;&quot;-&quot;&amp;TEXT([.AO$16]-[.$E28]; &quot;00&quot;)&amp;&quot;\|&quot;&amp;TEXT([.AO$16]-[.$E28]; &quot;00&quot;)&amp;&quot;]] &quot;; IF(OR([.$C28]+[.$E28]&gt;35; [.AO$16]&lt;=35); &quot;    &quot;; &quot;&quot;))))" office:value-type="string" office:string-value=" [[2024-12-30\|30]] " calcext:value-type="string">
            <text:p><text:s/>[[2024-12-30\|30]] </text:p>
          </table:table-cell>
          <table:table-cell table:style-name="ce2" table:formula="of:=IF([.AP$16]=&quot;NEWLINE&quot;; NEWLINE; IF([.AP$16]&lt;=[.$E28]; &quot;    &quot;; IF(AND(([.AP$16]-[.$E28])&gt;0; ([.AP$16]-[.$E28])&lt;=[.$C28]); &quot; [[&quot;&amp;JOURNAL_YEAR&amp;&quot;-&quot;&amp;TEXT([.$A28]; &quot;00&quot;)&amp;&quot;-&quot;&amp;TEXT([.AP$16]-[.$E28]; &quot;00&quot;)&amp;&quot;\|&quot;&amp;TEXT([.AP$16]-[.$E28]; &quot;00&quot;)&amp;&quot;]] &quot;; IF(OR([.$C28]+[.$E28]&gt;35; [.AP$16]&lt;=35); &quot;    &quot;; &quot;&quot;))))" office:value-type="string" office:string-value=" [[2024-12-31\|31]] " calcext:value-type="string">
            <text:p><text:s/>[[2024-12-31\|31]] </text:p>
          </table:table-cell>
          <table:table-cell table:style-name="ce2" table:formula="of:=IF([.AQ$16]=&quot;NEWLINE&quot;; NEWLINE; IF([.AQ$16]&lt;=[.$E28]; &quot;    &quot;; IF(AND(([.AQ$16]-[.$E28])&gt;0; ([.AQ$16]-[.$E28])&lt;=[.$C28]); &quot; [[&quot;&amp;JOURNAL_YEAR&amp;&quot;-&quot;&amp;TEXT([.$A28]; &quot;00&quot;)&amp;&quot;-&quot;&amp;TEXT([.AQ$16]-[.$E28]; &quot;00&quot;)&amp;&quot;\|&quot;&amp;TEXT([.AQ$16]-[.$E28]; &quot;00&quot;)&amp;&quot;]] &quot;; IF(OR([.$C28]+[.$E28]&gt;35; [.AQ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R$16]=&quot;NEWLINE&quot;; NEWLINE; IF([.AR$16]&lt;=[.$E28]; &quot;    &quot;; IF(AND(([.AR$16]-[.$E28])&gt;0; ([.AR$16]-[.$E28])&lt;=[.$C28]); &quot; [[&quot;&amp;JOURNAL_YEAR&amp;&quot;-&quot;&amp;TEXT([.$A28]; &quot;00&quot;)&amp;&quot;-&quot;&amp;TEXT([.AR$16]-[.$E28]; &quot;00&quot;)&amp;&quot;\|&quot;&amp;TEXT([.AR$16]-[.$E28]; &quot;00&quot;)&amp;&quot;]] &quot;; IF(OR([.$C28]+[.$E28]&gt;35; [.AR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S$16]=&quot;NEWLINE&quot;; NEWLINE; IF([.AS$16]&lt;=[.$E28]; &quot;    &quot;; IF(AND(([.AS$16]-[.$E28])&gt;0; ([.AS$16]-[.$E28])&lt;=[.$C28]); &quot; [[&quot;&amp;JOURNAL_YEAR&amp;&quot;-&quot;&amp;TEXT([.$A28]; &quot;00&quot;)&amp;&quot;-&quot;&amp;TEXT([.AS$16]-[.$E28]; &quot;00&quot;)&amp;&quot;\|&quot;&amp;TEXT([.AS$16]-[.$E28]; &quot;00&quot;)&amp;&quot;]] &quot;; IF(OR([.$C28]+[.$E28]&gt;35; [.AS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T$16]=&quot;NEWLINE&quot;; NEWLINE; IF([.AT$16]&lt;=[.$E28]; &quot;    &quot;; IF(AND(([.AT$16]-[.$E28])&gt;0; ([.AT$16]-[.$E28])&lt;=[.$C28]); &quot; [[&quot;&amp;JOURNAL_YEAR&amp;&quot;-&quot;&amp;TEXT([.$A28]; &quot;00&quot;)&amp;&quot;-&quot;&amp;TEXT([.AT$16]-[.$E28]; &quot;00&quot;)&amp;&quot;\|&quot;&amp;TEXT([.AT$16]-[.$E28]; &quot;00&quot;)&amp;&quot;]] &quot;; IF(OR([.$C28]+[.$E28]&gt;35; [.AT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U$16]=&quot;NEWLINE&quot;; NEWLINE; IF([.AU$16]&lt;=[.$E28]; &quot;    &quot;; IF(AND(([.AU$16]-[.$E28])&gt;0; ([.AU$16]-[.$E28])&lt;=[.$C28]); &quot; [[&quot;&amp;JOURNAL_YEAR&amp;&quot;-&quot;&amp;TEXT([.$A28]; &quot;00&quot;)&amp;&quot;-&quot;&amp;TEXT([.AU$16]-[.$E28]; &quot;00&quot;)&amp;&quot;\|&quot;&amp;TEXT([.AU$16]-[.$E28]; &quot;00&quot;)&amp;&quot;]] &quot;; IF(OR([.$C28]+[.$E28]&gt;35; [.AU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6]=&quot;NEWLINE&quot;; NEWLINE; IF([.AV$16]&lt;=[.$E28]; &quot;    &quot;; IF(AND(([.AV$16]-[.$E28])&gt;0; ([.AV$16]-[.$E28])&lt;=[.$C28]); &quot; [[&quot;&amp;JOURNAL_YEAR&amp;&quot;-&quot;&amp;TEXT([.$A28]; &quot;00&quot;)&amp;&quot;-&quot;&amp;TEXT([.AV$16]-[.$E28]; &quot;00&quot;)&amp;&quot;\|&quot;&amp;TEXT([.AV$16]-[.$E28]; &quot;00&quot;)&amp;&quot;]] &quot;; IF(OR([.$C28]+[.$E28]&gt;35; [.AV$16]&lt;=35); &quot;    &quot;; &quot;&quot;))))">
            <text:p/>
          </table:table-cell>
          <table:table-cell table:style-name="ce2" table:formula="of:=IF([.AW$16]=&quot;NEWLINE&quot;; NEWLINE; IF([.AW$16]&lt;=[.$E28]; &quot;    &quot;; IF(AND(([.AW$16]-[.$E28])&gt;0; ([.AW$16]-[.$E28])&lt;=[.$C28]); &quot; [[&quot;&amp;JOURNAL_YEAR&amp;&quot;-&quot;&amp;TEXT([.$A28]; &quot;00&quot;)&amp;&quot;-&quot;&amp;TEXT([.AW$16]-[.$E28]; &quot;00&quot;)&amp;&quot;\|&quot;&amp;TEXT([.AW$16]-[.$E28]; &quot;00&quot;)&amp;&quot;]] &quot;; IF(OR([.$C28]+[.$E28]&gt;35; [.AW$16]&lt;=35); &quot;    &quot;; &quot;&quot;))))">
            <text:p/>
          </table:table-cell>
          <table:table-cell table:style-name="ce2" table:formula="of:=IF([.AX$16]=&quot;NEWLINE&quot;; NEWLINE; IF([.AX$16]&lt;=[.$E28]; &quot;    &quot;; IF(AND(([.AX$16]-[.$E28])&gt;0; ([.AX$16]-[.$E28])&lt;=[.$C28]); &quot; [[&quot;&amp;JOURNAL_YEAR&amp;&quot;-&quot;&amp;TEXT([.$A28]; &quot;00&quot;)&amp;&quot;-&quot;&amp;TEXT([.AX$16]-[.$E28]; &quot;00&quot;)&amp;&quot;\|&quot;&amp;TEXT([.AX$16]-[.$E28]; &quot;00&quot;)&amp;&quot;]] &quot;; IF(OR([.$C28]+[.$E28]&gt;35; [.AX$16]&lt;=35); &quot;    &quot;; &quot;&quot;))))">
            <text:p/>
          </table:table-cell>
          <table:table-cell table:style-name="ce2" table:formula="of:=IF([.AY$16]=&quot;NEWLINE&quot;; NEWLINE; IF([.AY$16]&lt;=[.$E28]; &quot;    &quot;; IF(AND(([.AY$16]-[.$E28])&gt;0; ([.AY$16]-[.$E28])&lt;=[.$C28]); &quot; [[&quot;&amp;JOURNAL_YEAR&amp;&quot;-&quot;&amp;TEXT([.$A28]; &quot;00&quot;)&amp;&quot;-&quot;&amp;TEXT([.AY$16]-[.$E28]; &quot;00&quot;)&amp;&quot;\|&quot;&amp;TEXT([.AY$16]-[.$E28]; &quot;00&quot;)&amp;&quot;]] &quot;; IF(OR([.$C28]+[.$E28]&gt;35; [.AY$16]&lt;=35); &quot;    &quot;; &quot;&quot;))))">
            <text:p/>
          </table:table-cell>
          <table:table-cell table:style-name="ce2" table:formula="of:=IF([.AZ$16]=&quot;NEWLINE&quot;; NEWLINE; IF([.AZ$16]&lt;=[.$E28]; &quot;    &quot;; IF(AND(([.AZ$16]-[.$E28])&gt;0; ([.AZ$16]-[.$E28])&lt;=[.$C28]); &quot; [[&quot;&amp;JOURNAL_YEAR&amp;&quot;-&quot;&amp;TEXT([.$A28]; &quot;00&quot;)&amp;&quot;-&quot;&amp;TEXT([.AZ$16]-[.$E28]; &quot;00&quot;)&amp;&quot;\|&quot;&amp;TEXT([.AZ$16]-[.$E28]; &quot;00&quot;)&amp;&quot;]] &quot;; IF(OR([.$C28]+[.$E28]&gt;35; [.AZ$16]&lt;=35); &quot;    &quot;; &quot;&quot;))))">
            <text:p/>
          </table:table-cell>
          <table:table-cell table:style-name="ce2" table:formula="of:=IF([.BA$16]=&quot;NEWLINE&quot;; NEWLINE; IF([.BA$16]&lt;=[.$E28]; &quot;    &quot;; IF(AND(([.BA$16]-[.$E28])&gt;0; ([.BA$16]-[.$E28])&lt;=[.$C28]); &quot; [[&quot;&amp;JOURNAL_YEAR&amp;&quot;-&quot;&amp;TEXT([.$A28]; &quot;00&quot;)&amp;&quot;-&quot;&amp;TEXT([.BA$16]-[.$E28]; &quot;00&quot;)&amp;&quot;\|&quot;&amp;TEXT([.BA$16]-[.$E28]; &quot;00&quot;)&amp;&quot;]] &quot;; IF(OR([.$C28]+[.$E28]&gt;35; [.BA$16]&lt;=35); &quot;    &quot;; &quot;&quot;))))">
            <text:p/>
          </table:table-cell>
          <table:table-cell table:style-name="ce2" table:formula="of:=IF([.BB$16]=&quot;NEWLINE&quot;; NEWLINE; IF([.BB$16]&lt;=[.$E28]; &quot;    &quot;; IF(AND(([.BB$16]-[.$E28])&gt;0; ([.BB$16]-[.$E28])&lt;=[.$C28]); &quot; [[&quot;&amp;JOURNAL_YEAR&amp;&quot;-&quot;&amp;TEXT([.$A28]; &quot;00&quot;)&amp;&quot;-&quot;&amp;TEXT([.BB$16]-[.$E28]; &quot;00&quot;)&amp;&quot;\|&quot;&amp;TEXT([.BB$16]-[.$E28]; &quot;00&quot;)&amp;&quot;]] &quot;; IF(OR([.$C28]+[.$E28]&gt;35; [.BB$16]&lt;=35); &quot;    &quot;; &quot;&quot;))))">
            <text:p/>
          </table:table-cell>
        </table:table-row>
        <table:table-row table:style-name="ro2">
          <table:table-cell table:style-name="Default"/>
          <table:table-cell table:number-columns-repeated="53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5"/>
          <table:table-cell table:style-name="ce3" table:number-columns-repeated="14"/>
          <table:table-cell table:number-columns-repeated="34"/>
        </table:table-row>
        <table:table-row table:style-name="ro3">
          <table:table-cell table:style-name="Calc_20_Heading_20_2_20__28_Section_29_" office:value-type="string" calcext:value-type="string">
            <text:p>Days</text:p>
          </table:table-cell>
          <table:table-cell table:number-columns-repeated="5"/>
          <table:table-cell table:style-name="ce3"/>
          <table:table-cell/>
          <table:table-cell table:style-name="ce3" table:number-columns-repeated="12"/>
          <table:table-cell table:number-columns-repeated="34"/>
        </table:table-row>
        <table:table-row table:style-name="ro7">
          <table:table-cell table:style-name="Calc_20_Heading_20_4_20__28_Link_29_" table:formula="of:=HYPERLINK(&quot;#DAY_INDEXES&quot;; &quot;DAY_INDEXES&quot;)" office:value-type="string" office:string-value="DAY_INDEXES" calcext:value-type="string">
            <text:p>DAY_INDEXES</text:p>
          </table:table-cell>
          <table:table-cell table:style-name="Calc_20_Heading_20_4_20__28_Link_29_" table:formula="of:=HYPERLINK(&quot;#DAY_LABELS&quot;; &quot;DAY_LABELS&quot;)" office:value-type="string" office:string-value="DAY_LABELS" calcext:value-type="string">
            <text:p>DAY_LABELS</text:p>
          </table:table-cell>
          <table:table-cell table:style-name="Calc_20_Heading_20_4_20__28_Link_29_" table:formula="of:=HYPERLINK(&quot;#DAY_LABELS_ALT&quot;; &quot;DAY_LABELS_ALT&quot;)" office:value-type="string" office:string-value="DAY_LABELS_ALT" calcext:value-type="string">
            <text:p>DAY_LABELS_ALT</text:p>
          </table:table-cell>
          <table:table-cell table:number-columns-repeated="51"/>
        </table:table-row>
        <table:table-row table:style-name="ro5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unday</text:p>
          </table:table-cell>
          <table:table-cell table:style-name="Calc_20_Text_20__28_Static_29_" office:value-type="string" calcext:value-type="string">
            <text:p>SUN</text:p>
          </table:table-cell>
          <table:table-cell table:style-name="ce1"/>
          <table:table-cell table:number-columns-repeated="50"/>
        </table:table-row>
        <table:table-row table:style-name="ro5">
          <table:table-cell table:formula="of:=[.A33]+1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onday</text:p>
          </table:table-cell>
          <table:table-cell table:style-name="Calc_20_Text_20__28_Static_29_" office:value-type="string" calcext:value-type="string">
            <text:p>MON</text:p>
          </table:table-cell>
          <table:table-cell table:number-columns-repeated="51"/>
        </table:table-row>
        <table:table-row table:style-name="ro5">
          <table:table-cell table:formula="of:=[.A34]+1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Tuesday</text:p>
          </table:table-cell>
          <table:table-cell table:style-name="Calc_20_Text_20__28_Static_29_" office:value-type="string" calcext:value-type="string">
            <text:p>TUE</text:p>
          </table:table-cell>
          <table:table-cell table:number-columns-repeated="51"/>
        </table:table-row>
        <table:table-row table:style-name="ro5">
          <table:table-cell table:formula="of:=[.A35]+1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Wednesday</text:p>
          </table:table-cell>
          <table:table-cell table:style-name="Calc_20_Text_20__28_Static_29_" office:value-type="string" calcext:value-type="string">
            <text:p>WED</text:p>
          </table:table-cell>
          <table:table-cell table:number-columns-repeated="51"/>
        </table:table-row>
        <table:table-row table:style-name="ro5">
          <table:table-cell table:formula="of:=[.A36]+1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Thursday</text:p>
          </table:table-cell>
          <table:table-cell table:style-name="Calc_20_Text_20__28_Static_29_" office:value-type="string" calcext:value-type="string">
            <text:p>THU</text:p>
          </table:table-cell>
          <table:table-cell table:number-columns-repeated="51"/>
        </table:table-row>
        <table:table-row table:style-name="ro5">
          <table:table-cell table:formula="of:=[.A37]+1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Friday</text:p>
          </table:table-cell>
          <table:table-cell table:style-name="Calc_20_Text_20__28_Static_29_" office:value-type="string" calcext:value-type="string">
            <text:p>FRI</text:p>
          </table:table-cell>
          <table:table-cell table:number-columns-repeated="51"/>
        </table:table-row>
        <table:table-row table:style-name="ro5">
          <table:table-cell table:formula="of:=[.A38]+1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Saturday</text:p>
          </table:table-cell>
          <table:table-cell table:style-name="Calc_20_Text_20__28_Static_29_" office:value-type="string" calcext:value-type="string">
            <text:p>SAT</text:p>
          </table:table-cell>
          <table:table-cell table:number-columns-repeated="51"/>
        </table:table-row>
      </table:table>
      <table:named-expressions>
        <table:named-range table:name="DAY_INDEXES" table:base-cell-address="$Calc.$A$22" table:cell-range-address="$Calc.$A$33:.$A$39"/>
        <table:named-range table:name="DAY_LABELS" table:base-cell-address="$Calc.$B$22" table:cell-range-address="$Calc.$B$33:.$B$39"/>
        <table:named-range table:name="DAY_LABELS_ALT" table:base-cell-address="$Calc.$C$22" table:cell-range-address="$Calc.$C$33:.$C$39"/>
        <table:named-range table:name="JOURNAL_YEAR" table:base-cell-address="$'Journal Templates'.$B$3" table:cell-range-address="$'Journal Templates'.$B$4"/>
        <table:named-range table:name="MONTH_FIRST_DAYS" table:base-cell-address="$Calc.$D$6" table:cell-range-address="$Calc.$F$17:.$F$28"/>
        <table:named-range table:name="MONTH_FIRST_DAY_INDEXES" table:base-cell-address="$Calc.$D$6" table:cell-range-address="$Calc.$D$17:.$D$28"/>
        <table:named-range table:name="MONTH_FIRST_DAY_OFFSETS" table:base-cell-address="$Calc.$E$6" table:cell-range-address="$Calc.$E$17:.$E$28"/>
        <table:named-range table:name="MONTH_INDEXES" table:base-cell-address="$Calc.$A$6" table:cell-range-address="$Calc.$A$17:.$A$28"/>
        <table:named-range table:name="MONTH_LABELS" table:base-cell-address="$Calc.$B$6" table:cell-range-address="$Calc.$B$17:.$B$28"/>
        <table:named-range table:name="MONTH_LENGTHS" table:base-cell-address="$Calc.$C$6" table:cell-range-address="$Calc.$C$17:.$C$28"/>
        <table:named-range table:name="NEWLINE" table:base-cell-address="$'Journal Templates'.$B$5" table:cell-range-address="$'Journal Templates'.$B$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Barlow" svg:font-family="Barlow" style:font-adornments="Bold" style:font-pitch="variable"/>
    <style:font-face style:name="Barlow ExtraBold" svg:font-family="'Barlow ExtraBold'" style:font-adornments="Regular" style:font-pitch="variable"/>
    <style:font-face style:name="Barlow Semi Condensed SemiBold" svg:font-family="'Barlow Semi Condensed SemiBold'" style:font-adornments="Regular" style:font-pitch="variable"/>
    <style:font-face style:name="Barlow SemiBold" svg:font-family="'Barlow SemiBold'" style:font-adornments="Regular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1" svg:font-family="'Liberation Sans'" style:font-adornments="Bold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number number:decimal-places="0" number:min-decimal-places="0" number:min-integer-digits="1"/>
      <style:map style:condition="value()&gt;=0" style:apply-style-name="N131P0"/>
      <style:map style:condition="value()&lt;0" style:apply-style-name="N131P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" number:min-decimal-places="1" number:min-integer-digits="1" number:grouping="true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">
      <number:number number:decimal-places="0" number:min-decimal-places="0" number:min-integer-digits="0"/>
      <number:text>W6</number:text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">
      <number:text>d</number:text>
      <number:number number:decimal-places="0" number:min-decimal-places="0" number:min-integer-digits="0"/>
    </number:number-style>
    <number:number-style style:name="N145P0" style:volatile="true">
      <number:text>+</number:text>
      <number:number number:decimal-places="0" number:min-decimal-places="0" number:min-integer-digits="1"/>
    </number:number-style>
    <number:number-style style:name="N145P1" style:volatile="true">
      <number:text>-</number:text>
      <number:number number:decimal-places="0" number:min-decimal-places="0" number:min-integer-digits="1"/>
    </number:number-style>
    <number:number-style style:name="N145">
      <number:number number:decimal-places="0" number:min-decimal-places="0" number:min-integer-digits="1"/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d</number:text>
      <number:number number:decimal-places="0" number:min-decimal-places="0" number:min-integer-digits="0"/>
    </number:number-style>
    <number:number-style style:name="N146">
      <number:text/>
      <style:map style:condition="value()&gt;=0" style:apply-style-name="N146P0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-</number:text>
      <number:number number:decimal-places="0" number:min-decimal-places="0" number:min-integer-digits="0"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d</number:text>
      <number:number number:decimal-places="0" number:min-decimal-places="0" number:min-integer-digits="0"/>
    </number:number-style>
    <number:number-style style:name="N151P1" style:volatile="true">
      <number:text>-</number:text>
    </number:number-style>
    <number:number-style style:name="N151">
      <number:text>-</number:text>
      <style:map style:condition="value()&gt;0" style:apply-style-name="N151P0"/>
      <style:map style:condition="value()&lt;0" style:apply-style-name="N151P1"/>
    </number:number-style>
    <number:number-style style:name="N152">
      <number:number number:decimal-places="0" number:min-decimal-places="0" number:min-integer-digits="5"/>
    </number:number-style>
    <number:time-style style:name="N153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DM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7P2" style:volatile="true">
      <number:text>-</number:text>
      <number:number number:decimal-places="0" number:min-decimal-places="0" number:min-integer-digits="0"/>
      <number:text> DM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hours/>
      <number:text>:</number:text>
      <number:minutes number:style="long"/>
      <number:text> </number:text>
      <number:am-pm/>
    </number:time-style>
    <number:number-style style:name="N161P0" style:volatile="true">
      <number:number number:decimal-places="1" number:min-decimal-places="1" number:min-integer-digits="1"/>
    </number:number-style>
    <number:number-style style:name="N161P1" style:volatile="true">
      <number:text>-</number:text>
      <number:number number:decimal-places="1" number:min-decimal-places="1" number:min-integer-digits="1"/>
    </number:number-style>
    <number:number-style style:name="N161P2" style:volatile="true">
      <number:text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+</number:text>
      <number:number number:decimal-places="0" number:min-decimal-places="0" number:min-integer-digits="1"/>
    </number:number-style>
    <number:number-style style:name="N167P1" style:volatile="true">
      <number:text>-</number:text>
      <number:number number:decimal-places="0" number:min-decimal-places="0" number:min-integer-digits="1"/>
    </number:number-style>
    <number:number-style style:name="N167">
      <number:text>-</number:text>
      <number:number number:decimal-places="0" number:min-decimal-places="0" number:min-integer-digits="1"/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$</number:text>
      <number:number number:decimal-places="2" number:min-decimal-places="2" number:min-integer-digits="1" number:grouping="true"/>
    </number:number-style>
    <number:number-style style:name="N16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9P0"/>
    </number:number-style>
    <number:number-style style:name="N170">
      <number:number number:decimal-places="1" number:min-decimal-places="1" number:min-integer-digits="1"/>
      <number:text> kg</number:text>
    </number:number-style>
    <number:number-style style:name="N174P0" style:volatile="true">
      <number:text> $</number:text>
      <number:number number:decimal-places="0" number:min-decimal-places="0" number:min-integer-digits="1" number:grouping="true"/>
    </number:number-style>
    <number:number-style style:name="N17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decimal-places="2" number:min-integer-digits="1" number:grouping="true"/>
      <number:text>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82">
      <number:month/>
      <number:text>/</number:text>
      <number:day/>
      <number:text>/</number:text>
      <number:year number:style="long"/>
    </number:date-style>
    <number:number-style style:name="N18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5">
      <number:number number:decimal-places="1" number:min-decimal-places="0" number:decimal-replacement="" number:min-integer-digits="0"/>
      <number:text> m</number:text>
    </number:number-style>
    <number:number-style style:name="N186">
      <number:number number:decimal-places="0" number:min-decimal-places="0" number:min-integer-digits="0"/>
      <number:text> km</number:text>
    </number:number-style>
    <number:number-style style:name="N188P0" style:volatile="true">
      <number:number number:decimal-places="2" number:min-decimal-places="2" number:min-integer-digits="1" number:grouping="true"/>
      <number:text> €</number:text>
    </number:number-style>
    <number:number-style style:name="N18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8P0"/>
    </number:number-style>
    <number:number-style style:name="N189P0" style:volatile="true">
      <number:text>+</number:text>
      <number:number number:decimal-places="0" number:min-decimal-places="0" number:min-integer-digits="1"/>
    </number:number-style>
    <number:number-style style:name="N189">
      <number:text>-</number:text>
      <number:number number:decimal-places="0" number:min-decimal-places="0" number:min-integer-digits="1"/>
      <style:map style:condition="value()&gt;=0" style:apply-style-name="N189P0"/>
    </number:number-style>
    <number:number-style style:name="N190P0" style:volatile="true">
      <number:number number:decimal-places="0" number:min-decimal-places="0" number:min-integer-digits="1" number:grouping="true"/>
      <number:text> €</number:text>
    </number:number-style>
    <number:number-style style:name="N19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90P0"/>
    </number:number-style>
    <number:time-style style:name="N191">
      <number:hours/>
      <number:text>:</number:text>
      <number:minutes number:style="long"/>
      <number:text>:</number:text>
      <number:seconds number:style="long"/>
      <number:am-pm/>
    </number:time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number number:decimal-places="0" number:min-decimal-places="0" number:min-integer-digits="1" number:grouping="true"/>
      <number:text> DM</number:text>
    </number:number-style>
    <number:number-style style:name="N195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5P0"/>
    </number:number-style>
    <number:number-style style:name="N199P0" style:volatile="true">
      <number:number number:decimal-places="0" number:min-decimal-places="0" number:min-integer-digits="1" number:grouping="true"/>
      <number:text> DM </number:text>
    </number:number-style>
    <number:number-style style:name="N199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99P2" style:volatile="true">
      <number:text> - DM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Yes</number:text>
    </number:number-style>
    <number:number-style style:name="N201P1" style:volatile="true">
      <number:text>Yes</number:text>
    </number:number-style>
    <number:number-style style:name="N201">
      <number:text>No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2P0"/>
    </number:number-style>
    <number:number-style style:name="N20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3P0"/>
    </number:number-style>
    <number:number-style style:name="N207P0" style:volatile="true">
      <number:number number:decimal-places="2" number:min-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7P2" style:volatile="true">
      <number:text>-</number:text>
      <number:number number:decimal-places="0" number:min-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2" number:min-decimal-places="2" number:min-integer-digits="1"/>
      <number:text> kg</number:text>
    </number:number-style>
    <number:number-style style:name="N209">
      <number:number number:decimal-places="0" number:min-decimal-places="0" number:min-integer-digits="0"/>
      <number:text> kg</number:text>
    </number:number-style>
    <number:number-style style:name="N210">
      <number:number number:decimal-places="0" number:min-decimal-places="0" number:min-integer-digits="0"/>
      <number:text> m</number:text>
    </number:number-style>
    <number:date-style style:name="N211">
      <number:day/>
      <number:text>-</number:text>
      <number:month number:textual="true"/>
      <number:text>-</number:text>
      <number:year/>
    </number:date-style>
    <number:number-style style:name="N212">
      <number:number number:decimal-places="0" number:min-decimal-places="0" number:min-integer-digits="0"/>
      <number:text>d6</number:text>
    </number:number-style>
    <number:currency-style style:name="N21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4P0"/>
    </number:currency-style>
    <number:number-style style:name="N215">
      <number:number number:decimal-places="1" number:min-decimal-places="0" number:decimal-replacement="" number:min-integer-digits="1"/>
      <number:text> kg</number:text>
    </number:number-style>
    <number:number-style style:name="N219P0" style:volatile="true">
      <number:number number:decimal-places="2" number:min-decimal-places="2" number:min-integer-digits="1" number:grouping="true"/>
      <number:text>       </number:text>
    </number:number-style>
    <number:number-style style:name="N219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9P2" style:volatile="true">
      <number:text>-</number:text>
      <number:number number:decimal-places="0" number:min-decimal-places="0" number:min-integer-digits="0"/>
      <number:text>   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time-style style:name="N22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22P0" style:volatile="true">
      <number:month number:style="long" number:textual="true"/>
      <number:day/>
      <number:text>, </number:text>
      <number:year number:style="long"/>
    </number:date-style>
    <number:text-style style:name="N222">
      <number:text-content/>
      <style:map style:condition="value()&lt;=1.7976931348623157E+308" style:apply-style-name="N222P0"/>
    </number:text-style>
    <number:date-style style:name="N2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2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6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226">
      <number:text-content/>
      <style:map style:condition="value()&lt;=1.7976931348623157E+308" style:apply-style-name="N226P0"/>
    </number:text-style>
    <number:number-style style:name="N227">
      <number:number number:decimal-places="2" number:min-decimal-places="0" number:decimal-replacement="" number:min-integer-digits="0"/>
      <number:text> m</number:text>
    </number:number-style>
    <number:currency-style style:name="N229P0" style:volatile="true">
      <number:currency-symbol>€</number:currency-symbol>
      <number:number number:decimal-places="2" number:min-decimal-places="2" number:min-integer-digits="1" number:grouping="true"/>
    </number:currency-style>
    <number:currency-style style:name="N229">
      <style:text-properties fo:color="#ff0000"/>
      <number:text>(</number:text>
      <number:currency-symbol>€</number:currency-symbol>
      <number:number number:decimal-places="2" number:min-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0" number:min-decimal-places="0" number:min-integer-digits="2"/>
    </number:number-style>
    <number:time-style style:name="N231">
      <number:minutes number:style="long"/>
      <number:text>:</number:text>
      <number:seconds number:style="long"/>
    </number:time-style>
    <number:number-style style:name="N235P0" style:volatile="true">
      <number:number number:decimal-places="0" number:min-decimal-places="0" number:min-integer-digits="1" number:grouping="true"/>
      <number:text>       </number:text>
    </number:number-style>
    <number:number-style style:name="N235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35P2" style:volatile="true">
      <number:text> -      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7P0" style:volatile="true">
      <number:text>+</number:text>
      <number:number number:decimal-places="0" number:min-decimal-places="0" number:min-integer-digits="0"/>
    </number:number-style>
    <number:number-style style:name="N237P1" style:volatile="true">
      <number:text>-</number:text>
      <number:number number:decimal-places="0" number:min-decimal-places="0" number:min-integer-digits="0"/>
    </number:number-style>
    <number:number-style style:name="N237">
      <number:text>±</number:text>
      <number:number number:decimal-places="0" number:min-decimal-places="0" number:min-integer-digits="1"/>
      <style:map style:condition="value()&gt;0" style:apply-style-name="N237P0"/>
      <style:map style:condition="value()&lt;0" style:apply-style-name="N237P1"/>
    </number:number-style>
    <number:number-style style:name="N239P0" style:volatile="true">
      <number:text>$</number:text>
      <number:number number:decimal-places="0" number:min-decimal-places="0" number:min-integer-digits="1" number:grouping="true"/>
    </number:number-style>
    <number:number-style style:name="N23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9P0"/>
    </number:number-style>
    <number:number-style style:name="N241P0" style:volatile="true">
      <number:text>+</number:text>
      <number:number number:decimal-places="0" number:min-decimal-places="0" number:min-integer-digits="1" number:grouping="true"/>
      <number:text> </number:text>
    </number:number-style>
    <number:number-style style:name="N241">
      <number:text>-</number:text>
      <number:number number:decimal-places="0" number:min-decimal-places="0" number:min-integer-digits="1" number:grouping="true"/>
      <style:map style:condition="value()&gt;=0" style:apply-style-name="N241P0"/>
    </number:number-style>
    <number:number-style style:name="N242P0" style:volatile="true">
      <number:number number:decimal-places="0" number:min-decimal-places="0" number:min-integer-digits="1" number:grouping="true"/>
      <number:text> DM</number:text>
    </number:number-style>
    <number:number-style style:name="N242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42P0"/>
    </number:number-style>
    <number:number-style style:name="N243P0" style:volatile="true">
      <number:text>$</number:text>
      <number:number number:decimal-places="2" number:min-decimal-places="2" number:min-integer-digits="1" number:grouping="true"/>
    </number:number-style>
    <number:number-style style:name="N24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43P0"/>
    </number:number-style>
    <number:currency-style style:name="N24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4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5P0"/>
    </number:currency-style>
    <number:number-style style:name="N246P0" style:volatile="true">
      <number:number number:decimal-places="2" number:min-decimal-places="2" number:min-integer-digits="1" number:grouping="true"/>
      <number:text> €</number:text>
    </number:number-style>
    <number:number-style style:name="N24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6P0"/>
    </number:number-style>
    <number:number-style style:name="N247P0" style:volatile="true">
      <number:number number:decimal-places="0" number:min-decimal-places="0" number:min-integer-digits="1"/>
    </number:number-style>
    <number:number-style style:name="N247P1" style:volatile="true">
      <number:text>-</number:text>
      <number:number number:decimal-places="0" number:min-decimal-places="0" number:min-integer-digits="1"/>
    </number:number-style>
    <number:number-style style:name="N247P2" style:volatile="true">
      <number:text/>
    </number:number-style>
    <number:text-style style:name="N247">
      <number:text-content/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number number:decimal-places="2" number:min-decimal-places="2" number:min-integer-digits="1" number:grouping="true"/>
      <number:text> DM</number:text>
    </number:number-style>
    <number:number-style style:name="N249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9P0"/>
    </number:number-style>
    <number:currency-style style:name="N25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5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5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53">
      <number:text> </number:text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2" number:min-decimal-places="2" number:min-integer-digits="1" number:grouping="true"/>
      <number:text> DM</number:text>
    </number:number-style>
    <number:number-style style:name="N25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54P0"/>
    </number:number-style>
    <number:time-style style:name="N255">
      <number:hours/>
      <number:text>:</number:text>
      <number:minutes number:style="long"/>
    </number:time-style>
    <number:number-style style:name="N256P0" style:volatile="true">
      <number:number number:decimal-places="0" number:min-decimal-places="0" number:min-integer-digits="1" number:grouping="true"/>
      <number:text> </number:text>
    </number:number-style>
    <number:number-style style:name="N2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6P0"/>
    </number:number-style>
    <number:number-style style:name="N2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text> $</number:text>
      <number:number number:decimal-places="2" number:min-decimal-places="2" number:min-integer-digits="1" number:grouping="true"/>
    </number:number-style>
    <number:number-style style:name="N26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64P2" style:volatile="true">
      <number:text> $-</number:text>
      <number:number number:decimal-places="0" number:min-decimal-places="0" number:min-integer-digits="0"/>
    </number:number-style>
    <number:text-style style:name="N264">
      <number:text-content/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65P0"/>
    </number:currency-style>
    <number:number-style style:name="N266">
      <number:fraction number:min-integer-digits="0" number:min-numerator-digits="1" loext:max-numerator-digits="1" number:min-denominator-digits="1" number:max-denominator-value="9"/>
    </number:number-style>
    <number:number-style style:name="N26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68P0" style:volatile="true">
      <number:number number:decimal-places="2" number:min-decimal-places="2" number:min-integer-digits="1" number:grouping="true"/>
      <number:text> </number:text>
    </number:number-style>
    <number:number-style style:name="N2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68P0"/>
    </number:number-style>
    <number:currency-style style:name="N27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27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70P0"/>
    </number:currency-style>
    <number:currency-style style:name="N2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71P0"/>
    </number:currency-style>
    <number:number-style style:name="N272P0" style:volatile="true">
      <number:text>$</number:text>
      <number:number number:decimal-places="0" number:min-decimal-places="0" number:min-integer-digits="1" number:grouping="true"/>
    </number:number-style>
    <number:number-style style:name="N27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72P0"/>
    </number:number-style>
    <number:currency-style style:name="N27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7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76P2" style:volatile="true">
      <number:currency-symbol/>
      <number:fill-character> </number:fill-character>
      <number:text>- </number:text>
    </number:currency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text>On</number:text>
    </number:number-style>
    <number:number-style style:name="N278P1" style:volatile="true">
      <number:text>On</number:text>
    </number:number-style>
    <number:number-style style:name="N278">
      <number:text>Off</number:text>
      <style:map style:condition="value()&gt;0" style:apply-style-name="N278P0"/>
      <style:map style:condition="value()&lt;0" style:apply-style-name="N278P1"/>
    </number:number-style>
    <number:number-style style:name="N279P0" style:volatile="true">
      <number:number number:decimal-places="0" number:min-decimal-places="0" number:min-integer-digits="1" number:grouping="true"/>
    </number:number-style>
    <number:number-style style:name="N2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79P2" style:volatile="true">
      <number:text> - </number:text>
    </number:number-style>
    <number:text-style style:name="N279">
      <number:text-content/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8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87P2" style:volatile="true">
      <number:text> $</number:text>
      <number:fill-character> </number:fill-character>
      <number:text>-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91P0" style:volatile="true">
      <number:number number:decimal-places="0" number:min-decimal-places="0" number:min-integer-digits="1" number:grouping="true"/>
      <number:text>    </number:text>
    </number:number-style>
    <number:number-style style:name="N29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91P2" style:volatile="true">
      <number:text> -   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93">
      <number:text>W</number:text>
      <number:number number:decimal-places="0" number:min-decimal-places="0" number:min-integer-digits="0"/>
    </number:number-style>
    <number:number-style style:name="N297P0" style:volatile="true">
      <number:number number:decimal-places="0" number:min-decimal-places="0" number:min-integer-digits="1" number:grouping="true"/>
      <number:text> € </number:text>
    </number:number-style>
    <number:number-style style:name="N29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97P2" style:volatile="true">
      <number:text> - €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text>W</number:text>
      <number:number number:decimal-places="0" number:min-decimal-places="0" number:min-integer-digits="0"/>
    </number:number-style>
    <number:number-style style:name="N298">
      <number:text/>
      <style:map style:condition="value()&gt;=0" style:apply-style-name="N298P0"/>
    </number:number-style>
    <number:number-style style:name="N299">
      <number:number number:decimal-places="6" number:min-decimal-places="6" number:min-integer-digits="1"/>
    </number:number-style>
    <number:number-style style:name="N300">
      <number:number number:decimal-places="1" number:min-decimal-places="0" number:decimal-replacement="" number:min-integer-digits="0"/>
      <number:text> kg</number:text>
    </number:number-style>
    <number:date-style style:name="N301">
      <number:day/>
      <number:text>-</number:text>
      <number:month number:textual="true"/>
    </number:date-style>
    <number:date-style style:name="N302">
      <number:month number:textual="true"/>
      <number:text>-</number:text>
      <number:year/>
    </number:date-style>
    <number:number-style style:name="N30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0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05P2" style:volatile="true">
      <number:text> $-</number:text>
      <number:number number:decimal-places="0" number:min-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0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07P2" style:volatile="true">
      <number:text> $-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text-style style:name="N308">
      <number:text-content/>
      <number:text> kg</number:text>
    </number:text-style>
    <number:time-style style:name="N309">
      <number:minutes number:style="long"/>
      <number:text>:</number:text>
      <number:seconds number:style="long" number:decimal-places="1"/>
    </number:time-style>
    <number:number-style style:name="N310">
      <number:number number:decimal-places="4" number:min-decimal-places="4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</number:number-style>
    <number:number-style style:name="N10138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0" number:min-decimal-places="0" number:min-integer-digits="1" number:grouping="true"/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lc_20_Heading_20_1_20__28_Title_29_" style:display-name="Calc Heading 1 (Title)" style:family="table-cell" style:parent-style-name="Calc_20_Heading_20_Styles">
      <style:table-cell-properties style:diagonal-bl-tr="none" style:diagonal-tl-br="none"/>
      <style:text-properties fo:color="#0000ff" style:font-name="Liberation Sans1" fo:font-family="'Liberation Sans'" style:font-style-name="Bold" style:font-family-generic="swiss" style:font-pitch="variable" fo:font-size="18pt" fo:font-weight="bold"/>
    </style:style>
    <style:style style:name="Calc_20_Heading_20_Styles" style:display-name="Calc Heading Styles" style:family="table-cell" style:parent-style-name="Calc_20_Styles">
      <style:table-cell-properties style:vertical-align="bottom"/>
      <style:text-properties fo:font-weight="bold"/>
    </style:style>
    <style:style style:name="Calc_20_Styles" style:display-name="Calc Styles" style:family="table-cell" style:parent-style-name="Default">
      <style:text-properties fo:font-size="14pt"/>
    </style:style>
    <style:style style:name="Calc_20_Text_20__28_Display_2c__20_Warning_29_" style:display-name="Calc Text (Display, Warning)" style:family="table-cell" style:parent-style-name="Calc_20_Text_20__28_Display_29_">
      <style:text-properties fo:color="#990000"/>
    </style:style>
    <style:style style:name="Calc_20_Text_20__28_Display_29_" style:display-name="Calc Text (Display)" style:family="table-cell" style:parent-style-name="Calc_20_Text">
      <style:table-cell-properties style:diagonal-bl-tr="none" style:diagonal-tl-br="none" fo:background-color="transparent"/>
    </style:style>
    <style:style style:name="Calc_20_Text" style:display-name="Calc Text" style:family="table-cell" style:parent-style-name="Calc_20_Styles" style:data-style-name="N0">
      <style:table-cell-properties fo:background-color="#ffcccc" style:diagonal-bl-tr="none" style:diagonal-tl-br="none" style:text-align-source="value-type" style:repeat-content="false" fo:padding-bottom="0.0417in" fo:padding-left="0.028in" fo:padding-right="0.028in" fo:padding-top="0.0138in" style:vertical-align="top"/>
    </style:style>
    <style:style style:name="Calc_20_Text_20__28_Display_2c__20_Link_29_" style:display-name="Calc Text (Display, Link)" style:family="table-cell" style:parent-style-name="Calc_20_Text_20__28_Display_29_">
      <style:table-cell-properties fo:background-color="transparent"/>
      <style:text-properties fo:color="#000099"/>
    </style:style>
    <style:style style:name="Calc_20_Heading_20_2_20__28_Section_29_" style:display-name="Calc Heading 2 (Section)" style:family="table-cell" style:parent-style-name="Calc_20_Heading_20_Styles">
      <style:text-properties fo:color="#0000cc" style:font-name="Liberation Sans1" fo:font-family="'Liberation Sans'" style:font-style-name="Bold" style:font-family-generic="swiss" style:font-pitch="variable" fo:font-size="16pt" fo:font-weight="bold"/>
    </style:style>
    <style:style style:name="Calc_20_Heading_20_4_20__28_Link_29_" style:display-name="Calc Heading 4 (Link)" style:family="table-cell" style:parent-style-name="Calc_20_Heading_20_4">
      <style:text-properties fo:color="#000099"/>
    </style:style>
    <style:style style:name="Calc_20_Heading_20_4" style:display-name="Calc Heading 4" style:family="table-cell" style:parent-style-name="Calc_20_Heading_20_Styles">
      <style:table-cell-properties style:diagonal-bl-tr="none" style:diagonal-tl-br="none" style:text-align-source="fix" style:repeat-content="false" fo:wrap-option="no-wrap"/>
      <style:paragraph-properties fo:text-align="start"/>
      <style:text-properties style:font-name="Liberation Sans Narrow" fo:font-family="'Liberation Sans Narrow'" style:font-style-name="Bold" style:font-family-generic="swiss" style:font-pitch="variable" fo:font-size="14pt" fo:font-weight="bold"/>
    </style:style>
    <style:style style:name="Calc_20_Text_20__28_Static_29_" style:display-name="Calc Text (Static)" style:family="table-cell" style:parent-style-name="Calc_20_Text">
      <style:table-cell-properties fo:background-color="#eeeeee"/>
    </style:style>
    <style:style style:name="Calc_20_Heading_20_3_20__28_Subsection_29_" style:display-name="Calc Heading 3 (Subsection)" style:family="table-cell" style:parent-style-name="Calc_20_Heading_20_Styles">
      <style:text-properties style:font-name="Liberation Sans1" fo:font-family="'Liberation Sans'" style:font-style-name="Bold" style:font-family-generic="swiss" style:font-pitch="variable" fo:font-weight="bold"/>
    </style:style>
    <style:style style:name="Entry_20_Text_20__28_Regular_29_" style:display-name="Entry Text (Regular)" style:family="table-cell" style:parent-style-name="Entry_20_Styles">
      <style:table-cell-properties fo:background-color="#ffffcc" style:cell-protect="none" style:print-content="true" style:diagonal-bl-tr="none" style:diagonal-tl-br="none" fo:border="0.74pt solid #999966" fo:padding-bottom="0.028in" fo:padding-left="0.0417in" fo:padding-right="0.0417in" fo:padding-top="0.0138in" style:vertical-align="middle"/>
      <style:text-properties fo:font-size="12pt"/>
    </style:style>
    <style:style style:name="Entry_20_Styles" style:display-name="Entry Styles" style:family="table-cell" style:parent-style-name="Default">
      <style:table-cell-properties style:cell-protect="none" style:print-content="true" style:diagonal-bl-tr="none" style:diagonal-tl-br="none" style:text-align-source="value-type" style:repeat-content="false" fo:padding-bottom="0.028in" fo:padding-left="0.0417in" fo:padding-right="0.0417in" fo:padding-top="0in" style:vertical-align="middle"/>
      <style:text-properties fo:font-size="14pt"/>
    </style:style>
    <style:style style:name="Entry_20_Select_20__28_Regular_29_" style:display-name="Entry Select (Regular)" style:family="table-cell" style:parent-style-name="Entry_20_Styles">
      <style:table-cell-properties fo:background-color="#ffeedd" style:diagonal-bl-tr="none" style:diagonal-tl-br="none" fo:border="1.5pt solid #cc9966" fo:padding-bottom="0.028in" fo:padding-left="0.0417in" fo:padding-right="0.0417in" fo:padding-top="0.0138in"/>
      <style:text-properties style:font-name="Liberation Sans1" fo:font-family="'Liberation Sans'" style:font-style-name="Bold" style:font-family-generic="swiss" style:font-pitch="variable" fo:font-size="11pt" fo:font-weight="bold"/>
    </style:style>
    <style:style style:name="Calc_20_Text_20__28_Copy_20_This_29_" style:display-name="Calc Text (Copy This)" style:family="table-cell" style:parent-style-name="Calc_20_Text">
      <style:table-cell-properties fo:background-color="#cceeff" style:diagonal-bl-tr="none" style:diagonal-tl-br="none" fo:wrap-option="wrap" fo:border="2.24pt dashed #6699cc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 style:data-style-name="N2" text:time-value="16:17:19.6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2T14:51:23.944000000</meta:creation-date>
    <meta:generator>LibreOffice/7.6.4.1$Windows_X86_64 LibreOffice_project/e19e193f88cd6c0525a17fb7a176ed8e6a3e2aa1</meta:generator>
    <dc:date>2024-01-03T17:45:06.117000000</dc:date>
    <meta:editing-duration>PT13H27M47S</meta:editing-duration>
    <meta:editing-cycles>17</meta:editing-cycles>
    <meta:document-statistic meta:table-count="2" meta:cell-count="829" meta:object-count="0"/>
  </office:meta>
</office:document-meta>
</file>